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7028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902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709in"/>
    </style:style>
    <style:style style:name="co12" style:family="table-column">
      <style:table-column-properties fo:break-before="auto" style:column-width="0.729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472in"/>
    </style:style>
    <style:style style:name="co15" style:family="table-column">
      <style:table-column-properties fo:break-before="auto" style:column-width="0.5902in"/>
    </style:style>
    <style:style style:name="co16" style:family="table-column">
      <style:table-column-properties fo:break-before="auto" style:column-width="0.0917in"/>
    </style:style>
    <style:style style:name="co17" style:family="table-column">
      <style:table-column-properties fo:break-before="auto" style:column-width="0.6665in"/>
    </style:style>
    <style:style style:name="co18" style:family="table-column">
      <style:table-column-properties fo:break-before="auto" style:column-width="0.972in"/>
    </style:style>
    <style:style style:name="co19" style:family="table-column">
      <style:table-column-properties fo:break-before="auto" style:column-width="1.002in"/>
    </style:style>
    <style:style style:name="co20" style:family="table-column">
      <style:table-column-properties fo:break-before="auto" style:column-width="0.6736in"/>
    </style:style>
    <style:style style:name="co21" style:family="table-column">
      <style:table-column-properties fo:break-before="auto" style:column-width="0.9654in"/>
    </style:style>
    <style:style style:name="co22" style:family="table-column">
      <style:table-column-properties fo:break-before="auto" style:column-width="1.4902in"/>
    </style:style>
    <style:style style:name="co23" style:family="table-column">
      <style:table-column-properties fo:break-before="auto" style:column-width="1.3063in"/>
    </style:style>
    <style:style style:name="ro1" style:family="table-row">
      <style:table-row-properties style:row-height="0.8563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6264in" fo:break-before="auto" style:use-optimal-row-height="true"/>
    </style:style>
    <style:style style:name="ro6" style:family="table-row">
      <style:table-row-properties style:row-height="0.4752in" fo:break-before="auto" style:use-optimal-row-height="tru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9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/>
      <style:paragraph-properties fo:text-align="center" fo:margin-left="0in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2.24pt solid #000000" fo:wrap-option="wrap" fo:border-left="0.74pt solid #000000" fo:border-right="0.74pt solid #000000" fo:border-top="2.24pt solid #000000"/>
    </style:style>
    <style:style style:name="ce28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/>
      <style:paragraph-properties fo:text-align="center" fo:margin-left="0in"/>
    </style:style>
    <style:style style:name="ce30" style:family="table-cell" style:parent-style-name="Default">
      <style:table-cell-properties fo:background-color="transparent" fo:border="0.74pt solid #000000"/>
    </style:style>
    <style:style style:name="ce31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  <style:map style:condition="cell-content()&gt;[$'retirement planner'.$E$3]" style:apply-style-name="Untitled1" style:base-cell-address="'retirement planner'.B20"/>
    </style:style>
    <style:style style:name="ce34" style:family="table-cell" style:parent-style-name="Default">
      <style:table-cell-properties fo:wrap-option="wrap" fo:border="0.74pt solid #000000"/>
    </style:style>
    <style:style style:name="ce3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6f9d4" style:cell-protect="none" style:print-content="true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 style:data-style-name="N101">
      <style:table-cell-properties fo:background-color="#f6f9d4" style:cell-protect="none" style:print-content="true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6f9d4" style:cell-protect="none" style:print-content="tru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101"/>
    <style:style style:name="ce4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in"/>
    </style:style>
    <style:style style:name="ce41" style:family="table-cell" style:parent-style-name="Default" style:data-style-name="N101">
      <style:table-cell-properties fo:background-color="#f6f9d4"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 style:data-style-name="N10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  <style:map style:condition="cell-content()&gt;[$'retirement planner'.$E$4]" style:apply-style-name="Untitled1" style:base-cell-address="'retirement planner'.C2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  <style:map style:condition="cell-content()&gt;[$'retirement planner'.$E$4]" style:apply-style-name="Untitled1" style:base-cell-address="'retirement planner'.C20"/>
    </style:style>
    <style:style style:name="ce45" style:family="table-cell" style:parent-style-name="Default">
      <style:table-cell-properties fo:background-color="#f6f9d4" style:cell-protect="none" style:print-content="true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 style:data-style-name="N101">
      <style:table-cell-properties fo:background-color="#f6f9d4" style:cell-protect="none" style:print-content="true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01"/>
    <style:style style:name="ce48" style:family="table-cell" style:parent-style-name="Default" style:data-style-name="N101">
      <style:table-cell-properties fo:background-color="#f6f9d4" style:cell-protect="none" style:print-content="true" fo:border="0.74pt solid #000000"/>
    </style:style>
    <style:style style:name="ce49" style:family="table-cell" style:parent-style-name="Default" style:data-style-name="N101">
      <style:table-cell-properties fo:background-color="transparent" fo:border="0.74pt solid #000000"/>
    </style:style>
    <style:style style:name="ce50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2.24pt solid #000000" fo:background-color="#eeeeee" style:text-align-source="fix" style:repeat-content="false" fo:wrap-option="wrap" fo:border-left="2.24pt solid #000000" fo:border-right="0.74pt solid #000000" fo:border-top="0.74pt solid #000000"/>
      <style:paragraph-properties fo:text-align="center" fo:margin-left="0in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wrap-option="wrap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53" style:family="table-cell" style:parent-style-name="Default" style:data-style-name="N101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  <style:map style:condition="cell-content()&gt;[$'retirement planner'.$E$4]" style:apply-style-name="Untitled1" style:base-cell-address="'retirement planner'.D20"/>
    </style:style>
    <style:style style:name="ce54" style:family="table-cell" style:parent-style-name="Default" style:data-style-name="N101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55" style:family="table-cell" style:parent-style-name="Default" style:data-style-name="N101">
      <style:table-cell-properties fo:border-bottom="2.24pt solid #000000" fo:background-color="#eeeee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 style:data-style-name="N10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f6f9d4" style:cell-protect="none" style:print-content="true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6f9d4" style:cell-protect="none" style:print-content="true" style:text-align-source="fix" style:repeat-content="false" fo:border="0.74pt solid #000000"/>
      <style:paragraph-properties fo:text-align="center" fo:margin-left="0in"/>
    </style:style>
    <style:style style:name="ce59" style:family="table-cell" style:parent-style-name="Default" style:data-style-name="N11"/>
    <style:style style:name="ce60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61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 style:data-style-name="N101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4" style:family="table-cell" style:parent-style-name="Default" style:data-style-name="N101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 style:data-style-name="N11">
      <style:table-cell-properties fo:background-color="#f6f9d4" style:cell-protect="none" style:print-content="true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fo:border-bottom="2.24pt solid #000000" fo:background-color="#eeeeee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 style:data-style-name="N101">
      <style:table-cell-properties fo:background-color="#eeeeee"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 style:data-style-name="N101">
      <style:table-cell-properties fo:border-bottom="2.24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71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0.74pt solid #000000"/>
      <style:paragraph-properties fo:text-align="center" fo:margin-left="0in"/>
    </style:style>
    <style:style style:name="ce72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73" style:family="table-cell" style:parent-style-name="Default" style:data-style-name="N101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74" style:family="table-cell" style:parent-style-name="Default" style:data-style-name="N101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 style:data-style-name="N104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 style:data-style-name="N101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81" style:family="table-cell" style:parent-style-name="Default" style:data-style-name="N104">
      <style:table-cell-properties fo:border-bottom="2.24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82" style:family="table-cell" style:parent-style-name="Default" style:data-style-name="N10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3" style:family="table-cell" style:parent-style-name="Default" style:data-style-name="N101">
      <style:table-cell-properties style:text-align-source="fix" style:repeat-content="false" fo:border="0.74pt solid #000000"/>
      <style:paragraph-properties fo:text-align="center" fo:margin-left="0in"/>
    </style:style>
    <style:style style:name="ce84" style:family="table-cell" style:parent-style-name="Default">
      <style:table-cell-properties fo:border-bottom="2.24pt solid #000000" fo:background-color="#eeeeee" style:text-align-source="fix" style:repeat-content="false" fo:wrap-option="wrap" fo:border-left="0.74pt solid #000000" fo:border-right="2.24pt solid #000000" fo:border-top="0.74pt solid #000000"/>
      <style:paragraph-properties fo:text-align="center" fo:margin-left="0in"/>
    </style:style>
    <style:style style:name="ce85" style:family="table-cell" style:parent-style-name="Default" style:data-style-name="N104">
      <style:table-cell-properties fo:border-bottom="0.74pt solid #000000" fo:background-color="#eeeeee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86" style:family="table-cell" style:parent-style-name="Default" style:data-style-name="N101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/>
      <style:paragraph-properties fo:text-align="center" fo:margin-left="0in"/>
    </style:style>
    <style:style style:name="ce88" style:family="table-cell" style:parent-style-name="Default" style:data-style-name="N104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89" style:family="table-cell" style:parent-style-name="Default" style:data-style-name="N104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90" style:family="table-cell" style:parent-style-name="Default" style:data-style-name="N101">
      <style:table-cell-properties fo:background-color="#dee6ef" fo:border="0.74pt solid #000000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2" style:family="table-cell" style:parent-style-name="Default" style:data-style-name="N101">
      <style:table-cell-properties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93" style:family="table-cell" style:parent-style-name="Default" style:data-style-name="N101">
      <style:table-cell-properties fo:border-bottom="0.74pt solid #000000" style:text-align-source="fix" style:repeat-content="false" fo:wrap-option="wrap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94" style:family="table-cell" style:parent-style-name="Default" style:data-style-name="N101">
      <style:table-cell-properties fo:border-bottom="2.24pt solid #000000" style:text-align-source="fix" style:repeat-content="false" fo:wrap-option="wrap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0.74pt solid #000000" fo:border-right="0.74pt solid #000000" fo:border-top="2.24pt solid #000000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fo:border-bottom="2.24pt solid #000000" fo:background-color="#eeeeee" style:text-align-source="fix" style:repeat-content="false" fo:wrap-option="wrap" fo:border-left="2.24pt solid #000000" fo:border-right="0.74pt solid #000000" fo:border-top="0.74pt solid #000000"/>
      <style:paragraph-properties fo:text-align="center" fo:margin-left="0in"/>
    </style:style>
    <style:style style:name="ce9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1" style:family="table-cell" style:parent-style-name="Default" style:data-style-name="N11">
      <style:table-cell-properties fo:background-color="#dee6ef" style:cell-protect="none" style:print-content="true" style:text-align-source="fix" style:repeat-content="false" fo:border="0.74pt solid #000000" style:vertical-align="middle"/>
      <style:paragraph-properties fo:text-align="center" fo:margin-left="0in"/>
    </style:style>
    <style:style style:name="ce102" style:family="table-cell" style:parent-style-name="Default" style:data-style-name="N11">
      <style:table-cell-properties fo:background-color="#dee6ef" style:cell-protect="none" style:print-content="true" style:text-align-source="fix" style:repeat-content="false" fo:border="0.74pt solid #000000"/>
      <style:paragraph-properties fo:text-align="center" fo:margin-left="0in"/>
    </style:style>
    <style:style style:name="ce103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2.24pt solid #000000"/>
      <style:paragraph-properties fo:text-align="center" fo:margin-left="0in"/>
    </style:style>
    <style:style style:name="ce106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0.74pt solid #000000" fo:border-right="2.24pt solid #000000" fo:border-top="2.24pt solid #000000"/>
      <style:paragraph-properties fo:text-align="center" fo:margin-left="0in"/>
    </style:style>
    <style:style style:name="ce107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in"/>
    </style:style>
    <style:style style:name="ce108" style:family="table-cell" style:parent-style-name="Default" style:data-style-name="N101">
      <style:table-cell-properties fo:border="0.74pt solid #000000"/>
    </style:style>
    <style:style style:name="ce8" style:family="table-cell" style:parent-style-name="Default">
      <style:table-cell-properties fo:wrap-option="wrap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able-cell-properties fo:border="0.74pt solid #000000"/>
    </style:style>
    <style:style style:name="ce112" style:family="table-cell" style:parent-style-name="Default" style:data-style-name="N101">
      <style:table-cell-properties fo:background-color="#f6f9d4" fo:border="0.74pt solid #000000"/>
    </style:style>
    <style:style style:name="ce113" style:family="table-cell" style:parent-style-name="Default" style:data-style-name="N129">
      <style:table-cell-properties fo:background-color="#dee6ef" fo:border="0.74pt solid #000000"/>
    </style:style>
    <style:style style:name="ce114" style:family="table-cell" style:parent-style-name="Default" style:data-style-name="N0">
      <style:table-cell-properties fo:background-color="#dee6ef" fo:border="0.74pt solid #000000"/>
    </style:style>
    <style:style style:name="ce115" style:family="table-cell" style:parent-style-name="Default" style:data-style-name="N11">
      <style:table-cell-properties fo:background-color="#f6f9d4" fo:border="0.74pt solid #000000"/>
    </style:style>
    <style:style style:name="ce1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17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7642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tirement planne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24" table:default-cell-style-name="Default"/>
        <table:table-row table:style-name="ro1">
          <table:table-cell table:style-name="ce1" office:value-type="string" calcext:value-type="string" table:number-columns-spanned="35" table:number-rows-spanned="1">
            <text:p>Personal &amp; Economic Data</text:p>
          </table:table-cell>
          <table:covered-table-cell table:style-name="ce1"/>
          <table:covered-table-cell table:number-columns-repeated="33" table:style-name="ce34"/>
          <table:table-cell table:style-name="ce8"/>
          <table:table-cell table:number-columns-repeated="2"/>
          <table:table-cell table:style-name="ce8" table:number-columns-repeated="20"/>
        </table:table-row>
        <table:table-row table:style-name="ro2">
          <table:table-cell table:style-name="ce4" table:number-columns-spanned="2" table:number-rows-spanned="1"/>
          <table:covered-table-cell table:style-name="ce24"/>
          <table:table-cell table:style-name="ce35" office:value-type="string" calcext:value-type="string" table:number-columns-spanned="2" table:number-rows-spanned="1">
            <text:p>Current Ag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Retirement Ag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Annual Salary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Annual Salary Increase Estimat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office:annotation draw:style-name="gr1" svg:width="1.1413in" svg:height="0.7083in" svg:x="7.9878in" svg:y="0.8563in" draw:caption-point-x="-0.2402in" draw:caption-point-y="0.0039in">
              <dc:creator>Unknown Author</dc:creator>
              <dc:date>2026-03-01T13:48:00</dc:date>
              <text:p>Taxes, insurance, 401k, etc.</text:p>
              <text:p/>
            </office:annotation>
            <text:p>Check Withholding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401k Contributio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401k Company Match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Monthly Pension Incom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Pension Start Ag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ocial Security Incom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S Income Start Ag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office:annotation draw:style-name="gr2" svg:width="1.1413in" svg:height="0.8429in" svg:x="19.8909in" svg:y="0.8563in" draw:caption-point-x="-0.2402in" draw:caption-point-y="0.0039in">
              <dc:creator>Unknown Author</dc:creator>
              <dc:date>2026-03-01T13:52:00</dc:date>
              <text:p>Fed target is 2.0%</text:p>
              <text:p>Last 20 year average 2.6 including covid</text:p>
            </office:annotation>
            <text:p>Annual Inflation Rat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Investment Tax Rat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Cash to Hold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Excess Cash Moved To Investment 1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Excess Cash Moved To Investment 2</text:p>
          </table:table-cell>
          <table:covered-table-cell table:style-name="ce24"/>
          <table:table-cell table:style-name="ce105" office:value-type="string" calcext:value-type="string">
            <text:p>Spending Amount After Retirement</text:p>
          </table:table-cell>
          <table:table-cell table:style-name="ce8"/>
          <table:table-cell table:number-columns-repeated="2"/>
          <table:table-cell table:style-name="ce8" table:number-columns-repeated="20"/>
        </table:table-row>
        <table:table-row table:style-name="ro3">
          <table:table-cell table:style-name="ce5" office:value-type="string" calcext:value-type="string" table:number-columns-spanned="2" table:number-rows-spanned="1">
            <text:p>You</text:p>
          </table:table-cell>
          <table:covered-table-cell table:style-name="ce25"/>
          <table:table-cell table:style-name="ce36" office:value-type="float" office:value="50" calcext:value-type="float" table:number-columns-spanned="2" table:number-rows-spanned="1">
            <text:p>50</text:p>
          </table:table-cell>
          <table:covered-table-cell table:style-name="ce45"/>
          <table:table-cell table:style-name="ce36" office:value-type="float" office:value="65" calcext:value-type="float" table:number-columns-spanned="2" table:number-rows-spanned="1">
            <text:p>65</text:p>
          </table:table-cell>
          <table:covered-table-cell table:style-name="ce45"/>
          <table:table-cell table:style-name="ce37" office:value-type="currency" office:currency="USD" office:value="75000" calcext:value-type="currency" table:number-columns-spanned="2" table:number-rows-spanned="1">
            <text:p>$75,000</text:p>
          </table:table-cell>
          <table:covered-table-cell table:style-name="ce46"/>
          <table:table-cell table:style-name="ce57" office:value-type="percentage" office:value="0.02" calcext:value-type="percentage" table:number-columns-spanned="2" table:number-rows-spanned="1">
            <text:p>2.00%</text:p>
          </table:table-cell>
          <table:covered-table-cell table:style-name="ce65"/>
          <table:table-cell table:style-name="ce57" office:value-type="percentage" office:value="0.35" calcext:value-type="percentage" table:number-columns-spanned="2" table:number-rows-spanned="1">
            <text:p>35.00%</text:p>
          </table:table-cell>
          <table:covered-table-cell table:style-name="ce65"/>
          <table:table-cell table:style-name="ce57" office:value-type="percentage" office:value="0.07" calcext:value-type="percentage" table:number-columns-spanned="2" table:number-rows-spanned="1">
            <text:p>7.00%</text:p>
          </table:table-cell>
          <table:covered-table-cell table:style-name="ce65"/>
          <table:table-cell table:style-name="ce57" office:value-type="percentage" office:value="0.06" calcext:value-type="percentage" table:number-columns-spanned="2" table:number-rows-spanned="1">
            <text:p>6.00%</text:p>
          </table:table-cell>
          <table:covered-table-cell table:style-name="ce65"/>
          <table:table-cell table:style-name="ce37" office:value-type="currency" office:currency="USD" office:value="100" calcext:value-type="currency" table:number-columns-spanned="2" table:number-rows-spanned="1">
            <text:p>$100</text:p>
          </table:table-cell>
          <table:covered-table-cell table:style-name="ce46"/>
          <table:table-cell table:style-name="ce36" office:value-type="float" office:value="65" calcext:value-type="float" table:number-columns-spanned="2" table:number-rows-spanned="1">
            <text:p>65</text:p>
          </table:table-cell>
          <table:covered-table-cell table:style-name="ce45"/>
          <table:table-cell table:style-name="ce37" office:value-type="currency" office:currency="USD" office:value="1500" calcext:value-type="currency" table:number-columns-spanned="2" table:number-rows-spanned="1">
            <text:p>$1,500</text:p>
          </table:table-cell>
          <table:covered-table-cell table:style-name="ce46"/>
          <table:table-cell table:style-name="ce36" office:value-type="float" office:value="67" calcext:value-type="float" table:number-columns-spanned="2" table:number-rows-spanned="1">
            <text:p>67</text:p>
          </table:table-cell>
          <table:covered-table-cell table:style-name="ce45"/>
          <table:table-cell table:style-name="ce57" office:value-type="percentage" office:value="0.024" calcext:value-type="percentage" table:number-columns-spanned="2" table:number-rows-spanned="2">
            <text:p>2.40%</text:p>
          </table:table-cell>
          <table:covered-table-cell table:style-name="ce65"/>
          <table:table-cell table:style-name="ce57" office:value-type="percentage" office:value="0.2" calcext:value-type="percentage" table:number-columns-spanned="2" table:number-rows-spanned="2">
            <text:p>20.00%</text:p>
          </table:table-cell>
          <table:covered-table-cell table:style-name="ce65"/>
          <table:table-cell table:style-name="ce37" office:value-type="currency" office:currency="USD" office:value="10000" calcext:value-type="currency" table:number-columns-spanned="2" table:number-rows-spanned="2">
            <text:p>$10,000</text:p>
          </table:table-cell>
          <table:covered-table-cell table:style-name="ce46"/>
          <table:table-cell table:style-name="ce57" office:value-type="percentage" office:value="0.3" calcext:value-type="percentage" table:number-columns-spanned="2" table:number-rows-spanned="2">
            <text:p>30.00%</text:p>
          </table:table-cell>
          <table:covered-table-cell table:style-name="ce65"/>
          <table:table-cell table:style-name="ce101" table:formula="of:=1-[.AE3]" office:value-type="percentage" office:value="0.7" calcext:value-type="percentage" table:number-columns-spanned="2" table:number-rows-spanned="2">
            <text:p>70.00%</text:p>
          </table:table-cell>
          <table:covered-table-cell table:style-name="ce102"/>
          <table:table-cell table:style-name="ce57" office:value-type="percentage" office:value="0.75" calcext:value-type="percentage" table:number-columns-spanned="1" table:number-rows-spanned="2">
            <text:p>75.00%</text:p>
          </table:table-cell>
          <table:table-cell table:number-columns-repeated="23"/>
        </table:table-row>
        <table:table-row table:style-name="ro3">
          <table:table-cell table:style-name="ce5" office:value-type="string" calcext:value-type="string" table:number-columns-spanned="2" table:number-rows-spanned="1">
            <text:p>Spouse</text:p>
          </table:table-cell>
          <table:covered-table-cell table:style-name="ce25"/>
          <table:table-cell table:style-name="ce36" office:value-type="float" office:value="50" calcext:value-type="float" table:number-columns-spanned="2" table:number-rows-spanned="1">
            <text:p>50</text:p>
          </table:table-cell>
          <table:covered-table-cell table:style-name="ce45"/>
          <table:table-cell table:style-name="ce36" office:value-type="float" office:value="65" calcext:value-type="float" table:number-columns-spanned="2" table:number-rows-spanned="1">
            <text:p>65</text:p>
          </table:table-cell>
          <table:covered-table-cell table:style-name="ce45"/>
          <table:table-cell table:style-name="ce37" office:value-type="currency" office:currency="USD" office:value="65000" calcext:value-type="currency" table:number-columns-spanned="2" table:number-rows-spanned="1">
            <text:p>$65,000</text:p>
          </table:table-cell>
          <table:covered-table-cell table:style-name="ce46"/>
          <table:table-cell table:style-name="ce57" office:value-type="percentage" office:value="0.02" calcext:value-type="percentage" table:number-columns-spanned="2" table:number-rows-spanned="1">
            <text:p>2.00%</text:p>
          </table:table-cell>
          <table:covered-table-cell table:style-name="ce65"/>
          <table:table-cell table:style-name="ce57" office:value-type="percentage" office:value="0.28" calcext:value-type="percentage" table:number-columns-spanned="2" table:number-rows-spanned="1">
            <text:p>28.00%</text:p>
          </table:table-cell>
          <table:covered-table-cell table:style-name="ce65"/>
          <table:table-cell table:style-name="ce57" office:value-type="percentage" office:value="0.07" calcext:value-type="percentage" table:number-columns-spanned="2" table:number-rows-spanned="1">
            <text:p>7.00%</text:p>
          </table:table-cell>
          <table:covered-table-cell table:style-name="ce65"/>
          <table:table-cell table:style-name="ce57" office:value-type="percentage" office:value="0.06" calcext:value-type="percentage" table:number-columns-spanned="2" table:number-rows-spanned="1">
            <text:p>6.00%</text:p>
          </table:table-cell>
          <table:covered-table-cell table:style-name="ce65"/>
          <table:table-cell table:style-name="ce37" table:number-columns-spanned="2" table:number-rows-spanned="1"/>
          <table:covered-table-cell table:style-name="ce46"/>
          <table:table-cell table:style-name="ce36" table:number-columns-spanned="2" table:number-rows-spanned="1"/>
          <table:covered-table-cell table:style-name="ce45"/>
          <table:table-cell table:style-name="ce37" office:value-type="currency" office:currency="USD" office:value="1500" calcext:value-type="currency" table:number-columns-spanned="2" table:number-rows-spanned="1">
            <text:p>$1,500</text:p>
          </table:table-cell>
          <table:covered-table-cell table:style-name="ce46"/>
          <table:table-cell table:style-name="ce36" office:value-type="float" office:value="67" calcext:value-type="float" table:number-columns-spanned="2" table:number-rows-spanned="1">
            <text:p>67</text:p>
          </table:table-cell>
          <table:covered-table-cell table:number-columns-repeated="5" table:style-name="ce45"/>
          <table:covered-table-cell table:style-name="ce46" office:value-type="currency" office:currency="USD" office:value="0" calcext:value-type="currency">
            <text:p>$0</text:p>
          </table:covered-table-cell>
          <table:covered-table-cell table:style-name="ce46"/>
          <table:covered-table-cell table:style-name="ce45" office:value-type="float" office:value="0" calcext:value-type="float">
            <text:p>0</text:p>
          </table:covered-table-cell>
          <table:covered-table-cell table:style-name="ce45"/>
          <table:covered-table-cell table:style-name="ce102" table:formula="of:=IF([.AE4]&lt;&gt;0;1-[.AE4];0)" office:value-type="percentage" office:value="0" calcext:value-type="percentage">
            <text:p>0.00%</text:p>
          </table:covered-table-cell>
          <table:covered-table-cell table:style-name="ce102"/>
          <table:covered-table-cell table:style-name="ce45"/>
          <table:table-cell table:number-columns-repeated="23"/>
        </table:table-row>
        <table:table-row table:style-name="ro3">
          <table:table-cell table:style-name="ce5" table:number-columns-spanned="35" table:number-rows-spanned="1"/>
          <table:covered-table-cell table:number-columns-repeated="34" table:style-name="ce25"/>
          <table:table-cell table:number-columns-repeated="23"/>
        </table:table-row>
        <table:table-row table:style-name="ro4">
          <table:table-cell table:style-name="ce6" office:value-type="string" calcext:value-type="string" table:number-columns-spanned="35" table:number-rows-spanned="1">
            <text:p>Assets and Savings</text:p>
          </table:table-cell>
          <table:covered-table-cell table:style-name="ce26"/>
          <table:covered-table-cell table:number-columns-repeated="33" table:style-name="ce25"/>
          <table:table-cell table:number-columns-repeated="23"/>
        </table:table-row>
        <table:table-row table:style-name="ro2">
          <table:table-cell table:style-name="ce9" table:number-columns-spanned="2" table:number-rows-spanned="1"/>
          <table:covered-table-cell table:style-name="ce27"/>
          <table:table-cell table:style-name="ce35" office:value-type="string" calcext:value-type="string" table:number-columns-spanned="2" table:number-rows-spanned="1">
            <text:p>401k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401k 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pouse 401k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pouse 401k 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econd 401k 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econd 401k 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pouse Second 401k 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pouse Second 401k <text:s/>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tarting Cash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avings / Investments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avings / Investments 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2<text:span text:style-name="T1">nd</text:span> Savings / Investments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2<text:span text:style-name="T1">nd</text:span> Savings / Investments Rate of Retur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Primary Residence Estimated Value </text:p>
          </table:table-cell>
          <table:covered-table-cell table:style-name="ce95"/>
          <table:table-cell table:style-name="ce35" office:value-type="string" calcext:value-type="string" table:number-columns-spanned="2" table:number-rows-spanned="1">
            <text:p>Year to Sell Primary Residence</text:p>
          </table:table-cell>
          <table:covered-table-cell table:style-name="ce95"/>
          <table:table-cell table:style-name="ce103" office:value-type="string" calcext:value-type="string" table:number-columns-spanned="3" table:number-rows-spanned="1">
            <text:p>2<text:span text:style-name="T1">nd</text:span> Residence Estimated Value </text:p>
          </table:table-cell>
          <table:covered-table-cell table:style-name="ce95"/>
          <table:covered-table-cell table:style-name="ce106" office:value-type="string" calcext:value-type="string">
            <text:p>Year to Sell 2<text:span text:style-name="T1">nd</text:span> Residence</text:p>
          </table:covered-table-cell>
          <table:table-cell table:style-name="ce8"/>
          <table:table-cell table:number-columns-repeated="2"/>
          <table:table-cell table:style-name="ce8" table:number-columns-repeated="14"/>
          <table:table-cell table:number-columns-repeated="4"/>
          <table:table-cell table:style-name="ce8" table:number-columns-repeated="2"/>
        </table:table-row>
        <table:table-row table:style-name="ro3">
          <table:table-cell table:style-name="ce5" table:number-columns-spanned="2" table:number-rows-spanned="1"/>
          <table:covered-table-cell table:style-name="ce25"/>
          <table:table-cell table:style-name="ce37" office:value-type="currency" office:currency="USD" office:value="200000" calcext:value-type="currency" table:number-columns-spanned="2" table:number-rows-spanned="1">
            <text:p>$200,000</text:p>
          </table:table-cell>
          <table:covered-table-cell table:style-name="ce46"/>
          <table:table-cell table:style-name="ce57" office:value-type="percentage" office:value="0.08" calcext:value-type="percentage" table:number-columns-spanned="2" table:number-rows-spanned="1">
            <text:p>8.00%</text:p>
          </table:table-cell>
          <table:covered-table-cell table:style-name="ce65"/>
          <table:table-cell table:style-name="ce37" office:value-type="currency" office:currency="USD" office:value="80000" calcext:value-type="currency" table:number-columns-spanned="2" table:number-rows-spanned="1">
            <text:p>$80,000</text:p>
          </table:table-cell>
          <table:covered-table-cell table:style-name="ce46"/>
          <table:table-cell table:style-name="ce57" office:value-type="percentage" office:value="0.08" calcext:value-type="percentage" table:number-columns-spanned="2" table:number-rows-spanned="1">
            <text:p>8.00%</text:p>
          </table:table-cell>
          <table:covered-table-cell table:style-name="ce65"/>
          <table:table-cell table:style-name="ce37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6"/>
          <table:table-cell table:style-name="ce57" office:value-type="percentage" office:value="0.07" calcext:value-type="percentage" table:number-columns-spanned="2" table:number-rows-spanned="1">
            <text:p>7.00%</text:p>
          </table:table-cell>
          <table:covered-table-cell table:style-name="ce65"/>
          <table:table-cell table:style-name="ce37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6"/>
          <table:table-cell table:style-name="ce57" office:value-type="percentage" office:value="0.05" calcext:value-type="percentage" table:number-columns-spanned="2" table:number-rows-spanned="1">
            <text:p>5.00%</text:p>
          </table:table-cell>
          <table:covered-table-cell table:style-name="ce65"/>
          <table:table-cell table:style-name="ce37" office:value-type="currency" office:currency="USD" office:value="15000" calcext:value-type="currency" table:number-columns-spanned="2" table:number-rows-spanned="1">
            <text:p>$15,000</text:p>
          </table:table-cell>
          <table:covered-table-cell table:style-name="ce46"/>
          <table:table-cell table:style-name="ce37" office:value-type="currency" office:currency="USD" office:value="10000" calcext:value-type="currency" table:number-columns-spanned="2" table:number-rows-spanned="1">
            <text:p>$10,000</text:p>
          </table:table-cell>
          <table:covered-table-cell table:style-name="ce46"/>
          <table:table-cell table:style-name="ce57" office:value-type="percentage" office:value="0.04" calcext:value-type="percentage" table:number-columns-spanned="2" table:number-rows-spanned="1">
            <text:p>4.00%</text:p>
          </table:table-cell>
          <table:covered-table-cell table:style-name="ce65"/>
          <table:table-cell table:style-name="ce37" office:value-type="currency" office:currency="USD" office:value="10000" calcext:value-type="currency" table:number-columns-spanned="2" table:number-rows-spanned="1">
            <text:p>$10,000</text:p>
          </table:table-cell>
          <table:covered-table-cell table:style-name="ce46"/>
          <table:table-cell table:style-name="ce57" office:value-type="percentage" office:value="0.08" calcext:value-type="percentage" table:number-columns-spanned="2" table:number-rows-spanned="1">
            <text:p>8.00%</text:p>
          </table:table-cell>
          <table:covered-table-cell table:style-name="ce65"/>
          <table:table-cell table:style-name="ce37" office:value-type="currency" office:currency="USD" office:value="200000" calcext:value-type="currency" table:number-columns-spanned="2" table:number-rows-spanned="1">
            <text:p>$200,000</text:p>
          </table:table-cell>
          <table:covered-table-cell table:style-name="ce46"/>
          <table:table-cell table:style-name="ce36" office:value-type="float" office:value="99" calcext:value-type="float" table:number-columns-spanned="2" table:number-rows-spanned="1">
            <text:p>99</text:p>
          </table:table-cell>
          <table:covered-table-cell table:style-name="ce45"/>
          <table:table-cell table:style-name="ce37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6"/>
          <table:table-cell table:style-name="ce45" office:value-type="float" office:value="99" calcext:value-type="float">
            <text:p>99</text:p>
          </table:table-cell>
          <table:table-cell table:number-columns-repeated="23"/>
        </table:table-row>
        <table:table-row table:style-name="ro3">
          <table:table-cell table:style-name="ce5" office:value-type="string" calcext:value-type="string" table:number-columns-spanned="2" table:number-rows-spanned="1">
            <text:p>Active 401k</text:p>
          </table:table-cell>
          <table:covered-table-cell table:style-name="ce25"/>
          <table:table-cell table:style-name="ce38" office:value-type="float" office:value="1" calcext:value-type="float" table:number-columns-spanned="4" table:number-rows-spanned="1">
            <text:p>1</text:p>
          </table:table-cell>
          <table:covered-table-cell table:style-name="ce38"/>
          <table:covered-table-cell table:number-columns-repeated="2" table:style-name="ce58"/>
          <table:table-cell table:style-name="ce38" office:value-type="float" office:value="1" calcext:value-type="float" table:number-columns-spanned="4" table:number-rows-spanned="1">
            <text:p>1</text:p>
          </table:table-cell>
          <table:covered-table-cell table:style-name="ce38"/>
          <table:covered-table-cell table:number-columns-repeated="2" table:style-name="ce58"/>
          <table:table-cell table:style-name="ce38" office:value-type="float" office:value="0" calcext:value-type="float" table:number-columns-spanned="4" table:number-rows-spanned="1">
            <text:p>0</text:p>
          </table:table-cell>
          <table:covered-table-cell table:style-name="ce38"/>
          <table:covered-table-cell table:number-columns-repeated="2" table:style-name="ce58"/>
          <table:table-cell table:style-name="ce38" office:value-type="float" office:value="0" calcext:value-type="float" table:number-columns-spanned="4" table:number-rows-spanned="1">
            <text:p>0</text:p>
          </table:table-cell>
          <table:covered-table-cell table:style-name="ce38"/>
          <table:covered-table-cell table:number-columns-repeated="2" table:style-name="ce58"/>
          <table:table-cell table:style-name="ce82" table:number-columns-spanned="17" table:number-rows-spanned="1"/>
          <table:covered-table-cell table:number-columns-repeated="3" table:style-name="ce83"/>
          <table:covered-table-cell table:number-columns-repeated="13" table:style-name="ce91"/>
          <table:table-cell table:number-columns-repeated="23"/>
        </table:table-row>
        <table:table-row table:style-name="ro3">
          <table:table-cell table:number-columns-repeated="2"/>
          <table:table-cell table:style-name="ce39"/>
          <table:table-cell table:style-name="ce10"/>
          <table:table-cell table:style-name="ce59" table:number-columns-repeated="2"/>
          <table:table-cell table:style-name="ce39" table:number-columns-repeated="2"/>
          <table:table-cell table:number-columns-repeated="10"/>
          <table:table-cell table:style-name="ce39" table:number-columns-repeated="4"/>
          <table:table-cell table:number-columns-repeated="36"/>
        </table:table-row>
        <table:table-row table:style-name="ro4">
          <table:table-cell table:style-name="ce15" office:value-type="string" calcext:value-type="string" table:number-columns-spanned="35" table:number-rows-spanned="1">
            <text:p>Current Spending Estimates</text:p>
          </table:table-cell>
          <table:covered-table-cell table:style-name="ce28"/>
          <table:covered-table-cell table:number-columns-repeated="2" table:style-name="ce39"/>
          <table:covered-table-cell table:number-columns-repeated="2" table:style-name="ce59"/>
          <table:covered-table-cell table:number-columns-repeated="2" table:style-name="ce39"/>
          <table:covered-table-cell table:number-columns-repeated="10"/>
          <table:covered-table-cell table:number-columns-repeated="4" table:style-name="ce39"/>
          <table:covered-table-cell table:number-columns-repeated="13"/>
          <table:table-cell table:number-columns-repeated="23"/>
        </table:table-row>
        <table:table-row table:style-name="ro5">
          <table:table-cell table:style-name="ce16" table:number-columns-spanned="2" table:number-rows-spanned="1"/>
          <table:covered-table-cell table:style-name="ce29"/>
          <table:table-cell table:style-name="ce40" office:value-type="string" calcext:value-type="string" table:number-columns-spanned="2" table:number-rows-spanned="1">
            <text:p>Property Tax Primary Residenc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Property Tax 2<text:span text:style-name="T1">nd</text:span> Residenc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Mortgage 1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Mortgage 2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Primary Residence Utilities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2<text:span text:style-name="T1">nd</text:span> Residence Utilities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Car Insuranc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Primary Residence Insuranc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2<text:span text:style-name="T1">nd</text:span> Residence Insuranc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come Withholdings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pouse Income Withholdings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Food, Bills, Entertaining, Etc.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Auto loa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2<text:span text:style-name="T1">nd</text:span> Auto loan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Miscellaneous Spending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Health Insurance After Retirement</text:p>
          </table:table-cell>
          <table:covered-table-cell table:style-name="ce29"/>
          <table:table-cell table:style-name="ce107"/>
          <table:table-cell table:style-name="ce8"/>
          <table:table-cell table:number-columns-repeated="2"/>
          <table:table-cell table:style-name="ce8" table:number-columns-repeated="9"/>
          <table:table-cell table:number-columns-repeated="2"/>
          <table:table-cell table:style-name="ce8" table:number-columns-repeated="9"/>
        </table:table-row>
        <table:table-row table:style-name="ro3">
          <table:table-cell table:style-name="ce17" office:value-type="string" calcext:value-type="string" table:number-columns-spanned="2" table:number-rows-spanned="1">
            <text:p>Yearly</text:p>
          </table:table-cell>
          <table:covered-table-cell table:style-name="ce30"/>
          <table:table-cell table:style-name="ce41" office:value-type="currency" office:currency="USD" office:value="5000" calcext:value-type="currency" table:number-columns-spanned="2" table:number-rows-spanned="1">
            <text:p>$5,000</text:p>
          </table:table-cell>
          <table:covered-table-cell table:style-name="ce48"/>
          <table:table-cell table:style-name="ce41" table:number-columns-spanned="2" table:number-rows-spanned="1"/>
          <table:covered-table-cell table:style-name="ce48"/>
          <table:table-cell table:style-name="ce42" table:number-columns-spanned="8" table:number-rows-spanned="1"/>
          <table:covered-table-cell table:number-columns-repeated="7" table:style-name="ce49"/>
          <table:table-cell table:style-name="ce41" office:value-type="currency" office:currency="USD" office:value="3000" calcext:value-type="currency" table:number-columns-spanned="2" table:number-rows-spanned="1">
            <text:p>$3,000</text:p>
          </table:table-cell>
          <table:covered-table-cell table:style-name="ce48"/>
          <table:table-cell table:style-name="ce41" office:value-type="currency" office:currency="USD" office:value="2000" calcext:value-type="currency" table:number-columns-spanned="2" table:number-rows-spanned="1">
            <text:p>$2,000</text:p>
          </table:table-cell>
          <table:covered-table-cell table:style-name="ce48"/>
          <table:table-cell table:style-name="ce41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8"/>
          <table:table-cell table:style-name="ce86" table:formula="of:=[.G3]*[.K3]" office:value-type="currency" office:currency="USD" office:value="26250" calcext:value-type="currency" table:number-columns-spanned="2" table:number-rows-spanned="1">
            <text:p>$26,250</text:p>
          </table:table-cell>
          <table:covered-table-cell table:style-name="ce90"/>
          <table:table-cell table:style-name="ce86" table:formula="of:=[.G4]*[.K4]" office:value-type="currency" office:currency="USD" office:value="18200" calcext:value-type="currency" table:number-columns-spanned="2" table:number-rows-spanned="1">
            <text:p>$18,200</text:p>
          </table:table-cell>
          <table:covered-table-cell table:style-name="ce90"/>
          <table:table-cell table:style-name="ce42" table:number-columns-spanned="10" table:number-rows-spanned="1"/>
          <table:covered-table-cell table:number-columns-repeated="9" table:style-name="ce49"/>
          <table:table-cell table:style-name="ce108"/>
          <table:table-cell table:style-name="ce10"/>
          <table:table-cell table:number-columns-repeated="22"/>
        </table:table-row>
        <table:table-row table:style-name="ro3">
          <table:table-cell table:style-name="ce17" office:value-type="string" calcext:value-type="string" table:number-columns-spanned="2" table:number-rows-spanned="1">
            <text:p>Monthly</text:p>
          </table:table-cell>
          <table:covered-table-cell table:style-name="ce30"/>
          <table:table-cell table:style-name="ce42" table:number-columns-spanned="4" table:number-rows-spanned="1"/>
          <table:covered-table-cell table:number-columns-repeated="3" table:style-name="ce49"/>
          <table:table-cell table:style-name="ce41" office:value-type="currency" office:currency="USD" office:value="1200" calcext:value-type="currency" table:number-columns-spanned="2" table:number-rows-spanned="1">
            <text:p>$1,200</text:p>
          </table:table-cell>
          <table:covered-table-cell table:style-name="ce48"/>
          <table:table-cell table:style-name="ce41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8"/>
          <table:table-cell table:style-name="ce41" office:value-type="currency" office:currency="USD" office:value="500" calcext:value-type="currency" table:number-columns-spanned="2" table:number-rows-spanned="1">
            <text:p>$500</text:p>
          </table:table-cell>
          <table:covered-table-cell table:style-name="ce48"/>
          <table:table-cell table:style-name="ce41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8"/>
          <table:table-cell table:style-name="ce17" table:number-columns-spanned="10" table:number-rows-spanned="1"/>
          <table:covered-table-cell table:number-columns-repeated="5" table:style-name="ce30"/>
          <table:covered-table-cell table:number-columns-repeated="4" table:style-name="ce49"/>
          <table:table-cell table:style-name="ce41" office:value-type="currency" office:currency="USD" office:value="3500" calcext:value-type="currency" table:number-columns-spanned="2" table:number-rows-spanned="1">
            <text:p>$3,500</text:p>
          </table:table-cell>
          <table:covered-table-cell table:style-name="ce48"/>
          <table:table-cell table:style-name="ce41" office:value-type="currency" office:currency="USD" office:value="500" calcext:value-type="currency" table:number-columns-spanned="2" table:number-rows-spanned="1">
            <text:p>$500</text:p>
          </table:table-cell>
          <table:covered-table-cell table:style-name="ce48"/>
          <table:table-cell table:style-name="ce41" office:value-type="currency" office:currency="USD" office:value="0" calcext:value-type="currency" table:number-columns-spanned="2" table:number-rows-spanned="1">
            <text:p>$0</text:p>
          </table:table-cell>
          <table:covered-table-cell table:style-name="ce48"/>
          <table:table-cell table:style-name="ce41" office:value-type="currency" office:currency="USD" office:value="1000" calcext:value-type="currency" table:number-columns-spanned="2" table:number-rows-spanned="1">
            <text:p>$1,000</text:p>
          </table:table-cell>
          <table:covered-table-cell table:style-name="ce48"/>
          <table:table-cell table:style-name="ce41" office:value-type="currency" office:currency="USD" office:value="1500" calcext:value-type="currency" table:number-columns-spanned="2" table:number-rows-spanned="1">
            <text:p>$1,500</text:p>
          </table:table-cell>
          <table:covered-table-cell table:style-name="ce48"/>
          <table:table-cell table:style-name="ce108"/>
          <table:table-cell table:style-name="ce10"/>
          <table:table-cell table:number-columns-repeated="22"/>
        </table:table-row>
        <table:table-row table:style-name="ro3">
          <table:table-cell table:number-columns-repeated="58"/>
        </table:table-row>
        <table:table-row table:style-name="ro4">
          <table:table-cell table:style-name="ce18" office:value-type="string" calcext:value-type="string" table:number-columns-spanned="35" table:number-rows-spanned="1">
            <text:p>Wealth</text:p>
          </table:table-cell>
          <table:covered-table-cell table:number-columns-repeated="31"/>
          <table:covered-table-cell table:number-columns-repeated="3" table:style-name="ce104"/>
          <table:table-cell table:style-name="ce8" table:number-columns-repeated="6"/>
          <table:table-cell table:number-columns-repeated="17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31"/>
          <table:table-cell table:style-name="ce50" office:value-type="string" calcext:value-type="string" table:number-columns-spanned="8" table:number-rows-spanned="1">
            <text:p>Income</text:p>
          </table:table-cell>
          <table:covered-table-cell table:number-columns-repeated="6" table:style-name="ce60"/>
          <table:covered-table-cell table:style-name="ce70"/>
          <table:table-cell table:style-name="ce50" office:value-type="string" calcext:value-type="string" table:number-columns-spanned="9" table:number-rows-spanned="1">
            <text:p>Cash Flow</text:p>
          </table:table-cell>
          <table:covered-table-cell table:number-columns-repeated="7" table:style-name="ce60"/>
          <table:covered-table-cell table:style-name="ce70"/>
          <table:table-cell table:style-name="ce50" office:value-type="string" calcext:value-type="string" table:number-columns-spanned="9" table:number-rows-spanned="1">
            <text:p>Value</text:p>
          </table:table-cell>
          <table:covered-table-cell table:number-columns-repeated="7" table:style-name="ce60"/>
          <table:covered-table-cell table:style-name="ce70"/>
          <table:table-cell table:style-name="ce96"/>
          <table:table-cell table:number-columns-repeated="2"/>
          <table:table-cell table:style-name="ce104" table:number-columns-repeated="3"/>
          <table:table-cell table:style-name="ce8" table:number-columns-repeated="6"/>
          <table:table-cell table:number-columns-repeated="17"/>
        </table:table-row>
        <table:table-row table:style-name="ro6">
          <table:table-cell table:style-name="ce20" office:value-type="string" calcext:value-type="string">
            <text:p>Year</text:p>
          </table:table-cell>
          <table:table-cell table:style-name="ce32" office:value-type="string" calcext:value-type="string">
            <text:p>Age</text:p>
          </table:table-cell>
          <table:table-cell table:style-name="ce32" office:value-type="string" calcext:value-type="string">
            <text:p>Spouse Age</text:p>
          </table:table-cell>
          <table:table-cell table:style-name="ce51" office:value-type="string" calcext:value-type="string">
            <text:p>Your Salary</text:p>
          </table:table-cell>
          <table:table-cell table:style-name="ce61" office:value-type="string" calcext:value-type="string">
            <text:p>Spouse salary</text:p>
          </table:table-cell>
          <table:table-cell table:style-name="ce66" office:value-type="string" calcext:value-type="string">
            <text:p>Salary Income</text:p>
          </table:table-cell>
          <table:table-cell table:style-name="ce61" office:value-type="string" calcext:value-type="string">
            <text:p>Pension income</text:p>
          </table:table-cell>
          <table:table-cell table:style-name="ce66" office:value-type="string" calcext:value-type="string">
            <text:p>Pension income spouse</text:p>
          </table:table-cell>
          <table:table-cell table:style-name="ce61" office:value-type="string" calcext:value-type="string">
            <text:p>SS income</text:p>
          </table:table-cell>
          <table:table-cell table:style-name="ce66" office:value-type="string" calcext:value-type="string">
            <text:p>SS income spouse</text:p>
          </table:table-cell>
          <table:table-cell table:style-name="ce71" office:value-type="string" calcext:value-type="string">
            <text:p>total income</text:p>
          </table:table-cell>
          <table:table-cell table:style-name="ce51" office:value-type="string" calcext:value-type="string">
            <text:p>Annual Spending</text:p>
          </table:table-cell>
          <table:table-cell table:style-name="ce61" office:value-type="string" calcext:value-type="string">
            <text:p>Cash flow</text:p>
          </table:table-cell>
          <table:table-cell table:style-name="ce66" office:value-type="string" calcext:value-type="string">
            <text:p>Cash Reserve</text:p>
          </table:table-cell>
          <table:table-cell table:style-name="ce61" office:value-type="string" calcext:value-type="string">
            <text:p>Savings Cash Flow</text:p>
          </table:table-cell>
          <table:table-cell table:style-name="ce66" office:value-type="string" calcext:value-type="string">
            <text:p>2<text:span text:style-name="T1">nd</text:span> Savings Cash Flow</text:p>
          </table:table-cell>
          <table:table-cell table:style-name="ce61" office:value-type="string" calcext:value-type="string">
            <text:p>401k Cash Flow </text:p>
          </table:table-cell>
          <table:table-cell table:style-name="ce66" office:value-type="string" calcext:value-type="string">
            <text:p>2<text:span text:style-name="T1">nd</text:span> 401k Cash Flow </text:p>
          </table:table-cell>
          <table:table-cell table:style-name="ce61" office:value-type="string" calcext:value-type="string">
            <text:p>Spouse 401k Cash Flow </text:p>
          </table:table-cell>
          <table:table-cell table:style-name="ce84" office:value-type="string" calcext:value-type="string">
            <text:p>Spouse 2<text:span text:style-name="T1">nd</text:span> 401k Cash Flow </text:p>
          </table:table-cell>
          <table:table-cell table:style-name="ce87" office:value-type="string" calcext:value-type="string">
            <text:p>Savings Value</text:p>
          </table:table-cell>
          <table:table-cell table:style-name="ce66" office:value-type="string" calcext:value-type="string">
            <text:p><text:span text:style-name="T2">2</text:span><text:span text:style-name="T3">nd</text:span><text:span text:style-name="T2"> Savings Value</text:span></text:p>
          </table:table-cell>
          <table:table-cell table:style-name="ce61" office:value-type="string" calcext:value-type="string">
            <text:p>401k Value</text:p>
          </table:table-cell>
          <table:table-cell table:style-name="ce66" office:value-type="string" calcext:value-type="string">
            <text:p><text:span text:style-name="T2"> 2</text:span><text:span text:style-name="T3">nd</text:span><text:span text:style-name="T2"> 401k Value</text:span></text:p>
          </table:table-cell>
          <table:table-cell table:style-name="ce61" office:value-type="string" calcext:value-type="string">
            <text:p>Spouse 401k Value</text:p>
          </table:table-cell>
          <table:table-cell table:style-name="ce66" office:value-type="string" calcext:value-type="string">
            <text:p><text:span text:style-name="T2">Spouse 2</text:span><text:span text:style-name="T3">nd</text:span><text:span text:style-name="T2"> 401k  Value</text:span></text:p>
          </table:table-cell>
          <table:table-cell table:style-name="ce61" office:value-type="string" calcext:value-type="string">
            <text:p><text:span text:style-name="T2">Primary Residence</text:span> Value</text:p>
          </table:table-cell>
          <table:table-cell table:style-name="ce66" office:value-type="string" calcext:value-type="string">
            <text:p><text:span text:style-name="T2">2</text:span><text:span text:style-name="T3">nd</text:span><text:span text:style-name="T2"> Residence</text:span> Value</text:p>
          </table:table-cell>
          <table:table-cell table:style-name="ce71" office:value-type="string" calcext:value-type="string">
            <text:p>Net worth</text:p>
          </table:table-cell>
          <table:table-cell table:style-name="ce97" office:value-type="string" calcext:value-type="string">
            <text:p>Year</text:p>
          </table:table-cell>
          <table:table-cell table:style-name="ce100" table:number-columns-repeated="18"/>
          <table:table-cell table:style-name="ce23" table:number-columns-repeated="7"/>
          <table:table-cell table:number-columns-repeated="3"/>
        </table:table-row>
        <table:table-row table:style-name="ro7">
          <table:table-cell table:style-name="ce21" office:value-type="string" calcext:value-type="string">
            <text:p>starting</text:p>
          </table:table-cell>
          <table:table-cell table:style-name="ce21" table:number-columns-repeated="2"/>
          <table:table-cell table:style-name="ce52"/>
          <table:table-cell table:style-name="ce62"/>
          <table:table-cell table:style-name="ce67"/>
          <table:table-cell table:style-name="ce62"/>
          <table:table-cell table:style-name="ce67"/>
          <table:table-cell table:style-name="ce62"/>
          <table:table-cell table:style-name="ce67"/>
          <table:table-cell table:style-name="ce72"/>
          <table:table-cell table:style-name="ce52"/>
          <table:table-cell table:style-name="ce75"/>
          <table:table-cell table:style-name="ce78" table:formula="of:=[.S8]" office:value-type="currency" office:currency="USD" office:value="15000" calcext:value-type="currency">
            <text:p>$15,000</text:p>
          </table:table-cell>
          <table:table-cell table:style-name="ce75"/>
          <table:table-cell table:style-name="ce79"/>
          <table:table-cell table:style-name="ce76"/>
          <table:table-cell table:style-name="ce80"/>
          <table:table-cell table:style-name="ce76"/>
          <table:table-cell table:style-name="ce85"/>
          <table:table-cell table:style-name="ce88" table:formula="of:=[.U8]" office:value-type="currency" office:currency="USD" office:value="10000" calcext:value-type="currency">
            <text:p>$10,000.00</text:p>
          </table:table-cell>
          <table:table-cell table:style-name="ce80" table:formula="of:=[.Y8]" office:value-type="currency" office:currency="USD" office:value="10000" calcext:value-type="currency">
            <text:p>$10,000.00</text:p>
          </table:table-cell>
          <table:table-cell table:style-name="ce63" table:formula="of:=[.C8]" office:value-type="currency" office:currency="USD" office:value="200000" calcext:value-type="currency">
            <text:p>$200,000</text:p>
          </table:table-cell>
          <table:table-cell table:style-name="ce78" table:formula="of:=[.K8]" office:value-type="currency" office:currency="USD" office:value="0" calcext:value-type="currency">
            <text:p>$0</text:p>
          </table:table-cell>
          <table:table-cell table:style-name="ce92" table:formula="of:=[.G8]" office:value-type="currency" office:currency="USD" office:value="80000" calcext:value-type="currency">
            <text:p>$80,000</text:p>
          </table:table-cell>
          <table:table-cell table:style-name="ce78" table:formula="of:=[.O8]" office:value-type="currency" office:currency="USD" office:value="0" calcext:value-type="currency">
            <text:p>$0</text:p>
          </table:table-cell>
          <table:table-cell table:style-name="ce92" table:formula="of:=[.AC8]" office:value-type="currency" office:currency="USD" office:value="200000" calcext:value-type="currency">
            <text:p>$200,000</text:p>
          </table:table-cell>
          <table:table-cell table:style-name="ce78" table:formula="of:=[.AG8]" office:value-type="currency" office:currency="USD" office:value="0" calcext:value-type="currency">
            <text:p>$0</text:p>
          </table:table-cell>
          <table:table-cell table:style-name="ce93" table:formula="of:=SUM([.U19:.AB19])+[.N19]" office:value-type="currency" office:currency="USD" office:value="515000" calcext:value-type="currency">
            <text:p>$515,000</text:p>
          </table:table-cell>
          <table:table-cell table:style-name="ce98"/>
          <table:table-cell table:style-name="ce100" table:number-columns-repeated="7"/>
          <table:table-cell table:style-name="ce23" table:number-columns-repeated="18"/>
          <table:table-cell table:number-columns-repeated="3"/>
        </table:table-row>
        <table:table-row table:style-name="ro8">
          <table:table-cell table:style-name="ce22" table:formula="of:=YEAR(TODAY())" office:value-type="float" office:value="2026" calcext:value-type="float">
            <text:p>2026</text:p>
          </table:table-cell>
          <table:table-cell table:style-name="ce33" table:formula="of:=[.C3]" office:value-type="float" office:value="50" calcext:value-type="float">
            <text:p>50</text:p>
          </table:table-cell>
          <table:table-cell table:style-name="ce43" table:formula="of:=IF([.C4]&lt;&gt;&quot;&quot;;[.C4];&quot;&quot;)" office:value-type="float" office:value="50" calcext:value-type="float">
            <text:p>50</text:p>
          </table:table-cell>
          <table:table-cell table:style-name="ce53" table:formula="of:=IF([.B20]&lt;=[.$E$3];[.$G$3];0)*(1+[.$I$3])^([.A20]-[.$A$20])" office:value-type="currency" office:currency="USD" office:value="75000" calcext:value-type="currency">
            <text:p>$75,000</text:p>
          </table:table-cell>
          <table:table-cell table:style-name="ce63" table:formula="of:=IF([.C20]&lt;=[.$E$4];[.$G$4];0)*(1+[.$I$4])^([.A20]-[.$A$20])" office:value-type="currency" office:currency="USD" office:value="65000" calcext:value-type="currency">
            <text:p>$65,000</text:p>
          </table:table-cell>
          <table:table-cell table:style-name="ce68" table:formula="of:=SUM([.D20:.E20])" office:value-type="currency" office:currency="USD" office:value="140000" calcext:value-type="currency">
            <text:p>$140,000</text:p>
          </table:table-cell>
          <table:table-cell table:style-name="ce63" table:formula="of:=IF([.B20]&gt;[.$S$3];[.$Q$3]*12)" office:value-type="currency" office:currency="USD" office:value="0" calcext:value-type="currency">
            <text:p>$0</text:p>
          </table:table-cell>
          <table:table-cell table:style-name="ce68" table:formula="of:=IF([.C20]&gt;[.$S$4];[.$Q$4]*12)" office:value-type="currency" office:currency="USD" office:value="0" calcext:value-type="currency">
            <text:p>$0</text:p>
          </table:table-cell>
          <table:table-cell table:style-name="ce63" table:formula="of:=IF([.B20]&gt;[.$W$3];[.$U$3]*12)" office:value-type="currency" office:currency="USD" office:value="0" calcext:value-type="currency">
            <text:p>$0</text:p>
          </table:table-cell>
          <table:table-cell table:style-name="ce68" table:formula="of:=IF([.C20]&gt;[.$W$4];[.$U$4]*12)" office:value-type="currency" office:currency="USD" office:value="0" calcext:value-type="currency">
            <text:p>$0</text:p>
          </table:table-cell>
          <table:table-cell table:style-name="ce73" table:formula="of:=SUM([.F20:.J20])" office:value-type="currency" office:currency="USD" office:value="140000" calcext:value-type="currency">
            <text:p>$140,000</text:p>
          </table:table-cell>
          <table:table-cell table:style-name="ce54" table:formula="of:=((SUM([.$C$13:.$AE$13])+SUM([.$C$14:.$AE$14])*12-IF([.B20]&gt;[.$E$3];[.$U$13];0)-IF([.C20]&gt;[.$E$4];[.$W$13];0)+IF(AND([.B20]&gt;[.$E$3];[.C20]&gt;[.$E$4]);[.$AG$14]*12;0))*IF(AND([.B20]&gt;[.$E$3];[.C20]&gt;[.$E$4]);[.$AI$3];1))*((1+[.$Y$3])^([.A20]-[.$A$20]))" office:value-type="currency" office:currency="USD" office:value="134850" calcext:value-type="currency">
            <text:p>$134,850</text:p>
          </table:table-cell>
          <table:table-cell table:style-name="ce76" table:formula="of:=[.K20]-[.L20]+IF([.A20]-[.$A$20]=[.$AE$8];[.AA19];0)+IF([.A20]-[.$A$20]=[.$AI$8];[.AB19];0)" office:value-type="currency" office:currency="USD" office:value="5150" calcext:value-type="currency">
            <text:p>$5,150.00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0]&gt;=[.$L20];([.$N19]-[.$N20]+[.$M20])*[.$AE$3];IF([.U19]+[.$M20]*[.$AE$3]&gt;0;[.$M20]*[.$AE$3];0))" office:value-type="currency" office:currency="USD" office:value="3045" calcext:value-type="currency">
            <text:p>$3,045.00</text:p>
          </table:table-cell>
          <table:table-cell table:style-name="ce80" table:formula="of:=IF([.$K20]&gt;=[.$L20];([.$N19]-[.$N20]+[.$M20])*[.$AG$3];IF([.V19]+[.$M20]*[.$AG$3]&gt;0;[.$M20]*[.$AG$3];0))" office:value-type="currency" office:currency="USD" office:value="7105" calcext:value-type="currency">
            <text:p>$7,105.00</text:p>
          </table:table-cell>
          <table:table-cell table:style-name="ce76" table:formula="of:=IF([.U20]&gt;0;0;IF(([.W19]+[.$M20])&gt;0;[.$M20]*(1+[.$AA$3]);0))+[.$C$9]*[.D20]*([.$M$3]+[.$O$3])" office:value-type="currency" office:currency="USD" office:value="9750" calcext:value-type="currency">
            <text:p>$9,750.00</text:p>
          </table:table-cell>
          <table:table-cell table:style-name="ce80" table:formula="of:=IF(AND([.W20]=0;[.Q20]=0);IF(([.X19]+[.$M20])&gt;0;[.$M20]*(1+[.$AA$3]);0);0)+[.$K$9]*[.D20]*([.$M$3]+[.$O$3])" office:value-type="currency" office:currency="USD" office:value="0" calcext:value-type="currency">
            <text:p>$0.00</text:p>
          </table:table-cell>
          <table:table-cell table:style-name="ce76" table:formula="of:=IF(AND([.W20]=0;[.Q20]=0;[.R20]=0);IF(([.Y19]+[.$M20])&gt;0;[.$M20]*(1+[.$AA$3]);0);0)+[.$G$9]*[.E20]*([.$M$4]+[.$O$4])" office:value-type="currency" office:currency="USD" office:value="8450" calcext:value-type="currency">
            <text:p>$8,450.00</text:p>
          </table:table-cell>
          <table:table-cell table:style-name="ce80" table:formula="of:=IF(AND([.X20]=0;[.Q20]=0;[.R20]=0;[.S20]=0);IF(([.Z19]+[.$M20])&gt;0;[.$M20]*(1+[.$AA$3]);0);0)+[.$O$9]*[.E20]*([.$M$4]+[.$O$4])" office:value-type="currency" office:currency="USD" office:value="0" calcext:value-type="currency">
            <text:p>$0.00</text:p>
          </table:table-cell>
          <table:table-cell table:style-name="ce88" table:formula="of:=IF([.O20]&lt;&gt;0;(([.U19]+[.O20])*(1+[.$W$8])-([.U19]+[.O20])*[.$W$8]*[.$AA$3]);0)" office:value-type="currency" office:currency="USD" office:value="13462.44" calcext:value-type="currency">
            <text:p>$13,462.44</text:p>
          </table:table-cell>
          <table:table-cell table:style-name="ce80" table:formula="of:=IF([.P20]&lt;&gt;0;(([.V19]+[.P20])*(1+[.$W$8])-([.V19]+[.P20])*[.$AA$8]*[.$AA$3]);0)" office:value-type="currency" office:currency="USD" office:value="17515.52" calcext:value-type="currency">
            <text:p>$17,515.52</text:p>
          </table:table-cell>
          <table:table-cell table:style-name="ce76" table:formula="of:=IF(AND([.$O20]=0 ;[.Q20]=0);0;[.W19]*(1+[.$E$8])+[.Q20])" office:value-type="currency" office:currency="USD" office:value="225750" calcext:value-type="currency">
            <text:p>$225,750.00</text:p>
          </table:table-cell>
          <table:table-cell table:style-name="ce80" table:formula="of:=IF(AND([.O20]=0;[.Q20]=0;[.R20]=0);0;[.X19]*(1+[.$I$8])+[.R20])" office:value-type="currency" office:currency="USD" office:value="0" calcext:value-type="currency">
            <text:p>$0.00</text:p>
          </table:table-cell>
          <table:table-cell table:style-name="ce76" table:formula="of:=IF(AND([.O20]=0;[.Q20]=0;[.R20]=0;[.S20]=0);0;[.Y19]*(1+[.$M$8])+[.S20])" office:value-type="currency" office:currency="USD" office:value="94050" calcext:value-type="currency">
            <text:p>$94,050.00</text:p>
          </table:table-cell>
          <table:table-cell table:style-name="ce80" table:formula="of:=IF(AND([.O20]=0;[.Q20]=0;[.R20]=0;[.S20]=0;[.T20]=0);0;[.Z19]*(1+[.$Q$8])+[.T20])" office:value-type="currency" office:currency="USD" office:value="0" calcext:value-type="currency">
            <text:p>$0.00</text:p>
          </table:table-cell>
          <table:table-cell table:style-name="ce63" table:formula="of:=IF(([.A20]-[.$A$20])&lt;[.$AE$8];[.AA19]*(1+[.$Y$3]);0)" office:value-type="currency" office:currency="USD" office:value="204800" calcext:value-type="currency">
            <text:p>$204,800</text:p>
          </table:table-cell>
          <table:table-cell table:style-name="ce68" table:formula="of:=IF(([.A20]-[.$A$20])&lt;[.$AI$8];[.AB19]*(1+[.$Y$3]);0)" office:value-type="currency" office:currency="USD" office:value="0" calcext:value-type="currency">
            <text:p>$0</text:p>
          </table:table-cell>
          <table:table-cell table:style-name="ce93" table:formula="of:=SUM([.U20:.AB20])+[.N20]" office:value-type="currency" office:currency="USD" office:value="565577.96" calcext:value-type="currency">
            <text:p>$565,578</text:p>
          </table:table-cell>
          <table:table-cell table:style-name="ce99" table:formula="of:=YEAR(TODAY())" office:value-type="float" office:value="2026" calcext:value-type="float">
            <text:p>2026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0]+1" office:value-type="float" office:value="2027" calcext:value-type="float">
            <text:p>2027</text:p>
          </table:table-cell>
          <table:table-cell table:style-name="ce33" table:formula="of:=[.B20]+1" office:value-type="float" office:value="51" calcext:value-type="float">
            <text:p>51</text:p>
          </table:table-cell>
          <table:table-cell table:style-name="ce44" table:formula="of:=IF([.$C$4]&lt;&gt;&quot;&quot;;[.C20]+1;0)" office:value-type="float" office:value="51" calcext:value-type="float">
            <text:p>51</text:p>
          </table:table-cell>
          <table:table-cell table:style-name="ce54" table:formula="of:=IF([.B21]&lt;=[.$E$3];[.$G$3];0)*(1+[.$I$3])^([.A21]-[.$A$20])" office:value-type="currency" office:currency="USD" office:value="76500" calcext:value-type="currency">
            <text:p>$76,500</text:p>
          </table:table-cell>
          <table:table-cell table:style-name="ce63" table:formula="of:=IF([.C21]&lt;=[.$E$4];[.$G$4];0)*(1+[.$I$4])^([.A21]-[.$A$20])" office:value-type="currency" office:currency="USD" office:value="66300" calcext:value-type="currency">
            <text:p>$66,300</text:p>
          </table:table-cell>
          <table:table-cell table:style-name="ce68" table:formula="of:=SUM([.D21:.E21])" office:value-type="currency" office:currency="USD" office:value="142800" calcext:value-type="currency">
            <text:p>$142,800</text:p>
          </table:table-cell>
          <table:table-cell table:style-name="ce63" table:formula="of:=IF([.B21]&gt;[.$S$3];[.$Q$3]*12)" office:value-type="currency" office:currency="USD" office:value="0" calcext:value-type="currency">
            <text:p>$0</text:p>
          </table:table-cell>
          <table:table-cell table:style-name="ce68" table:formula="of:=IF([.C21]&gt;[.$S$4];[.$Q$4]*12)" office:value-type="currency" office:currency="USD" office:value="0" calcext:value-type="currency">
            <text:p>$0</text:p>
          </table:table-cell>
          <table:table-cell table:style-name="ce63" table:formula="of:=IF([.B21]&gt;[.$W$3];[.$U$3]*12)" office:value-type="currency" office:currency="USD" office:value="0" calcext:value-type="currency">
            <text:p>$0</text:p>
          </table:table-cell>
          <table:table-cell table:style-name="ce68" table:formula="of:=IF([.C21]&gt;[.$W$4];[.$U$4]*12)" office:value-type="currency" office:currency="USD" office:value="0" calcext:value-type="currency">
            <text:p>$0</text:p>
          </table:table-cell>
          <table:table-cell table:style-name="ce73" table:formula="of:=SUM([.F21:.J21])" office:value-type="currency" office:currency="USD" office:value="142800" calcext:value-type="currency">
            <text:p>$142,800</text:p>
          </table:table-cell>
          <table:table-cell table:style-name="ce54" table:formula="of:=((SUM([.$C$13:.$AE$13])+SUM([.$C$14:.$AE$14])*12-IF([.B21]&gt;[.$E$3];[.$U$13];0)-IF([.C21]&gt;[.$E$4];[.$W$13];0)+IF(AND([.B21]&gt;[.$E$3];[.C21]&gt;[.$E$4]);[.$AG$14]*12;0))*IF(AND([.B21]&gt;[.$E$3];[.C21]&gt;[.$E$4]);[.$AI$3];1))*((1+[.$Y$3])^([.A21]-[.$A$20]))" office:value-type="currency" office:currency="USD" office:value="138086.4" calcext:value-type="currency">
            <text:p>$138,086</text:p>
          </table:table-cell>
          <table:table-cell table:style-name="ce76" table:formula="of:=[.K21]-[.L21]+IF([.A21]-[.$A$20]=[.$AE$8];[.AA20];0)+IF([.A21]-[.$A$20]=[.$AI$8];[.AB20];0)" office:value-type="currency" office:currency="USD" office:value="4713.60000000001" calcext:value-type="currency">
            <text:p>$4,713.60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1]&gt;=[.$L21];([.$N20]-[.$N21]+[.$M21])*[.$AE$3];IF([.U20]+[.$M21]*[.$AE$3]&gt;0;[.$M21]*[.$AE$3];0))" office:value-type="currency" office:currency="USD" office:value="1414.08" calcext:value-type="currency">
            <text:p>$1,414.08</text:p>
          </table:table-cell>
          <table:table-cell table:style-name="ce80" table:formula="of:=IF([.$K21]&gt;=[.$L21];([.$N20]-[.$N21]+[.$M21])*[.$AG$3];IF([.V20]+[.$M21]*[.$AG$3]&gt;0;[.$M21]*[.$AG$3];0))" office:value-type="currency" office:currency="USD" office:value="3299.52" calcext:value-type="currency">
            <text:p>$3,299.52</text:p>
          </table:table-cell>
          <table:table-cell table:style-name="ce76" table:formula="of:=IF([.U21]&gt;0;0;IF(([.W20]+[.$M21])&gt;0;[.$M21]*(1+[.$AA$3]);0))+[.$C$9]*[.D21]*([.$M$3]+[.$O$3])" office:value-type="currency" office:currency="USD" office:value="9945" calcext:value-type="currency">
            <text:p>$9,945.00</text:p>
          </table:table-cell>
          <table:table-cell table:style-name="ce80" table:formula="of:=IF(AND([.W21]=0;[.Q21]=0);IF(([.X20]+[.$M21])&gt;0;[.$M21]*(1+[.$AA$3]);0);0)+[.$K$9]*[.D21]*([.$M$3]+[.$O$3])" office:value-type="currency" office:currency="USD" office:value="0" calcext:value-type="currency">
            <text:p>$0.00</text:p>
          </table:table-cell>
          <table:table-cell table:style-name="ce76" table:formula="of:=IF(AND([.W21]=0;[.Q21]=0;[.R21]=0);IF(([.Y20]+[.$M21])&gt;0;[.$M21]*(1+[.$AA$3]);0);0)+[.$G$9]*[.E21]*([.$M$4]+[.$O$4])" office:value-type="currency" office:currency="USD" office:value="8619" calcext:value-type="currency">
            <text:p>$8,619.00</text:p>
          </table:table-cell>
          <table:table-cell table:style-name="ce80" table:formula="of:=IF(AND([.X21]=0;[.Q21]=0;[.R21]=0;[.S21]=0);IF(([.Z20]+[.$M21])&gt;0;[.$M21]*(1+[.$AA$3]);0);0)+[.$O$9]*[.E21]*([.$M$4]+[.$O$4])" office:value-type="currency" office:currency="USD" office:value="0" calcext:value-type="currency">
            <text:p>$0.00</text:p>
          </table:table-cell>
          <table:table-cell table:style-name="ce88" table:formula="of:=IF([.O21]&lt;&gt;0;(([.U20]+[.O21])*(1+[.$W$8])-([.U20]+[.O21])*[.$W$8]*[.$AA$3]);0)" office:value-type="currency" office:currency="USD" office:value="15352.56864" calcext:value-type="currency">
            <text:p>$15,352.57</text:p>
          </table:table-cell>
          <table:table-cell table:style-name="ce80" table:formula="of:=IF([.P21]&lt;&gt;0;(([.V20]+[.P21])*(1+[.$W$8])-([.V20]+[.P21])*[.$AA$8]*[.$AA$3]);0)" office:value-type="currency" office:currency="USD" office:value="21314.60096" calcext:value-type="currency">
            <text:p>$21,314.60</text:p>
          </table:table-cell>
          <table:table-cell table:style-name="ce76" table:formula="of:=IF(AND([.$O21]=0 ;[.Q21]=0);0;[.W20]*(1+[.$E$8])+[.Q21])" office:value-type="currency" office:currency="USD" office:value="253755" calcext:value-type="currency">
            <text:p>$253,755.00</text:p>
          </table:table-cell>
          <table:table-cell table:style-name="ce80" table:formula="of:=IF(AND([.O21]=0;[.Q21]=0;[.R21]=0);0;[.X20]*(1+[.$I$8])+[.R21])" office:value-type="currency" office:currency="USD" office:value="0" calcext:value-type="currency">
            <text:p>$0.00</text:p>
          </table:table-cell>
          <table:table-cell table:style-name="ce76" table:formula="of:=IF(AND([.O21]=0;[.Q21]=0;[.R21]=0;[.S21]=0);0;[.Y20]*(1+[.$M$8])+[.S21])" office:value-type="currency" office:currency="USD" office:value="109252.5" calcext:value-type="currency">
            <text:p>$109,252.50</text:p>
          </table:table-cell>
          <table:table-cell table:style-name="ce80" table:formula="of:=IF(AND([.O21]=0;[.Q21]=0;[.R21]=0;[.S21]=0;[.T21]=0);0;[.Z20]*(1+[.$Q$8])+[.T21])" office:value-type="currency" office:currency="USD" office:value="0" calcext:value-type="currency">
            <text:p>$0.00</text:p>
          </table:table-cell>
          <table:table-cell table:style-name="ce63" table:formula="of:=IF(([.A21]-[.$A$20])&lt;[.$AE$8];[.AA20]*(1+[.$Y$3]);0)" office:value-type="currency" office:currency="USD" office:value="209715.2" calcext:value-type="currency">
            <text:p>$209,715</text:p>
          </table:table-cell>
          <table:table-cell table:style-name="ce68" table:formula="of:=IF(([.A21]-[.$A$20])&lt;[.$AI$8];[.AB20]*(1+[.$Y$3]);0)" office:value-type="currency" office:currency="USD" office:value="0" calcext:value-type="currency">
            <text:p>$0</text:p>
          </table:table-cell>
          <table:table-cell table:style-name="ce93" table:formula="of:=SUM([.U21:.AB21])+[.N21]" office:value-type="currency" office:currency="USD" office:value="619389.8696" calcext:value-type="currency">
            <text:p>$619,390</text:p>
          </table:table-cell>
          <table:table-cell table:style-name="ce99" table:formula="of:=[.AD20]+1" office:value-type="float" office:value="2027" calcext:value-type="float">
            <text:p>2027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1]+1" office:value-type="float" office:value="2028" calcext:value-type="float">
            <text:p>2028</text:p>
          </table:table-cell>
          <table:table-cell table:style-name="ce33" table:formula="of:=[.B21]+1" office:value-type="float" office:value="52" calcext:value-type="float">
            <text:p>52</text:p>
          </table:table-cell>
          <table:table-cell table:style-name="ce44" table:formula="of:=IF([.$C$4]&lt;&gt;&quot;&quot;;[.C21]+1;0)" office:value-type="float" office:value="52" calcext:value-type="float">
            <text:p>52</text:p>
          </table:table-cell>
          <table:table-cell table:style-name="ce54" table:formula="of:=IF([.B22]&lt;=[.$E$3];[.$G$3];0)*(1+[.$I$3])^([.A22]-[.$A$20])" office:value-type="currency" office:currency="USD" office:value="78030" calcext:value-type="currency">
            <text:p>$78,030</text:p>
          </table:table-cell>
          <table:table-cell table:style-name="ce63" table:formula="of:=IF([.C22]&lt;=[.$E$4];[.$G$4];0)*(1+[.$I$4])^([.A22]-[.$A$20])" office:value-type="currency" office:currency="USD" office:value="67626" calcext:value-type="currency">
            <text:p>$67,626</text:p>
          </table:table-cell>
          <table:table-cell table:style-name="ce68" table:formula="of:=SUM([.D22:.E22])" office:value-type="currency" office:currency="USD" office:value="145656" calcext:value-type="currency">
            <text:p>$145,656</text:p>
          </table:table-cell>
          <table:table-cell table:style-name="ce63" table:formula="of:=IF([.B22]&gt;[.$S$3];[.$Q$3]*12)" office:value-type="currency" office:currency="USD" office:value="0" calcext:value-type="currency">
            <text:p>$0</text:p>
          </table:table-cell>
          <table:table-cell table:style-name="ce68" table:formula="of:=IF([.C22]&gt;[.$S$4];[.$Q$4]*12)" office:value-type="currency" office:currency="USD" office:value="0" calcext:value-type="currency">
            <text:p>$0</text:p>
          </table:table-cell>
          <table:table-cell table:style-name="ce63" table:formula="of:=IF([.B22]&gt;[.$W$3];[.$U$3]*12)" office:value-type="currency" office:currency="USD" office:value="0" calcext:value-type="currency">
            <text:p>$0</text:p>
          </table:table-cell>
          <table:table-cell table:style-name="ce68" table:formula="of:=IF([.C22]&gt;[.$W$4];[.$U$4]*12)" office:value-type="currency" office:currency="USD" office:value="0" calcext:value-type="currency">
            <text:p>$0</text:p>
          </table:table-cell>
          <table:table-cell table:style-name="ce73" table:formula="of:=SUM([.F22:.J22])" office:value-type="currency" office:currency="USD" office:value="145656" calcext:value-type="currency">
            <text:p>$145,656</text:p>
          </table:table-cell>
          <table:table-cell table:style-name="ce54" table:formula="of:=((SUM([.$C$13:.$AE$13])+SUM([.$C$14:.$AE$14])*12-IF([.B22]&gt;[.$E$3];[.$U$13];0)-IF([.C22]&gt;[.$E$4];[.$W$13];0)+IF(AND([.B22]&gt;[.$E$3];[.C22]&gt;[.$E$4]);[.$AG$14]*12;0))*IF(AND([.B22]&gt;[.$E$3];[.C22]&gt;[.$E$4]);[.$AI$3];1))*((1+[.$Y$3])^([.A22]-[.$A$20]))" office:value-type="currency" office:currency="USD" office:value="141400.4736" calcext:value-type="currency">
            <text:p>$141,400</text:p>
          </table:table-cell>
          <table:table-cell table:style-name="ce76" table:formula="of:=[.K22]-[.L22]+IF([.A22]-[.$A$20]=[.$AE$8];[.AA21];0)+IF([.A22]-[.$A$20]=[.$AI$8];[.AB21];0)" office:value-type="currency" office:currency="USD" office:value="4255.5264" calcext:value-type="currency">
            <text:p>$4,255.53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2]&gt;=[.$L22];([.$N21]-[.$N22]+[.$M22])*[.$AE$3];IF([.U21]+[.$M22]*[.$AE$3]&gt;0;[.$M22]*[.$AE$3];0))" office:value-type="currency" office:currency="USD" office:value="1276.65792" calcext:value-type="currency">
            <text:p>$1,276.66</text:p>
          </table:table-cell>
          <table:table-cell table:style-name="ce80" table:formula="of:=IF([.$K22]&gt;=[.$L22];([.$N21]-[.$N22]+[.$M22])*[.$AG$3];IF([.V21]+[.$M22]*[.$AG$3]&gt;0;[.$M22]*[.$AG$3];0))" office:value-type="currency" office:currency="USD" office:value="2978.86848" calcext:value-type="currency">
            <text:p>$2,978.87</text:p>
          </table:table-cell>
          <table:table-cell table:style-name="ce76" table:formula="of:=IF([.U22]&gt;0;0;IF(([.W21]+[.$M22])&gt;0;[.$M22]*(1+[.$AA$3]);0))+[.$C$9]*[.D22]*([.$M$3]+[.$O$3])" office:value-type="currency" office:currency="USD" office:value="10143.9" calcext:value-type="currency">
            <text:p>$10,143.90</text:p>
          </table:table-cell>
          <table:table-cell table:style-name="ce80" table:formula="of:=IF(AND([.W22]=0;[.Q22]=0);IF(([.X21]+[.$M22])&gt;0;[.$M22]*(1+[.$AA$3]);0);0)+[.$K$9]*[.D22]*([.$M$3]+[.$O$3])" office:value-type="currency" office:currency="USD" office:value="0" calcext:value-type="currency">
            <text:p>$0.00</text:p>
          </table:table-cell>
          <table:table-cell table:style-name="ce76" table:formula="of:=IF(AND([.W22]=0;[.Q22]=0;[.R22]=0);IF(([.Y21]+[.$M22])&gt;0;[.$M22]*(1+[.$AA$3]);0);0)+[.$G$9]*[.E22]*([.$M$4]+[.$O$4])" office:value-type="currency" office:currency="USD" office:value="8791.38" calcext:value-type="currency">
            <text:p>$8,791.38</text:p>
          </table:table-cell>
          <table:table-cell table:style-name="ce80" table:formula="of:=IF(AND([.X22]=0;[.Q22]=0;[.R22]=0;[.S22]=0);IF(([.Z21]+[.$M22])&gt;0;[.$M22]*(1+[.$AA$3]);0);0)+[.$O$9]*[.E22]*([.$M$4]+[.$O$4])" office:value-type="currency" office:currency="USD" office:value="0" calcext:value-type="currency">
            <text:p>$0.00</text:p>
          </table:table-cell>
          <table:table-cell table:style-name="ce88" table:formula="of:=IF([.O22]&lt;&gt;0;(([.U21]+[.O22])*(1+[.$W$8])-([.U21]+[.O22])*[.$W$8]*[.$AA$3]);0)" office:value-type="currency" office:currency="USD" office:value="17161.36180992" calcext:value-type="currency">
            <text:p>$17,161.36</text:p>
          </table:table-cell>
          <table:table-cell table:style-name="ce80" table:formula="of:=IF([.P22]&lt;&gt;0;(([.V21]+[.P22])*(1+[.$W$8])-([.V21]+[.P22])*[.$AA$8]*[.$AA$3]);0)" office:value-type="currency" office:currency="USD" office:value="24876.51270656" calcext:value-type="currency">
            <text:p>$24,876.51</text:p>
          </table:table-cell>
          <table:table-cell table:style-name="ce76" table:formula="of:=IF(AND([.$O22]=0 ;[.Q22]=0);0;[.W21]*(1+[.$E$8])+[.Q22])" office:value-type="currency" office:currency="USD" office:value="284199.3" calcext:value-type="currency">
            <text:p>$284,199.30</text:p>
          </table:table-cell>
          <table:table-cell table:style-name="ce80" table:formula="of:=IF(AND([.O22]=0;[.Q22]=0;[.R22]=0);0;[.X21]*(1+[.$I$8])+[.R22])" office:value-type="currency" office:currency="USD" office:value="0" calcext:value-type="currency">
            <text:p>$0.00</text:p>
          </table:table-cell>
          <table:table-cell table:style-name="ce76" table:formula="of:=IF(AND([.O22]=0;[.Q22]=0;[.R22]=0;[.S22]=0);0;[.Y21]*(1+[.$M$8])+[.S22])" office:value-type="currency" office:currency="USD" office:value="125691.555" calcext:value-type="currency">
            <text:p>$125,691.56</text:p>
          </table:table-cell>
          <table:table-cell table:style-name="ce80" table:formula="of:=IF(AND([.O22]=0;[.Q22]=0;[.R22]=0;[.S22]=0;[.T22]=0);0;[.Z21]*(1+[.$Q$8])+[.T22])" office:value-type="currency" office:currency="USD" office:value="0" calcext:value-type="currency">
            <text:p>$0.00</text:p>
          </table:table-cell>
          <table:table-cell table:style-name="ce63" table:formula="of:=IF(([.A22]-[.$A$20])&lt;[.$AE$8];[.AA21]*(1+[.$Y$3]);0)" office:value-type="currency" office:currency="USD" office:value="214748.3648" calcext:value-type="currency">
            <text:p>$214,748</text:p>
          </table:table-cell>
          <table:table-cell table:style-name="ce68" table:formula="of:=IF(([.A22]-[.$A$20])&lt;[.$AI$8];[.AB21]*(1+[.$Y$3]);0)" office:value-type="currency" office:currency="USD" office:value="0" calcext:value-type="currency">
            <text:p>$0</text:p>
          </table:table-cell>
          <table:table-cell table:style-name="ce93" table:formula="of:=SUM([.U22:.AB22])+[.N22]" office:value-type="currency" office:currency="USD" office:value="676677.09431648" calcext:value-type="currency">
            <text:p>$676,677</text:p>
          </table:table-cell>
          <table:table-cell table:style-name="ce99" table:formula="of:=[.AD21]+1" office:value-type="float" office:value="2028" calcext:value-type="float">
            <text:p>2028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2]+1" office:value-type="float" office:value="2029" calcext:value-type="float">
            <text:p>2029</text:p>
          </table:table-cell>
          <table:table-cell table:style-name="ce33" table:formula="of:=[.B22]+1" office:value-type="float" office:value="53" calcext:value-type="float">
            <text:p>53</text:p>
          </table:table-cell>
          <table:table-cell table:style-name="ce44" table:formula="of:=IF([.$C$4]&lt;&gt;&quot;&quot;;[.C22]+1;0)" office:value-type="float" office:value="53" calcext:value-type="float">
            <text:p>53</text:p>
          </table:table-cell>
          <table:table-cell table:style-name="ce54" table:formula="of:=IF([.B23]&lt;=[.$E$3];[.$G$3];0)*(1+[.$I$3])^([.A23]-[.$A$20])" office:value-type="currency" office:currency="USD" office:value="79590.6" calcext:value-type="currency">
            <text:p>$79,591</text:p>
          </table:table-cell>
          <table:table-cell table:style-name="ce63" table:formula="of:=IF([.C23]&lt;=[.$E$4];[.$G$4];0)*(1+[.$I$4])^([.A23]-[.$A$20])" office:value-type="currency" office:currency="USD" office:value="68978.52" calcext:value-type="currency">
            <text:p>$68,979</text:p>
          </table:table-cell>
          <table:table-cell table:style-name="ce68" table:formula="of:=SUM([.D23:.E23])" office:value-type="currency" office:currency="USD" office:value="148569.12" calcext:value-type="currency">
            <text:p>$148,569</text:p>
          </table:table-cell>
          <table:table-cell table:style-name="ce63" table:formula="of:=IF([.B23]&gt;[.$S$3];[.$Q$3]*12)" office:value-type="currency" office:currency="USD" office:value="0" calcext:value-type="currency">
            <text:p>$0</text:p>
          </table:table-cell>
          <table:table-cell table:style-name="ce68" table:formula="of:=IF([.C23]&gt;[.$S$4];[.$Q$4]*12)" office:value-type="currency" office:currency="USD" office:value="0" calcext:value-type="currency">
            <text:p>$0</text:p>
          </table:table-cell>
          <table:table-cell table:style-name="ce63" table:formula="of:=IF([.B23]&gt;[.$W$3];[.$U$3]*12)" office:value-type="currency" office:currency="USD" office:value="0" calcext:value-type="currency">
            <text:p>$0</text:p>
          </table:table-cell>
          <table:table-cell table:style-name="ce68" table:formula="of:=IF([.C23]&gt;[.$W$4];[.$U$4]*12)" office:value-type="currency" office:currency="USD" office:value="0" calcext:value-type="currency">
            <text:p>$0</text:p>
          </table:table-cell>
          <table:table-cell table:style-name="ce73" table:formula="of:=SUM([.F23:.J23])" office:value-type="currency" office:currency="USD" office:value="148569.12" calcext:value-type="currency">
            <text:p>$148,569</text:p>
          </table:table-cell>
          <table:table-cell table:style-name="ce54" table:formula="of:=((SUM([.$C$13:.$AE$13])+SUM([.$C$14:.$AE$14])*12-IF([.B23]&gt;[.$E$3];[.$U$13];0)-IF([.C23]&gt;[.$E$4];[.$W$13];0)+IF(AND([.B23]&gt;[.$E$3];[.C23]&gt;[.$E$4]);[.$AG$14]*12;0))*IF(AND([.B23]&gt;[.$E$3];[.C23]&gt;[.$E$4]);[.$AI$3];1))*((1+[.$Y$3])^([.A23]-[.$A$20]))" office:value-type="currency" office:currency="USD" office:value="144794.0849664" calcext:value-type="currency">
            <text:p>$144,794</text:p>
          </table:table-cell>
          <table:table-cell table:style-name="ce76" table:formula="of:=[.K23]-[.L23]+IF([.A23]-[.$A$20]=[.$AE$8];[.AA22];0)+IF([.A23]-[.$A$20]=[.$AI$8];[.AB22];0)" office:value-type="currency" office:currency="USD" office:value="3775.0350336" calcext:value-type="currency">
            <text:p>$3,775.0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3]&gt;=[.$L23];([.$N22]-[.$N23]+[.$M23])*[.$AE$3];IF([.U22]+[.$M23]*[.$AE$3]&gt;0;[.$M23]*[.$AE$3];0))" office:value-type="currency" office:currency="USD" office:value="1132.51051008" calcext:value-type="currency">
            <text:p>$1,132.51</text:p>
          </table:table-cell>
          <table:table-cell table:style-name="ce80" table:formula="of:=IF([.$K23]&gt;=[.$L23];([.$N22]-[.$N23]+[.$M23])*[.$AG$3];IF([.V22]+[.$M23]*[.$AG$3]&gt;0;[.$M23]*[.$AG$3];0))" office:value-type="currency" office:currency="USD" office:value="2642.52452352" calcext:value-type="currency">
            <text:p>$2,642.52</text:p>
          </table:table-cell>
          <table:table-cell table:style-name="ce76" table:formula="of:=IF([.U23]&gt;0;0;IF(([.W22]+[.$M23])&gt;0;[.$M23]*(1+[.$AA$3]);0))+[.$C$9]*[.D23]*([.$M$3]+[.$O$3])" office:value-type="currency" office:currency="USD" office:value="10346.778" calcext:value-type="currency">
            <text:p>$10,346.78</text:p>
          </table:table-cell>
          <table:table-cell table:style-name="ce80" table:formula="of:=IF(AND([.W23]=0;[.Q23]=0);IF(([.X22]+[.$M23])&gt;0;[.$M23]*(1+[.$AA$3]);0);0)+[.$K$9]*[.D23]*([.$M$3]+[.$O$3])" office:value-type="currency" office:currency="USD" office:value="0" calcext:value-type="currency">
            <text:p>$0.00</text:p>
          </table:table-cell>
          <table:table-cell table:style-name="ce76" table:formula="of:=IF(AND([.W23]=0;[.Q23]=0;[.R23]=0);IF(([.Y22]+[.$M23])&gt;0;[.$M23]*(1+[.$AA$3]);0);0)+[.$G$9]*[.E23]*([.$M$4]+[.$O$4])" office:value-type="currency" office:currency="USD" office:value="8967.2076" calcext:value-type="currency">
            <text:p>$8,967.21</text:p>
          </table:table-cell>
          <table:table-cell table:style-name="ce80" table:formula="of:=IF(AND([.X23]=0;[.Q23]=0;[.R23]=0;[.S23]=0);IF(([.Z22]+[.$M23])&gt;0;[.$M23]*(1+[.$AA$3]);0);0)+[.$O$9]*[.E23]*([.$M$4]+[.$O$4])" office:value-type="currency" office:currency="USD" office:value="0" calcext:value-type="currency">
            <text:p>$0.00</text:p>
          </table:table-cell>
          <table:table-cell table:style-name="ce88" table:formula="of:=IF([.O23]&lt;&gt;0;(([.U22]+[.O23])*(1+[.$W$8])-([.U22]+[.O23])*[.$W$8]*[.$AA$3]);0)" office:value-type="currency" office:currency="USD" office:value="18879.27623424" calcext:value-type="currency">
            <text:p>$18,879.28</text:p>
          </table:table-cell>
          <table:table-cell table:style-name="ce80" table:formula="of:=IF([.P23]&lt;&gt;0;(([.V22]+[.P23])*(1+[.$W$8])-([.V22]+[.P23])*[.$AA$8]*[.$AA$3]);0)" office:value-type="currency" office:currency="USD" office:value="28179.4941236019" calcext:value-type="currency">
            <text:p>$28,179.49</text:p>
          </table:table-cell>
          <table:table-cell table:style-name="ce76" table:formula="of:=IF(AND([.$O23]=0 ;[.Q23]=0);0;[.W22]*(1+[.$E$8])+[.Q23])" office:value-type="currency" office:currency="USD" office:value="317282.022" calcext:value-type="currency">
            <text:p>$317,282.02</text:p>
          </table:table-cell>
          <table:table-cell table:style-name="ce80" table:formula="of:=IF(AND([.O23]=0;[.Q23]=0;[.R23]=0);0;[.X22]*(1+[.$I$8])+[.R23])" office:value-type="currency" office:currency="USD" office:value="0" calcext:value-type="currency">
            <text:p>$0.00</text:p>
          </table:table-cell>
          <table:table-cell table:style-name="ce76" table:formula="of:=IF(AND([.O23]=0;[.Q23]=0;[.R23]=0;[.S23]=0);0;[.Y22]*(1+[.$M$8])+[.S23])" office:value-type="currency" office:currency="USD" office:value="143457.17145" calcext:value-type="currency">
            <text:p>$143,457.17</text:p>
          </table:table-cell>
          <table:table-cell table:style-name="ce80" table:formula="of:=IF(AND([.O23]=0;[.Q23]=0;[.R23]=0;[.S23]=0;[.T23]=0);0;[.Z22]*(1+[.$Q$8])+[.T23])" office:value-type="currency" office:currency="USD" office:value="0" calcext:value-type="currency">
            <text:p>$0.00</text:p>
          </table:table-cell>
          <table:table-cell table:style-name="ce63" table:formula="of:=IF(([.A23]-[.$A$20])&lt;[.$AE$8];[.AA22]*(1+[.$Y$3]);0)" office:value-type="currency" office:currency="USD" office:value="219902.3255552" calcext:value-type="currency">
            <text:p>$219,902</text:p>
          </table:table-cell>
          <table:table-cell table:style-name="ce68" table:formula="of:=IF(([.A23]-[.$A$20])&lt;[.$AI$8];[.AB22]*(1+[.$Y$3]);0)" office:value-type="currency" office:currency="USD" office:value="0" calcext:value-type="currency">
            <text:p>$0</text:p>
          </table:table-cell>
          <table:table-cell table:style-name="ce93" table:formula="of:=SUM([.U23:.AB23])+[.N23]" office:value-type="currency" office:currency="USD" office:value="737700.289363042" calcext:value-type="currency">
            <text:p>$737,700</text:p>
          </table:table-cell>
          <table:table-cell table:style-name="ce99" table:formula="of:=[.AD22]+1" office:value-type="float" office:value="2029" calcext:value-type="float">
            <text:p>2029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3]+1" office:value-type="float" office:value="2030" calcext:value-type="float">
            <text:p>2030</text:p>
          </table:table-cell>
          <table:table-cell table:style-name="ce33" table:formula="of:=[.B23]+1" office:value-type="float" office:value="54" calcext:value-type="float">
            <text:p>54</text:p>
          </table:table-cell>
          <table:table-cell table:style-name="ce44" table:formula="of:=IF([.$C$4]&lt;&gt;&quot;&quot;;[.C23]+1;0)" office:value-type="float" office:value="54" calcext:value-type="float">
            <text:p>54</text:p>
          </table:table-cell>
          <table:table-cell table:style-name="ce54" table:formula="of:=IF([.B24]&lt;=[.$E$3];[.$G$3];0)*(1+[.$I$3])^([.A24]-[.$A$20])" office:value-type="currency" office:currency="USD" office:value="81182.412" calcext:value-type="currency">
            <text:p>$81,182</text:p>
          </table:table-cell>
          <table:table-cell table:style-name="ce63" table:formula="of:=IF([.C24]&lt;=[.$E$4];[.$G$4];0)*(1+[.$I$4])^([.A24]-[.$A$20])" office:value-type="currency" office:currency="USD" office:value="70358.0904" calcext:value-type="currency">
            <text:p>$70,358</text:p>
          </table:table-cell>
          <table:table-cell table:style-name="ce68" table:formula="of:=SUM([.D24:.E24])" office:value-type="currency" office:currency="USD" office:value="151540.5024" calcext:value-type="currency">
            <text:p>$151,541</text:p>
          </table:table-cell>
          <table:table-cell table:style-name="ce63" table:formula="of:=IF([.B24]&gt;[.$S$3];[.$Q$3]*12)" office:value-type="currency" office:currency="USD" office:value="0" calcext:value-type="currency">
            <text:p>$0</text:p>
          </table:table-cell>
          <table:table-cell table:style-name="ce68" table:formula="of:=IF([.C24]&gt;[.$S$4];[.$Q$4]*12)" office:value-type="currency" office:currency="USD" office:value="0" calcext:value-type="currency">
            <text:p>$0</text:p>
          </table:table-cell>
          <table:table-cell table:style-name="ce63" table:formula="of:=IF([.B24]&gt;[.$W$3];[.$U$3]*12)" office:value-type="currency" office:currency="USD" office:value="0" calcext:value-type="currency">
            <text:p>$0</text:p>
          </table:table-cell>
          <table:table-cell table:style-name="ce68" table:formula="of:=IF([.C24]&gt;[.$W$4];[.$U$4]*12)" office:value-type="currency" office:currency="USD" office:value="0" calcext:value-type="currency">
            <text:p>$0</text:p>
          </table:table-cell>
          <table:table-cell table:style-name="ce73" table:formula="of:=SUM([.F24:.J24])" office:value-type="currency" office:currency="USD" office:value="151540.5024" calcext:value-type="currency">
            <text:p>$151,541</text:p>
          </table:table-cell>
          <table:table-cell table:style-name="ce54" table:formula="of:=((SUM([.$C$13:.$AE$13])+SUM([.$C$14:.$AE$14])*12-IF([.B24]&gt;[.$E$3];[.$U$13];0)-IF([.C24]&gt;[.$E$4];[.$W$13];0)+IF(AND([.B24]&gt;[.$E$3];[.C24]&gt;[.$E$4]);[.$AG$14]*12;0))*IF(AND([.B24]&gt;[.$E$3];[.C24]&gt;[.$E$4]);[.$AI$3];1))*((1+[.$Y$3])^([.A24]-[.$A$20]))" office:value-type="currency" office:currency="USD" office:value="148269.143005594" calcext:value-type="currency">
            <text:p>$148,269</text:p>
          </table:table-cell>
          <table:table-cell table:style-name="ce76" table:formula="of:=[.K24]-[.L24]+IF([.A24]-[.$A$20]=[.$AE$8];[.AA23];0)+IF([.A24]-[.$A$20]=[.$AI$8];[.AB23];0)" office:value-type="currency" office:currency="USD" office:value="3271.35939440638" calcext:value-type="currency">
            <text:p>$3,271.36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4]&gt;=[.$L24];([.$N23]-[.$N24]+[.$M24])*[.$AE$3];IF([.U23]+[.$M24]*[.$AE$3]&gt;0;[.$M24]*[.$AE$3];0))" office:value-type="currency" office:currency="USD" office:value="981.407818321913" calcext:value-type="currency">
            <text:p>$981.41</text:p>
          </table:table-cell>
          <table:table-cell table:style-name="ce80" table:formula="of:=IF([.$K24]&gt;=[.$L24];([.$N23]-[.$N24]+[.$M24])*[.$AG$3];IF([.V23]+[.$M24]*[.$AG$3]&gt;0;[.$M24]*[.$AG$3];0))" office:value-type="currency" office:currency="USD" office:value="2289.95157608446" calcext:value-type="currency">
            <text:p>$2,289.95</text:p>
          </table:table-cell>
          <table:table-cell table:style-name="ce76" table:formula="of:=IF([.U24]&gt;0;0;IF(([.W23]+[.$M24])&gt;0;[.$M24]*(1+[.$AA$3]);0))+[.$C$9]*[.D24]*([.$M$3]+[.$O$3])" office:value-type="currency" office:currency="USD" office:value="10553.71356" calcext:value-type="currency">
            <text:p>$10,553.71</text:p>
          </table:table-cell>
          <table:table-cell table:style-name="ce80" table:formula="of:=IF(AND([.W24]=0;[.Q24]=0);IF(([.X23]+[.$M24])&gt;0;[.$M24]*(1+[.$AA$3]);0);0)+[.$K$9]*[.D24]*([.$M$3]+[.$O$3])" office:value-type="currency" office:currency="USD" office:value="0" calcext:value-type="currency">
            <text:p>$0.00</text:p>
          </table:table-cell>
          <table:table-cell table:style-name="ce76" table:formula="of:=IF(AND([.W24]=0;[.Q24]=0;[.R24]=0);IF(([.Y23]+[.$M24])&gt;0;[.$M24]*(1+[.$AA$3]);0);0)+[.$G$9]*[.E24]*([.$M$4]+[.$O$4])" office:value-type="currency" office:currency="USD" office:value="9146.551752" calcext:value-type="currency">
            <text:p>$9,146.55</text:p>
          </table:table-cell>
          <table:table-cell table:style-name="ce80" table:formula="of:=IF(AND([.X24]=0;[.Q24]=0;[.R24]=0;[.S24]=0);IF(([.Z23]+[.$M24])&gt;0;[.$M24]*(1+[.$AA$3]);0);0)+[.$O$9]*[.E24]*([.$M$4]+[.$O$4])" office:value-type="currency" office:currency="USD" office:value="0" calcext:value-type="currency">
            <text:p>$0.00</text:p>
          </table:table-cell>
          <table:table-cell table:style-name="ce88" table:formula="of:=IF([.O24]&lt;&gt;0;(([.U23]+[.O24])*(1+[.$W$8])-([.U23]+[.O24])*[.$W$8]*[.$AA$3]);0)" office:value-type="currency" office:currency="USD" office:value="20496.2259422439" calcext:value-type="currency">
            <text:p>$20,496.23</text:p>
          </table:table-cell>
          <table:table-cell table:style-name="ce80" table:formula="of:=IF([.P24]&lt;&gt;0;(([.V23]+[.P24])*(1+[.$W$8])-([.V23]+[.P24])*[.$AA$8]*[.$AA$3]);0)" office:value-type="currency" office:currency="USD" office:value="31200.7123964789" calcext:value-type="currency">
            <text:p>$31,200.71</text:p>
          </table:table-cell>
          <table:table-cell table:style-name="ce76" table:formula="of:=IF(AND([.$O24]=0 ;[.Q24]=0);0;[.W23]*(1+[.$E$8])+[.Q24])" office:value-type="currency" office:currency="USD" office:value="353218.29732" calcext:value-type="currency">
            <text:p>$353,218.30</text:p>
          </table:table-cell>
          <table:table-cell table:style-name="ce80" table:formula="of:=IF(AND([.O24]=0;[.Q24]=0;[.R24]=0);0;[.X23]*(1+[.$I$8])+[.R24])" office:value-type="currency" office:currency="USD" office:value="0" calcext:value-type="currency">
            <text:p>$0.00</text:p>
          </table:table-cell>
          <table:table-cell table:style-name="ce76" table:formula="of:=IF(AND([.O24]=0;[.Q24]=0;[.R24]=0;[.S24]=0);0;[.Y23]*(1+[.$M$8])+[.S24])" office:value-type="currency" office:currency="USD" office:value="162645.7252035" calcext:value-type="currency">
            <text:p>$162,645.73</text:p>
          </table:table-cell>
          <table:table-cell table:style-name="ce80" table:formula="of:=IF(AND([.O24]=0;[.Q24]=0;[.R24]=0;[.S24]=0;[.T24]=0);0;[.Z23]*(1+[.$Q$8])+[.T24])" office:value-type="currency" office:currency="USD" office:value="0" calcext:value-type="currency">
            <text:p>$0.00</text:p>
          </table:table-cell>
          <table:table-cell table:style-name="ce63" table:formula="of:=IF(([.A24]-[.$A$20])&lt;[.$AE$8];[.AA23]*(1+[.$Y$3]);0)" office:value-type="currency" office:currency="USD" office:value="225179.981368525" calcext:value-type="currency">
            <text:p>$225,180</text:p>
          </table:table-cell>
          <table:table-cell table:style-name="ce68" table:formula="of:=IF(([.A24]-[.$A$20])&lt;[.$AI$8];[.AB23]*(1+[.$Y$3]);0)" office:value-type="currency" office:currency="USD" office:value="0" calcext:value-type="currency">
            <text:p>$0</text:p>
          </table:table-cell>
          <table:table-cell table:style-name="ce93" table:formula="of:=SUM([.U24:.AB24])+[.N24]" office:value-type="currency" office:currency="USD" office:value="802740.942230748" calcext:value-type="currency">
            <text:p>$802,741</text:p>
          </table:table-cell>
          <table:table-cell table:style-name="ce99" table:formula="of:=[.AD23]+1" office:value-type="float" office:value="2030" calcext:value-type="float">
            <text:p>2030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4]+1" office:value-type="float" office:value="2031" calcext:value-type="float">
            <text:p>2031</text:p>
          </table:table-cell>
          <table:table-cell table:style-name="ce33" table:formula="of:=[.B24]+1" office:value-type="float" office:value="55" calcext:value-type="float">
            <text:p>55</text:p>
          </table:table-cell>
          <table:table-cell table:style-name="ce44" table:formula="of:=IF([.$C$4]&lt;&gt;&quot;&quot;;[.C24]+1;0)" office:value-type="float" office:value="55" calcext:value-type="float">
            <text:p>55</text:p>
          </table:table-cell>
          <table:table-cell table:style-name="ce54" table:formula="of:=IF([.B25]&lt;=[.$E$3];[.$G$3];0)*(1+[.$I$3])^([.A25]-[.$A$20])" office:value-type="currency" office:currency="USD" office:value="82806.06024" calcext:value-type="currency">
            <text:p>$82,806</text:p>
          </table:table-cell>
          <table:table-cell table:style-name="ce63" table:formula="of:=IF([.C25]&lt;=[.$E$4];[.$G$4];0)*(1+[.$I$4])^([.A25]-[.$A$20])" office:value-type="currency" office:currency="USD" office:value="71765.252208" calcext:value-type="currency">
            <text:p>$71,765</text:p>
          </table:table-cell>
          <table:table-cell table:style-name="ce68" table:formula="of:=SUM([.D25:.E25])" office:value-type="currency" office:currency="USD" office:value="154571.312448" calcext:value-type="currency">
            <text:p>$154,571</text:p>
          </table:table-cell>
          <table:table-cell table:style-name="ce63" table:formula="of:=IF([.B25]&gt;[.$S$3];[.$Q$3]*12)" office:value-type="currency" office:currency="USD" office:value="0" calcext:value-type="currency">
            <text:p>$0</text:p>
          </table:table-cell>
          <table:table-cell table:style-name="ce68" table:formula="of:=IF([.C25]&gt;[.$S$4];[.$Q$4]*12)" office:value-type="currency" office:currency="USD" office:value="0" calcext:value-type="currency">
            <text:p>$0</text:p>
          </table:table-cell>
          <table:table-cell table:style-name="ce63" table:formula="of:=IF([.B25]&gt;[.$W$3];[.$U$3]*12)" office:value-type="currency" office:currency="USD" office:value="0" calcext:value-type="currency">
            <text:p>$0</text:p>
          </table:table-cell>
          <table:table-cell table:style-name="ce68" table:formula="of:=IF([.C25]&gt;[.$W$4];[.$U$4]*12)" office:value-type="currency" office:currency="USD" office:value="0" calcext:value-type="currency">
            <text:p>$0</text:p>
          </table:table-cell>
          <table:table-cell table:style-name="ce73" table:formula="of:=SUM([.F25:.J25])" office:value-type="currency" office:currency="USD" office:value="154571.312448" calcext:value-type="currency">
            <text:p>$154,571</text:p>
          </table:table-cell>
          <table:table-cell table:style-name="ce54" table:formula="of:=((SUM([.$C$13:.$AE$13])+SUM([.$C$14:.$AE$14])*12-IF([.B25]&gt;[.$E$3];[.$U$13];0)-IF([.C25]&gt;[.$E$4];[.$W$13];0)+IF(AND([.B25]&gt;[.$E$3];[.C25]&gt;[.$E$4]);[.$AG$14]*12;0))*IF(AND([.B25]&gt;[.$E$3];[.C25]&gt;[.$E$4]);[.$AI$3];1))*((1+[.$Y$3])^([.A25]-[.$A$20]))" office:value-type="currency" office:currency="USD" office:value="151827.602437728" calcext:value-type="currency">
            <text:p>$151,828</text:p>
          </table:table-cell>
          <table:table-cell table:style-name="ce76" table:formula="of:=[.K25]-[.L25]+IF([.A25]-[.$A$20]=[.$AE$8];[.AA24];0)+IF([.A25]-[.$A$20]=[.$AI$8];[.AB24];0)" office:value-type="currency" office:currency="USD" office:value="2743.71001027216" calcext:value-type="currency">
            <text:p>$2,743.71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5]&gt;=[.$L25];([.$N24]-[.$N25]+[.$M25])*[.$AE$3];IF([.U24]+[.$M25]*[.$AE$3]&gt;0;[.$M25]*[.$AE$3];0))" office:value-type="currency" office:currency="USD" office:value="823.113003081648" calcext:value-type="currency">
            <text:p>$823.11</text:p>
          </table:table-cell>
          <table:table-cell table:style-name="ce80" table:formula="of:=IF([.$K25]&gt;=[.$L25];([.$N24]-[.$N25]+[.$M25])*[.$AG$3];IF([.V24]+[.$M25]*[.$AG$3]&gt;0;[.$M25]*[.$AG$3];0))" office:value-type="currency" office:currency="USD" office:value="1920.59700719051" calcext:value-type="currency">
            <text:p>$1,920.60</text:p>
          </table:table-cell>
          <table:table-cell table:style-name="ce76" table:formula="of:=IF([.U25]&gt;0;0;IF(([.W24]+[.$M25])&gt;0;[.$M25]*(1+[.$AA$3]);0))+[.$C$9]*[.D25]*([.$M$3]+[.$O$3])" office:value-type="currency" office:currency="USD" office:value="10764.7878312" calcext:value-type="currency">
            <text:p>$10,764.79</text:p>
          </table:table-cell>
          <table:table-cell table:style-name="ce80" table:formula="of:=IF(AND([.W25]=0;[.Q25]=0);IF(([.X24]+[.$M25])&gt;0;[.$M25]*(1+[.$AA$3]);0);0)+[.$K$9]*[.D25]*([.$M$3]+[.$O$3])" office:value-type="currency" office:currency="USD" office:value="0" calcext:value-type="currency">
            <text:p>$0.00</text:p>
          </table:table-cell>
          <table:table-cell table:style-name="ce76" table:formula="of:=IF(AND([.W25]=0;[.Q25]=0;[.R25]=0);IF(([.Y24]+[.$M25])&gt;0;[.$M25]*(1+[.$AA$3]);0);0)+[.$G$9]*[.E25]*([.$M$4]+[.$O$4])" office:value-type="currency" office:currency="USD" office:value="9329.48278704" calcext:value-type="currency">
            <text:p>$9,329.48</text:p>
          </table:table-cell>
          <table:table-cell table:style-name="ce80" table:formula="of:=IF(AND([.X25]=0;[.Q25]=0;[.R25]=0;[.S25]=0);IF(([.Z24]+[.$M25])&gt;0;[.$M25]*(1+[.$AA$3]);0);0)+[.$O$9]*[.E25]*([.$M$4]+[.$O$4])" office:value-type="currency" office:currency="USD" office:value="0" calcext:value-type="currency">
            <text:p>$0.00</text:p>
          </table:table-cell>
          <table:table-cell table:style-name="ce88" table:formula="of:=IF([.O25]&lt;&gt;0;(([.U24]+[.O25])*(1+[.$W$8])-([.U24]+[.O25])*[.$W$8]*[.$AA$3]);0)" office:value-type="currency" office:currency="USD" office:value="22001.557791576" calcext:value-type="currency">
            <text:p>$22,001.56</text:p>
          </table:table-cell>
          <table:table-cell table:style-name="ce80" table:formula="of:=IF([.P25]&lt;&gt;0;(([.V24]+[.P25])*(1+[.$W$8])-([.V24]+[.P25])*[.$AA$8]*[.$AA$3]);0)" office:value-type="currency" office:currency="USD" office:value="33916.2208293574" calcext:value-type="currency">
            <text:p>$33,916.22</text:p>
          </table:table-cell>
          <table:table-cell table:style-name="ce76" table:formula="of:=IF(AND([.$O25]=0 ;[.Q25]=0);0;[.W24]*(1+[.$E$8])+[.Q25])" office:value-type="currency" office:currency="USD" office:value="392240.5489368" calcext:value-type="currency">
            <text:p>$392,240.55</text:p>
          </table:table-cell>
          <table:table-cell table:style-name="ce80" table:formula="of:=IF(AND([.O25]=0;[.Q25]=0;[.R25]=0);0;[.X24]*(1+[.$I$8])+[.R25])" office:value-type="currency" office:currency="USD" office:value="0" calcext:value-type="currency">
            <text:p>$0.00</text:p>
          </table:table-cell>
          <table:table-cell table:style-name="ce76" table:formula="of:=IF(AND([.O25]=0;[.Q25]=0;[.R25]=0;[.S25]=0);0;[.Y24]*(1+[.$M$8])+[.S25])" office:value-type="currency" office:currency="USD" office:value="183360.408754785" calcext:value-type="currency">
            <text:p>$183,360.41</text:p>
          </table:table-cell>
          <table:table-cell table:style-name="ce80" table:formula="of:=IF(AND([.O25]=0;[.Q25]=0;[.R25]=0;[.S25]=0;[.T25]=0);0;[.Z24]*(1+[.$Q$8])+[.T25])" office:value-type="currency" office:currency="USD" office:value="0" calcext:value-type="currency">
            <text:p>$0.00</text:p>
          </table:table-cell>
          <table:table-cell table:style-name="ce63" table:formula="of:=IF(([.A25]-[.$A$20])&lt;[.$AE$8];[.AA24]*(1+[.$Y$3]);0)" office:value-type="currency" office:currency="USD" office:value="230584.300921369" calcext:value-type="currency">
            <text:p>$230,584</text:p>
          </table:table-cell>
          <table:table-cell table:style-name="ce68" table:formula="of:=IF(([.A25]-[.$A$20])&lt;[.$AI$8];[.AB24]*(1+[.$Y$3]);0)" office:value-type="currency" office:currency="USD" office:value="0" calcext:value-type="currency">
            <text:p>$0</text:p>
          </table:table-cell>
          <table:table-cell table:style-name="ce93" table:formula="of:=SUM([.U25:.AB25])+[.N25]" office:value-type="currency" office:currency="USD" office:value="872103.037233888" calcext:value-type="currency">
            <text:p>$872,103</text:p>
          </table:table-cell>
          <table:table-cell table:style-name="ce99" table:formula="of:=[.AD24]+1" office:value-type="float" office:value="2031" calcext:value-type="float">
            <text:p>2031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5]+1" office:value-type="float" office:value="2032" calcext:value-type="float">
            <text:p>2032</text:p>
          </table:table-cell>
          <table:table-cell table:style-name="ce33" table:formula="of:=[.B25]+1" office:value-type="float" office:value="56" calcext:value-type="float">
            <text:p>56</text:p>
          </table:table-cell>
          <table:table-cell table:style-name="ce44" table:formula="of:=IF([.$C$4]&lt;&gt;&quot;&quot;;[.C25]+1;0)" office:value-type="float" office:value="56" calcext:value-type="float">
            <text:p>56</text:p>
          </table:table-cell>
          <table:table-cell table:style-name="ce54" table:formula="of:=IF([.B26]&lt;=[.$E$3];[.$G$3];0)*(1+[.$I$3])^([.A26]-[.$A$20])" office:value-type="currency" office:currency="USD" office:value="84462.1814448" calcext:value-type="currency">
            <text:p>$84,462</text:p>
          </table:table-cell>
          <table:table-cell table:style-name="ce63" table:formula="of:=IF([.C26]&lt;=[.$E$4];[.$G$4];0)*(1+[.$I$4])^([.A26]-[.$A$20])" office:value-type="currency" office:currency="USD" office:value="73200.55725216" calcext:value-type="currency">
            <text:p>$73,201</text:p>
          </table:table-cell>
          <table:table-cell table:style-name="ce68" table:formula="of:=SUM([.D26:.E26])" office:value-type="currency" office:currency="USD" office:value="157662.73869696" calcext:value-type="currency">
            <text:p>$157,663</text:p>
          </table:table-cell>
          <table:table-cell table:style-name="ce63" table:formula="of:=IF([.B26]&gt;[.$S$3];[.$Q$3]*12)" office:value-type="currency" office:currency="USD" office:value="0" calcext:value-type="currency">
            <text:p>$0</text:p>
          </table:table-cell>
          <table:table-cell table:style-name="ce68" table:formula="of:=IF([.C26]&gt;[.$S$4];[.$Q$4]*12)" office:value-type="currency" office:currency="USD" office:value="0" calcext:value-type="currency">
            <text:p>$0</text:p>
          </table:table-cell>
          <table:table-cell table:style-name="ce63" table:formula="of:=IF([.B26]&gt;[.$W$3];[.$U$3]*12)" office:value-type="currency" office:currency="USD" office:value="0" calcext:value-type="currency">
            <text:p>$0</text:p>
          </table:table-cell>
          <table:table-cell table:style-name="ce68" table:formula="of:=IF([.C26]&gt;[.$W$4];[.$U$4]*12)" office:value-type="currency" office:currency="USD" office:value="0" calcext:value-type="currency">
            <text:p>$0</text:p>
          </table:table-cell>
          <table:table-cell table:style-name="ce73" table:formula="of:=SUM([.F26:.J26])" office:value-type="currency" office:currency="USD" office:value="157662.73869696" calcext:value-type="currency">
            <text:p>$157,663</text:p>
          </table:table-cell>
          <table:table-cell table:style-name="ce54" table:formula="of:=((SUM([.$C$13:.$AE$13])+SUM([.$C$14:.$AE$14])*12-IF([.B26]&gt;[.$E$3];[.$U$13];0)-IF([.C26]&gt;[.$E$4];[.$W$13];0)+IF(AND([.B26]&gt;[.$E$3];[.C26]&gt;[.$E$4]);[.$AG$14]*12;0))*IF(AND([.B26]&gt;[.$E$3];[.C26]&gt;[.$E$4]);[.$AI$3];1))*((1+[.$Y$3])^([.A26]-[.$A$20]))" office:value-type="currency" office:currency="USD" office:value="155471.464896233" calcext:value-type="currency">
            <text:p>$155,471</text:p>
          </table:table-cell>
          <table:table-cell table:style-name="ce76" table:formula="of:=[.K26]-[.L26]+IF([.A26]-[.$A$20]=[.$AE$8];[.AA25];0)+IF([.A26]-[.$A$20]=[.$AI$8];[.AB25];0)" office:value-type="currency" office:currency="USD" office:value="2191.27380072672" calcext:value-type="currency">
            <text:p>$2,191.27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6]&gt;=[.$L26];([.$N25]-[.$N26]+[.$M26])*[.$AE$3];IF([.U25]+[.$M26]*[.$AE$3]&gt;0;[.$M26]*[.$AE$3];0))" office:value-type="currency" office:currency="USD" office:value="657.382140218015" calcext:value-type="currency">
            <text:p>$657.38</text:p>
          </table:table-cell>
          <table:table-cell table:style-name="ce80" table:formula="of:=IF([.$K26]&gt;=[.$L26];([.$N25]-[.$N26]+[.$M26])*[.$AG$3];IF([.V25]+[.$M26]*[.$AG$3]&gt;0;[.$M26]*[.$AG$3];0))" office:value-type="currency" office:currency="USD" office:value="1533.8916605087" calcext:value-type="currency">
            <text:p>$1,533.89</text:p>
          </table:table-cell>
          <table:table-cell table:style-name="ce76" table:formula="of:=IF([.U26]&gt;0;0;IF(([.W25]+[.$M26])&gt;0;[.$M26]*(1+[.$AA$3]);0))+[.$C$9]*[.D26]*([.$M$3]+[.$O$3])" office:value-type="currency" office:currency="USD" office:value="10980.083587824" calcext:value-type="currency">
            <text:p>$10,980.08</text:p>
          </table:table-cell>
          <table:table-cell table:style-name="ce80" table:formula="of:=IF(AND([.W26]=0;[.Q26]=0);IF(([.X25]+[.$M26])&gt;0;[.$M26]*(1+[.$AA$3]);0);0)+[.$K$9]*[.D26]*([.$M$3]+[.$O$3])" office:value-type="currency" office:currency="USD" office:value="0" calcext:value-type="currency">
            <text:p>$0.00</text:p>
          </table:table-cell>
          <table:table-cell table:style-name="ce76" table:formula="of:=IF(AND([.W26]=0;[.Q26]=0;[.R26]=0);IF(([.Y25]+[.$M26])&gt;0;[.$M26]*(1+[.$AA$3]);0);0)+[.$G$9]*[.E26]*([.$M$4]+[.$O$4])" office:value-type="currency" office:currency="USD" office:value="9516.0724427808" calcext:value-type="currency">
            <text:p>$9,516.07</text:p>
          </table:table-cell>
          <table:table-cell table:style-name="ce80" table:formula="of:=IF(AND([.X26]=0;[.Q26]=0;[.R26]=0;[.S26]=0);IF(([.Z25]+[.$M26])&gt;0;[.$M26]*(1+[.$AA$3]);0);0)+[.$O$9]*[.E26]*([.$M$4]+[.$O$4])" office:value-type="currency" office:currency="USD" office:value="0" calcext:value-type="currency">
            <text:p>$0.00</text:p>
          </table:table-cell>
          <table:table-cell table:style-name="ce88" table:formula="of:=IF([.O26]&lt;&gt;0;(([.U25]+[.O26])*(1+[.$W$8])-([.U25]+[.O26])*[.$W$8]*[.$AA$3]);0)" office:value-type="currency" office:currency="USD" office:value="23384.0260096114" calcext:value-type="currency">
            <text:p>$23,384.03</text:p>
          </table:table-cell>
          <table:table-cell table:style-name="ce80" table:formula="of:=IF([.P26]&lt;&gt;0;(([.V25]+[.P26])*(1+[.$W$8])-([.V25]+[.P26])*[.$AA$8]*[.$AA$3]);0)" office:value-type="currency" office:currency="USD" office:value="36300.9151896229" calcext:value-type="currency">
            <text:p>$36,300.92</text:p>
          </table:table-cell>
          <table:table-cell table:style-name="ce76" table:formula="of:=IF(AND([.$O26]=0 ;[.Q26]=0);0;[.W25]*(1+[.$E$8])+[.Q26])" office:value-type="currency" office:currency="USD" office:value="434599.876439568" calcext:value-type="currency">
            <text:p>$434,599.88</text:p>
          </table:table-cell>
          <table:table-cell table:style-name="ce80" table:formula="of:=IF(AND([.O26]=0;[.Q26]=0;[.R26]=0);0;[.X25]*(1+[.$I$8])+[.R26])" office:value-type="currency" office:currency="USD" office:value="0" calcext:value-type="currency">
            <text:p>$0.00</text:p>
          </table:table-cell>
          <table:table-cell table:style-name="ce76" table:formula="of:=IF(AND([.O26]=0;[.Q26]=0;[.R26]=0;[.S26]=0);0;[.Y25]*(1+[.$M$8])+[.S26])" office:value-type="currency" office:currency="USD" office:value="205711.709810401" calcext:value-type="currency">
            <text:p>$205,711.71</text:p>
          </table:table-cell>
          <table:table-cell table:style-name="ce80" table:formula="of:=IF(AND([.O26]=0;[.Q26]=0;[.R26]=0;[.S26]=0;[.T26]=0);0;[.Z25]*(1+[.$Q$8])+[.T26])" office:value-type="currency" office:currency="USD" office:value="0" calcext:value-type="currency">
            <text:p>$0.00</text:p>
          </table:table-cell>
          <table:table-cell table:style-name="ce63" table:formula="of:=IF(([.A26]-[.$A$20])&lt;[.$AE$8];[.AA25]*(1+[.$Y$3]);0)" office:value-type="currency" office:currency="USD" office:value="236118.324143482" calcext:value-type="currency">
            <text:p>$236,118</text:p>
          </table:table-cell>
          <table:table-cell table:style-name="ce68" table:formula="of:=IF(([.A26]-[.$A$20])&lt;[.$AI$8];[.AB25]*(1+[.$Y$3]);0)" office:value-type="currency" office:currency="USD" office:value="0" calcext:value-type="currency">
            <text:p>$0</text:p>
          </table:table-cell>
          <table:table-cell table:style-name="ce93" table:formula="of:=SUM([.U26:.AB26])+[.N26]" office:value-type="currency" office:currency="USD" office:value="946114.851592686" calcext:value-type="currency">
            <text:p>$946,115</text:p>
          </table:table-cell>
          <table:table-cell table:style-name="ce99" table:formula="of:=[.AD25]+1" office:value-type="float" office:value="2032" calcext:value-type="float">
            <text:p>2032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6]+1" office:value-type="float" office:value="2033" calcext:value-type="float">
            <text:p>2033</text:p>
          </table:table-cell>
          <table:table-cell table:style-name="ce33" table:formula="of:=[.B26]+1" office:value-type="float" office:value="57" calcext:value-type="float">
            <text:p>57</text:p>
          </table:table-cell>
          <table:table-cell table:style-name="ce44" table:formula="of:=IF([.$C$4]&lt;&gt;&quot;&quot;;[.C26]+1;0)" office:value-type="float" office:value="57" calcext:value-type="float">
            <text:p>57</text:p>
          </table:table-cell>
          <table:table-cell table:style-name="ce54" table:formula="of:=IF([.B27]&lt;=[.$E$3];[.$G$3];0)*(1+[.$I$3])^([.A27]-[.$A$20])" office:value-type="currency" office:currency="USD" office:value="86151.425073696" calcext:value-type="currency">
            <text:p>$86,151</text:p>
          </table:table-cell>
          <table:table-cell table:style-name="ce63" table:formula="of:=IF([.C27]&lt;=[.$E$4];[.$G$4];0)*(1+[.$I$4])^([.A27]-[.$A$20])" office:value-type="currency" office:currency="USD" office:value="74664.5683972032" calcext:value-type="currency">
            <text:p>$74,665</text:p>
          </table:table-cell>
          <table:table-cell table:style-name="ce68" table:formula="of:=SUM([.D27:.E27])" office:value-type="currency" office:currency="USD" office:value="160815.993470899" calcext:value-type="currency">
            <text:p>$160,816</text:p>
          </table:table-cell>
          <table:table-cell table:style-name="ce63" table:formula="of:=IF([.B27]&gt;[.$S$3];[.$Q$3]*12)" office:value-type="currency" office:currency="USD" office:value="0" calcext:value-type="currency">
            <text:p>$0</text:p>
          </table:table-cell>
          <table:table-cell table:style-name="ce68" table:formula="of:=IF([.C27]&gt;[.$S$4];[.$Q$4]*12)" office:value-type="currency" office:currency="USD" office:value="0" calcext:value-type="currency">
            <text:p>$0</text:p>
          </table:table-cell>
          <table:table-cell table:style-name="ce63" table:formula="of:=IF([.B27]&gt;[.$W$3];[.$U$3]*12)" office:value-type="currency" office:currency="USD" office:value="0" calcext:value-type="currency">
            <text:p>$0</text:p>
          </table:table-cell>
          <table:table-cell table:style-name="ce68" table:formula="of:=IF([.C27]&gt;[.$W$4];[.$U$4]*12)" office:value-type="currency" office:currency="USD" office:value="0" calcext:value-type="currency">
            <text:p>$0</text:p>
          </table:table-cell>
          <table:table-cell table:style-name="ce73" table:formula="of:=SUM([.F27:.J27])" office:value-type="currency" office:currency="USD" office:value="160815.993470899" calcext:value-type="currency">
            <text:p>$160,816</text:p>
          </table:table-cell>
          <table:table-cell table:style-name="ce54" table:formula="of:=((SUM([.$C$13:.$AE$13])+SUM([.$C$14:.$AE$14])*12-IF([.B27]&gt;[.$E$3];[.$U$13];0)-IF([.C27]&gt;[.$E$4];[.$W$13];0)+IF(AND([.B27]&gt;[.$E$3];[.C27]&gt;[.$E$4]);[.$AG$14]*12;0))*IF(AND([.B27]&gt;[.$E$3];[.C27]&gt;[.$E$4]);[.$AI$3];1))*((1+[.$Y$3])^([.A27]-[.$A$20]))" office:value-type="currency" office:currency="USD" office:value="159202.780053743" calcext:value-type="currency">
            <text:p>$159,203</text:p>
          </table:table-cell>
          <table:table-cell table:style-name="ce76" table:formula="of:=[.K27]-[.L27]+IF([.A27]-[.$A$20]=[.$AE$8];[.AA26];0)+IF([.A27]-[.$A$20]=[.$AI$8];[.AB26];0)" office:value-type="currency" office:currency="USD" office:value="1613.21341715628" calcext:value-type="currency">
            <text:p>$1,613.21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7]&gt;=[.$L27];([.$N26]-[.$N27]+[.$M27])*[.$AE$3];IF([.U26]+[.$M27]*[.$AE$3]&gt;0;[.$M27]*[.$AE$3];0))" office:value-type="currency" office:currency="USD" office:value="483.964025146884" calcext:value-type="currency">
            <text:p>$483.96</text:p>
          </table:table-cell>
          <table:table-cell table:style-name="ce80" table:formula="of:=IF([.$K27]&gt;=[.$L27];([.$N26]-[.$N27]+[.$M27])*[.$AG$3];IF([.V26]+[.$M27]*[.$AG$3]&gt;0;[.$M27]*[.$AG$3];0))" office:value-type="currency" office:currency="USD" office:value="1129.2493920094" calcext:value-type="currency">
            <text:p>$1,129.25</text:p>
          </table:table-cell>
          <table:table-cell table:style-name="ce76" table:formula="of:=IF([.U27]&gt;0;0;IF(([.W26]+[.$M27])&gt;0;[.$M27]*(1+[.$AA$3]);0))+[.$C$9]*[.D27]*([.$M$3]+[.$O$3])" office:value-type="currency" office:currency="USD" office:value="11199.6852595805" calcext:value-type="currency">
            <text:p>$11,199.69</text:p>
          </table:table-cell>
          <table:table-cell table:style-name="ce80" table:formula="of:=IF(AND([.W27]=0;[.Q27]=0);IF(([.X26]+[.$M27])&gt;0;[.$M27]*(1+[.$AA$3]);0);0)+[.$K$9]*[.D27]*([.$M$3]+[.$O$3])" office:value-type="currency" office:currency="USD" office:value="0" calcext:value-type="currency">
            <text:p>$0.00</text:p>
          </table:table-cell>
          <table:table-cell table:style-name="ce76" table:formula="of:=IF(AND([.W27]=0;[.Q27]=0;[.R27]=0);IF(([.Y26]+[.$M27])&gt;0;[.$M27]*(1+[.$AA$3]);0);0)+[.$G$9]*[.E27]*([.$M$4]+[.$O$4])" office:value-type="currency" office:currency="USD" office:value="9706.39389163642" calcext:value-type="currency">
            <text:p>$9,706.39</text:p>
          </table:table-cell>
          <table:table-cell table:style-name="ce80" table:formula="of:=IF(AND([.X27]=0;[.Q27]=0;[.R27]=0;[.S27]=0);IF(([.Z26]+[.$M27])&gt;0;[.$M27]*(1+[.$AA$3]);0);0)+[.$O$9]*[.E27]*([.$M$4]+[.$O$4])" office:value-type="currency" office:currency="USD" office:value="0" calcext:value-type="currency">
            <text:p>$0.00</text:p>
          </table:table-cell>
          <table:table-cell table:style-name="ce88" table:formula="of:=IF([.O27]&lt;&gt;0;(([.U26]+[.O27])*(1+[.$W$8])-([.U26]+[.O27])*[.$W$8]*[.$AA$3]);0)" office:value-type="currency" office:currency="USD" office:value="24631.7657158705" calcext:value-type="currency">
            <text:p>$24,631.77</text:p>
          </table:table-cell>
          <table:table-cell table:style-name="ce80" table:formula="of:=IF([.P27]&lt;&gt;0;(([.V26]+[.P27])*(1+[.$W$8])-([.V26]+[.P27])*[.$AA$8]*[.$AA$3]);0)" office:value-type="currency" office:currency="USD" office:value="38328.4885315915" calcext:value-type="currency">
            <text:p>$38,328.49</text:p>
          </table:table-cell>
          <table:table-cell table:style-name="ce76" table:formula="of:=IF(AND([.$O27]=0 ;[.Q27]=0);0;[.W26]*(1+[.$E$8])+[.Q27])" office:value-type="currency" office:currency="USD" office:value="480567.551814314" calcext:value-type="currency">
            <text:p>$480,567.55</text:p>
          </table:table-cell>
          <table:table-cell table:style-name="ce80" table:formula="of:=IF(AND([.O27]=0;[.Q27]=0;[.R27]=0);0;[.X26]*(1+[.$I$8])+[.R27])" office:value-type="currency" office:currency="USD" office:value="0" calcext:value-type="currency">
            <text:p>$0.00</text:p>
          </table:table-cell>
          <table:table-cell table:style-name="ce76" table:formula="of:=IF(AND([.O27]=0;[.Q27]=0;[.R27]=0;[.S27]=0);0;[.Y26]*(1+[.$M$8])+[.S27])" office:value-type="currency" office:currency="USD" office:value="229817.923388765" calcext:value-type="currency">
            <text:p>$229,817.92</text:p>
          </table:table-cell>
          <table:table-cell table:style-name="ce80" table:formula="of:=IF(AND([.O27]=0;[.Q27]=0;[.R27]=0;[.S27]=0;[.T27]=0);0;[.Z26]*(1+[.$Q$8])+[.T27])" office:value-type="currency" office:currency="USD" office:value="0" calcext:value-type="currency">
            <text:p>$0.00</text:p>
          </table:table-cell>
          <table:table-cell table:style-name="ce63" table:formula="of:=IF(([.A27]-[.$A$20])&lt;[.$AE$8];[.AA26]*(1+[.$Y$3]);0)" office:value-type="currency" office:currency="USD" office:value="241785.163922926" calcext:value-type="currency">
            <text:p>$241,785</text:p>
          </table:table-cell>
          <table:table-cell table:style-name="ce68" table:formula="of:=IF(([.A27]-[.$A$20])&lt;[.$AI$8];[.AB26]*(1+[.$Y$3]);0)" office:value-type="currency" office:currency="USD" office:value="0" calcext:value-type="currency">
            <text:p>$0</text:p>
          </table:table-cell>
          <table:table-cell table:style-name="ce93" table:formula="of:=SUM([.U27:.AB27])+[.N27]" office:value-type="currency" office:currency="USD" office:value="1025130.89337347" calcext:value-type="currency">
            <text:p>$1,025,131</text:p>
          </table:table-cell>
          <table:table-cell table:style-name="ce99" table:formula="of:=[.AD26]+1" office:value-type="float" office:value="2033" calcext:value-type="float">
            <text:p>2033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7]+1" office:value-type="float" office:value="2034" calcext:value-type="float">
            <text:p>2034</text:p>
          </table:table-cell>
          <table:table-cell table:style-name="ce33" table:formula="of:=[.B27]+1" office:value-type="float" office:value="58" calcext:value-type="float">
            <text:p>58</text:p>
          </table:table-cell>
          <table:table-cell table:style-name="ce44" table:formula="of:=IF([.$C$4]&lt;&gt;&quot;&quot;;[.C27]+1;0)" office:value-type="float" office:value="58" calcext:value-type="float">
            <text:p>58</text:p>
          </table:table-cell>
          <table:table-cell table:style-name="ce54" table:formula="of:=IF([.B28]&lt;=[.$E$3];[.$G$3];0)*(1+[.$I$3])^([.A28]-[.$A$20])" office:value-type="currency" office:currency="USD" office:value="87874.4535751699" calcext:value-type="currency">
            <text:p>$87,874</text:p>
          </table:table-cell>
          <table:table-cell table:style-name="ce63" table:formula="of:=IF([.C28]&lt;=[.$E$4];[.$G$4];0)*(1+[.$I$4])^([.A28]-[.$A$20])" office:value-type="currency" office:currency="USD" office:value="76157.8597651473" calcext:value-type="currency">
            <text:p>$76,158</text:p>
          </table:table-cell>
          <table:table-cell table:style-name="ce68" table:formula="of:=SUM([.D28:.E28])" office:value-type="currency" office:currency="USD" office:value="164032.313340317" calcext:value-type="currency">
            <text:p>$164,032</text:p>
          </table:table-cell>
          <table:table-cell table:style-name="ce63" table:formula="of:=IF([.B28]&gt;[.$S$3];[.$Q$3]*12)" office:value-type="currency" office:currency="USD" office:value="0" calcext:value-type="currency">
            <text:p>$0</text:p>
          </table:table-cell>
          <table:table-cell table:style-name="ce68" table:formula="of:=IF([.C28]&gt;[.$S$4];[.$Q$4]*12)" office:value-type="currency" office:currency="USD" office:value="0" calcext:value-type="currency">
            <text:p>$0</text:p>
          </table:table-cell>
          <table:table-cell table:style-name="ce63" table:formula="of:=IF([.B28]&gt;[.$W$3];[.$U$3]*12)" office:value-type="currency" office:currency="USD" office:value="0" calcext:value-type="currency">
            <text:p>$0</text:p>
          </table:table-cell>
          <table:table-cell table:style-name="ce68" table:formula="of:=IF([.C28]&gt;[.$W$4];[.$U$4]*12)" office:value-type="currency" office:currency="USD" office:value="0" calcext:value-type="currency">
            <text:p>$0</text:p>
          </table:table-cell>
          <table:table-cell table:style-name="ce73" table:formula="of:=SUM([.F28:.J28])" office:value-type="currency" office:currency="USD" office:value="164032.313340317" calcext:value-type="currency">
            <text:p>$164,032</text:p>
          </table:table-cell>
          <table:table-cell table:style-name="ce54" table:formula="of:=((SUM([.$C$13:.$AE$13])+SUM([.$C$14:.$AE$14])*12-IF([.B28]&gt;[.$E$3];[.$U$13];0)-IF([.C28]&gt;[.$E$4];[.$W$13];0)+IF(AND([.B28]&gt;[.$E$3];[.C28]&gt;[.$E$4]);[.$AG$14]*12;0))*IF(AND([.B28]&gt;[.$E$3];[.C28]&gt;[.$E$4]);[.$AI$3];1))*((1+[.$Y$3])^([.A28]-[.$A$20]))" office:value-type="currency" office:currency="USD" office:value="163023.646775033" calcext:value-type="currency">
            <text:p>$163,024</text:p>
          </table:table-cell>
          <table:table-cell table:style-name="ce76" table:formula="of:=[.K28]-[.L28]+IF([.A28]-[.$A$20]=[.$AE$8];[.AA27];0)+IF([.A28]-[.$A$20]=[.$AI$8];[.AB27];0)" office:value-type="currency" office:currency="USD" office:value="1008.66656528442" calcext:value-type="currency">
            <text:p>$1,008.67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8]&gt;=[.$L28];([.$N27]-[.$N28]+[.$M28])*[.$AE$3];IF([.U27]+[.$M28]*[.$AE$3]&gt;0;[.$M28]*[.$AE$3];0))" office:value-type="currency" office:currency="USD" office:value="302.599969585327" calcext:value-type="currency">
            <text:p>$302.60</text:p>
          </table:table-cell>
          <table:table-cell table:style-name="ce80" table:formula="of:=IF([.$K28]&gt;=[.$L28];([.$N27]-[.$N28]+[.$M28])*[.$AG$3];IF([.V27]+[.$M28]*[.$AG$3]&gt;0;[.$M28]*[.$AG$3];0))" office:value-type="currency" office:currency="USD" office:value="706.066595699097" calcext:value-type="currency">
            <text:p>$706.07</text:p>
          </table:table-cell>
          <table:table-cell table:style-name="ce76" table:formula="of:=IF([.U28]&gt;0;0;IF(([.W27]+[.$M28])&gt;0;[.$M28]*(1+[.$AA$3]);0))+[.$C$9]*[.D28]*([.$M$3]+[.$O$3])" office:value-type="currency" office:currency="USD" office:value="11423.6789647721" calcext:value-type="currency">
            <text:p>$11,423.68</text:p>
          </table:table-cell>
          <table:table-cell table:style-name="ce80" table:formula="of:=IF(AND([.W28]=0;[.Q28]=0);IF(([.X27]+[.$M28])&gt;0;[.$M28]*(1+[.$AA$3]);0);0)+[.$K$9]*[.D28]*([.$M$3]+[.$O$3])" office:value-type="currency" office:currency="USD" office:value="0" calcext:value-type="currency">
            <text:p>$0.00</text:p>
          </table:table-cell>
          <table:table-cell table:style-name="ce76" table:formula="of:=IF(AND([.W28]=0;[.Q28]=0;[.R28]=0);IF(([.Y27]+[.$M28])&gt;0;[.$M28]*(1+[.$AA$3]);0);0)+[.$G$9]*[.E28]*([.$M$4]+[.$O$4])" office:value-type="currency" office:currency="USD" office:value="9900.52176946915" calcext:value-type="currency">
            <text:p>$9,900.52</text:p>
          </table:table-cell>
          <table:table-cell table:style-name="ce80" table:formula="of:=IF(AND([.X28]=0;[.Q28]=0;[.R28]=0;[.S28]=0);IF(([.Z27]+[.$M28])&gt;0;[.$M28]*(1+[.$AA$3]);0);0)+[.$O$9]*[.E28]*([.$M$4]+[.$O$4])" office:value-type="currency" office:currency="USD" office:value="0" calcext:value-type="currency">
            <text:p>$0.00</text:p>
          </table:table-cell>
          <table:table-cell table:style-name="ce88" table:formula="of:=IF([.O28]&lt;&gt;0;(([.U27]+[.O28])*(1+[.$W$8])-([.U27]+[.O28])*[.$W$8]*[.$AA$3]);0)" office:value-type="currency" office:currency="USD" office:value="25732.2653873905" calcext:value-type="currency">
            <text:p>$25,732.27</text:p>
          </table:table-cell>
          <table:table-cell table:style-name="ce80" table:formula="of:=IF([.P28]&lt;&gt;0;(([.V27]+[.P28])*(1+[.$W$8])-([.V27]+[.P28])*[.$AA$8]*[.$AA$3]);0)" office:value-type="currency" office:currency="USD" office:value="39971.3844503456" calcext:value-type="currency">
            <text:p>$39,971.38</text:p>
          </table:table-cell>
          <table:table-cell table:style-name="ce76" table:formula="of:=IF(AND([.$O28]=0 ;[.Q28]=0);0;[.W27]*(1+[.$E$8])+[.Q28])" office:value-type="currency" office:currency="USD" office:value="530436.634924231" calcext:value-type="currency">
            <text:p>$530,436.63</text:p>
          </table:table-cell>
          <table:table-cell table:style-name="ce80" table:formula="of:=IF(AND([.O28]=0;[.Q28]=0;[.R28]=0);0;[.X27]*(1+[.$I$8])+[.R28])" office:value-type="currency" office:currency="USD" office:value="0" calcext:value-type="currency">
            <text:p>$0.00</text:p>
          </table:table-cell>
          <table:table-cell table:style-name="ce76" table:formula="of:=IF(AND([.O28]=0;[.Q28]=0;[.R28]=0;[.S28]=0);0;[.Y27]*(1+[.$M$8])+[.S28])" office:value-type="currency" office:currency="USD" office:value="255805.699795448" calcext:value-type="currency">
            <text:p>$255,805.70</text:p>
          </table:table-cell>
          <table:table-cell table:style-name="ce80" table:formula="of:=IF(AND([.O28]=0;[.Q28]=0;[.R28]=0;[.S28]=0;[.T28]=0);0;[.Z27]*(1+[.$Q$8])+[.T28])" office:value-type="currency" office:currency="USD" office:value="0" calcext:value-type="currency">
            <text:p>$0.00</text:p>
          </table:table-cell>
          <table:table-cell table:style-name="ce63" table:formula="of:=IF(([.A28]-[.$A$20])&lt;[.$AE$8];[.AA27]*(1+[.$Y$3]);0)" office:value-type="currency" office:currency="USD" office:value="247588.007857076" calcext:value-type="currency">
            <text:p>$247,588</text:p>
          </table:table-cell>
          <table:table-cell table:style-name="ce68" table:formula="of:=IF(([.A28]-[.$A$20])&lt;[.$AI$8];[.AB27]*(1+[.$Y$3]);0)" office:value-type="currency" office:currency="USD" office:value="0" calcext:value-type="currency">
            <text:p>$0</text:p>
          </table:table-cell>
          <table:table-cell table:style-name="ce93" table:formula="of:=SUM([.U28:.AB28])+[.N28]" office:value-type="currency" office:currency="USD" office:value="1109533.99241449" calcext:value-type="currency">
            <text:p>$1,109,534</text:p>
          </table:table-cell>
          <table:table-cell table:style-name="ce99" table:formula="of:=[.AD27]+1" office:value-type="float" office:value="2034" calcext:value-type="float">
            <text:p>2034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8]+1" office:value-type="float" office:value="2035" calcext:value-type="float">
            <text:p>2035</text:p>
          </table:table-cell>
          <table:table-cell table:style-name="ce33" table:formula="of:=[.B28]+1" office:value-type="float" office:value="59" calcext:value-type="float">
            <text:p>59</text:p>
          </table:table-cell>
          <table:table-cell table:style-name="ce44" table:formula="of:=IF([.$C$4]&lt;&gt;&quot;&quot;;[.C28]+1;0)" office:value-type="float" office:value="59" calcext:value-type="float">
            <text:p>59</text:p>
          </table:table-cell>
          <table:table-cell table:style-name="ce54" table:formula="of:=IF([.B29]&lt;=[.$E$3];[.$G$3];0)*(1+[.$I$3])^([.A29]-[.$A$20])" office:value-type="currency" office:currency="USD" office:value="89631.9426466733" calcext:value-type="currency">
            <text:p>$89,632</text:p>
          </table:table-cell>
          <table:table-cell table:style-name="ce63" table:formula="of:=IF([.C29]&lt;=[.$E$4];[.$G$4];0)*(1+[.$I$4])^([.A29]-[.$A$20])" office:value-type="currency" office:currency="USD" office:value="77681.0169604502" calcext:value-type="currency">
            <text:p>$77,681</text:p>
          </table:table-cell>
          <table:table-cell table:style-name="ce68" table:formula="of:=SUM([.D29:.E29])" office:value-type="currency" office:currency="USD" office:value="167312.959607124" calcext:value-type="currency">
            <text:p>$167,313</text:p>
          </table:table-cell>
          <table:table-cell table:style-name="ce63" table:formula="of:=IF([.B29]&gt;[.$S$3];[.$Q$3]*12)" office:value-type="currency" office:currency="USD" office:value="0" calcext:value-type="currency">
            <text:p>$0</text:p>
          </table:table-cell>
          <table:table-cell table:style-name="ce68" table:formula="of:=IF([.C29]&gt;[.$S$4];[.$Q$4]*12)" office:value-type="currency" office:currency="USD" office:value="0" calcext:value-type="currency">
            <text:p>$0</text:p>
          </table:table-cell>
          <table:table-cell table:style-name="ce63" table:formula="of:=IF([.B29]&gt;[.$W$3];[.$U$3]*12)" office:value-type="currency" office:currency="USD" office:value="0" calcext:value-type="currency">
            <text:p>$0</text:p>
          </table:table-cell>
          <table:table-cell table:style-name="ce68" table:formula="of:=IF([.C29]&gt;[.$W$4];[.$U$4]*12)" office:value-type="currency" office:currency="USD" office:value="0" calcext:value-type="currency">
            <text:p>$0</text:p>
          </table:table-cell>
          <table:table-cell table:style-name="ce73" table:formula="of:=SUM([.F29:.J29])" office:value-type="currency" office:currency="USD" office:value="167312.959607124" calcext:value-type="currency">
            <text:p>$167,313</text:p>
          </table:table-cell>
          <table:table-cell table:style-name="ce54" table:formula="of:=((SUM([.$C$13:.$AE$13])+SUM([.$C$14:.$AE$14])*12-IF([.B29]&gt;[.$E$3];[.$U$13];0)-IF([.C29]&gt;[.$E$4];[.$W$13];0)+IF(AND([.B29]&gt;[.$E$3];[.C29]&gt;[.$E$4]);[.$AG$14]*12;0))*IF(AND([.B29]&gt;[.$E$3];[.C29]&gt;[.$E$4]);[.$AI$3];1))*((1+[.$Y$3])^([.A29]-[.$A$20]))" office:value-type="currency" office:currency="USD" office:value="166936.214297634" calcext:value-type="currency">
            <text:p>$166,936</text:p>
          </table:table-cell>
          <table:table-cell table:style-name="ce76" table:formula="of:=[.K29]-[.L29]+IF([.A29]-[.$A$20]=[.$AE$8];[.AA28];0)+IF([.A29]-[.$A$20]=[.$AI$8];[.AB28];0)" office:value-type="currency" office:currency="USD" office:value="376.745309489983" calcext:value-type="currency">
            <text:p>$376.7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29]&gt;=[.$L29];([.$N28]-[.$N29]+[.$M29])*[.$AE$3];IF([.U28]+[.$M29]*[.$AE$3]&gt;0;[.$M29]*[.$AE$3];0))" office:value-type="currency" office:currency="USD" office:value="113.023592846995" calcext:value-type="currency">
            <text:p>$113.02</text:p>
          </table:table-cell>
          <table:table-cell table:style-name="ce80" table:formula="of:=IF([.$K29]&gt;=[.$L29];([.$N28]-[.$N29]+[.$M29])*[.$AG$3];IF([.V28]+[.$M29]*[.$AG$3]&gt;0;[.$M29]*[.$AG$3];0))" office:value-type="currency" office:currency="USD" office:value="263.721716642988" calcext:value-type="currency">
            <text:p>$263.72</text:p>
          </table:table-cell>
          <table:table-cell table:style-name="ce76" table:formula="of:=IF([.U29]&gt;0;0;IF(([.W28]+[.$M29])&gt;0;[.$M29]*(1+[.$AA$3]);0))+[.$C$9]*[.D29]*([.$M$3]+[.$O$3])" office:value-type="currency" office:currency="USD" office:value="11652.1525440675" calcext:value-type="currency">
            <text:p>$11,652.15</text:p>
          </table:table-cell>
          <table:table-cell table:style-name="ce80" table:formula="of:=IF(AND([.W29]=0;[.Q29]=0);IF(([.X28]+[.$M29])&gt;0;[.$M29]*(1+[.$AA$3]);0);0)+[.$K$9]*[.D29]*([.$M$3]+[.$O$3])" office:value-type="currency" office:currency="USD" office:value="0" calcext:value-type="currency">
            <text:p>$0.00</text:p>
          </table:table-cell>
          <table:table-cell table:style-name="ce76" table:formula="of:=IF(AND([.W29]=0;[.Q29]=0;[.R29]=0);IF(([.Y28]+[.$M29])&gt;0;[.$M29]*(1+[.$AA$3]);0);0)+[.$G$9]*[.E29]*([.$M$4]+[.$O$4])" office:value-type="currency" office:currency="USD" office:value="10098.5322048585" calcext:value-type="currency">
            <text:p>$10,098.53</text:p>
          </table:table-cell>
          <table:table-cell table:style-name="ce80" table:formula="of:=IF(AND([.X29]=0;[.Q29]=0;[.R29]=0;[.S29]=0);IF(([.Z28]+[.$M29])&gt;0;[.$M29]*(1+[.$AA$3]);0);0)+[.$O$9]*[.E29]*([.$M$4]+[.$O$4])" office:value-type="currency" office:currency="USD" office:value="0" calcext:value-type="currency">
            <text:p>$0.00</text:p>
          </table:table-cell>
          <table:table-cell table:style-name="ce88" table:formula="of:=IF([.O29]&lt;&gt;0;(([.U28]+[.O29])*(1+[.$W$8])-([.U28]+[.O29])*[.$W$8]*[.$AA$3]);0)" office:value-type="currency" office:currency="USD" office:value="26672.338227605" calcext:value-type="currency">
            <text:p>$26,672.34</text:p>
          </table:table-cell>
          <table:table-cell table:style-name="ce80" table:formula="of:=IF([.P29]&lt;&gt;0;(([.V28]+[.P29])*(1+[.$W$8])-([.V28]+[.P29])*[.$AA$8]*[.$AA$3]);0)" office:value-type="currency" office:currency="USD" office:value="41200.7487149963" calcext:value-type="currency">
            <text:p>$41,200.75</text:p>
          </table:table-cell>
          <table:table-cell table:style-name="ce76" table:formula="of:=IF(AND([.$O29]=0 ;[.Q29]=0);0;[.W28]*(1+[.$E$8])+[.Q29])" office:value-type="currency" office:currency="USD" office:value="584523.718262238" calcext:value-type="currency">
            <text:p>$584,523.72</text:p>
          </table:table-cell>
          <table:table-cell table:style-name="ce80" table:formula="of:=IF(AND([.O29]=0;[.Q29]=0;[.R29]=0);0;[.X28]*(1+[.$I$8])+[.R29])" office:value-type="currency" office:currency="USD" office:value="0" calcext:value-type="currency">
            <text:p>$0.00</text:p>
          </table:table-cell>
          <table:table-cell table:style-name="ce76" table:formula="of:=IF(AND([.O29]=0;[.Q29]=0;[.R29]=0;[.S29]=0);0;[.Y28]*(1+[.$M$8])+[.S29])" office:value-type="currency" office:currency="USD" office:value="283810.630985988" calcext:value-type="currency">
            <text:p>$283,810.63</text:p>
          </table:table-cell>
          <table:table-cell table:style-name="ce80" table:formula="of:=IF(AND([.O29]=0;[.Q29]=0;[.R29]=0;[.S29]=0;[.T29]=0);0;[.Z28]*(1+[.$Q$8])+[.T29])" office:value-type="currency" office:currency="USD" office:value="0" calcext:value-type="currency">
            <text:p>$0.00</text:p>
          </table:table-cell>
          <table:table-cell table:style-name="ce63" table:formula="of:=IF(([.A29]-[.$A$20])&lt;[.$AE$8];[.AA28]*(1+[.$Y$3]);0)" office:value-type="currency" office:currency="USD" office:value="253530.120045646" calcext:value-type="currency">
            <text:p>$253,530</text:p>
          </table:table-cell>
          <table:table-cell table:style-name="ce68" table:formula="of:=IF(([.A29]-[.$A$20])&lt;[.$AI$8];[.AB28]*(1+[.$Y$3]);0)" office:value-type="currency" office:currency="USD" office:value="0" calcext:value-type="currency">
            <text:p>$0</text:p>
          </table:table-cell>
          <table:table-cell table:style-name="ce93" table:formula="of:=SUM([.U29:.AB29])+[.N29]" office:value-type="currency" office:currency="USD" office:value="1199737.55623647" calcext:value-type="currency">
            <text:p>$1,199,738</text:p>
          </table:table-cell>
          <table:table-cell table:style-name="ce99" table:formula="of:=[.AD28]+1" office:value-type="float" office:value="2035" calcext:value-type="float">
            <text:p>2035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29]+1" office:value-type="float" office:value="2036" calcext:value-type="float">
            <text:p>2036</text:p>
          </table:table-cell>
          <table:table-cell table:style-name="ce33" table:formula="of:=[.B29]+1" office:value-type="float" office:value="60" calcext:value-type="float">
            <text:p>60</text:p>
          </table:table-cell>
          <table:table-cell table:style-name="ce44" table:formula="of:=IF([.$C$4]&lt;&gt;&quot;&quot;;[.C29]+1;0)" office:value-type="float" office:value="60" calcext:value-type="float">
            <text:p>60</text:p>
          </table:table-cell>
          <table:table-cell table:style-name="ce54" table:formula="of:=IF([.B30]&lt;=[.$E$3];[.$G$3];0)*(1+[.$I$3])^([.A30]-[.$A$20])" office:value-type="currency" office:currency="USD" office:value="91424.5814996068" calcext:value-type="currency">
            <text:p>$91,425</text:p>
          </table:table-cell>
          <table:table-cell table:style-name="ce63" table:formula="of:=IF([.C30]&lt;=[.$E$4];[.$G$4];0)*(1+[.$I$4])^([.A30]-[.$A$20])" office:value-type="currency" office:currency="USD" office:value="79234.6372996592" calcext:value-type="currency">
            <text:p>$79,235</text:p>
          </table:table-cell>
          <table:table-cell table:style-name="ce68" table:formula="of:=SUM([.D30:.E30])" office:value-type="currency" office:currency="USD" office:value="170659.218799266" calcext:value-type="currency">
            <text:p>$170,659</text:p>
          </table:table-cell>
          <table:table-cell table:style-name="ce63" table:formula="of:=IF([.B30]&gt;[.$S$3];[.$Q$3]*12)" office:value-type="currency" office:currency="USD" office:value="0" calcext:value-type="currency">
            <text:p>$0</text:p>
          </table:table-cell>
          <table:table-cell table:style-name="ce68" table:formula="of:=IF([.C30]&gt;[.$S$4];[.$Q$4]*12)" office:value-type="currency" office:currency="USD" office:value="0" calcext:value-type="currency">
            <text:p>$0</text:p>
          </table:table-cell>
          <table:table-cell table:style-name="ce63" table:formula="of:=IF([.B30]&gt;[.$W$3];[.$U$3]*12)" office:value-type="currency" office:currency="USD" office:value="0" calcext:value-type="currency">
            <text:p>$0</text:p>
          </table:table-cell>
          <table:table-cell table:style-name="ce68" table:formula="of:=IF([.C30]&gt;[.$W$4];[.$U$4]*12)" office:value-type="currency" office:currency="USD" office:value="0" calcext:value-type="currency">
            <text:p>$0</text:p>
          </table:table-cell>
          <table:table-cell table:style-name="ce73" table:formula="of:=SUM([.F30:.J30])" office:value-type="currency" office:currency="USD" office:value="170659.218799266" calcext:value-type="currency">
            <text:p>$170,659</text:p>
          </table:table-cell>
          <table:table-cell table:style-name="ce54" table:formula="of:=((SUM([.$C$13:.$AE$13])+SUM([.$C$14:.$AE$14])*12-IF([.B30]&gt;[.$E$3];[.$U$13];0)-IF([.C30]&gt;[.$E$4];[.$W$13];0)+IF(AND([.B30]&gt;[.$E$3];[.C30]&gt;[.$E$4]);[.$AG$14]*12;0))*IF(AND([.B30]&gt;[.$E$3];[.C30]&gt;[.$E$4]);[.$AI$3];1))*((1+[.$Y$3])^([.A30]-[.$A$20]))" office:value-type="currency" office:currency="USD" office:value="170942.683440777" calcext:value-type="currency">
            <text:p>$170,943</text:p>
          </table:table-cell>
          <table:table-cell table:style-name="ce76" table:formula="of:=[.K30]-[.L30]+IF([.A30]-[.$A$20]=[.$AE$8];[.AA29];0)+IF([.A30]-[.$A$20]=[.$AI$8];[.AB29];0)" office:value-type="currency" office:currency="USD" office:value="-283.464641510742" calcext:value-type="currency">
            <text:p>-$283.46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0]&gt;=[.$L30];([.$N29]-[.$N30]+[.$M30])*[.$AE$3];IF([.U29]+[.$M30]*[.$AE$3]&gt;0;[.$M30]*[.$AE$3];0))" office:value-type="currency" office:currency="USD" office:value="-85.0393924532225" calcext:value-type="currency">
            <text:p>-$85.04</text:p>
          </table:table-cell>
          <table:table-cell table:style-name="ce80" table:formula="of:=IF([.$K30]&gt;=[.$L30];([.$N29]-[.$N30]+[.$M30])*[.$AG$3];IF([.V29]+[.$M30]*[.$AG$3]&gt;0;[.$M30]*[.$AG$3];0))" office:value-type="currency" office:currency="USD" office:value="-198.425249057519" calcext:value-type="currency">
            <text:p>-$198.43</text:p>
          </table:table-cell>
          <table:table-cell table:style-name="ce76" table:formula="of:=IF([.U30]&gt;0;0;IF(([.W29]+[.$M30])&gt;0;[.$M30]*(1+[.$AA$3]);0))+[.$C$9]*[.D30]*([.$M$3]+[.$O$3])" office:value-type="currency" office:currency="USD" office:value="11885.1955949489" calcext:value-type="currency">
            <text:p>$11,885.20</text:p>
          </table:table-cell>
          <table:table-cell table:style-name="ce80" table:formula="of:=IF(AND([.W30]=0;[.Q30]=0);IF(([.X29]+[.$M30])&gt;0;[.$M30]*(1+[.$AA$3]);0);0)+[.$K$9]*[.D30]*([.$M$3]+[.$O$3])" office:value-type="currency" office:currency="USD" office:value="0" calcext:value-type="currency">
            <text:p>$0.00</text:p>
          </table:table-cell>
          <table:table-cell table:style-name="ce76" table:formula="of:=IF(AND([.W30]=0;[.Q30]=0;[.R30]=0);IF(([.Y29]+[.$M30])&gt;0;[.$M30]*(1+[.$AA$3]);0);0)+[.$G$9]*[.E30]*([.$M$4]+[.$O$4])" office:value-type="currency" office:currency="USD" office:value="10300.5028489557" calcext:value-type="currency">
            <text:p>$10,300.50</text:p>
          </table:table-cell>
          <table:table-cell table:style-name="ce80" table:formula="of:=IF(AND([.X30]=0;[.Q30]=0;[.R30]=0;[.S30]=0);IF(([.Z29]+[.$M30])&gt;0;[.$M30]*(1+[.$AA$3]);0);0)+[.$O$9]*[.E30]*([.$M$4]+[.$O$4])" office:value-type="currency" office:currency="USD" office:value="0" calcext:value-type="currency">
            <text:p>$0.00</text:p>
          </table:table-cell>
          <table:table-cell table:style-name="ce88" table:formula="of:=IF([.O30]&lt;&gt;0;(([.U29]+[.O30])*(1+[.$W$8])-([.U29]+[.O30])*[.$W$8]*[.$AA$3]);0)" office:value-type="currency" office:currency="USD" office:value="27438.0923978767" calcext:value-type="currency">
            <text:p>$27,438.09</text:p>
          </table:table-cell>
          <table:table-cell table:style-name="ce80" table:formula="of:=IF([.P30]&lt;&gt;0;(([.V29]+[.P30])*(1+[.$W$8])-([.V29]+[.P30])*[.$AA$8]*[.$AA$3]);0)" office:value-type="currency" office:currency="USD" office:value="41986.3792291213" calcext:value-type="currency">
            <text:p>$41,986.38</text:p>
          </table:table-cell>
          <table:table-cell table:style-name="ce76" table:formula="of:=IF(AND([.$O30]=0 ;[.Q30]=0);0;[.W29]*(1+[.$E$8])+[.Q30])" office:value-type="currency" office:currency="USD" office:value="643170.811318165" calcext:value-type="currency">
            <text:p>$643,170.81</text:p>
          </table:table-cell>
          <table:table-cell table:style-name="ce80" table:formula="of:=IF(AND([.O30]=0;[.Q30]=0;[.R30]=0);0;[.X29]*(1+[.$I$8])+[.R30])" office:value-type="currency" office:currency="USD" office:value="0" calcext:value-type="currency">
            <text:p>$0.00</text:p>
          </table:table-cell>
          <table:table-cell table:style-name="ce76" table:formula="of:=IF(AND([.O30]=0;[.Q30]=0;[.R30]=0;[.S30]=0);0;[.Y29]*(1+[.$M$8])+[.S30])" office:value-type="currency" office:currency="USD" office:value="313977.878003963" calcext:value-type="currency">
            <text:p>$313,977.88</text:p>
          </table:table-cell>
          <table:table-cell table:style-name="ce80" table:formula="of:=IF(AND([.O30]=0;[.Q30]=0;[.R30]=0;[.S30]=0;[.T30]=0);0;[.Z29]*(1+[.$Q$8])+[.T30])" office:value-type="currency" office:currency="USD" office:value="0" calcext:value-type="currency">
            <text:p>$0.00</text:p>
          </table:table-cell>
          <table:table-cell table:style-name="ce63" table:formula="of:=IF(([.A30]-[.$A$20])&lt;[.$AE$8];[.AA29]*(1+[.$Y$3]);0)" office:value-type="currency" office:currency="USD" office:value="259614.842926741" calcext:value-type="currency">
            <text:p>$259,615</text:p>
          </table:table-cell>
          <table:table-cell table:style-name="ce68" table:formula="of:=IF(([.A30]-[.$A$20])&lt;[.$AI$8];[.AB29]*(1+[.$Y$3]);0)" office:value-type="currency" office:currency="USD" office:value="0" calcext:value-type="currency">
            <text:p>$0</text:p>
          </table:table-cell>
          <table:table-cell table:style-name="ce93" table:formula="of:=SUM([.U30:.AB30])+[.N30]" office:value-type="currency" office:currency="USD" office:value="1296188.00387587" calcext:value-type="currency">
            <text:p>$1,296,188</text:p>
          </table:table-cell>
          <table:table-cell table:style-name="ce99" table:formula="of:=[.AD29]+1" office:value-type="float" office:value="2036" calcext:value-type="float">
            <text:p>2036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0]+1" office:value-type="float" office:value="2037" calcext:value-type="float">
            <text:p>2037</text:p>
          </table:table-cell>
          <table:table-cell table:style-name="ce33" table:formula="of:=[.B30]+1" office:value-type="float" office:value="61" calcext:value-type="float">
            <text:p>61</text:p>
          </table:table-cell>
          <table:table-cell table:style-name="ce44" table:formula="of:=IF([.$C$4]&lt;&gt;&quot;&quot;;[.C30]+1;0)" office:value-type="float" office:value="61" calcext:value-type="float">
            <text:p>61</text:p>
          </table:table-cell>
          <table:table-cell table:style-name="ce54" table:formula="of:=IF([.B31]&lt;=[.$E$3];[.$G$3];0)*(1+[.$I$3])^([.A31]-[.$A$20])" office:value-type="currency" office:currency="USD" office:value="93253.0731295989" calcext:value-type="currency">
            <text:p>$93,253</text:p>
          </table:table-cell>
          <table:table-cell table:style-name="ce63" table:formula="of:=IF([.C31]&lt;=[.$E$4];[.$G$4];0)*(1+[.$I$4])^([.A31]-[.$A$20])" office:value-type="currency" office:currency="USD" office:value="80819.3300456524" calcext:value-type="currency">
            <text:p>$80,819</text:p>
          </table:table-cell>
          <table:table-cell table:style-name="ce68" table:formula="of:=SUM([.D31:.E31])" office:value-type="currency" office:currency="USD" office:value="174072.403175251" calcext:value-type="currency">
            <text:p>$174,072</text:p>
          </table:table-cell>
          <table:table-cell table:style-name="ce63" table:formula="of:=IF([.B31]&gt;[.$S$3];[.$Q$3]*12)" office:value-type="currency" office:currency="USD" office:value="0" calcext:value-type="currency">
            <text:p>$0</text:p>
          </table:table-cell>
          <table:table-cell table:style-name="ce68" table:formula="of:=IF([.C31]&gt;[.$S$4];[.$Q$4]*12)" office:value-type="currency" office:currency="USD" office:value="0" calcext:value-type="currency">
            <text:p>$0</text:p>
          </table:table-cell>
          <table:table-cell table:style-name="ce63" table:formula="of:=IF([.B31]&gt;[.$W$3];[.$U$3]*12)" office:value-type="currency" office:currency="USD" office:value="0" calcext:value-type="currency">
            <text:p>$0</text:p>
          </table:table-cell>
          <table:table-cell table:style-name="ce68" table:formula="of:=IF([.C31]&gt;[.$W$4];[.$U$4]*12)" office:value-type="currency" office:currency="USD" office:value="0" calcext:value-type="currency">
            <text:p>$0</text:p>
          </table:table-cell>
          <table:table-cell table:style-name="ce73" table:formula="of:=SUM([.F31:.J31])" office:value-type="currency" office:currency="USD" office:value="174072.403175251" calcext:value-type="currency">
            <text:p>$174,072</text:p>
          </table:table-cell>
          <table:table-cell table:style-name="ce54" table:formula="of:=((SUM([.$C$13:.$AE$13])+SUM([.$C$14:.$AE$14])*12-IF([.B31]&gt;[.$E$3];[.$U$13];0)-IF([.C31]&gt;[.$E$4];[.$W$13];0)+IF(AND([.B31]&gt;[.$E$3];[.C31]&gt;[.$E$4]);[.$AG$14]*12;0))*IF(AND([.B31]&gt;[.$E$3];[.C31]&gt;[.$E$4]);[.$AI$3];1))*((1+[.$Y$3])^([.A31]-[.$A$20]))" office:value-type="currency" office:currency="USD" office:value="175045.307843355" calcext:value-type="currency">
            <text:p>$175,045</text:p>
          </table:table-cell>
          <table:table-cell table:style-name="ce76" table:formula="of:=[.K31]-[.L31]+IF([.A31]-[.$A$20]=[.$AE$8];[.AA30];0)+IF([.A31]-[.$A$20]=[.$AI$8];[.AB30];0)" office:value-type="currency" office:currency="USD" office:value="-972.904668104049" calcext:value-type="currency">
            <text:p>-$972.90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1]&gt;=[.$L31];([.$N30]-[.$N31]+[.$M31])*[.$AE$3];IF([.U30]+[.$M31]*[.$AE$3]&gt;0;[.$M31]*[.$AE$3];0))" office:value-type="currency" office:currency="USD" office:value="-291.871400431215" calcext:value-type="currency">
            <text:p>-$291.87</text:p>
          </table:table-cell>
          <table:table-cell table:style-name="ce80" table:formula="of:=IF([.$K31]&gt;=[.$L31];([.$N30]-[.$N31]+[.$M31])*[.$AG$3];IF([.V30]+[.$M31]*[.$AG$3]&gt;0;[.$M31]*[.$AG$3];0))" office:value-type="currency" office:currency="USD" office:value="-681.033267672834" calcext:value-type="currency">
            <text:p>-$681.03</text:p>
          </table:table-cell>
          <table:table-cell table:style-name="ce76" table:formula="of:=IF([.U31]&gt;0;0;IF(([.W30]+[.$M31])&gt;0;[.$M31]*(1+[.$AA$3]);0))+[.$C$9]*[.D31]*([.$M$3]+[.$O$3])" office:value-type="currency" office:currency="USD" office:value="12122.8995068479" calcext:value-type="currency">
            <text:p>$12,122.90</text:p>
          </table:table-cell>
          <table:table-cell table:style-name="ce80" table:formula="of:=IF(AND([.W31]=0;[.Q31]=0);IF(([.X30]+[.$M31])&gt;0;[.$M31]*(1+[.$AA$3]);0);0)+[.$K$9]*[.D31]*([.$M$3]+[.$O$3])" office:value-type="currency" office:currency="USD" office:value="0" calcext:value-type="currency">
            <text:p>$0.00</text:p>
          </table:table-cell>
          <table:table-cell table:style-name="ce76" table:formula="of:=IF(AND([.W31]=0;[.Q31]=0;[.R31]=0);IF(([.Y30]+[.$M31])&gt;0;[.$M31]*(1+[.$AA$3]);0);0)+[.$G$9]*[.E31]*([.$M$4]+[.$O$4])" office:value-type="currency" office:currency="USD" office:value="10506.5129059348" calcext:value-type="currency">
            <text:p>$10,506.51</text:p>
          </table:table-cell>
          <table:table-cell table:style-name="ce80" table:formula="of:=IF(AND([.X31]=0;[.Q31]=0;[.R31]=0;[.S31]=0);IF(([.Z30]+[.$M31])&gt;0;[.$M31]*(1+[.$AA$3]);0);0)+[.$O$9]*[.E31]*([.$M$4]+[.$O$4])" office:value-type="currency" office:currency="USD" office:value="0" calcext:value-type="currency">
            <text:p>$0.00</text:p>
          </table:table-cell>
          <table:table-cell table:style-name="ce88" table:formula="of:=IF([.O31]&lt;&gt;0;(([.U30]+[.O31])*(1+[.$W$8])-([.U30]+[.O31])*[.$W$8]*[.$AA$3]);0)" office:value-type="currency" office:currency="USD" office:value="28014.9000693637" calcext:value-type="currency">
            <text:p>$28,014.90</text:p>
          </table:table-cell>
          <table:table-cell table:style-name="ce80" table:formula="of:=IF([.P31]&lt;&gt;0;(([.V30]+[.P31])*(1+[.$W$8])-([.V30]+[.P31])*[.$AA$8]*[.$AA$3]);0)" office:value-type="currency" office:currency="USD" office:value="42296.6742645232" calcext:value-type="currency">
            <text:p>$42,296.67</text:p>
          </table:table-cell>
          <table:table-cell table:style-name="ce76" table:formula="of:=IF(AND([.$O31]=0 ;[.Q31]=0);0;[.W30]*(1+[.$E$8])+[.Q31])" office:value-type="currency" office:currency="USD" office:value="706747.375730467" calcext:value-type="currency">
            <text:p>$706,747.38</text:p>
          </table:table-cell>
          <table:table-cell table:style-name="ce80" table:formula="of:=IF(AND([.O31]=0;[.Q31]=0;[.R31]=0);0;[.X30]*(1+[.$I$8])+[.R31])" office:value-type="currency" office:currency="USD" office:value="0" calcext:value-type="currency">
            <text:p>$0.00</text:p>
          </table:table-cell>
          <table:table-cell table:style-name="ce76" table:formula="of:=IF(AND([.O31]=0;[.Q31]=0;[.R31]=0;[.S31]=0);0;[.Y30]*(1+[.$M$8])+[.S31])" office:value-type="currency" office:currency="USD" office:value="346462.842370175" calcext:value-type="currency">
            <text:p>$346,462.84</text:p>
          </table:table-cell>
          <table:table-cell table:style-name="ce80" table:formula="of:=IF(AND([.O31]=0;[.Q31]=0;[.R31]=0;[.S31]=0;[.T31]=0);0;[.Z30]*(1+[.$Q$8])+[.T31])" office:value-type="currency" office:currency="USD" office:value="0" calcext:value-type="currency">
            <text:p>$0.00</text:p>
          </table:table-cell>
          <table:table-cell table:style-name="ce63" table:formula="of:=IF(([.A31]-[.$A$20])&lt;[.$AE$8];[.AA30]*(1+[.$Y$3]);0)" office:value-type="currency" office:currency="USD" office:value="265845.599156983" calcext:value-type="currency">
            <text:p>$265,846</text:p>
          </table:table-cell>
          <table:table-cell table:style-name="ce68" table:formula="of:=IF(([.A31]-[.$A$20])&lt;[.$AI$8];[.AB30]*(1+[.$Y$3]);0)" office:value-type="currency" office:currency="USD" office:value="0" calcext:value-type="currency">
            <text:p>$0</text:p>
          </table:table-cell>
          <table:table-cell table:style-name="ce93" table:formula="of:=SUM([.U31:.AB31])+[.N31]" office:value-type="currency" office:currency="USD" office:value="1399367.39159151" calcext:value-type="currency">
            <text:p>$1,399,367</text:p>
          </table:table-cell>
          <table:table-cell table:style-name="ce99" table:formula="of:=[.AD30]+1" office:value-type="float" office:value="2037" calcext:value-type="float">
            <text:p>2037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1]+1" office:value-type="float" office:value="2038" calcext:value-type="float">
            <text:p>2038</text:p>
          </table:table-cell>
          <table:table-cell table:style-name="ce33" table:formula="of:=[.B31]+1" office:value-type="float" office:value="62" calcext:value-type="float">
            <text:p>62</text:p>
          </table:table-cell>
          <table:table-cell table:style-name="ce44" table:formula="of:=IF([.$C$4]&lt;&gt;&quot;&quot;;[.C31]+1;0)" office:value-type="float" office:value="62" calcext:value-type="float">
            <text:p>62</text:p>
          </table:table-cell>
          <table:table-cell table:style-name="ce54" table:formula="of:=IF([.B32]&lt;=[.$E$3];[.$G$3];0)*(1+[.$I$3])^([.A32]-[.$A$20])" office:value-type="currency" office:currency="USD" office:value="95118.1345921909" calcext:value-type="currency">
            <text:p>$95,118</text:p>
          </table:table-cell>
          <table:table-cell table:style-name="ce63" table:formula="of:=IF([.C32]&lt;=[.$E$4];[.$G$4];0)*(1+[.$I$4])^([.A32]-[.$A$20])" office:value-type="currency" office:currency="USD" office:value="82435.7166465655" calcext:value-type="currency">
            <text:p>$82,436</text:p>
          </table:table-cell>
          <table:table-cell table:style-name="ce68" table:formula="of:=SUM([.D32:.E32])" office:value-type="currency" office:currency="USD" office:value="177553.851238756" calcext:value-type="currency">
            <text:p>$177,554</text:p>
          </table:table-cell>
          <table:table-cell table:style-name="ce63" table:formula="of:=IF([.B32]&gt;[.$S$3];[.$Q$3]*12)" office:value-type="currency" office:currency="USD" office:value="0" calcext:value-type="currency">
            <text:p>$0</text:p>
          </table:table-cell>
          <table:table-cell table:style-name="ce68" table:formula="of:=IF([.C32]&gt;[.$S$4];[.$Q$4]*12)" office:value-type="currency" office:currency="USD" office:value="0" calcext:value-type="currency">
            <text:p>$0</text:p>
          </table:table-cell>
          <table:table-cell table:style-name="ce63" table:formula="of:=IF([.B32]&gt;[.$W$3];[.$U$3]*12)" office:value-type="currency" office:currency="USD" office:value="0" calcext:value-type="currency">
            <text:p>$0</text:p>
          </table:table-cell>
          <table:table-cell table:style-name="ce68" table:formula="of:=IF([.C32]&gt;[.$W$4];[.$U$4]*12)" office:value-type="currency" office:currency="USD" office:value="0" calcext:value-type="currency">
            <text:p>$0</text:p>
          </table:table-cell>
          <table:table-cell table:style-name="ce73" table:formula="of:=SUM([.F32:.J32])" office:value-type="currency" office:currency="USD" office:value="177553.851238756" calcext:value-type="currency">
            <text:p>$177,554</text:p>
          </table:table-cell>
          <table:table-cell table:style-name="ce54" table:formula="of:=((SUM([.$C$13:.$AE$13])+SUM([.$C$14:.$AE$14])*12-IF([.B32]&gt;[.$E$3];[.$U$13];0)-IF([.C32]&gt;[.$E$4];[.$W$13];0)+IF(AND([.B32]&gt;[.$E$3];[.C32]&gt;[.$E$4]);[.$AG$14]*12;0))*IF(AND([.B32]&gt;[.$E$3];[.C32]&gt;[.$E$4]);[.$AI$3];1))*((1+[.$Y$3])^([.A32]-[.$A$20]))" office:value-type="currency" office:currency="USD" office:value="179246.395231596" calcext:value-type="currency">
            <text:p>$179,246</text:p>
          </table:table-cell>
          <table:table-cell table:style-name="ce76" table:formula="of:=[.K32]-[.L32]+IF([.A32]-[.$A$20]=[.$AE$8];[.AA31];0)+IF([.A32]-[.$A$20]=[.$AI$8];[.AB31];0)" office:value-type="currency" office:currency="USD" office:value="-1692.54399283958" calcext:value-type="currency">
            <text:p>-$1,692.5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2]&gt;=[.$L32];([.$N31]-[.$N32]+[.$M32])*[.$AE$3];IF([.U31]+[.$M32]*[.$AE$3]&gt;0;[.$M32]*[.$AE$3];0))" office:value-type="currency" office:currency="USD" office:value="-507.763197851874" calcext:value-type="currency">
            <text:p>-$507.76</text:p>
          </table:table-cell>
          <table:table-cell table:style-name="ce80" table:formula="of:=IF([.$K32]&gt;=[.$L32];([.$N31]-[.$N32]+[.$M32])*[.$AG$3];IF([.V31]+[.$M32]*[.$AG$3]&gt;0;[.$M32]*[.$AG$3];0))" office:value-type="currency" office:currency="USD" office:value="-1184.78079498771" calcext:value-type="currency">
            <text:p>-$1,184.78</text:p>
          </table:table-cell>
          <table:table-cell table:style-name="ce76" table:formula="of:=IF([.U32]&gt;0;0;IF(([.W31]+[.$M32])&gt;0;[.$M32]*(1+[.$AA$3]);0))+[.$C$9]*[.D32]*([.$M$3]+[.$O$3])" office:value-type="currency" office:currency="USD" office:value="12365.3574969848" calcext:value-type="currency">
            <text:p>$12,365.36</text:p>
          </table:table-cell>
          <table:table-cell table:style-name="ce80" table:formula="of:=IF(AND([.W32]=0;[.Q32]=0);IF(([.X31]+[.$M32])&gt;0;[.$M32]*(1+[.$AA$3]);0);0)+[.$K$9]*[.D32]*([.$M$3]+[.$O$3])" office:value-type="currency" office:currency="USD" office:value="0" calcext:value-type="currency">
            <text:p>$0.00</text:p>
          </table:table-cell>
          <table:table-cell table:style-name="ce76" table:formula="of:=IF(AND([.W32]=0;[.Q32]=0;[.R32]=0);IF(([.Y31]+[.$M32])&gt;0;[.$M32]*(1+[.$AA$3]);0);0)+[.$G$9]*[.E32]*([.$M$4]+[.$O$4])" office:value-type="currency" office:currency="USD" office:value="10716.6431640535" calcext:value-type="currency">
            <text:p>$10,716.64</text:p>
          </table:table-cell>
          <table:table-cell table:style-name="ce80" table:formula="of:=IF(AND([.X32]=0;[.Q32]=0;[.R32]=0;[.S32]=0);IF(([.Z31]+[.$M32])&gt;0;[.$M32]*(1+[.$AA$3]);0);0)+[.$O$9]*[.E32]*([.$M$4]+[.$O$4])" office:value-type="currency" office:currency="USD" office:value="0" calcext:value-type="currency">
            <text:p>$0.00</text:p>
          </table:table-cell>
          <table:table-cell table:style-name="ce88" table:formula="of:=IF([.O32]&lt;&gt;0;(([.U31]+[.O32])*(1+[.$W$8])-([.U31]+[.O32])*[.$W$8]*[.$AA$3]);0)" office:value-type="currency" office:currency="USD" office:value="28387.3652514002" calcext:value-type="currency">
            <text:p>$28,387.37</text:p>
          </table:table-cell>
          <table:table-cell table:style-name="ce80" table:formula="of:=IF([.P32]&lt;&gt;0;(([.V31]+[.P32])*(1+[.$W$8])-([.V31]+[.P32])*[.$AA$8]*[.$AA$3]);0)" office:value-type="currency" office:currency="USD" office:value="42098.5789128044" calcext:value-type="currency">
            <text:p>$42,098.58</text:p>
          </table:table-cell>
          <table:table-cell table:style-name="ce76" table:formula="of:=IF(AND([.$O32]=0 ;[.Q32]=0);0;[.W31]*(1+[.$E$8])+[.Q32])" office:value-type="currency" office:currency="USD" office:value="775652.523285889" calcext:value-type="currency">
            <text:p>$775,652.52</text:p>
          </table:table-cell>
          <table:table-cell table:style-name="ce80" table:formula="of:=IF(AND([.O32]=0;[.Q32]=0;[.R32]=0);0;[.X31]*(1+[.$I$8])+[.R32])" office:value-type="currency" office:currency="USD" office:value="0" calcext:value-type="currency">
            <text:p>$0.00</text:p>
          </table:table-cell>
          <table:table-cell table:style-name="ce76" table:formula="of:=IF(AND([.O32]=0;[.Q32]=0;[.R32]=0;[.S32]=0);0;[.Y31]*(1+[.$M$8])+[.S32])" office:value-type="currency" office:currency="USD" office:value="381431.884500141" calcext:value-type="currency">
            <text:p>$381,431.88</text:p>
          </table:table-cell>
          <table:table-cell table:style-name="ce80" table:formula="of:=IF(AND([.O32]=0;[.Q32]=0;[.R32]=0;[.S32]=0;[.T32]=0);0;[.Z31]*(1+[.$Q$8])+[.T32])" office:value-type="currency" office:currency="USD" office:value="0" calcext:value-type="currency">
            <text:p>$0.00</text:p>
          </table:table-cell>
          <table:table-cell table:style-name="ce63" table:formula="of:=IF(([.A32]-[.$A$20])&lt;[.$AE$8];[.AA31]*(1+[.$Y$3]);0)" office:value-type="currency" office:currency="USD" office:value="272225.893536751" calcext:value-type="currency">
            <text:p>$272,226</text:p>
          </table:table-cell>
          <table:table-cell table:style-name="ce68" table:formula="of:=IF(([.A32]-[.$A$20])&lt;[.$AI$8];[.AB31]*(1+[.$Y$3]);0)" office:value-type="currency" office:currency="USD" office:value="0" calcext:value-type="currency">
            <text:p>$0</text:p>
          </table:table-cell>
          <table:table-cell table:style-name="ce93" table:formula="of:=SUM([.U32:.AB32])+[.N32]" office:value-type="currency" office:currency="USD" office:value="1509796.24548699" calcext:value-type="currency">
            <text:p>$1,509,796</text:p>
          </table:table-cell>
          <table:table-cell table:style-name="ce99" table:formula="of:=[.AD31]+1" office:value-type="float" office:value="2038" calcext:value-type="float">
            <text:p>2038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2]+1" office:value-type="float" office:value="2039" calcext:value-type="float">
            <text:p>2039</text:p>
          </table:table-cell>
          <table:table-cell table:style-name="ce33" table:formula="of:=[.B32]+1" office:value-type="float" office:value="63" calcext:value-type="float">
            <text:p>63</text:p>
          </table:table-cell>
          <table:table-cell table:style-name="ce44" table:formula="of:=IF([.$C$4]&lt;&gt;&quot;&quot;;[.C32]+1;0)" office:value-type="float" office:value="63" calcext:value-type="float">
            <text:p>63</text:p>
          </table:table-cell>
          <table:table-cell table:style-name="ce54" table:formula="of:=IF([.B33]&lt;=[.$E$3];[.$G$3];0)*(1+[.$I$3])^([.A33]-[.$A$20])" office:value-type="currency" office:currency="USD" office:value="97020.4972840348" calcext:value-type="currency">
            <text:p>$97,020</text:p>
          </table:table-cell>
          <table:table-cell table:style-name="ce63" table:formula="of:=IF([.C33]&lt;=[.$E$4];[.$G$4];0)*(1+[.$I$4])^([.A33]-[.$A$20])" office:value-type="currency" office:currency="USD" office:value="84084.4309794968" calcext:value-type="currency">
            <text:p>$84,084</text:p>
          </table:table-cell>
          <table:table-cell table:style-name="ce68" table:formula="of:=SUM([.D33:.E33])" office:value-type="currency" office:currency="USD" office:value="181104.928263532" calcext:value-type="currency">
            <text:p>$181,105</text:p>
          </table:table-cell>
          <table:table-cell table:style-name="ce63" table:formula="of:=IF([.B33]&gt;[.$S$3];[.$Q$3]*12)" office:value-type="currency" office:currency="USD" office:value="0" calcext:value-type="currency">
            <text:p>$0</text:p>
          </table:table-cell>
          <table:table-cell table:style-name="ce68" table:formula="of:=IF([.C33]&gt;[.$S$4];[.$Q$4]*12)" office:value-type="currency" office:currency="USD" office:value="0" calcext:value-type="currency">
            <text:p>$0</text:p>
          </table:table-cell>
          <table:table-cell table:style-name="ce63" table:formula="of:=IF([.B33]&gt;[.$W$3];[.$U$3]*12)" office:value-type="currency" office:currency="USD" office:value="0" calcext:value-type="currency">
            <text:p>$0</text:p>
          </table:table-cell>
          <table:table-cell table:style-name="ce68" table:formula="of:=IF([.C33]&gt;[.$W$4];[.$U$4]*12)" office:value-type="currency" office:currency="USD" office:value="0" calcext:value-type="currency">
            <text:p>$0</text:p>
          </table:table-cell>
          <table:table-cell table:style-name="ce73" table:formula="of:=SUM([.F33:.J33])" office:value-type="currency" office:currency="USD" office:value="181104.928263532" calcext:value-type="currency">
            <text:p>$181,105</text:p>
          </table:table-cell>
          <table:table-cell table:style-name="ce54" table:formula="of:=((SUM([.$C$13:.$AE$13])+SUM([.$C$14:.$AE$14])*12-IF([.B33]&gt;[.$E$3];[.$U$13];0)-IF([.C33]&gt;[.$E$4];[.$W$13];0)+IF(AND([.B33]&gt;[.$E$3];[.C33]&gt;[.$E$4]);[.$AG$14]*12;0))*IF(AND([.B33]&gt;[.$E$3];[.C33]&gt;[.$E$4]);[.$AI$3];1))*((1+[.$Y$3])^([.A33]-[.$A$20]))" office:value-type="currency" office:currency="USD" office:value="183548.308717154" calcext:value-type="currency">
            <text:p>$183,548</text:p>
          </table:table-cell>
          <table:table-cell table:style-name="ce76" table:formula="of:=[.K33]-[.L33]+IF([.A33]-[.$A$20]=[.$AE$8];[.AA32];0)+IF([.A33]-[.$A$20]=[.$AI$8];[.AB32];0)" office:value-type="currency" office:currency="USD" office:value="-2443.38045362273" calcext:value-type="currency">
            <text:p>-$2,443.3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3]&gt;=[.$L33];([.$N32]-[.$N33]+[.$M33])*[.$AE$3];IF([.U32]+[.$M33]*[.$AE$3]&gt;0;[.$M33]*[.$AE$3];0))" office:value-type="currency" office:currency="USD" office:value="-733.014136086818" calcext:value-type="currency">
            <text:p>-$733.01</text:p>
          </table:table-cell>
          <table:table-cell table:style-name="ce80" table:formula="of:=IF([.$K33]&gt;=[.$L33];([.$N32]-[.$N33]+[.$M33])*[.$AG$3];IF([.V32]+[.$M33]*[.$AG$3]&gt;0;[.$M33]*[.$AG$3];0))" office:value-type="currency" office:currency="USD" office:value="-1710.36631753591" calcext:value-type="currency">
            <text:p>-$1,710.37</text:p>
          </table:table-cell>
          <table:table-cell table:style-name="ce76" table:formula="of:=IF([.U33]&gt;0;0;IF(([.W32]+[.$M33])&gt;0;[.$M33]*(1+[.$AA$3]);0))+[.$C$9]*[.D33]*([.$M$3]+[.$O$3])" office:value-type="currency" office:currency="USD" office:value="12612.6646469245" calcext:value-type="currency">
            <text:p>$12,612.66</text:p>
          </table:table-cell>
          <table:table-cell table:style-name="ce80" table:formula="of:=IF(AND([.W33]=0;[.Q33]=0);IF(([.X32]+[.$M33])&gt;0;[.$M33]*(1+[.$AA$3]);0);0)+[.$K$9]*[.D33]*([.$M$3]+[.$O$3])" office:value-type="currency" office:currency="USD" office:value="0" calcext:value-type="currency">
            <text:p>$0.00</text:p>
          </table:table-cell>
          <table:table-cell table:style-name="ce76" table:formula="of:=IF(AND([.W33]=0;[.Q33]=0;[.R33]=0);IF(([.Y32]+[.$M33])&gt;0;[.$M33]*(1+[.$AA$3]);0);0)+[.$G$9]*[.E33]*([.$M$4]+[.$O$4])" office:value-type="currency" office:currency="USD" office:value="10930.9760273346" calcext:value-type="currency">
            <text:p>$10,930.98</text:p>
          </table:table-cell>
          <table:table-cell table:style-name="ce80" table:formula="of:=IF(AND([.X33]=0;[.Q33]=0;[.R33]=0;[.S33]=0);IF(([.Z32]+[.$M33])&gt;0;[.$M33]*(1+[.$AA$3]);0);0)+[.$O$9]*[.E33]*([.$M$4]+[.$O$4])" office:value-type="currency" office:currency="USD" office:value="0" calcext:value-type="currency">
            <text:p>$0.00</text:p>
          </table:table-cell>
          <table:table-cell table:style-name="ce88" table:formula="of:=IF([.O33]&lt;&gt;0;(([.U32]+[.O33])*(1+[.$W$8])-([.U32]+[.O33])*[.$W$8]*[.$AA$3]);0)" office:value-type="currency" office:currency="USD" office:value="28539.2903510035" calcext:value-type="currency">
            <text:p>$28,539.29</text:p>
          </table:table-cell>
          <table:table-cell table:style-name="ce80" table:formula="of:=IF([.P33]&lt;&gt;0;(([.V32]+[.P33])*(1+[.$W$8])-([.V32]+[.P33])*[.$AA$8]*[.$AA$3]);0)" office:value-type="currency" office:currency="USD" office:value="41357.5296975549" calcext:value-type="currency">
            <text:p>$41,357.53</text:p>
          </table:table-cell>
          <table:table-cell table:style-name="ce76" table:formula="of:=IF(AND([.$O33]=0 ;[.Q33]=0);0;[.W32]*(1+[.$E$8])+[.Q33])" office:value-type="currency" office:currency="USD" office:value="850317.389795684" calcext:value-type="currency">
            <text:p>$850,317.39</text:p>
          </table:table-cell>
          <table:table-cell table:style-name="ce80" table:formula="of:=IF(AND([.O33]=0;[.Q33]=0;[.R33]=0);0;[.X32]*(1+[.$I$8])+[.R33])" office:value-type="currency" office:currency="USD" office:value="0" calcext:value-type="currency">
            <text:p>$0.00</text:p>
          </table:table-cell>
          <table:table-cell table:style-name="ce76" table:formula="of:=IF(AND([.O33]=0;[.Q33]=0;[.R33]=0;[.S33]=0);0;[.Y32]*(1+[.$M$8])+[.S33])" office:value-type="currency" office:currency="USD" office:value="419063.092442485" calcext:value-type="currency">
            <text:p>$419,063.09</text:p>
          </table:table-cell>
          <table:table-cell table:style-name="ce80" table:formula="of:=IF(AND([.O33]=0;[.Q33]=0;[.R33]=0;[.S33]=0;[.T33]=0);0;[.Z32]*(1+[.$Q$8])+[.T33])" office:value-type="currency" office:currency="USD" office:value="0" calcext:value-type="currency">
            <text:p>$0.00</text:p>
          </table:table-cell>
          <table:table-cell table:style-name="ce63" table:formula="of:=IF(([.A33]-[.$A$20])&lt;[.$AE$8];[.AA32]*(1+[.$Y$3]);0)" office:value-type="currency" office:currency="USD" office:value="278759.314981633" calcext:value-type="currency">
            <text:p>$278,759</text:p>
          </table:table-cell>
          <table:table-cell table:style-name="ce68" table:formula="of:=IF(([.A33]-[.$A$20])&lt;[.$AI$8];[.AB32]*(1+[.$Y$3]);0)" office:value-type="currency" office:currency="USD" office:value="0" calcext:value-type="currency">
            <text:p>$0</text:p>
          </table:table-cell>
          <table:table-cell table:style-name="ce93" table:formula="of:=SUM([.U33:.AB33])+[.N33]" office:value-type="currency" office:currency="USD" office:value="1628036.61726836" calcext:value-type="currency">
            <text:p>$1,628,037</text:p>
          </table:table-cell>
          <table:table-cell table:style-name="ce99" table:formula="of:=[.AD32]+1" office:value-type="float" office:value="2039" calcext:value-type="float">
            <text:p>2039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3]+1" office:value-type="float" office:value="2040" calcext:value-type="float">
            <text:p>2040</text:p>
          </table:table-cell>
          <table:table-cell table:style-name="ce33" table:formula="of:=[.B33]+1" office:value-type="float" office:value="64" calcext:value-type="float">
            <text:p>64</text:p>
          </table:table-cell>
          <table:table-cell table:style-name="ce44" table:formula="of:=IF([.$C$4]&lt;&gt;&quot;&quot;;[.C33]+1;0)" office:value-type="float" office:value="64" calcext:value-type="float">
            <text:p>64</text:p>
          </table:table-cell>
          <table:table-cell table:style-name="ce54" table:formula="of:=IF([.B34]&lt;=[.$E$3];[.$G$3];0)*(1+[.$I$3])^([.A34]-[.$A$20])" office:value-type="currency" office:currency="USD" office:value="98960.9072297154" calcext:value-type="currency">
            <text:p>$98,961</text:p>
          </table:table-cell>
          <table:table-cell table:style-name="ce63" table:formula="of:=IF([.C34]&lt;=[.$E$4];[.$G$4];0)*(1+[.$I$4])^([.A34]-[.$A$20])" office:value-type="currency" office:currency="USD" office:value="85766.1195990867" calcext:value-type="currency">
            <text:p>$85,766</text:p>
          </table:table-cell>
          <table:table-cell table:style-name="ce68" table:formula="of:=SUM([.D34:.E34])" office:value-type="currency" office:currency="USD" office:value="184727.026828802" calcext:value-type="currency">
            <text:p>$184,727</text:p>
          </table:table-cell>
          <table:table-cell table:style-name="ce63" table:formula="of:=IF([.B34]&gt;[.$S$3];[.$Q$3]*12)" office:value-type="currency" office:currency="USD" office:value="0" calcext:value-type="currency">
            <text:p>$0</text:p>
          </table:table-cell>
          <table:table-cell table:style-name="ce68" table:formula="of:=IF([.C34]&gt;[.$S$4];[.$Q$4]*12)" office:value-type="currency" office:currency="USD" office:value="0" calcext:value-type="currency">
            <text:p>$0</text:p>
          </table:table-cell>
          <table:table-cell table:style-name="ce63" table:formula="of:=IF([.B34]&gt;[.$W$3];[.$U$3]*12)" office:value-type="currency" office:currency="USD" office:value="0" calcext:value-type="currency">
            <text:p>$0</text:p>
          </table:table-cell>
          <table:table-cell table:style-name="ce68" table:formula="of:=IF([.C34]&gt;[.$W$4];[.$U$4]*12)" office:value-type="currency" office:currency="USD" office:value="0" calcext:value-type="currency">
            <text:p>$0</text:p>
          </table:table-cell>
          <table:table-cell table:style-name="ce73" table:formula="of:=SUM([.F34:.J34])" office:value-type="currency" office:currency="USD" office:value="184727.026828802" calcext:value-type="currency">
            <text:p>$184,727</text:p>
          </table:table-cell>
          <table:table-cell table:style-name="ce54" table:formula="of:=((SUM([.$C$13:.$AE$13])+SUM([.$C$14:.$AE$14])*12-IF([.B34]&gt;[.$E$3];[.$U$13];0)-IF([.C34]&gt;[.$E$4];[.$W$13];0)+IF(AND([.B34]&gt;[.$E$3];[.C34]&gt;[.$E$4]);[.$AG$14]*12;0))*IF(AND([.B34]&gt;[.$E$3];[.C34]&gt;[.$E$4]);[.$AI$3];1))*((1+[.$Y$3])^([.A34]-[.$A$20]))" office:value-type="currency" office:currency="USD" office:value="187953.468126366" calcext:value-type="currency">
            <text:p>$187,953</text:p>
          </table:table-cell>
          <table:table-cell table:style-name="ce76" table:formula="of:=[.K34]-[.L34]+IF([.A34]-[.$A$20]=[.$AE$8];[.AA33];0)+IF([.A34]-[.$A$20]=[.$AI$8];[.AB33];0)" office:value-type="currency" office:currency="USD" office:value="-3226.44129756384" calcext:value-type="currency">
            <text:p>-$3,226.4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4]&gt;=[.$L34];([.$N33]-[.$N34]+[.$M34])*[.$AE$3];IF([.U33]+[.$M34]*[.$AE$3]&gt;0;[.$M34]*[.$AE$3];0))" office:value-type="currency" office:currency="USD" office:value="-967.932389269152" calcext:value-type="currency">
            <text:p>-$967.93</text:p>
          </table:table-cell>
          <table:table-cell table:style-name="ce80" table:formula="of:=IF([.$K34]&gt;=[.$L34];([.$N33]-[.$N34]+[.$M34])*[.$AG$3];IF([.V33]+[.$M34]*[.$AG$3]&gt;0;[.$M34]*[.$AG$3];0))" office:value-type="currency" office:currency="USD" office:value="-2258.50890829469" calcext:value-type="currency">
            <text:p>-$2,258.51</text:p>
          </table:table-cell>
          <table:table-cell table:style-name="ce76" table:formula="of:=IF([.U34]&gt;0;0;IF(([.W33]+[.$M34])&gt;0;[.$M34]*(1+[.$AA$3]);0))+[.$C$9]*[.D34]*([.$M$3]+[.$O$3])" office:value-type="currency" office:currency="USD" office:value="12864.917939863" calcext:value-type="currency">
            <text:p>$12,864.92</text:p>
          </table:table-cell>
          <table:table-cell table:style-name="ce80" table:formula="of:=IF(AND([.W34]=0;[.Q34]=0);IF(([.X33]+[.$M34])&gt;0;[.$M34]*(1+[.$AA$3]);0);0)+[.$K$9]*[.D34]*([.$M$3]+[.$O$3])" office:value-type="currency" office:currency="USD" office:value="0" calcext:value-type="currency">
            <text:p>$0.00</text:p>
          </table:table-cell>
          <table:table-cell table:style-name="ce76" table:formula="of:=IF(AND([.W34]=0;[.Q34]=0;[.R34]=0);IF(([.Y33]+[.$M34])&gt;0;[.$M34]*(1+[.$AA$3]);0);0)+[.$G$9]*[.E34]*([.$M$4]+[.$O$4])" office:value-type="currency" office:currency="USD" office:value="11149.5955478813" calcext:value-type="currency">
            <text:p>$11,149.60</text:p>
          </table:table-cell>
          <table:table-cell table:style-name="ce80" table:formula="of:=IF(AND([.X34]=0;[.Q34]=0;[.R34]=0;[.S34]=0);IF(([.Z33]+[.$M34])&gt;0;[.$M34]*(1+[.$AA$3]);0);0)+[.$O$9]*[.E34]*([.$M$4]+[.$O$4])" office:value-type="currency" office:currency="USD" office:value="0" calcext:value-type="currency">
            <text:p>$0.00</text:p>
          </table:table-cell>
          <table:table-cell table:style-name="ce88" table:formula="of:=IF([.O34]&lt;&gt;0;(([.U33]+[.O34])*(1+[.$W$8])-([.U33]+[.O34])*[.$W$8]*[.$AA$3]);0)" office:value-type="currency" office:currency="USD" office:value="28453.6414165098" calcext:value-type="currency">
            <text:p>$28,453.64</text:p>
          </table:table-cell>
          <table:table-cell table:style-name="ce80" table:formula="of:=IF([.P34]&lt;&gt;0;(([.V33]+[.P34])*(1+[.$W$8])-([.V33]+[.P34])*[.$AA$8]*[.$AA$3]);0)" office:value-type="currency" office:currency="USD" office:value="40037.3972882025" calcext:value-type="currency">
            <text:p>$40,037.40</text:p>
          </table:table-cell>
          <table:table-cell table:style-name="ce76" table:formula="of:=IF(AND([.$O34]=0 ;[.Q34]=0);0;[.W33]*(1+[.$E$8])+[.Q34])" office:value-type="currency" office:currency="USD" office:value="931207.698919202" calcext:value-type="currency">
            <text:p>$931,207.70</text:p>
          </table:table-cell>
          <table:table-cell table:style-name="ce80" table:formula="of:=IF(AND([.O34]=0;[.Q34]=0;[.R34]=0);0;[.X33]*(1+[.$I$8])+[.R34])" office:value-type="currency" office:currency="USD" office:value="0" calcext:value-type="currency">
            <text:p>$0.00</text:p>
          </table:table-cell>
          <table:table-cell table:style-name="ce76" table:formula="of:=IF(AND([.O34]=0;[.Q34]=0;[.R34]=0;[.S34]=0);0;[.Y33]*(1+[.$M$8])+[.S34])" office:value-type="currency" office:currency="USD" office:value="459547.104461341" calcext:value-type="currency">
            <text:p>$459,547.10</text:p>
          </table:table-cell>
          <table:table-cell table:style-name="ce80" table:formula="of:=IF(AND([.O34]=0;[.Q34]=0;[.R34]=0;[.S34]=0;[.T34]=0);0;[.Z33]*(1+[.$Q$8])+[.T34])" office:value-type="currency" office:currency="USD" office:value="0" calcext:value-type="currency">
            <text:p>$0.00</text:p>
          </table:table-cell>
          <table:table-cell table:style-name="ce63" table:formula="of:=IF(([.A34]-[.$A$20])&lt;[.$AE$8];[.AA33]*(1+[.$Y$3]);0)" office:value-type="currency" office:currency="USD" office:value="285449.538541192" calcext:value-type="currency">
            <text:p>$285,450</text:p>
          </table:table-cell>
          <table:table-cell table:style-name="ce68" table:formula="of:=IF(([.A34]-[.$A$20])&lt;[.$AI$8];[.AB33]*(1+[.$Y$3]);0)" office:value-type="currency" office:currency="USD" office:value="0" calcext:value-type="currency">
            <text:p>$0</text:p>
          </table:table-cell>
          <table:table-cell table:style-name="ce93" table:formula="of:=SUM([.U34:.AB34])+[.N34]" office:value-type="currency" office:currency="USD" office:value="1754695.38062645" calcext:value-type="currency">
            <text:p>$1,754,695</text:p>
          </table:table-cell>
          <table:table-cell table:style-name="ce99" table:formula="of:=[.AD33]+1" office:value-type="float" office:value="2040" calcext:value-type="float">
            <text:p>2040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4]+1" office:value-type="float" office:value="2041" calcext:value-type="float">
            <text:p>2041</text:p>
          </table:table-cell>
          <table:table-cell table:style-name="ce33" table:formula="of:=[.B34]+1" office:value-type="float" office:value="65" calcext:value-type="float">
            <text:p>65</text:p>
          </table:table-cell>
          <table:table-cell table:style-name="ce44" table:formula="of:=IF([.$C$4]&lt;&gt;&quot;&quot;;[.C34]+1;0)" office:value-type="float" office:value="65" calcext:value-type="float">
            <text:p>65</text:p>
          </table:table-cell>
          <table:table-cell table:style-name="ce54" table:formula="of:=IF([.B35]&lt;=[.$E$3];[.$G$3];0)*(1+[.$I$3])^([.A35]-[.$A$20])" office:value-type="currency" office:currency="USD" office:value="100940.12537431" calcext:value-type="currency">
            <text:p>$100,940</text:p>
          </table:table-cell>
          <table:table-cell table:style-name="ce63" table:formula="of:=IF([.C35]&lt;=[.$E$4];[.$G$4];0)*(1+[.$I$4])^([.A35]-[.$A$20])" office:value-type="currency" office:currency="USD" office:value="87481.4419910684" calcext:value-type="currency">
            <text:p>$87,481</text:p>
          </table:table-cell>
          <table:table-cell table:style-name="ce68" table:formula="of:=SUM([.D35:.E35])" office:value-type="currency" office:currency="USD" office:value="188421.567365378" calcext:value-type="currency">
            <text:p>$188,422</text:p>
          </table:table-cell>
          <table:table-cell table:style-name="ce63" table:formula="of:=IF([.B35]&gt;[.$S$3];[.$Q$3]*12)" office:value-type="currency" office:currency="USD" office:value="0" calcext:value-type="currency">
            <text:p>$0</text:p>
          </table:table-cell>
          <table:table-cell table:style-name="ce68" table:formula="of:=IF([.C35]&gt;[.$S$4];[.$Q$4]*12)" office:value-type="currency" office:currency="USD" office:value="0" calcext:value-type="currency">
            <text:p>$0</text:p>
          </table:table-cell>
          <table:table-cell table:style-name="ce63" table:formula="of:=IF([.B35]&gt;[.$W$3];[.$U$3]*12)" office:value-type="currency" office:currency="USD" office:value="0" calcext:value-type="currency">
            <text:p>$0</text:p>
          </table:table-cell>
          <table:table-cell table:style-name="ce68" table:formula="of:=IF([.C35]&gt;[.$W$4];[.$U$4]*12)" office:value-type="currency" office:currency="USD" office:value="0" calcext:value-type="currency">
            <text:p>$0</text:p>
          </table:table-cell>
          <table:table-cell table:style-name="ce73" table:formula="of:=SUM([.F35:.J35])" office:value-type="currency" office:currency="USD" office:value="188421.567365378" calcext:value-type="currency">
            <text:p>$188,422</text:p>
          </table:table-cell>
          <table:table-cell table:style-name="ce54" table:formula="of:=((SUM([.$C$13:.$AE$13])+SUM([.$C$14:.$AE$14])*12-IF([.B35]&gt;[.$E$3];[.$U$13];0)-IF([.C35]&gt;[.$E$4];[.$W$13];0)+IF(AND([.B35]&gt;[.$E$3];[.C35]&gt;[.$E$4]);[.$AG$14]*12;0))*IF(AND([.B35]&gt;[.$E$3];[.C35]&gt;[.$E$4]);[.$AI$3];1))*((1+[.$Y$3])^([.A35]-[.$A$20]))" office:value-type="currency" office:currency="USD" office:value="192464.351361399" calcext:value-type="currency">
            <text:p>$192,464</text:p>
          </table:table-cell>
          <table:table-cell table:style-name="ce76" table:formula="of:=[.K35]-[.L35]+IF([.A35]-[.$A$20]=[.$AE$8];[.AA34];0)+IF([.A35]-[.$A$20]=[.$AI$8];[.AB34];0)" office:value-type="currency" office:currency="USD" office:value="-4042.78399602056" calcext:value-type="currency">
            <text:p>-$4,042.7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5]&gt;=[.$L35];([.$N34]-[.$N35]+[.$M35])*[.$AE$3];IF([.U34]+[.$M35]*[.$AE$3]&gt;0;[.$M35]*[.$AE$3];0))" office:value-type="currency" office:currency="USD" office:value="-1212.83519880617" calcext:value-type="currency">
            <text:p>-$1,212.84</text:p>
          </table:table-cell>
          <table:table-cell table:style-name="ce80" table:formula="of:=IF([.$K35]&gt;=[.$L35];([.$N34]-[.$N35]+[.$M35])*[.$AG$3];IF([.V34]+[.$M35]*[.$AG$3]&gt;0;[.$M35]*[.$AG$3];0))" office:value-type="currency" office:currency="USD" office:value="-2829.94879721439" calcext:value-type="currency">
            <text:p>-$2,829.95</text:p>
          </table:table-cell>
          <table:table-cell table:style-name="ce76" table:formula="of:=IF([.U35]&gt;0;0;IF(([.W34]+[.$M35])&gt;0;[.$M35]*(1+[.$AA$3]);0))+[.$C$9]*[.D35]*([.$M$3]+[.$O$3])" office:value-type="currency" office:currency="USD" office:value="13122.2162986603" calcext:value-type="currency">
            <text:p>$13,122.22</text:p>
          </table:table-cell>
          <table:table-cell table:style-name="ce80" table:formula="of:=IF(AND([.W35]=0;[.Q35]=0);IF(([.X34]+[.$M35])&gt;0;[.$M35]*(1+[.$AA$3]);0);0)+[.$K$9]*[.D35]*([.$M$3]+[.$O$3])" office:value-type="currency" office:currency="USD" office:value="0" calcext:value-type="currency">
            <text:p>$0.00</text:p>
          </table:table-cell>
          <table:table-cell table:style-name="ce76" table:formula="of:=IF(AND([.W35]=0;[.Q35]=0;[.R35]=0);IF(([.Y34]+[.$M35])&gt;0;[.$M35]*(1+[.$AA$3]);0);0)+[.$G$9]*[.E35]*([.$M$4]+[.$O$4])" office:value-type="currency" office:currency="USD" office:value="11372.5874588389" calcext:value-type="currency">
            <text:p>$11,372.59</text:p>
          </table:table-cell>
          <table:table-cell table:style-name="ce80" table:formula="of:=IF(AND([.X35]=0;[.Q35]=0;[.R35]=0;[.S35]=0);IF(([.Z34]+[.$M35])&gt;0;[.$M35]*(1+[.$AA$3]);0);0)+[.$O$9]*[.E35]*([.$M$4]+[.$O$4])" office:value-type="currency" office:currency="USD" office:value="0" calcext:value-type="currency">
            <text:p>$0.00</text:p>
          </table:table-cell>
          <table:table-cell table:style-name="ce88" table:formula="of:=IF([.O35]&lt;&gt;0;(([.U34]+[.O35])*(1+[.$W$8])-([.U34]+[.O35])*[.$W$8]*[.$AA$3]);0)" office:value-type="currency" office:currency="USD" office:value="28112.5120166701" calcext:value-type="currency">
            <text:p>$28,112.51</text:p>
          </table:table-cell>
          <table:table-cell table:style-name="ce80" table:formula="of:=IF([.P35]&lt;&gt;0;(([.V34]+[.P35])*(1+[.$W$8])-([.V34]+[.P35])*[.$AA$8]*[.$AA$3]);0)" office:value-type="currency" office:currency="USD" office:value="38100.4272547718" calcext:value-type="currency">
            <text:p>$38,100.43</text:p>
          </table:table-cell>
          <table:table-cell table:style-name="ce76" table:formula="of:=IF(AND([.$O35]=0 ;[.Q35]=0);0;[.W34]*(1+[.$E$8])+[.Q35])" office:value-type="currency" office:currency="USD" office:value="1018826.5311314" calcext:value-type="currency">
            <text:p>$1,018,826.53</text:p>
          </table:table-cell>
          <table:table-cell table:style-name="ce80" table:formula="of:=IF(AND([.O35]=0;[.Q35]=0;[.R35]=0);0;[.X34]*(1+[.$I$8])+[.R35])" office:value-type="currency" office:currency="USD" office:value="0" calcext:value-type="currency">
            <text:p>$0.00</text:p>
          </table:table-cell>
          <table:table-cell table:style-name="ce76" table:formula="of:=IF(AND([.O35]=0;[.Q35]=0;[.R35]=0;[.S35]=0);0;[.Y34]*(1+[.$M$8])+[.S35])" office:value-type="currency" office:currency="USD" office:value="503087.989232473" calcext:value-type="currency">
            <text:p>$503,087.99</text:p>
          </table:table-cell>
          <table:table-cell table:style-name="ce80" table:formula="of:=IF(AND([.O35]=0;[.Q35]=0;[.R35]=0;[.S35]=0;[.T35]=0);0;[.Z34]*(1+[.$Q$8])+[.T35])" office:value-type="currency" office:currency="USD" office:value="0" calcext:value-type="currency">
            <text:p>$0.00</text:p>
          </table:table-cell>
          <table:table-cell table:style-name="ce63" table:formula="of:=IF(([.A35]-[.$A$20])&lt;[.$AE$8];[.AA34]*(1+[.$Y$3]);0)" office:value-type="currency" office:currency="USD" office:value="292300.327466181" calcext:value-type="currency">
            <text:p>$292,300</text:p>
          </table:table-cell>
          <table:table-cell table:style-name="ce68" table:formula="of:=IF(([.A35]-[.$A$20])&lt;[.$AI$8];[.AB34]*(1+[.$Y$3]);0)" office:value-type="currency" office:currency="USD" office:value="0" calcext:value-type="currency">
            <text:p>$0</text:p>
          </table:table-cell>
          <table:table-cell table:style-name="ce93" table:formula="of:=SUM([.U35:.AB35])+[.N35]" office:value-type="currency" office:currency="USD" office:value="1890427.78710149" calcext:value-type="currency">
            <text:p>$1,890,428</text:p>
          </table:table-cell>
          <table:table-cell table:style-name="ce99" table:formula="of:=[.AD34]+1" office:value-type="float" office:value="2041" calcext:value-type="float">
            <text:p>2041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5]+1" office:value-type="float" office:value="2042" calcext:value-type="float">
            <text:p>2042</text:p>
          </table:table-cell>
          <table:table-cell table:style-name="ce33" table:formula="of:=[.B35]+1" office:value-type="float" office:value="66" calcext:value-type="float">
            <text:p>66</text:p>
          </table:table-cell>
          <table:table-cell table:style-name="ce44" table:formula="of:=IF([.$C$4]&lt;&gt;&quot;&quot;;[.C35]+1;0)" office:value-type="float" office:value="66" calcext:value-type="float">
            <text:p>66</text:p>
          </table:table-cell>
          <table:table-cell table:style-name="ce54" table:formula="of:=IF([.B36]&lt;=[.$E$3];[.$G$3];0)*(1+[.$I$3])^([.A36]-[.$A$20])" office:value-type="currency" office:currency="USD" office:value="0" calcext:value-type="currency">
            <text:p>$0</text:p>
          </table:table-cell>
          <table:table-cell table:style-name="ce63" table:formula="of:=IF([.C36]&lt;=[.$E$4];[.$G$4];0)*(1+[.$I$4])^([.A36]-[.$A$20])" office:value-type="currency" office:currency="USD" office:value="0" calcext:value-type="currency">
            <text:p>$0</text:p>
          </table:table-cell>
          <table:table-cell table:style-name="ce68" table:formula="of:=SUM([.D36:.E36])" office:value-type="currency" office:currency="USD" office:value="0" calcext:value-type="currency">
            <text:p>$0</text:p>
          </table:table-cell>
          <table:table-cell table:style-name="ce63" table:formula="of:=IF([.B36]&gt;[.$S$3];[.$Q$3]*12)" office:value-type="currency" office:currency="USD" office:value="1200" calcext:value-type="currency">
            <text:p>$1,200</text:p>
          </table:table-cell>
          <table:table-cell table:style-name="ce68" table:formula="of:=IF([.C36]&gt;[.$S$4];[.$Q$4]*12)" office:value-type="currency" office:currency="USD" office:value="0" calcext:value-type="currency">
            <text:p>$0</text:p>
          </table:table-cell>
          <table:table-cell table:style-name="ce63" table:formula="of:=IF([.B36]&gt;[.$W$3];[.$U$3]*12)" office:value-type="currency" office:currency="USD" office:value="0" calcext:value-type="currency">
            <text:p>$0</text:p>
          </table:table-cell>
          <table:table-cell table:style-name="ce68" table:formula="of:=IF([.C36]&gt;[.$W$4];[.$U$4]*12)" office:value-type="currency" office:currency="USD" office:value="0" calcext:value-type="currency">
            <text:p>$0</text:p>
          </table:table-cell>
          <table:table-cell table:style-name="ce73" table:formula="of:=SUM([.F36:.J36])" office:value-type="currency" office:currency="USD" office:value="1200" calcext:value-type="currency">
            <text:p>$1,200</text:p>
          </table:table-cell>
          <table:table-cell table:style-name="ce54" table:formula="of:=((SUM([.$C$13:.$AE$13])+SUM([.$C$14:.$AE$14])*12-IF([.B36]&gt;[.$E$3];[.$U$13];0)-IF([.C36]&gt;[.$E$4];[.$W$13];0)+IF(AND([.B36]&gt;[.$E$3];[.C36]&gt;[.$E$4]);[.$AG$14]*12;0))*IF(AND([.B36]&gt;[.$E$3];[.C36]&gt;[.$E$4]);[.$AI$3];1))*((1+[.$Y$3])^([.A36]-[.$A$20]))" office:value-type="currency" office:currency="USD" office:value="118820.083115002" calcext:value-type="currency">
            <text:p>$118,820</text:p>
          </table:table-cell>
          <table:table-cell table:style-name="ce76" table:formula="of:=[.K36]-[.L36]+IF([.A36]-[.$A$20]=[.$AE$8];[.AA35];0)+IF([.A36]-[.$A$20]=[.$AI$8];[.AB35];0)" office:value-type="currency" office:currency="USD" office:value="-117620.083115002" calcext:value-type="currency">
            <text:p>-$117,620.0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6]&gt;=[.$L36];([.$N35]-[.$N36]+[.$M36])*[.$AE$3];IF([.U35]+[.$M36]*[.$AE$3]&gt;0;[.$M36]*[.$AE$3];0))" office:value-type="currency" office:currency="USD" office:value="0" calcext:value-type="currency">
            <text:p>$0.00</text:p>
          </table:table-cell>
          <table:table-cell table:style-name="ce80" table:formula="of:=IF([.$K36]&gt;=[.$L36];([.$N35]-[.$N36]+[.$M36])*[.$AG$3];IF([.V35]+[.$M36]*[.$AG$3]&gt;0;[.$M36]*[.$AG$3];0))" office:value-type="currency" office:currency="USD" office:value="0" calcext:value-type="currency">
            <text:p>$0.00</text:p>
          </table:table-cell>
          <table:table-cell table:style-name="ce76" table:formula="of:=IF([.U36]&gt;0;0;IF(([.W35]+[.$M36])&gt;0;[.$M36]*(1+[.$AA$3]);0))+[.$C$9]*[.D36]*([.$M$3]+[.$O$3])" office:value-type="currency" office:currency="USD" office:value="-141144.099738003" calcext:value-type="currency">
            <text:p>-$141,144.10</text:p>
          </table:table-cell>
          <table:table-cell table:style-name="ce80" table:formula="of:=IF(AND([.W36]=0;[.Q36]=0);IF(([.X35]+[.$M36])&gt;0;[.$M36]*(1+[.$AA$3]);0);0)+[.$K$9]*[.D36]*([.$M$3]+[.$O$3])" office:value-type="currency" office:currency="USD" office:value="0" calcext:value-type="currency">
            <text:p>$0.00</text:p>
          </table:table-cell>
          <table:table-cell table:style-name="ce76" table:formula="of:=IF(AND([.W36]=0;[.Q36]=0;[.R36]=0);IF(([.Y35]+[.$M36])&gt;0;[.$M36]*(1+[.$AA$3]);0);0)+[.$G$9]*[.E36]*([.$M$4]+[.$O$4])" office:value-type="currency" office:currency="USD" office:value="0" calcext:value-type="currency">
            <text:p>$0.00</text:p>
          </table:table-cell>
          <table:table-cell table:style-name="ce80" table:formula="of:=IF(AND([.X36]=0;[.Q36]=0;[.R36]=0;[.S36]=0);IF(([.Z35]+[.$M36])&gt;0;[.$M36]*(1+[.$AA$3]);0);0)+[.$O$9]*[.E36]*([.$M$4]+[.$O$4])" office:value-type="currency" office:currency="USD" office:value="0" calcext:value-type="currency">
            <text:p>$0.00</text:p>
          </table:table-cell>
          <table:table-cell table:style-name="ce88" table:formula="of:=IF([.O36]&lt;&gt;0;(([.U35]+[.O36])*(1+[.$W$8])-([.U35]+[.O36])*[.$W$8]*[.$AA$3]);0)" office:value-type="currency" office:currency="USD" office:value="0" calcext:value-type="currency">
            <text:p>$0.00</text:p>
          </table:table-cell>
          <table:table-cell table:style-name="ce80" table:formula="of:=IF([.P36]&lt;&gt;0;(([.V35]+[.P36])*(1+[.$W$8])-([.V35]+[.P36])*[.$AA$8]*[.$AA$3]);0)" office:value-type="currency" office:currency="USD" office:value="0" calcext:value-type="currency">
            <text:p>$0.00</text:p>
          </table:table-cell>
          <table:table-cell table:style-name="ce76" table:formula="of:=IF(AND([.$O36]=0 ;[.Q36]=0);0;[.W35]*(1+[.$E$8])+[.Q36])" office:value-type="currency" office:currency="USD" office:value="959188.553883908" calcext:value-type="currency">
            <text:p>$959,188.55</text:p>
          </table:table-cell>
          <table:table-cell table:style-name="ce80" table:formula="of:=IF(AND([.O36]=0;[.Q36]=0;[.R36]=0);0;[.X35]*(1+[.$I$8])+[.R36])" office:value-type="currency" office:currency="USD" office:value="0" calcext:value-type="currency">
            <text:p>$0.00</text:p>
          </table:table-cell>
          <table:table-cell table:style-name="ce76" table:formula="of:=IF(AND([.O36]=0;[.Q36]=0;[.R36]=0;[.S36]=0);0;[.Y35]*(1+[.$M$8])+[.S36])" office:value-type="currency" office:currency="USD" office:value="538304.148478746" calcext:value-type="currency">
            <text:p>$538,304.15</text:p>
          </table:table-cell>
          <table:table-cell table:style-name="ce80" table:formula="of:=IF(AND([.O36]=0;[.Q36]=0;[.R36]=0;[.S36]=0;[.T36]=0);0;[.Z35]*(1+[.$Q$8])+[.T36])" office:value-type="currency" office:currency="USD" office:value="0" calcext:value-type="currency">
            <text:p>$0.00</text:p>
          </table:table-cell>
          <table:table-cell table:style-name="ce63" table:formula="of:=IF(([.A36]-[.$A$20])&lt;[.$AE$8];[.AA35]*(1+[.$Y$3]);0)" office:value-type="currency" office:currency="USD" office:value="299315.535325369" calcext:value-type="currency">
            <text:p>$299,316</text:p>
          </table:table-cell>
          <table:table-cell table:style-name="ce68" table:formula="of:=IF(([.A36]-[.$A$20])&lt;[.$AI$8];[.AB35]*(1+[.$Y$3]);0)" office:value-type="currency" office:currency="USD" office:value="0" calcext:value-type="currency">
            <text:p>$0</text:p>
          </table:table-cell>
          <table:table-cell table:style-name="ce93" table:formula="of:=SUM([.U36:.AB36])+[.N36]" office:value-type="currency" office:currency="USD" office:value="1806808.23768802" calcext:value-type="currency">
            <text:p>$1,806,808</text:p>
          </table:table-cell>
          <table:table-cell table:style-name="ce99" table:formula="of:=[.AD35]+1" office:value-type="float" office:value="2042" calcext:value-type="float">
            <text:p>2042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6]+1" office:value-type="float" office:value="2043" calcext:value-type="float">
            <text:p>2043</text:p>
          </table:table-cell>
          <table:table-cell table:style-name="ce33" table:formula="of:=[.B36]+1" office:value-type="float" office:value="67" calcext:value-type="float">
            <text:p>67</text:p>
          </table:table-cell>
          <table:table-cell table:style-name="ce44" table:formula="of:=IF([.$C$4]&lt;&gt;&quot;&quot;;[.C36]+1;0)" office:value-type="float" office:value="67" calcext:value-type="float">
            <text:p>67</text:p>
          </table:table-cell>
          <table:table-cell table:style-name="ce54" table:formula="of:=IF([.B37]&lt;=[.$E$3];[.$G$3];0)*(1+[.$I$3])^([.A37]-[.$A$20])" office:value-type="currency" office:currency="USD" office:value="0" calcext:value-type="currency">
            <text:p>$0</text:p>
          </table:table-cell>
          <table:table-cell table:style-name="ce63" table:formula="of:=IF([.C37]&lt;=[.$E$4];[.$G$4];0)*(1+[.$I$4])^([.A37]-[.$A$20])" office:value-type="currency" office:currency="USD" office:value="0" calcext:value-type="currency">
            <text:p>$0</text:p>
          </table:table-cell>
          <table:table-cell table:style-name="ce68" table:formula="of:=SUM([.D37:.E37])" office:value-type="currency" office:currency="USD" office:value="0" calcext:value-type="currency">
            <text:p>$0</text:p>
          </table:table-cell>
          <table:table-cell table:style-name="ce63" table:formula="of:=IF([.B37]&gt;[.$S$3];[.$Q$3]*12)" office:value-type="currency" office:currency="USD" office:value="1200" calcext:value-type="currency">
            <text:p>$1,200</text:p>
          </table:table-cell>
          <table:table-cell table:style-name="ce68" table:formula="of:=IF([.C37]&gt;[.$S$4];[.$Q$4]*12)" office:value-type="currency" office:currency="USD" office:value="0" calcext:value-type="currency">
            <text:p>$0</text:p>
          </table:table-cell>
          <table:table-cell table:style-name="ce63" table:formula="of:=IF([.B37]&gt;[.$W$3];[.$U$3]*12)" office:value-type="currency" office:currency="USD" office:value="0" calcext:value-type="currency">
            <text:p>$0</text:p>
          </table:table-cell>
          <table:table-cell table:style-name="ce68" table:formula="of:=IF([.C37]&gt;[.$W$4];[.$U$4]*12)" office:value-type="currency" office:currency="USD" office:value="0" calcext:value-type="currency">
            <text:p>$0</text:p>
          </table:table-cell>
          <table:table-cell table:style-name="ce73" table:formula="of:=SUM([.F37:.J37])" office:value-type="currency" office:currency="USD" office:value="1200" calcext:value-type="currency">
            <text:p>$1,200</text:p>
          </table:table-cell>
          <table:table-cell table:style-name="ce54" table:formula="of:=((SUM([.$C$13:.$AE$13])+SUM([.$C$14:.$AE$14])*12-IF([.B37]&gt;[.$E$3];[.$U$13];0)-IF([.C37]&gt;[.$E$4];[.$W$13];0)+IF(AND([.B37]&gt;[.$E$3];[.C37]&gt;[.$E$4]);[.$AG$14]*12;0))*IF(AND([.B37]&gt;[.$E$3];[.C37]&gt;[.$E$4]);[.$AI$3];1))*((1+[.$Y$3])^([.A37]-[.$A$20]))" office:value-type="currency" office:currency="USD" office:value="121671.765109763" calcext:value-type="currency">
            <text:p>$121,672</text:p>
          </table:table-cell>
          <table:table-cell table:style-name="ce76" table:formula="of:=[.K37]-[.L37]+IF([.A37]-[.$A$20]=[.$AE$8];[.AA36];0)+IF([.A37]-[.$A$20]=[.$AI$8];[.AB36];0)" office:value-type="currency" office:currency="USD" office:value="-120471.765109763" calcext:value-type="currency">
            <text:p>-$120,471.77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7]&gt;=[.$L37];([.$N36]-[.$N37]+[.$M37])*[.$AE$3];IF([.U36]+[.$M37]*[.$AE$3]&gt;0;[.$M37]*[.$AE$3];0))" office:value-type="currency" office:currency="USD" office:value="0" calcext:value-type="currency">
            <text:p>$0.00</text:p>
          </table:table-cell>
          <table:table-cell table:style-name="ce80" table:formula="of:=IF([.$K37]&gt;=[.$L37];([.$N36]-[.$N37]+[.$M37])*[.$AG$3];IF([.V36]+[.$M37]*[.$AG$3]&gt;0;[.$M37]*[.$AG$3];0))" office:value-type="currency" office:currency="USD" office:value="0" calcext:value-type="currency">
            <text:p>$0.00</text:p>
          </table:table-cell>
          <table:table-cell table:style-name="ce76" table:formula="of:=IF([.U37]&gt;0;0;IF(([.W36]+[.$M37])&gt;0;[.$M37]*(1+[.$AA$3]);0))+[.$C$9]*[.D37]*([.$M$3]+[.$O$3])" office:value-type="currency" office:currency="USD" office:value="-144566.118131715" calcext:value-type="currency">
            <text:p>-$144,566.12</text:p>
          </table:table-cell>
          <table:table-cell table:style-name="ce80" table:formula="of:=IF(AND([.W37]=0;[.Q37]=0);IF(([.X36]+[.$M37])&gt;0;[.$M37]*(1+[.$AA$3]);0);0)+[.$K$9]*[.D37]*([.$M$3]+[.$O$3])" office:value-type="currency" office:currency="USD" office:value="0" calcext:value-type="currency">
            <text:p>$0.00</text:p>
          </table:table-cell>
          <table:table-cell table:style-name="ce76" table:formula="of:=IF(AND([.W37]=0;[.Q37]=0;[.R37]=0);IF(([.Y36]+[.$M37])&gt;0;[.$M37]*(1+[.$AA$3]);0);0)+[.$G$9]*[.E37]*([.$M$4]+[.$O$4])" office:value-type="currency" office:currency="USD" office:value="0" calcext:value-type="currency">
            <text:p>$0.00</text:p>
          </table:table-cell>
          <table:table-cell table:style-name="ce80" table:formula="of:=IF(AND([.X37]=0;[.Q37]=0;[.R37]=0;[.S37]=0);IF(([.Z36]+[.$M37])&gt;0;[.$M37]*(1+[.$AA$3]);0);0)+[.$O$9]*[.E37]*([.$M$4]+[.$O$4])" office:value-type="currency" office:currency="USD" office:value="0" calcext:value-type="currency">
            <text:p>$0.00</text:p>
          </table:table-cell>
          <table:table-cell table:style-name="ce88" table:formula="of:=IF([.O37]&lt;&gt;0;(([.U36]+[.O37])*(1+[.$W$8])-([.U36]+[.O37])*[.$W$8]*[.$AA$3]);0)" office:value-type="currency" office:currency="USD" office:value="0" calcext:value-type="currency">
            <text:p>$0.00</text:p>
          </table:table-cell>
          <table:table-cell table:style-name="ce80" table:formula="of:=IF([.P37]&lt;&gt;0;(([.V36]+[.P37])*(1+[.$W$8])-([.V36]+[.P37])*[.$AA$8]*[.$AA$3]);0)" office:value-type="currency" office:currency="USD" office:value="0" calcext:value-type="currency">
            <text:p>$0.00</text:p>
          </table:table-cell>
          <table:table-cell table:style-name="ce76" table:formula="of:=IF(AND([.$O37]=0 ;[.Q37]=0);0;[.W36]*(1+[.$E$8])+[.Q37])" office:value-type="currency" office:currency="USD" office:value="891357.520062905" calcext:value-type="currency">
            <text:p>$891,357.52</text:p>
          </table:table-cell>
          <table:table-cell table:style-name="ce80" table:formula="of:=IF(AND([.O37]=0;[.Q37]=0;[.R37]=0);0;[.X36]*(1+[.$I$8])+[.R37])" office:value-type="currency" office:currency="USD" office:value="0" calcext:value-type="currency">
            <text:p>$0.00</text:p>
          </table:table-cell>
          <table:table-cell table:style-name="ce76" table:formula="of:=IF(AND([.O37]=0;[.Q37]=0;[.R37]=0;[.S37]=0);0;[.Y36]*(1+[.$M$8])+[.S37])" office:value-type="currency" office:currency="USD" office:value="575985.438872259" calcext:value-type="currency">
            <text:p>$575,985.44</text:p>
          </table:table-cell>
          <table:table-cell table:style-name="ce80" table:formula="of:=IF(AND([.O37]=0;[.Q37]=0;[.R37]=0;[.S37]=0;[.T37]=0);0;[.Z36]*(1+[.$Q$8])+[.T37])" office:value-type="currency" office:currency="USD" office:value="0" calcext:value-type="currency">
            <text:p>$0.00</text:p>
          </table:table-cell>
          <table:table-cell table:style-name="ce63" table:formula="of:=IF(([.A37]-[.$A$20])&lt;[.$AE$8];[.AA36]*(1+[.$Y$3]);0)" office:value-type="currency" office:currency="USD" office:value="306499.108173178" calcext:value-type="currency">
            <text:p>$306,499</text:p>
          </table:table-cell>
          <table:table-cell table:style-name="ce68" table:formula="of:=IF(([.A37]-[.$A$20])&lt;[.$AI$8];[.AB36]*(1+[.$Y$3]);0)" office:value-type="currency" office:currency="USD" office:value="0" calcext:value-type="currency">
            <text:p>$0</text:p>
          </table:table-cell>
          <table:table-cell table:style-name="ce93" table:formula="of:=SUM([.U37:.AB37])+[.N37]" office:value-type="currency" office:currency="USD" office:value="1783842.06710834" calcext:value-type="currency">
            <text:p>$1,783,842</text:p>
          </table:table-cell>
          <table:table-cell table:style-name="ce99" table:formula="of:=[.AD36]+1" office:value-type="float" office:value="2043" calcext:value-type="float">
            <text:p>2043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7]+1" office:value-type="float" office:value="2044" calcext:value-type="float">
            <text:p>2044</text:p>
          </table:table-cell>
          <table:table-cell table:style-name="ce33" table:formula="of:=[.B37]+1" office:value-type="float" office:value="68" calcext:value-type="float">
            <text:p>68</text:p>
          </table:table-cell>
          <table:table-cell table:style-name="ce44" table:formula="of:=IF([.$C$4]&lt;&gt;&quot;&quot;;[.C37]+1;0)" office:value-type="float" office:value="68" calcext:value-type="float">
            <text:p>68</text:p>
          </table:table-cell>
          <table:table-cell table:style-name="ce54" table:formula="of:=IF([.B38]&lt;=[.$E$3];[.$G$3];0)*(1+[.$I$3])^([.A38]-[.$A$20])" office:value-type="currency" office:currency="USD" office:value="0" calcext:value-type="currency">
            <text:p>$0</text:p>
          </table:table-cell>
          <table:table-cell table:style-name="ce63" table:formula="of:=IF([.C38]&lt;=[.$E$4];[.$G$4];0)*(1+[.$I$4])^([.A38]-[.$A$20])" office:value-type="currency" office:currency="USD" office:value="0" calcext:value-type="currency">
            <text:p>$0</text:p>
          </table:table-cell>
          <table:table-cell table:style-name="ce68" table:formula="of:=SUM([.D38:.E38])" office:value-type="currency" office:currency="USD" office:value="0" calcext:value-type="currency">
            <text:p>$0</text:p>
          </table:table-cell>
          <table:table-cell table:style-name="ce63" table:formula="of:=IF([.B38]&gt;[.$S$3];[.$Q$3]*12)" office:value-type="currency" office:currency="USD" office:value="1200" calcext:value-type="currency">
            <text:p>$1,200</text:p>
          </table:table-cell>
          <table:table-cell table:style-name="ce68" table:formula="of:=IF([.C38]&gt;[.$S$4];[.$Q$4]*12)" office:value-type="currency" office:currency="USD" office:value="0" calcext:value-type="currency">
            <text:p>$0</text:p>
          </table:table-cell>
          <table:table-cell table:style-name="ce63" table:formula="of:=IF([.B38]&gt;[.$W$3];[.$U$3]*12)" office:value-type="currency" office:currency="USD" office:value="18000" calcext:value-type="currency">
            <text:p>$18,000</text:p>
          </table:table-cell>
          <table:table-cell table:style-name="ce68" table:formula="of:=IF([.C38]&gt;[.$W$4];[.$U$4]*12)" office:value-type="currency" office:currency="USD" office:value="18000" calcext:value-type="currency">
            <text:p>$18,000</text:p>
          </table:table-cell>
          <table:table-cell table:style-name="ce73" table:formula="of:=SUM([.F38:.J38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38]&gt;[.$E$3];[.$U$13];0)-IF([.C38]&gt;[.$E$4];[.$W$13];0)+IF(AND([.B38]&gt;[.$E$3];[.C38]&gt;[.$E$4]);[.$AG$14]*12;0))*IF(AND([.B38]&gt;[.$E$3];[.C38]&gt;[.$E$4]);[.$AI$3];1))*((1+[.$Y$3])^([.A38]-[.$A$20]))" office:value-type="currency" office:currency="USD" office:value="124591.887472397" calcext:value-type="currency">
            <text:p>$124,592</text:p>
          </table:table-cell>
          <table:table-cell table:style-name="ce76" table:formula="of:=[.K38]-[.L38]+IF([.A38]-[.$A$20]=[.$AE$8];[.AA37];0)+IF([.A38]-[.$A$20]=[.$AI$8];[.AB37];0)" office:value-type="currency" office:currency="USD" office:value="-87391.8874723968" calcext:value-type="currency">
            <text:p>-$87,391.8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8]&gt;=[.$L38];([.$N37]-[.$N38]+[.$M38])*[.$AE$3];IF([.U37]+[.$M38]*[.$AE$3]&gt;0;[.$M38]*[.$AE$3];0))" office:value-type="currency" office:currency="USD" office:value="0" calcext:value-type="currency">
            <text:p>$0.00</text:p>
          </table:table-cell>
          <table:table-cell table:style-name="ce80" table:formula="of:=IF([.$K38]&gt;=[.$L38];([.$N37]-[.$N38]+[.$M38])*[.$AG$3];IF([.V37]+[.$M38]*[.$AG$3]&gt;0;[.$M38]*[.$AG$3];0))" office:value-type="currency" office:currency="USD" office:value="0" calcext:value-type="currency">
            <text:p>$0.00</text:p>
          </table:table-cell>
          <table:table-cell table:style-name="ce76" table:formula="of:=IF([.U38]&gt;0;0;IF(([.W37]+[.$M38])&gt;0;[.$M38]*(1+[.$AA$3]);0))+[.$C$9]*[.D38]*([.$M$3]+[.$O$3])" office:value-type="currency" office:currency="USD" office:value="-104870.264966876" calcext:value-type="currency">
            <text:p>-$104,870.26</text:p>
          </table:table-cell>
          <table:table-cell table:style-name="ce80" table:formula="of:=IF(AND([.W38]=0;[.Q38]=0);IF(([.X37]+[.$M38])&gt;0;[.$M38]*(1+[.$AA$3]);0);0)+[.$K$9]*[.D38]*([.$M$3]+[.$O$3])" office:value-type="currency" office:currency="USD" office:value="0" calcext:value-type="currency">
            <text:p>$0.00</text:p>
          </table:table-cell>
          <table:table-cell table:style-name="ce76" table:formula="of:=IF(AND([.W38]=0;[.Q38]=0;[.R38]=0);IF(([.Y37]+[.$M38])&gt;0;[.$M38]*(1+[.$AA$3]);0);0)+[.$G$9]*[.E38]*([.$M$4]+[.$O$4])" office:value-type="currency" office:currency="USD" office:value="0" calcext:value-type="currency">
            <text:p>$0.00</text:p>
          </table:table-cell>
          <table:table-cell table:style-name="ce80" table:formula="of:=IF(AND([.X38]=0;[.Q38]=0;[.R38]=0;[.S38]=0);IF(([.Z37]+[.$M38])&gt;0;[.$M38]*(1+[.$AA$3]);0);0)+[.$O$9]*[.E38]*([.$M$4]+[.$O$4])" office:value-type="currency" office:currency="USD" office:value="0" calcext:value-type="currency">
            <text:p>$0.00</text:p>
          </table:table-cell>
          <table:table-cell table:style-name="ce88" table:formula="of:=IF([.O38]&lt;&gt;0;(([.U37]+[.O38])*(1+[.$W$8])-([.U37]+[.O38])*[.$W$8]*[.$AA$3]);0)" office:value-type="currency" office:currency="USD" office:value="0" calcext:value-type="currency">
            <text:p>$0.00</text:p>
          </table:table-cell>
          <table:table-cell table:style-name="ce80" table:formula="of:=IF([.P38]&lt;&gt;0;(([.V37]+[.P38])*(1+[.$W$8])-([.V37]+[.P38])*[.$AA$8]*[.$AA$3]);0)" office:value-type="currency" office:currency="USD" office:value="0" calcext:value-type="currency">
            <text:p>$0.00</text:p>
          </table:table-cell>
          <table:table-cell table:style-name="ce76" table:formula="of:=IF(AND([.$O38]=0 ;[.Q38]=0);0;[.W37]*(1+[.$E$8])+[.Q38])" office:value-type="currency" office:currency="USD" office:value="857795.856701062" calcext:value-type="currency">
            <text:p>$857,795.86</text:p>
          </table:table-cell>
          <table:table-cell table:style-name="ce80" table:formula="of:=IF(AND([.O38]=0;[.Q38]=0;[.R38]=0);0;[.X37]*(1+[.$I$8])+[.R38])" office:value-type="currency" office:currency="USD" office:value="0" calcext:value-type="currency">
            <text:p>$0.00</text:p>
          </table:table-cell>
          <table:table-cell table:style-name="ce76" table:formula="of:=IF(AND([.O38]=0;[.Q38]=0;[.R38]=0;[.S38]=0);0;[.Y37]*(1+[.$M$8])+[.S38])" office:value-type="currency" office:currency="USD" office:value="616304.419593317" calcext:value-type="currency">
            <text:p>$616,304.42</text:p>
          </table:table-cell>
          <table:table-cell table:style-name="ce80" table:formula="of:=IF(AND([.O38]=0;[.Q38]=0;[.R38]=0;[.S38]=0;[.T38]=0);0;[.Z37]*(1+[.$Q$8])+[.T38])" office:value-type="currency" office:currency="USD" office:value="0" calcext:value-type="currency">
            <text:p>$0.00</text:p>
          </table:table-cell>
          <table:table-cell table:style-name="ce63" table:formula="of:=IF(([.A38]-[.$A$20])&lt;[.$AE$8];[.AA37]*(1+[.$Y$3]);0)" office:value-type="currency" office:currency="USD" office:value="313855.086769334" calcext:value-type="currency">
            <text:p>$313,855</text:p>
          </table:table-cell>
          <table:table-cell table:style-name="ce68" table:formula="of:=IF(([.A38]-[.$A$20])&lt;[.$AI$8];[.AB37]*(1+[.$Y$3]);0)" office:value-type="currency" office:currency="USD" office:value="0" calcext:value-type="currency">
            <text:p>$0</text:p>
          </table:table-cell>
          <table:table-cell table:style-name="ce93" table:formula="of:=SUM([.U38:.AB38])+[.N38]" office:value-type="currency" office:currency="USD" office:value="1797955.36306371" calcext:value-type="currency">
            <text:p>$1,797,955</text:p>
          </table:table-cell>
          <table:table-cell table:style-name="ce99" table:formula="of:=[.AD37]+1" office:value-type="float" office:value="2044" calcext:value-type="float">
            <text:p>2044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8]+1" office:value-type="float" office:value="2045" calcext:value-type="float">
            <text:p>2045</text:p>
          </table:table-cell>
          <table:table-cell table:style-name="ce33" table:formula="of:=[.B38]+1" office:value-type="float" office:value="69" calcext:value-type="float">
            <text:p>69</text:p>
          </table:table-cell>
          <table:table-cell table:style-name="ce44" table:formula="of:=IF([.$C$4]&lt;&gt;&quot;&quot;;[.C38]+1;0)" office:value-type="float" office:value="69" calcext:value-type="float">
            <text:p>69</text:p>
          </table:table-cell>
          <table:table-cell table:style-name="ce54" table:formula="of:=IF([.B39]&lt;=[.$E$3];[.$G$3];0)*(1+[.$I$3])^([.A39]-[.$A$20])" office:value-type="currency" office:currency="USD" office:value="0" calcext:value-type="currency">
            <text:p>$0</text:p>
          </table:table-cell>
          <table:table-cell table:style-name="ce63" table:formula="of:=IF([.C39]&lt;=[.$E$4];[.$G$4];0)*(1+[.$I$4])^([.A39]-[.$A$20])" office:value-type="currency" office:currency="USD" office:value="0" calcext:value-type="currency">
            <text:p>$0</text:p>
          </table:table-cell>
          <table:table-cell table:style-name="ce68" table:formula="of:=SUM([.D39:.E39])" office:value-type="currency" office:currency="USD" office:value="0" calcext:value-type="currency">
            <text:p>$0</text:p>
          </table:table-cell>
          <table:table-cell table:style-name="ce63" table:formula="of:=IF([.B39]&gt;[.$S$3];[.$Q$3]*12)" office:value-type="currency" office:currency="USD" office:value="1200" calcext:value-type="currency">
            <text:p>$1,200</text:p>
          </table:table-cell>
          <table:table-cell table:style-name="ce68" table:formula="of:=IF([.C39]&gt;[.$S$4];[.$Q$4]*12)" office:value-type="currency" office:currency="USD" office:value="0" calcext:value-type="currency">
            <text:p>$0</text:p>
          </table:table-cell>
          <table:table-cell table:style-name="ce63" table:formula="of:=IF([.B39]&gt;[.$W$3];[.$U$3]*12)" office:value-type="currency" office:currency="USD" office:value="18000" calcext:value-type="currency">
            <text:p>$18,000</text:p>
          </table:table-cell>
          <table:table-cell table:style-name="ce68" table:formula="of:=IF([.C39]&gt;[.$W$4];[.$U$4]*12)" office:value-type="currency" office:currency="USD" office:value="18000" calcext:value-type="currency">
            <text:p>$18,000</text:p>
          </table:table-cell>
          <table:table-cell table:style-name="ce73" table:formula="of:=SUM([.F39:.J39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39]&gt;[.$E$3];[.$U$13];0)-IF([.C39]&gt;[.$E$4];[.$W$13];0)+IF(AND([.B39]&gt;[.$E$3];[.C39]&gt;[.$E$4]);[.$AG$14]*12;0))*IF(AND([.B39]&gt;[.$E$3];[.C39]&gt;[.$E$4]);[.$AI$3];1))*((1+[.$Y$3])^([.A39]-[.$A$20]))" office:value-type="currency" office:currency="USD" office:value="127582.092771734" calcext:value-type="currency">
            <text:p>$127,582</text:p>
          </table:table-cell>
          <table:table-cell table:style-name="ce76" table:formula="of:=[.K39]-[.L39]+IF([.A39]-[.$A$20]=[.$AE$8];[.AA38];0)+IF([.A39]-[.$A$20]=[.$AI$8];[.AB38];0)" office:value-type="currency" office:currency="USD" office:value="-90382.0927717343" calcext:value-type="currency">
            <text:p>-$90,382.0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39]&gt;=[.$L39];([.$N38]-[.$N39]+[.$M39])*[.$AE$3];IF([.U38]+[.$M39]*[.$AE$3]&gt;0;[.$M39]*[.$AE$3];0))" office:value-type="currency" office:currency="USD" office:value="0" calcext:value-type="currency">
            <text:p>$0.00</text:p>
          </table:table-cell>
          <table:table-cell table:style-name="ce80" table:formula="of:=IF([.$K39]&gt;=[.$L39];([.$N38]-[.$N39]+[.$M39])*[.$AG$3];IF([.V38]+[.$M39]*[.$AG$3]&gt;0;[.$M39]*[.$AG$3];0))" office:value-type="currency" office:currency="USD" office:value="0" calcext:value-type="currency">
            <text:p>$0.00</text:p>
          </table:table-cell>
          <table:table-cell table:style-name="ce76" table:formula="of:=IF([.U39]&gt;0;0;IF(([.W38]+[.$M39])&gt;0;[.$M39]*(1+[.$AA$3]);0))+[.$C$9]*[.D39]*([.$M$3]+[.$O$3])" office:value-type="currency" office:currency="USD" office:value="-108458.511326081" calcext:value-type="currency">
            <text:p>-$108,458.51</text:p>
          </table:table-cell>
          <table:table-cell table:style-name="ce80" table:formula="of:=IF(AND([.W39]=0;[.Q39]=0);IF(([.X38]+[.$M39])&gt;0;[.$M39]*(1+[.$AA$3]);0);0)+[.$K$9]*[.D39]*([.$M$3]+[.$O$3])" office:value-type="currency" office:currency="USD" office:value="0" calcext:value-type="currency">
            <text:p>$0.00</text:p>
          </table:table-cell>
          <table:table-cell table:style-name="ce76" table:formula="of:=IF(AND([.W39]=0;[.Q39]=0;[.R39]=0);IF(([.Y38]+[.$M39])&gt;0;[.$M39]*(1+[.$AA$3]);0);0)+[.$G$9]*[.E39]*([.$M$4]+[.$O$4])" office:value-type="currency" office:currency="USD" office:value="0" calcext:value-type="currency">
            <text:p>$0.00</text:p>
          </table:table-cell>
          <table:table-cell table:style-name="ce80" table:formula="of:=IF(AND([.X39]=0;[.Q39]=0;[.R39]=0;[.S39]=0);IF(([.Z38]+[.$M39])&gt;0;[.$M39]*(1+[.$AA$3]);0);0)+[.$O$9]*[.E39]*([.$M$4]+[.$O$4])" office:value-type="currency" office:currency="USD" office:value="0" calcext:value-type="currency">
            <text:p>$0.00</text:p>
          </table:table-cell>
          <table:table-cell table:style-name="ce88" table:formula="of:=IF([.O39]&lt;&gt;0;(([.U38]+[.O39])*(1+[.$W$8])-([.U38]+[.O39])*[.$W$8]*[.$AA$3]);0)" office:value-type="currency" office:currency="USD" office:value="0" calcext:value-type="currency">
            <text:p>$0.00</text:p>
          </table:table-cell>
          <table:table-cell table:style-name="ce80" table:formula="of:=IF([.P39]&lt;&gt;0;(([.V38]+[.P39])*(1+[.$W$8])-([.V38]+[.P39])*[.$AA$8]*[.$AA$3]);0)" office:value-type="currency" office:currency="USD" office:value="0" calcext:value-type="currency">
            <text:p>$0.00</text:p>
          </table:table-cell>
          <table:table-cell table:style-name="ce76" table:formula="of:=IF(AND([.$O39]=0 ;[.Q39]=0);0;[.W38]*(1+[.$E$8])+[.Q39])" office:value-type="currency" office:currency="USD" office:value="817961.013911065" calcext:value-type="currency">
            <text:p>$817,961.01</text:p>
          </table:table-cell>
          <table:table-cell table:style-name="ce80" table:formula="of:=IF(AND([.O39]=0;[.Q39]=0;[.R39]=0);0;[.X38]*(1+[.$I$8])+[.R39])" office:value-type="currency" office:currency="USD" office:value="0" calcext:value-type="currency">
            <text:p>$0.00</text:p>
          </table:table-cell>
          <table:table-cell table:style-name="ce76" table:formula="of:=IF(AND([.O39]=0;[.Q39]=0;[.R39]=0;[.S39]=0);0;[.Y38]*(1+[.$M$8])+[.S39])" office:value-type="currency" office:currency="USD" office:value="659445.728964849" calcext:value-type="currency">
            <text:p>$659,445.73</text:p>
          </table:table-cell>
          <table:table-cell table:style-name="ce80" table:formula="of:=IF(AND([.O39]=0;[.Q39]=0;[.R39]=0;[.S39]=0;[.T39]=0);0;[.Z38]*(1+[.$Q$8])+[.T39])" office:value-type="currency" office:currency="USD" office:value="0" calcext:value-type="currency">
            <text:p>$0.00</text:p>
          </table:table-cell>
          <table:table-cell table:style-name="ce63" table:formula="of:=IF(([.A39]-[.$A$20])&lt;[.$AE$8];[.AA38]*(1+[.$Y$3]);0)" office:value-type="currency" office:currency="USD" office:value="321387.608851798" calcext:value-type="currency">
            <text:p>$321,388</text:p>
          </table:table-cell>
          <table:table-cell table:style-name="ce68" table:formula="of:=IF(([.A39]-[.$A$20])&lt;[.$AI$8];[.AB38]*(1+[.$Y$3]);0)" office:value-type="currency" office:currency="USD" office:value="0" calcext:value-type="currency">
            <text:p>$0</text:p>
          </table:table-cell>
          <table:table-cell table:style-name="ce93" table:formula="of:=SUM([.U39:.AB39])+[.N39]" office:value-type="currency" office:currency="USD" office:value="1808794.35172771" calcext:value-type="currency">
            <text:p>$1,808,794</text:p>
          </table:table-cell>
          <table:table-cell table:style-name="ce99" table:formula="of:=[.AD38]+1" office:value-type="float" office:value="2045" calcext:value-type="float">
            <text:p>2045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39]+1" office:value-type="float" office:value="2046" calcext:value-type="float">
            <text:p>2046</text:p>
          </table:table-cell>
          <table:table-cell table:style-name="ce33" table:formula="of:=[.B39]+1" office:value-type="float" office:value="70" calcext:value-type="float">
            <text:p>70</text:p>
          </table:table-cell>
          <table:table-cell table:style-name="ce44" table:formula="of:=IF([.$C$4]&lt;&gt;&quot;&quot;;[.C39]+1;0)" office:value-type="float" office:value="70" calcext:value-type="float">
            <text:p>70</text:p>
          </table:table-cell>
          <table:table-cell table:style-name="ce54" table:formula="of:=IF([.B40]&lt;=[.$E$3];[.$G$3];0)*(1+[.$I$3])^([.A40]-[.$A$20])" office:value-type="currency" office:currency="USD" office:value="0" calcext:value-type="currency">
            <text:p>$0</text:p>
          </table:table-cell>
          <table:table-cell table:style-name="ce63" table:formula="of:=IF([.C40]&lt;=[.$E$4];[.$G$4];0)*(1+[.$I$4])^([.A40]-[.$A$20])" office:value-type="currency" office:currency="USD" office:value="0" calcext:value-type="currency">
            <text:p>$0</text:p>
          </table:table-cell>
          <table:table-cell table:style-name="ce68" table:formula="of:=SUM([.D40:.E40])" office:value-type="currency" office:currency="USD" office:value="0" calcext:value-type="currency">
            <text:p>$0</text:p>
          </table:table-cell>
          <table:table-cell table:style-name="ce63" table:formula="of:=IF([.B40]&gt;[.$S$3];[.$Q$3]*12)" office:value-type="currency" office:currency="USD" office:value="1200" calcext:value-type="currency">
            <text:p>$1,200</text:p>
          </table:table-cell>
          <table:table-cell table:style-name="ce68" table:formula="of:=IF([.C40]&gt;[.$S$4];[.$Q$4]*12)" office:value-type="currency" office:currency="USD" office:value="0" calcext:value-type="currency">
            <text:p>$0</text:p>
          </table:table-cell>
          <table:table-cell table:style-name="ce63" table:formula="of:=IF([.B40]&gt;[.$W$3];[.$U$3]*12)" office:value-type="currency" office:currency="USD" office:value="18000" calcext:value-type="currency">
            <text:p>$18,000</text:p>
          </table:table-cell>
          <table:table-cell table:style-name="ce68" table:formula="of:=IF([.C40]&gt;[.$W$4];[.$U$4]*12)" office:value-type="currency" office:currency="USD" office:value="18000" calcext:value-type="currency">
            <text:p>$18,000</text:p>
          </table:table-cell>
          <table:table-cell table:style-name="ce73" table:formula="of:=SUM([.F40:.J40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0]&gt;[.$E$3];[.$U$13];0)-IF([.C40]&gt;[.$E$4];[.$W$13];0)+IF(AND([.B40]&gt;[.$E$3];[.C40]&gt;[.$E$4]);[.$AG$14]*12;0))*IF(AND([.B40]&gt;[.$E$3];[.C40]&gt;[.$E$4]);[.$AI$3];1))*((1+[.$Y$3])^([.A40]-[.$A$20]))" office:value-type="currency" office:currency="USD" office:value="130644.062998256" calcext:value-type="currency">
            <text:p>$130,644</text:p>
          </table:table-cell>
          <table:table-cell table:style-name="ce76" table:formula="of:=[.K40]-[.L40]+IF([.A40]-[.$A$20]=[.$AE$8];[.AA39];0)+IF([.A40]-[.$A$20]=[.$AI$8];[.AB39];0)" office:value-type="currency" office:currency="USD" office:value="-93444.062998256" calcext:value-type="currency">
            <text:p>-$93,444.06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0]&gt;=[.$L40];([.$N39]-[.$N40]+[.$M40])*[.$AE$3];IF([.U39]+[.$M40]*[.$AE$3]&gt;0;[.$M40]*[.$AE$3];0))" office:value-type="currency" office:currency="USD" office:value="0" calcext:value-type="currency">
            <text:p>$0.00</text:p>
          </table:table-cell>
          <table:table-cell table:style-name="ce80" table:formula="of:=IF([.$K40]&gt;=[.$L40];([.$N39]-[.$N40]+[.$M40])*[.$AG$3];IF([.V39]+[.$M40]*[.$AG$3]&gt;0;[.$M40]*[.$AG$3];0))" office:value-type="currency" office:currency="USD" office:value="0" calcext:value-type="currency">
            <text:p>$0.00</text:p>
          </table:table-cell>
          <table:table-cell table:style-name="ce76" table:formula="of:=IF([.U40]&gt;0;0;IF(([.W39]+[.$M40])&gt;0;[.$M40]*(1+[.$AA$3]);0))+[.$C$9]*[.D40]*([.$M$3]+[.$O$3])" office:value-type="currency" office:currency="USD" office:value="-112132.875597907" calcext:value-type="currency">
            <text:p>-$112,132.88</text:p>
          </table:table-cell>
          <table:table-cell table:style-name="ce80" table:formula="of:=IF(AND([.W40]=0;[.Q40]=0);IF(([.X39]+[.$M40])&gt;0;[.$M40]*(1+[.$AA$3]);0);0)+[.$K$9]*[.D40]*([.$M$3]+[.$O$3])" office:value-type="currency" office:currency="USD" office:value="0" calcext:value-type="currency">
            <text:p>$0.00</text:p>
          </table:table-cell>
          <table:table-cell table:style-name="ce76" table:formula="of:=IF(AND([.W40]=0;[.Q40]=0;[.R40]=0);IF(([.Y39]+[.$M40])&gt;0;[.$M40]*(1+[.$AA$3]);0);0)+[.$G$9]*[.E40]*([.$M$4]+[.$O$4])" office:value-type="currency" office:currency="USD" office:value="0" calcext:value-type="currency">
            <text:p>$0.00</text:p>
          </table:table-cell>
          <table:table-cell table:style-name="ce80" table:formula="of:=IF(AND([.X40]=0;[.Q40]=0;[.R40]=0;[.S40]=0);IF(([.Z39]+[.$M40])&gt;0;[.$M40]*(1+[.$AA$3]);0);0)+[.$O$9]*[.E40]*([.$M$4]+[.$O$4])" office:value-type="currency" office:currency="USD" office:value="0" calcext:value-type="currency">
            <text:p>$0.00</text:p>
          </table:table-cell>
          <table:table-cell table:style-name="ce88" table:formula="of:=IF([.O40]&lt;&gt;0;(([.U39]+[.O40])*(1+[.$W$8])-([.U39]+[.O40])*[.$W$8]*[.$AA$3]);0)" office:value-type="currency" office:currency="USD" office:value="0" calcext:value-type="currency">
            <text:p>$0.00</text:p>
          </table:table-cell>
          <table:table-cell table:style-name="ce80" table:formula="of:=IF([.P40]&lt;&gt;0;(([.V39]+[.P40])*(1+[.$W$8])-([.V39]+[.P40])*[.$AA$8]*[.$AA$3]);0)" office:value-type="currency" office:currency="USD" office:value="0" calcext:value-type="currency">
            <text:p>$0.00</text:p>
          </table:table-cell>
          <table:table-cell table:style-name="ce76" table:formula="of:=IF(AND([.$O40]=0 ;[.Q40]=0);0;[.W39]*(1+[.$E$8])+[.Q40])" office:value-type="currency" office:currency="USD" office:value="771265.019426044" calcext:value-type="currency">
            <text:p>$771,265.02</text:p>
          </table:table-cell>
          <table:table-cell table:style-name="ce80" table:formula="of:=IF(AND([.O40]=0;[.Q40]=0;[.R40]=0);0;[.X39]*(1+[.$I$8])+[.R40])" office:value-type="currency" office:currency="USD" office:value="0" calcext:value-type="currency">
            <text:p>$0.00</text:p>
          </table:table-cell>
          <table:table-cell table:style-name="ce76" table:formula="of:=IF(AND([.O40]=0;[.Q40]=0;[.R40]=0;[.S40]=0);0;[.Y39]*(1+[.$M$8])+[.S40])" office:value-type="currency" office:currency="USD" office:value="705606.929992388" calcext:value-type="currency">
            <text:p>$705,606.93</text:p>
          </table:table-cell>
          <table:table-cell table:style-name="ce80" table:formula="of:=IF(AND([.O40]=0;[.Q40]=0;[.R40]=0;[.S40]=0;[.T40]=0);0;[.Z39]*(1+[.$Q$8])+[.T40])" office:value-type="currency" office:currency="USD" office:value="0" calcext:value-type="currency">
            <text:p>$0.00</text:p>
          </table:table-cell>
          <table:table-cell table:style-name="ce63" table:formula="of:=IF(([.A40]-[.$A$20])&lt;[.$AE$8];[.AA39]*(1+[.$Y$3]);0)" office:value-type="currency" office:currency="USD" office:value="329100.911464241" calcext:value-type="currency">
            <text:p>$329,101</text:p>
          </table:table-cell>
          <table:table-cell table:style-name="ce68" table:formula="of:=IF(([.A40]-[.$A$20])&lt;[.$AI$8];[.AB39]*(1+[.$Y$3]);0)" office:value-type="currency" office:currency="USD" office:value="0" calcext:value-type="currency">
            <text:p>$0</text:p>
          </table:table-cell>
          <table:table-cell table:style-name="ce93" table:formula="of:=SUM([.U40:.AB40])+[.N40]" office:value-type="currency" office:currency="USD" office:value="1815972.86088267" calcext:value-type="currency">
            <text:p>$1,815,973</text:p>
          </table:table-cell>
          <table:table-cell table:style-name="ce99" table:formula="of:=[.AD39]+1" office:value-type="float" office:value="2046" calcext:value-type="float">
            <text:p>2046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0]+1" office:value-type="float" office:value="2047" calcext:value-type="float">
            <text:p>2047</text:p>
          </table:table-cell>
          <table:table-cell table:style-name="ce33" table:formula="of:=[.B40]+1" office:value-type="float" office:value="71" calcext:value-type="float">
            <text:p>71</text:p>
          </table:table-cell>
          <table:table-cell table:style-name="ce44" table:formula="of:=IF([.$C$4]&lt;&gt;&quot;&quot;;[.C40]+1;0)" office:value-type="float" office:value="71" calcext:value-type="float">
            <text:p>71</text:p>
          </table:table-cell>
          <table:table-cell table:style-name="ce54" table:formula="of:=IF([.B41]&lt;=[.$E$3];[.$G$3];0)*(1+[.$I$3])^([.A41]-[.$A$20])" office:value-type="currency" office:currency="USD" office:value="0" calcext:value-type="currency">
            <text:p>$0</text:p>
          </table:table-cell>
          <table:table-cell table:style-name="ce63" table:formula="of:=IF([.C41]&lt;=[.$E$4];[.$G$4];0)*(1+[.$I$4])^([.A41]-[.$A$20])" office:value-type="currency" office:currency="USD" office:value="0" calcext:value-type="currency">
            <text:p>$0</text:p>
          </table:table-cell>
          <table:table-cell table:style-name="ce68" table:formula="of:=SUM([.D41:.E41])" office:value-type="currency" office:currency="USD" office:value="0" calcext:value-type="currency">
            <text:p>$0</text:p>
          </table:table-cell>
          <table:table-cell table:style-name="ce63" table:formula="of:=IF([.B41]&gt;[.$S$3];[.$Q$3]*12)" office:value-type="currency" office:currency="USD" office:value="1200" calcext:value-type="currency">
            <text:p>$1,200</text:p>
          </table:table-cell>
          <table:table-cell table:style-name="ce68" table:formula="of:=IF([.C41]&gt;[.$S$4];[.$Q$4]*12)" office:value-type="currency" office:currency="USD" office:value="0" calcext:value-type="currency">
            <text:p>$0</text:p>
          </table:table-cell>
          <table:table-cell table:style-name="ce63" table:formula="of:=IF([.B41]&gt;[.$W$3];[.$U$3]*12)" office:value-type="currency" office:currency="USD" office:value="18000" calcext:value-type="currency">
            <text:p>$18,000</text:p>
          </table:table-cell>
          <table:table-cell table:style-name="ce68" table:formula="of:=IF([.C41]&gt;[.$W$4];[.$U$4]*12)" office:value-type="currency" office:currency="USD" office:value="18000" calcext:value-type="currency">
            <text:p>$18,000</text:p>
          </table:table-cell>
          <table:table-cell table:style-name="ce73" table:formula="of:=SUM([.F41:.J41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1]&gt;[.$E$3];[.$U$13];0)-IF([.C41]&gt;[.$E$4];[.$W$13];0)+IF(AND([.B41]&gt;[.$E$3];[.C41]&gt;[.$E$4]);[.$AG$14]*12;0))*IF(AND([.B41]&gt;[.$E$3];[.C41]&gt;[.$E$4]);[.$AI$3];1))*((1+[.$Y$3])^([.A41]-[.$A$20]))" office:value-type="currency" office:currency="USD" office:value="133779.520510214" calcext:value-type="currency">
            <text:p>$133,780</text:p>
          </table:table-cell>
          <table:table-cell table:style-name="ce76" table:formula="of:=[.K41]-[.L41]+IF([.A41]-[.$A$20]=[.$AE$8];[.AA40];0)+IF([.A41]-[.$A$20]=[.$AI$8];[.AB40];0)" office:value-type="currency" office:currency="USD" office:value="-96579.5205102141" calcext:value-type="currency">
            <text:p>-$96,579.52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1]&gt;=[.$L41];([.$N40]-[.$N41]+[.$M41])*[.$AE$3];IF([.U40]+[.$M41]*[.$AE$3]&gt;0;[.$M41]*[.$AE$3];0))" office:value-type="currency" office:currency="USD" office:value="0" calcext:value-type="currency">
            <text:p>$0.00</text:p>
          </table:table-cell>
          <table:table-cell table:style-name="ce80" table:formula="of:=IF([.$K41]&gt;=[.$L41];([.$N40]-[.$N41]+[.$M41])*[.$AG$3];IF([.V40]+[.$M41]*[.$AG$3]&gt;0;[.$M41]*[.$AG$3];0))" office:value-type="currency" office:currency="USD" office:value="0" calcext:value-type="currency">
            <text:p>$0.00</text:p>
          </table:table-cell>
          <table:table-cell table:style-name="ce76" table:formula="of:=IF([.U41]&gt;0;0;IF(([.W40]+[.$M41])&gt;0;[.$M41]*(1+[.$AA$3]);0))+[.$C$9]*[.D41]*([.$M$3]+[.$O$3])" office:value-type="currency" office:currency="USD" office:value="-115895.424612257" calcext:value-type="currency">
            <text:p>-$115,895.42</text:p>
          </table:table-cell>
          <table:table-cell table:style-name="ce80" table:formula="of:=IF(AND([.W41]=0;[.Q41]=0);IF(([.X40]+[.$M41])&gt;0;[.$M41]*(1+[.$AA$3]);0);0)+[.$K$9]*[.D41]*([.$M$3]+[.$O$3])" office:value-type="currency" office:currency="USD" office:value="0" calcext:value-type="currency">
            <text:p>$0.00</text:p>
          </table:table-cell>
          <table:table-cell table:style-name="ce76" table:formula="of:=IF(AND([.W41]=0;[.Q41]=0;[.R41]=0);IF(([.Y40]+[.$M41])&gt;0;[.$M41]*(1+[.$AA$3]);0);0)+[.$G$9]*[.E41]*([.$M$4]+[.$O$4])" office:value-type="currency" office:currency="USD" office:value="0" calcext:value-type="currency">
            <text:p>$0.00</text:p>
          </table:table-cell>
          <table:table-cell table:style-name="ce80" table:formula="of:=IF(AND([.X41]=0;[.Q41]=0;[.R41]=0;[.S41]=0);IF(([.Z40]+[.$M41])&gt;0;[.$M41]*(1+[.$AA$3]);0);0)+[.$O$9]*[.E41]*([.$M$4]+[.$O$4])" office:value-type="currency" office:currency="USD" office:value="0" calcext:value-type="currency">
            <text:p>$0.00</text:p>
          </table:table-cell>
          <table:table-cell table:style-name="ce88" table:formula="of:=IF([.O41]&lt;&gt;0;(([.U40]+[.O41])*(1+[.$W$8])-([.U40]+[.O41])*[.$W$8]*[.$AA$3]);0)" office:value-type="currency" office:currency="USD" office:value="0" calcext:value-type="currency">
            <text:p>$0.00</text:p>
          </table:table-cell>
          <table:table-cell table:style-name="ce80" table:formula="of:=IF([.P41]&lt;&gt;0;(([.V40]+[.P41])*(1+[.$W$8])-([.V40]+[.P41])*[.$AA$8]*[.$AA$3]);0)" office:value-type="currency" office:currency="USD" office:value="0" calcext:value-type="currency">
            <text:p>$0.00</text:p>
          </table:table-cell>
          <table:table-cell table:style-name="ce76" table:formula="of:=IF(AND([.$O41]=0 ;[.Q41]=0);0;[.W40]*(1+[.$E$8])+[.Q41])" office:value-type="currency" office:currency="USD" office:value="717070.79636787" calcext:value-type="currency">
            <text:p>$717,070.80</text:p>
          </table:table-cell>
          <table:table-cell table:style-name="ce80" table:formula="of:=IF(AND([.O41]=0;[.Q41]=0;[.R41]=0);0;[.X40]*(1+[.$I$8])+[.R41])" office:value-type="currency" office:currency="USD" office:value="0" calcext:value-type="currency">
            <text:p>$0.00</text:p>
          </table:table-cell>
          <table:table-cell table:style-name="ce76" table:formula="of:=IF(AND([.O41]=0;[.Q41]=0;[.R41]=0;[.S41]=0);0;[.Y40]*(1+[.$M$8])+[.S41])" office:value-type="currency" office:currency="USD" office:value="754999.415091856" calcext:value-type="currency">
            <text:p>$754,999.42</text:p>
          </table:table-cell>
          <table:table-cell table:style-name="ce80" table:formula="of:=IF(AND([.O41]=0;[.Q41]=0;[.R41]=0;[.S41]=0;[.T41]=0);0;[.Z40]*(1+[.$Q$8])+[.T41])" office:value-type="currency" office:currency="USD" office:value="0" calcext:value-type="currency">
            <text:p>$0.00</text:p>
          </table:table-cell>
          <table:table-cell table:style-name="ce63" table:formula="of:=IF(([.A41]-[.$A$20])&lt;[.$AE$8];[.AA40]*(1+[.$Y$3]);0)" office:value-type="currency" office:currency="USD" office:value="336999.333339383" calcext:value-type="currency">
            <text:p>$336,999</text:p>
          </table:table-cell>
          <table:table-cell table:style-name="ce68" table:formula="of:=IF(([.A41]-[.$A$20])&lt;[.$AI$8];[.AB40]*(1+[.$Y$3]);0)" office:value-type="currency" office:currency="USD" office:value="0" calcext:value-type="currency">
            <text:p>$0</text:p>
          </table:table-cell>
          <table:table-cell table:style-name="ce93" table:formula="of:=SUM([.U41:.AB41])+[.N41]" office:value-type="currency" office:currency="USD" office:value="1819069.54479911" calcext:value-type="currency">
            <text:p>$1,819,070</text:p>
          </table:table-cell>
          <table:table-cell table:style-name="ce99" table:formula="of:=[.AD40]+1" office:value-type="float" office:value="2047" calcext:value-type="float">
            <text:p>2047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1]+1" office:value-type="float" office:value="2048" calcext:value-type="float">
            <text:p>2048</text:p>
          </table:table-cell>
          <table:table-cell table:style-name="ce33" table:formula="of:=[.B41]+1" office:value-type="float" office:value="72" calcext:value-type="float">
            <text:p>72</text:p>
          </table:table-cell>
          <table:table-cell table:style-name="ce44" table:formula="of:=IF([.$C$4]&lt;&gt;&quot;&quot;;[.C41]+1;0)" office:value-type="float" office:value="72" calcext:value-type="float">
            <text:p>72</text:p>
          </table:table-cell>
          <table:table-cell table:style-name="ce54" table:formula="of:=IF([.B42]&lt;=[.$E$3];[.$G$3];0)*(1+[.$I$3])^([.A42]-[.$A$20])" office:value-type="currency" office:currency="USD" office:value="0" calcext:value-type="currency">
            <text:p>$0</text:p>
          </table:table-cell>
          <table:table-cell table:style-name="ce63" table:formula="of:=IF([.C42]&lt;=[.$E$4];[.$G$4];0)*(1+[.$I$4])^([.A42]-[.$A$20])" office:value-type="currency" office:currency="USD" office:value="0" calcext:value-type="currency">
            <text:p>$0</text:p>
          </table:table-cell>
          <table:table-cell table:style-name="ce68" table:formula="of:=SUM([.D42:.E42])" office:value-type="currency" office:currency="USD" office:value="0" calcext:value-type="currency">
            <text:p>$0</text:p>
          </table:table-cell>
          <table:table-cell table:style-name="ce63" table:formula="of:=IF([.B42]&gt;[.$S$3];[.$Q$3]*12)" office:value-type="currency" office:currency="USD" office:value="1200" calcext:value-type="currency">
            <text:p>$1,200</text:p>
          </table:table-cell>
          <table:table-cell table:style-name="ce68" table:formula="of:=IF([.C42]&gt;[.$S$4];[.$Q$4]*12)" office:value-type="currency" office:currency="USD" office:value="0" calcext:value-type="currency">
            <text:p>$0</text:p>
          </table:table-cell>
          <table:table-cell table:style-name="ce63" table:formula="of:=IF([.B42]&gt;[.$W$3];[.$U$3]*12)" office:value-type="currency" office:currency="USD" office:value="18000" calcext:value-type="currency">
            <text:p>$18,000</text:p>
          </table:table-cell>
          <table:table-cell table:style-name="ce68" table:formula="of:=IF([.C42]&gt;[.$W$4];[.$U$4]*12)" office:value-type="currency" office:currency="USD" office:value="18000" calcext:value-type="currency">
            <text:p>$18,000</text:p>
          </table:table-cell>
          <table:table-cell table:style-name="ce73" table:formula="of:=SUM([.F42:.J42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2]&gt;[.$E$3];[.$U$13];0)-IF([.C42]&gt;[.$E$4];[.$W$13];0)+IF(AND([.B42]&gt;[.$E$3];[.C42]&gt;[.$E$4]);[.$AG$14]*12;0))*IF(AND([.B42]&gt;[.$E$3];[.C42]&gt;[.$E$4]);[.$AI$3];1))*((1+[.$Y$3])^([.A42]-[.$A$20]))" office:value-type="currency" office:currency="USD" office:value="136990.229002459" calcext:value-type="currency">
            <text:p>$136,990</text:p>
          </table:table-cell>
          <table:table-cell table:style-name="ce76" table:formula="of:=[.K42]-[.L42]+IF([.A42]-[.$A$20]=[.$AE$8];[.AA41];0)+IF([.A42]-[.$A$20]=[.$AI$8];[.AB41];0)" office:value-type="currency" office:currency="USD" office:value="-99790.2290024593" calcext:value-type="currency">
            <text:p>-$99,790.23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2]&gt;=[.$L42];([.$N41]-[.$N42]+[.$M42])*[.$AE$3];IF([.U41]+[.$M42]*[.$AE$3]&gt;0;[.$M42]*[.$AE$3];0))" office:value-type="currency" office:currency="USD" office:value="0" calcext:value-type="currency">
            <text:p>$0.00</text:p>
          </table:table-cell>
          <table:table-cell table:style-name="ce80" table:formula="of:=IF([.$K42]&gt;=[.$L42];([.$N41]-[.$N42]+[.$M42])*[.$AG$3];IF([.V41]+[.$M42]*[.$AG$3]&gt;0;[.$M42]*[.$AG$3];0))" office:value-type="currency" office:currency="USD" office:value="0" calcext:value-type="currency">
            <text:p>$0.00</text:p>
          </table:table-cell>
          <table:table-cell table:style-name="ce76" table:formula="of:=IF([.U42]&gt;0;0;IF(([.W41]+[.$M42])&gt;0;[.$M42]*(1+[.$AA$3]);0))+[.$C$9]*[.D42]*([.$M$3]+[.$O$3])" office:value-type="currency" office:currency="USD" office:value="-119748.274802951" calcext:value-type="currency">
            <text:p>-$119,748.27</text:p>
          </table:table-cell>
          <table:table-cell table:style-name="ce80" table:formula="of:=IF(AND([.W42]=0;[.Q42]=0);IF(([.X41]+[.$M42])&gt;0;[.$M42]*(1+[.$AA$3]);0);0)+[.$K$9]*[.D42]*([.$M$3]+[.$O$3])" office:value-type="currency" office:currency="USD" office:value="0" calcext:value-type="currency">
            <text:p>$0.00</text:p>
          </table:table-cell>
          <table:table-cell table:style-name="ce76" table:formula="of:=IF(AND([.W42]=0;[.Q42]=0;[.R42]=0);IF(([.Y41]+[.$M42])&gt;0;[.$M42]*(1+[.$AA$3]);0);0)+[.$G$9]*[.E42]*([.$M$4]+[.$O$4])" office:value-type="currency" office:currency="USD" office:value="0" calcext:value-type="currency">
            <text:p>$0.00</text:p>
          </table:table-cell>
          <table:table-cell table:style-name="ce80" table:formula="of:=IF(AND([.X42]=0;[.Q42]=0;[.R42]=0;[.S42]=0);IF(([.Z41]+[.$M42])&gt;0;[.$M42]*(1+[.$AA$3]);0);0)+[.$O$9]*[.E42]*([.$M$4]+[.$O$4])" office:value-type="currency" office:currency="USD" office:value="0" calcext:value-type="currency">
            <text:p>$0.00</text:p>
          </table:table-cell>
          <table:table-cell table:style-name="ce88" table:formula="of:=IF([.O42]&lt;&gt;0;(([.U41]+[.O42])*(1+[.$W$8])-([.U41]+[.O42])*[.$W$8]*[.$AA$3]);0)" office:value-type="currency" office:currency="USD" office:value="0" calcext:value-type="currency">
            <text:p>$0.00</text:p>
          </table:table-cell>
          <table:table-cell table:style-name="ce80" table:formula="of:=IF([.P42]&lt;&gt;0;(([.V41]+[.P42])*(1+[.$W$8])-([.V41]+[.P42])*[.$AA$8]*[.$AA$3]);0)" office:value-type="currency" office:currency="USD" office:value="0" calcext:value-type="currency">
            <text:p>$0.00</text:p>
          </table:table-cell>
          <table:table-cell table:style-name="ce76" table:formula="of:=IF(AND([.$O42]=0 ;[.Q42]=0);0;[.W41]*(1+[.$E$8])+[.Q42])" office:value-type="currency" office:currency="USD" office:value="654688.185274349" calcext:value-type="currency">
            <text:p>$654,688.19</text:p>
          </table:table-cell>
          <table:table-cell table:style-name="ce80" table:formula="of:=IF(AND([.O42]=0;[.Q42]=0;[.R42]=0);0;[.X41]*(1+[.$I$8])+[.R42])" office:value-type="currency" office:currency="USD" office:value="0" calcext:value-type="currency">
            <text:p>$0.00</text:p>
          </table:table-cell>
          <table:table-cell table:style-name="ce76" table:formula="of:=IF(AND([.O42]=0;[.Q42]=0;[.R42]=0;[.S42]=0);0;[.Y41]*(1+[.$M$8])+[.S42])" office:value-type="currency" office:currency="USD" office:value="807849.374148286" calcext:value-type="currency">
            <text:p>$807,849.37</text:p>
          </table:table-cell>
          <table:table-cell table:style-name="ce80" table:formula="of:=IF(AND([.O42]=0;[.Q42]=0;[.R42]=0;[.S42]=0;[.T42]=0);0;[.Z41]*(1+[.$Q$8])+[.T42])" office:value-type="currency" office:currency="USD" office:value="0" calcext:value-type="currency">
            <text:p>$0.00</text:p>
          </table:table-cell>
          <table:table-cell table:style-name="ce63" table:formula="of:=IF(([.A42]-[.$A$20])&lt;[.$AE$8];[.AA41]*(1+[.$Y$3]);0)" office:value-type="currency" office:currency="USD" office:value="345087.317339528" calcext:value-type="currency">
            <text:p>$345,087</text:p>
          </table:table-cell>
          <table:table-cell table:style-name="ce68" table:formula="of:=IF(([.A42]-[.$A$20])&lt;[.$AI$8];[.AB41]*(1+[.$Y$3]);0)" office:value-type="currency" office:currency="USD" office:value="0" calcext:value-type="currency">
            <text:p>$0</text:p>
          </table:table-cell>
          <table:table-cell table:style-name="ce93" table:formula="of:=SUM([.U42:.AB42])+[.N42]" office:value-type="currency" office:currency="USD" office:value="1817624.87676216" calcext:value-type="currency">
            <text:p>$1,817,625</text:p>
          </table:table-cell>
          <table:table-cell table:style-name="ce99" table:formula="of:=[.AD41]+1" office:value-type="float" office:value="2048" calcext:value-type="float">
            <text:p>2048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2]+1" office:value-type="float" office:value="2049" calcext:value-type="float">
            <text:p>2049</text:p>
          </table:table-cell>
          <table:table-cell table:style-name="ce33" table:formula="of:=[.B42]+1" office:value-type="float" office:value="73" calcext:value-type="float">
            <text:p>73</text:p>
          </table:table-cell>
          <table:table-cell table:style-name="ce44" table:formula="of:=IF([.$C$4]&lt;&gt;&quot;&quot;;[.C42]+1;0)" office:value-type="float" office:value="73" calcext:value-type="float">
            <text:p>73</text:p>
          </table:table-cell>
          <table:table-cell table:style-name="ce54" table:formula="of:=IF([.B43]&lt;=[.$E$3];[.$G$3];0)*(1+[.$I$3])^([.A43]-[.$A$20])" office:value-type="currency" office:currency="USD" office:value="0" calcext:value-type="currency">
            <text:p>$0</text:p>
          </table:table-cell>
          <table:table-cell table:style-name="ce63" table:formula="of:=IF([.C43]&lt;=[.$E$4];[.$G$4];0)*(1+[.$I$4])^([.A43]-[.$A$20])" office:value-type="currency" office:currency="USD" office:value="0" calcext:value-type="currency">
            <text:p>$0</text:p>
          </table:table-cell>
          <table:table-cell table:style-name="ce68" table:formula="of:=SUM([.D43:.E43])" office:value-type="currency" office:currency="USD" office:value="0" calcext:value-type="currency">
            <text:p>$0</text:p>
          </table:table-cell>
          <table:table-cell table:style-name="ce63" table:formula="of:=IF([.B43]&gt;[.$S$3];[.$Q$3]*12)" office:value-type="currency" office:currency="USD" office:value="1200" calcext:value-type="currency">
            <text:p>$1,200</text:p>
          </table:table-cell>
          <table:table-cell table:style-name="ce68" table:formula="of:=IF([.C43]&gt;[.$S$4];[.$Q$4]*12)" office:value-type="currency" office:currency="USD" office:value="0" calcext:value-type="currency">
            <text:p>$0</text:p>
          </table:table-cell>
          <table:table-cell table:style-name="ce63" table:formula="of:=IF([.B43]&gt;[.$W$3];[.$U$3]*12)" office:value-type="currency" office:currency="USD" office:value="18000" calcext:value-type="currency">
            <text:p>$18,000</text:p>
          </table:table-cell>
          <table:table-cell table:style-name="ce68" table:formula="of:=IF([.C43]&gt;[.$W$4];[.$U$4]*12)" office:value-type="currency" office:currency="USD" office:value="18000" calcext:value-type="currency">
            <text:p>$18,000</text:p>
          </table:table-cell>
          <table:table-cell table:style-name="ce73" table:formula="of:=SUM([.F43:.J43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3]&gt;[.$E$3];[.$U$13];0)-IF([.C43]&gt;[.$E$4];[.$W$13];0)+IF(AND([.B43]&gt;[.$E$3];[.C43]&gt;[.$E$4]);[.$AG$14]*12;0))*IF(AND([.B43]&gt;[.$E$3];[.C43]&gt;[.$E$4]);[.$AI$3];1))*((1+[.$Y$3])^([.A43]-[.$A$20]))" office:value-type="currency" office:currency="USD" office:value="140277.994498518" calcext:value-type="currency">
            <text:p>$140,278</text:p>
          </table:table-cell>
          <table:table-cell table:style-name="ce76" table:formula="of:=[.K43]-[.L43]+IF([.A43]-[.$A$20]=[.$AE$8];[.AA42];0)+IF([.A43]-[.$A$20]=[.$AI$8];[.AB42];0)" office:value-type="currency" office:currency="USD" office:value="-103077.994498518" calcext:value-type="currency">
            <text:p>-$103,077.9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3]&gt;=[.$L43];([.$N42]-[.$N43]+[.$M43])*[.$AE$3];IF([.U42]+[.$M43]*[.$AE$3]&gt;0;[.$M43]*[.$AE$3];0))" office:value-type="currency" office:currency="USD" office:value="0" calcext:value-type="currency">
            <text:p>$0.00</text:p>
          </table:table-cell>
          <table:table-cell table:style-name="ce80" table:formula="of:=IF([.$K43]&gt;=[.$L43];([.$N42]-[.$N43]+[.$M43])*[.$AG$3];IF([.V42]+[.$M43]*[.$AG$3]&gt;0;[.$M43]*[.$AG$3];0))" office:value-type="currency" office:currency="USD" office:value="0" calcext:value-type="currency">
            <text:p>$0.00</text:p>
          </table:table-cell>
          <table:table-cell table:style-name="ce76" table:formula="of:=IF([.U43]&gt;0;0;IF(([.W42]+[.$M43])&gt;0;[.$M43]*(1+[.$AA$3]);0))+[.$C$9]*[.D43]*([.$M$3]+[.$O$3])" office:value-type="currency" office:currency="USD" office:value="-123693.593398222" calcext:value-type="currency">
            <text:p>-$123,693.59</text:p>
          </table:table-cell>
          <table:table-cell table:style-name="ce80" table:formula="of:=IF(AND([.W43]=0;[.Q43]=0);IF(([.X42]+[.$M43])&gt;0;[.$M43]*(1+[.$AA$3]);0);0)+[.$K$9]*[.D43]*([.$M$3]+[.$O$3])" office:value-type="currency" office:currency="USD" office:value="0" calcext:value-type="currency">
            <text:p>$0.00</text:p>
          </table:table-cell>
          <table:table-cell table:style-name="ce76" table:formula="of:=IF(AND([.W43]=0;[.Q43]=0;[.R43]=0);IF(([.Y42]+[.$M43])&gt;0;[.$M43]*(1+[.$AA$3]);0);0)+[.$G$9]*[.E43]*([.$M$4]+[.$O$4])" office:value-type="currency" office:currency="USD" office:value="0" calcext:value-type="currency">
            <text:p>$0.00</text:p>
          </table:table-cell>
          <table:table-cell table:style-name="ce80" table:formula="of:=IF(AND([.X43]=0;[.Q43]=0;[.R43]=0;[.S43]=0);IF(([.Z42]+[.$M43])&gt;0;[.$M43]*(1+[.$AA$3]);0);0)+[.$O$9]*[.E43]*([.$M$4]+[.$O$4])" office:value-type="currency" office:currency="USD" office:value="0" calcext:value-type="currency">
            <text:p>$0.00</text:p>
          </table:table-cell>
          <table:table-cell table:style-name="ce88" table:formula="of:=IF([.O43]&lt;&gt;0;(([.U42]+[.O43])*(1+[.$W$8])-([.U42]+[.O43])*[.$W$8]*[.$AA$3]);0)" office:value-type="currency" office:currency="USD" office:value="0" calcext:value-type="currency">
            <text:p>$0.00</text:p>
          </table:table-cell>
          <table:table-cell table:style-name="ce80" table:formula="of:=IF([.P43]&lt;&gt;0;(([.V42]+[.P43])*(1+[.$W$8])-([.V42]+[.P43])*[.$AA$8]*[.$AA$3]);0)" office:value-type="currency" office:currency="USD" office:value="0" calcext:value-type="currency">
            <text:p>$0.00</text:p>
          </table:table-cell>
          <table:table-cell table:style-name="ce76" table:formula="of:=IF(AND([.$O43]=0 ;[.Q43]=0);0;[.W42]*(1+[.$E$8])+[.Q43])" office:value-type="currency" office:currency="USD" office:value="583369.646698075" calcext:value-type="currency">
            <text:p>$583,369.65</text:p>
          </table:table-cell>
          <table:table-cell table:style-name="ce80" table:formula="of:=IF(AND([.O43]=0;[.Q43]=0;[.R43]=0);0;[.X42]*(1+[.$I$8])+[.R43])" office:value-type="currency" office:currency="USD" office:value="0" calcext:value-type="currency">
            <text:p>$0.00</text:p>
          </table:table-cell>
          <table:table-cell table:style-name="ce76" table:formula="of:=IF(AND([.O43]=0;[.Q43]=0;[.R43]=0;[.S43]=0);0;[.Y42]*(1+[.$M$8])+[.S43])" office:value-type="currency" office:currency="USD" office:value="864398.830338666" calcext:value-type="currency">
            <text:p>$864,398.83</text:p>
          </table:table-cell>
          <table:table-cell table:style-name="ce80" table:formula="of:=IF(AND([.O43]=0;[.Q43]=0;[.R43]=0;[.S43]=0;[.T43]=0);0;[.Z42]*(1+[.$Q$8])+[.T43])" office:value-type="currency" office:currency="USD" office:value="0" calcext:value-type="currency">
            <text:p>$0.00</text:p>
          </table:table-cell>
          <table:table-cell table:style-name="ce63" table:formula="of:=IF(([.A43]-[.$A$20])&lt;[.$AE$8];[.AA42]*(1+[.$Y$3]);0)" office:value-type="currency" office:currency="USD" office:value="353369.412955677" calcext:value-type="currency">
            <text:p>$353,369</text:p>
          </table:table-cell>
          <table:table-cell table:style-name="ce68" table:formula="of:=IF(([.A43]-[.$A$20])&lt;[.$AI$8];[.AB42]*(1+[.$Y$3]);0)" office:value-type="currency" office:currency="USD" office:value="0" calcext:value-type="currency">
            <text:p>$0</text:p>
          </table:table-cell>
          <table:table-cell table:style-name="ce93" table:formula="of:=SUM([.U43:.AB43])+[.N43]" office:value-type="currency" office:currency="USD" office:value="1811137.88999242" calcext:value-type="currency">
            <text:p>$1,811,138</text:p>
          </table:table-cell>
          <table:table-cell table:style-name="ce99" table:formula="of:=[.AD42]+1" office:value-type="float" office:value="2049" calcext:value-type="float">
            <text:p>2049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3]+1" office:value-type="float" office:value="2050" calcext:value-type="float">
            <text:p>2050</text:p>
          </table:table-cell>
          <table:table-cell table:style-name="ce33" table:formula="of:=[.B43]+1" office:value-type="float" office:value="74" calcext:value-type="float">
            <text:p>74</text:p>
          </table:table-cell>
          <table:table-cell table:style-name="ce44" table:formula="of:=IF([.$C$4]&lt;&gt;&quot;&quot;;[.C43]+1;0)" office:value-type="float" office:value="74" calcext:value-type="float">
            <text:p>74</text:p>
          </table:table-cell>
          <table:table-cell table:style-name="ce54" table:formula="of:=IF([.B44]&lt;=[.$E$3];[.$G$3];0)*(1+[.$I$3])^([.A44]-[.$A$20])" office:value-type="currency" office:currency="USD" office:value="0" calcext:value-type="currency">
            <text:p>$0</text:p>
          </table:table-cell>
          <table:table-cell table:style-name="ce63" table:formula="of:=IF([.C44]&lt;=[.$E$4];[.$G$4];0)*(1+[.$I$4])^([.A44]-[.$A$20])" office:value-type="currency" office:currency="USD" office:value="0" calcext:value-type="currency">
            <text:p>$0</text:p>
          </table:table-cell>
          <table:table-cell table:style-name="ce68" table:formula="of:=SUM([.D44:.E44])" office:value-type="currency" office:currency="USD" office:value="0" calcext:value-type="currency">
            <text:p>$0</text:p>
          </table:table-cell>
          <table:table-cell table:style-name="ce63" table:formula="of:=IF([.B44]&gt;[.$S$3];[.$Q$3]*12)" office:value-type="currency" office:currency="USD" office:value="1200" calcext:value-type="currency">
            <text:p>$1,200</text:p>
          </table:table-cell>
          <table:table-cell table:style-name="ce68" table:formula="of:=IF([.C44]&gt;[.$S$4];[.$Q$4]*12)" office:value-type="currency" office:currency="USD" office:value="0" calcext:value-type="currency">
            <text:p>$0</text:p>
          </table:table-cell>
          <table:table-cell table:style-name="ce63" table:formula="of:=IF([.B44]&gt;[.$W$3];[.$U$3]*12)" office:value-type="currency" office:currency="USD" office:value="18000" calcext:value-type="currency">
            <text:p>$18,000</text:p>
          </table:table-cell>
          <table:table-cell table:style-name="ce68" table:formula="of:=IF([.C44]&gt;[.$W$4];[.$U$4]*12)" office:value-type="currency" office:currency="USD" office:value="18000" calcext:value-type="currency">
            <text:p>$18,000</text:p>
          </table:table-cell>
          <table:table-cell table:style-name="ce73" table:formula="of:=SUM([.F44:.J44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4]&gt;[.$E$3];[.$U$13];0)-IF([.C44]&gt;[.$E$4];[.$W$13];0)+IF(AND([.B44]&gt;[.$E$3];[.C44]&gt;[.$E$4]);[.$AG$14]*12;0))*IF(AND([.B44]&gt;[.$E$3];[.C44]&gt;[.$E$4]);[.$AI$3];1))*((1+[.$Y$3])^([.A44]-[.$A$20]))" office:value-type="currency" office:currency="USD" office:value="143644.666366483" calcext:value-type="currency">
            <text:p>$143,645</text:p>
          </table:table-cell>
          <table:table-cell table:style-name="ce76" table:formula="of:=[.K44]-[.L44]+IF([.A44]-[.$A$20]=[.$AE$8];[.AA43];0)+IF([.A44]-[.$A$20]=[.$AI$8];[.AB43];0)" office:value-type="currency" office:currency="USD" office:value="-106444.666366483" calcext:value-type="currency">
            <text:p>-$106,444.67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4]&gt;=[.$L44];([.$N43]-[.$N44]+[.$M44])*[.$AE$3];IF([.U43]+[.$M44]*[.$AE$3]&gt;0;[.$M44]*[.$AE$3];0))" office:value-type="currency" office:currency="USD" office:value="0" calcext:value-type="currency">
            <text:p>$0.00</text:p>
          </table:table-cell>
          <table:table-cell table:style-name="ce80" table:formula="of:=IF([.$K44]&gt;=[.$L44];([.$N43]-[.$N44]+[.$M44])*[.$AG$3];IF([.V43]+[.$M44]*[.$AG$3]&gt;0;[.$M44]*[.$AG$3];0))" office:value-type="currency" office:currency="USD" office:value="0" calcext:value-type="currency">
            <text:p>$0.00</text:p>
          </table:table-cell>
          <table:table-cell table:style-name="ce76" table:formula="of:=IF([.U44]&gt;0;0;IF(([.W43]+[.$M44])&gt;0;[.$M44]*(1+[.$AA$3]);0))+[.$C$9]*[.D44]*([.$M$3]+[.$O$3])" office:value-type="currency" office:currency="USD" office:value="-127733.599639779" calcext:value-type="currency">
            <text:p>-$127,733.60</text:p>
          </table:table-cell>
          <table:table-cell table:style-name="ce80" table:formula="of:=IF(AND([.W44]=0;[.Q44]=0);IF(([.X43]+[.$M44])&gt;0;[.$M44]*(1+[.$AA$3]);0);0)+[.$K$9]*[.D44]*([.$M$3]+[.$O$3])" office:value-type="currency" office:currency="USD" office:value="0" calcext:value-type="currency">
            <text:p>$0.00</text:p>
          </table:table-cell>
          <table:table-cell table:style-name="ce76" table:formula="of:=IF(AND([.W44]=0;[.Q44]=0;[.R44]=0);IF(([.Y43]+[.$M44])&gt;0;[.$M44]*(1+[.$AA$3]);0);0)+[.$G$9]*[.E44]*([.$M$4]+[.$O$4])" office:value-type="currency" office:currency="USD" office:value="0" calcext:value-type="currency">
            <text:p>$0.00</text:p>
          </table:table-cell>
          <table:table-cell table:style-name="ce80" table:formula="of:=IF(AND([.X44]=0;[.Q44]=0;[.R44]=0;[.S44]=0);IF(([.Z43]+[.$M44])&gt;0;[.$M44]*(1+[.$AA$3]);0);0)+[.$O$9]*[.E44]*([.$M$4]+[.$O$4])" office:value-type="currency" office:currency="USD" office:value="0" calcext:value-type="currency">
            <text:p>$0.00</text:p>
          </table:table-cell>
          <table:table-cell table:style-name="ce88" table:formula="of:=IF([.O44]&lt;&gt;0;(([.U43]+[.O44])*(1+[.$W$8])-([.U43]+[.O44])*[.$W$8]*[.$AA$3]);0)" office:value-type="currency" office:currency="USD" office:value="0" calcext:value-type="currency">
            <text:p>$0.00</text:p>
          </table:table-cell>
          <table:table-cell table:style-name="ce80" table:formula="of:=IF([.P44]&lt;&gt;0;(([.V43]+[.P44])*(1+[.$W$8])-([.V43]+[.P44])*[.$AA$8]*[.$AA$3]);0)" office:value-type="currency" office:currency="USD" office:value="0" calcext:value-type="currency">
            <text:p>$0.00</text:p>
          </table:table-cell>
          <table:table-cell table:style-name="ce76" table:formula="of:=IF(AND([.$O44]=0 ;[.Q44]=0);0;[.W43]*(1+[.$E$8])+[.Q44])" office:value-type="currency" office:currency="USD" office:value="502305.618794141" calcext:value-type="currency">
            <text:p>$502,305.62</text:p>
          </table:table-cell>
          <table:table-cell table:style-name="ce80" table:formula="of:=IF(AND([.O44]=0;[.Q44]=0;[.R44]=0);0;[.X43]*(1+[.$I$8])+[.R44])" office:value-type="currency" office:currency="USD" office:value="0" calcext:value-type="currency">
            <text:p>$0.00</text:p>
          </table:table-cell>
          <table:table-cell table:style-name="ce76" table:formula="of:=IF(AND([.O44]=0;[.Q44]=0;[.R44]=0;[.S44]=0);0;[.Y43]*(1+[.$M$8])+[.S44])" office:value-type="currency" office:currency="USD" office:value="924906.748462372" calcext:value-type="currency">
            <text:p>$924,906.75</text:p>
          </table:table-cell>
          <table:table-cell table:style-name="ce80" table:formula="of:=IF(AND([.O44]=0;[.Q44]=0;[.R44]=0;[.S44]=0;[.T44]=0);0;[.Z43]*(1+[.$Q$8])+[.T44])" office:value-type="currency" office:currency="USD" office:value="0" calcext:value-type="currency">
            <text:p>$0.00</text:p>
          </table:table-cell>
          <table:table-cell table:style-name="ce63" table:formula="of:=IF(([.A44]-[.$A$20])&lt;[.$AE$8];[.AA43]*(1+[.$Y$3]);0)" office:value-type="currency" office:currency="USD" office:value="361850.278866613" calcext:value-type="currency">
            <text:p>$361,850</text:p>
          </table:table-cell>
          <table:table-cell table:style-name="ce68" table:formula="of:=IF(([.A44]-[.$A$20])&lt;[.$AI$8];[.AB43]*(1+[.$Y$3]);0)" office:value-type="currency" office:currency="USD" office:value="0" calcext:value-type="currency">
            <text:p>$0</text:p>
          </table:table-cell>
          <table:table-cell table:style-name="ce93" table:formula="of:=SUM([.U44:.AB44])+[.N44]" office:value-type="currency" office:currency="USD" office:value="1799062.64612313" calcext:value-type="currency">
            <text:p>$1,799,063</text:p>
          </table:table-cell>
          <table:table-cell table:style-name="ce99" table:formula="of:=[.AD43]+1" office:value-type="float" office:value="2050" calcext:value-type="float">
            <text:p>2050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4]+1" office:value-type="float" office:value="2051" calcext:value-type="float">
            <text:p>2051</text:p>
          </table:table-cell>
          <table:table-cell table:style-name="ce33" table:formula="of:=[.B44]+1" office:value-type="float" office:value="75" calcext:value-type="float">
            <text:p>75</text:p>
          </table:table-cell>
          <table:table-cell table:style-name="ce44" table:formula="of:=IF([.$C$4]&lt;&gt;&quot;&quot;;[.C44]+1;0)" office:value-type="float" office:value="75" calcext:value-type="float">
            <text:p>75</text:p>
          </table:table-cell>
          <table:table-cell table:style-name="ce54" table:formula="of:=IF([.B45]&lt;=[.$E$3];[.$G$3];0)*(1+[.$I$3])^([.A45]-[.$A$20])" office:value-type="currency" office:currency="USD" office:value="0" calcext:value-type="currency">
            <text:p>$0</text:p>
          </table:table-cell>
          <table:table-cell table:style-name="ce63" table:formula="of:=IF([.C45]&lt;=[.$E$4];[.$G$4];0)*(1+[.$I$4])^([.A45]-[.$A$20])" office:value-type="currency" office:currency="USD" office:value="0" calcext:value-type="currency">
            <text:p>$0</text:p>
          </table:table-cell>
          <table:table-cell table:style-name="ce68" table:formula="of:=SUM([.D45:.E45])" office:value-type="currency" office:currency="USD" office:value="0" calcext:value-type="currency">
            <text:p>$0</text:p>
          </table:table-cell>
          <table:table-cell table:style-name="ce63" table:formula="of:=IF([.B45]&gt;[.$S$3];[.$Q$3]*12)" office:value-type="currency" office:currency="USD" office:value="1200" calcext:value-type="currency">
            <text:p>$1,200</text:p>
          </table:table-cell>
          <table:table-cell table:style-name="ce68" table:formula="of:=IF([.C45]&gt;[.$S$4];[.$Q$4]*12)" office:value-type="currency" office:currency="USD" office:value="0" calcext:value-type="currency">
            <text:p>$0</text:p>
          </table:table-cell>
          <table:table-cell table:style-name="ce63" table:formula="of:=IF([.B45]&gt;[.$W$3];[.$U$3]*12)" office:value-type="currency" office:currency="USD" office:value="18000" calcext:value-type="currency">
            <text:p>$18,000</text:p>
          </table:table-cell>
          <table:table-cell table:style-name="ce68" table:formula="of:=IF([.C45]&gt;[.$W$4];[.$U$4]*12)" office:value-type="currency" office:currency="USD" office:value="18000" calcext:value-type="currency">
            <text:p>$18,000</text:p>
          </table:table-cell>
          <table:table-cell table:style-name="ce73" table:formula="of:=SUM([.F45:.J45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5]&gt;[.$E$3];[.$U$13];0)-IF([.C45]&gt;[.$E$4];[.$W$13];0)+IF(AND([.B45]&gt;[.$E$3];[.C45]&gt;[.$E$4]);[.$AG$14]*12;0))*IF(AND([.B45]&gt;[.$E$3];[.C45]&gt;[.$E$4]);[.$AI$3];1))*((1+[.$Y$3])^([.A45]-[.$A$20]))" office:value-type="currency" office:currency="USD" office:value="147092.138359278" calcext:value-type="currency">
            <text:p>$147,092</text:p>
          </table:table-cell>
          <table:table-cell table:style-name="ce76" table:formula="of:=[.K45]-[.L45]+IF([.A45]-[.$A$20]=[.$AE$8];[.AA44];0)+IF([.A45]-[.$A$20]=[.$AI$8];[.AB44];0)" office:value-type="currency" office:currency="USD" office:value="-109892.138359278" calcext:value-type="currency">
            <text:p>-$109,892.1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5]&gt;=[.$L45];([.$N44]-[.$N45]+[.$M45])*[.$AE$3];IF([.U44]+[.$M45]*[.$AE$3]&gt;0;[.$M45]*[.$AE$3];0))" office:value-type="currency" office:currency="USD" office:value="0" calcext:value-type="currency">
            <text:p>$0.00</text:p>
          </table:table-cell>
          <table:table-cell table:style-name="ce80" table:formula="of:=IF([.$K45]&gt;=[.$L45];([.$N44]-[.$N45]+[.$M45])*[.$AG$3];IF([.V44]+[.$M45]*[.$AG$3]&gt;0;[.$M45]*[.$AG$3];0))" office:value-type="currency" office:currency="USD" office:value="0" calcext:value-type="currency">
            <text:p>$0.00</text:p>
          </table:table-cell>
          <table:table-cell table:style-name="ce76" table:formula="of:=IF([.U45]&gt;0;0;IF(([.W44]+[.$M45])&gt;0;[.$M45]*(1+[.$AA$3]);0))+[.$C$9]*[.D45]*([.$M$3]+[.$O$3])" office:value-type="currency" office:currency="USD" office:value="-131870.566031134" calcext:value-type="currency">
            <text:p>-$131,870.57</text:p>
          </table:table-cell>
          <table:table-cell table:style-name="ce80" table:formula="of:=IF(AND([.W45]=0;[.Q45]=0);IF(([.X44]+[.$M45])&gt;0;[.$M45]*(1+[.$AA$3]);0);0)+[.$K$9]*[.D45]*([.$M$3]+[.$O$3])" office:value-type="currency" office:currency="USD" office:value="0" calcext:value-type="currency">
            <text:p>$0.00</text:p>
          </table:table-cell>
          <table:table-cell table:style-name="ce76" table:formula="of:=IF(AND([.W45]=0;[.Q45]=0;[.R45]=0);IF(([.Y44]+[.$M45])&gt;0;[.$M45]*(1+[.$AA$3]);0);0)+[.$G$9]*[.E45]*([.$M$4]+[.$O$4])" office:value-type="currency" office:currency="USD" office:value="0" calcext:value-type="currency">
            <text:p>$0.00</text:p>
          </table:table-cell>
          <table:table-cell table:style-name="ce80" table:formula="of:=IF(AND([.X45]=0;[.Q45]=0;[.R45]=0;[.S45]=0);IF(([.Z44]+[.$M45])&gt;0;[.$M45]*(1+[.$AA$3]);0);0)+[.$O$9]*[.E45]*([.$M$4]+[.$O$4])" office:value-type="currency" office:currency="USD" office:value="0" calcext:value-type="currency">
            <text:p>$0.00</text:p>
          </table:table-cell>
          <table:table-cell table:style-name="ce88" table:formula="of:=IF([.O45]&lt;&gt;0;(([.U44]+[.O45])*(1+[.$W$8])-([.U44]+[.O45])*[.$W$8]*[.$AA$3]);0)" office:value-type="currency" office:currency="USD" office:value="0" calcext:value-type="currency">
            <text:p>$0.00</text:p>
          </table:table-cell>
          <table:table-cell table:style-name="ce80" table:formula="of:=IF([.P45]&lt;&gt;0;(([.V44]+[.P45])*(1+[.$W$8])-([.V44]+[.P45])*[.$AA$8]*[.$AA$3]);0)" office:value-type="currency" office:currency="USD" office:value="0" calcext:value-type="currency">
            <text:p>$0.00</text:p>
          </table:table-cell>
          <table:table-cell table:style-name="ce76" table:formula="of:=IF(AND([.$O45]=0 ;[.Q45]=0);0;[.W44]*(1+[.$E$8])+[.Q45])" office:value-type="currency" office:currency="USD" office:value="410619.502266539" calcext:value-type="currency">
            <text:p>$410,619.50</text:p>
          </table:table-cell>
          <table:table-cell table:style-name="ce80" table:formula="of:=IF(AND([.O45]=0;[.Q45]=0;[.R45]=0);0;[.X44]*(1+[.$I$8])+[.R45])" office:value-type="currency" office:currency="USD" office:value="0" calcext:value-type="currency">
            <text:p>$0.00</text:p>
          </table:table-cell>
          <table:table-cell table:style-name="ce76" table:formula="of:=IF(AND([.O45]=0;[.Q45]=0;[.R45]=0;[.S45]=0);0;[.Y44]*(1+[.$M$8])+[.S45])" office:value-type="currency" office:currency="USD" office:value="989650.220854738" calcext:value-type="currency">
            <text:p>$989,650.22</text:p>
          </table:table-cell>
          <table:table-cell table:style-name="ce80" table:formula="of:=IF(AND([.O45]=0;[.Q45]=0;[.R45]=0;[.S45]=0;[.T45]=0);0;[.Z44]*(1+[.$Q$8])+[.T45])" office:value-type="currency" office:currency="USD" office:value="0" calcext:value-type="currency">
            <text:p>$0.00</text:p>
          </table:table-cell>
          <table:table-cell table:style-name="ce63" table:formula="of:=IF(([.A45]-[.$A$20])&lt;[.$AE$8];[.AA44]*(1+[.$Y$3]);0)" office:value-type="currency" office:currency="USD" office:value="370534.685559412" calcext:value-type="currency">
            <text:p>$370,535</text:p>
          </table:table-cell>
          <table:table-cell table:style-name="ce68" table:formula="of:=IF(([.A45]-[.$A$20])&lt;[.$AI$8];[.AB44]*(1+[.$Y$3]);0)" office:value-type="currency" office:currency="USD" office:value="0" calcext:value-type="currency">
            <text:p>$0</text:p>
          </table:table-cell>
          <table:table-cell table:style-name="ce93" table:formula="of:=SUM([.U45:.AB45])+[.N45]" office:value-type="currency" office:currency="USD" office:value="1780804.40868069" calcext:value-type="currency">
            <text:p>$1,780,804</text:p>
          </table:table-cell>
          <table:table-cell table:style-name="ce99" table:formula="of:=[.AD44]+1" office:value-type="float" office:value="2051" calcext:value-type="float">
            <text:p>2051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5]+1" office:value-type="float" office:value="2052" calcext:value-type="float">
            <text:p>2052</text:p>
          </table:table-cell>
          <table:table-cell table:style-name="ce33" table:formula="of:=[.B45]+1" office:value-type="float" office:value="76" calcext:value-type="float">
            <text:p>76</text:p>
          </table:table-cell>
          <table:table-cell table:style-name="ce44" table:formula="of:=IF([.$C$4]&lt;&gt;&quot;&quot;;[.C45]+1;0)" office:value-type="float" office:value="76" calcext:value-type="float">
            <text:p>76</text:p>
          </table:table-cell>
          <table:table-cell table:style-name="ce54" table:formula="of:=IF([.B46]&lt;=[.$E$3];[.$G$3];0)*(1+[.$I$3])^([.A46]-[.$A$20])" office:value-type="currency" office:currency="USD" office:value="0" calcext:value-type="currency">
            <text:p>$0</text:p>
          </table:table-cell>
          <table:table-cell table:style-name="ce63" table:formula="of:=IF([.C46]&lt;=[.$E$4];[.$G$4];0)*(1+[.$I$4])^([.A46]-[.$A$20])" office:value-type="currency" office:currency="USD" office:value="0" calcext:value-type="currency">
            <text:p>$0</text:p>
          </table:table-cell>
          <table:table-cell table:style-name="ce68" table:formula="of:=SUM([.D46:.E46])" office:value-type="currency" office:currency="USD" office:value="0" calcext:value-type="currency">
            <text:p>$0</text:p>
          </table:table-cell>
          <table:table-cell table:style-name="ce63" table:formula="of:=IF([.B46]&gt;[.$S$3];[.$Q$3]*12)" office:value-type="currency" office:currency="USD" office:value="1200" calcext:value-type="currency">
            <text:p>$1,200</text:p>
          </table:table-cell>
          <table:table-cell table:style-name="ce68" table:formula="of:=IF([.C46]&gt;[.$S$4];[.$Q$4]*12)" office:value-type="currency" office:currency="USD" office:value="0" calcext:value-type="currency">
            <text:p>$0</text:p>
          </table:table-cell>
          <table:table-cell table:style-name="ce63" table:formula="of:=IF([.B46]&gt;[.$W$3];[.$U$3]*12)" office:value-type="currency" office:currency="USD" office:value="18000" calcext:value-type="currency">
            <text:p>$18,000</text:p>
          </table:table-cell>
          <table:table-cell table:style-name="ce68" table:formula="of:=IF([.C46]&gt;[.$W$4];[.$U$4]*12)" office:value-type="currency" office:currency="USD" office:value="18000" calcext:value-type="currency">
            <text:p>$18,000</text:p>
          </table:table-cell>
          <table:table-cell table:style-name="ce73" table:formula="of:=SUM([.F46:.J46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6]&gt;[.$E$3];[.$U$13];0)-IF([.C46]&gt;[.$E$4];[.$W$13];0)+IF(AND([.B46]&gt;[.$E$3];[.C46]&gt;[.$E$4]);[.$AG$14]*12;0))*IF(AND([.B46]&gt;[.$E$3];[.C46]&gt;[.$E$4]);[.$AI$3];1))*((1+[.$Y$3])^([.A46]-[.$A$20]))" office:value-type="currency" office:currency="USD" office:value="150622.349679901" calcext:value-type="currency">
            <text:p>$150,622</text:p>
          </table:table-cell>
          <table:table-cell table:style-name="ce76" table:formula="of:=[.K46]-[.L46]+IF([.A46]-[.$A$20]=[.$AE$8];[.AA45];0)+IF([.A46]-[.$A$20]=[.$AI$8];[.AB45];0)" office:value-type="currency" office:currency="USD" office:value="-113422.349679901" calcext:value-type="currency">
            <text:p>-$113,422.3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6]&gt;=[.$L46];([.$N45]-[.$N46]+[.$M46])*[.$AE$3];IF([.U45]+[.$M46]*[.$AE$3]&gt;0;[.$M46]*[.$AE$3];0))" office:value-type="currency" office:currency="USD" office:value="0" calcext:value-type="currency">
            <text:p>$0.00</text:p>
          </table:table-cell>
          <table:table-cell table:style-name="ce80" table:formula="of:=IF([.$K46]&gt;=[.$L46];([.$N45]-[.$N46]+[.$M46])*[.$AG$3];IF([.V45]+[.$M46]*[.$AG$3]&gt;0;[.$M46]*[.$AG$3];0))" office:value-type="currency" office:currency="USD" office:value="0" calcext:value-type="currency">
            <text:p>$0.00</text:p>
          </table:table-cell>
          <table:table-cell table:style-name="ce76" table:formula="of:=IF([.U46]&gt;0;0;IF(([.W45]+[.$M46])&gt;0;[.$M46]*(1+[.$AA$3]);0))+[.$C$9]*[.D46]*([.$M$3]+[.$O$3])" office:value-type="currency" office:currency="USD" office:value="-136106.819615881" calcext:value-type="currency">
            <text:p>-$136,106.82</text:p>
          </table:table-cell>
          <table:table-cell table:style-name="ce80" table:formula="of:=IF(AND([.W46]=0;[.Q46]=0);IF(([.X45]+[.$M46])&gt;0;[.$M46]*(1+[.$AA$3]);0);0)+[.$K$9]*[.D46]*([.$M$3]+[.$O$3])" office:value-type="currency" office:currency="USD" office:value="0" calcext:value-type="currency">
            <text:p>$0.00</text:p>
          </table:table-cell>
          <table:table-cell table:style-name="ce76" table:formula="of:=IF(AND([.W46]=0;[.Q46]=0;[.R46]=0);IF(([.Y45]+[.$M46])&gt;0;[.$M46]*(1+[.$AA$3]);0);0)+[.$G$9]*[.E46]*([.$M$4]+[.$O$4])" office:value-type="currency" office:currency="USD" office:value="0" calcext:value-type="currency">
            <text:p>$0.00</text:p>
          </table:table-cell>
          <table:table-cell table:style-name="ce80" table:formula="of:=IF(AND([.X46]=0;[.Q46]=0;[.R46]=0;[.S46]=0);IF(([.Z45]+[.$M46])&gt;0;[.$M46]*(1+[.$AA$3]);0);0)+[.$O$9]*[.E46]*([.$M$4]+[.$O$4])" office:value-type="currency" office:currency="USD" office:value="0" calcext:value-type="currency">
            <text:p>$0.00</text:p>
          </table:table-cell>
          <table:table-cell table:style-name="ce88" table:formula="of:=IF([.O46]&lt;&gt;0;(([.U45]+[.O46])*(1+[.$W$8])-([.U45]+[.O46])*[.$W$8]*[.$AA$3]);0)" office:value-type="currency" office:currency="USD" office:value="0" calcext:value-type="currency">
            <text:p>$0.00</text:p>
          </table:table-cell>
          <table:table-cell table:style-name="ce80" table:formula="of:=IF([.P46]&lt;&gt;0;(([.V45]+[.P46])*(1+[.$W$8])-([.V45]+[.P46])*[.$AA$8]*[.$AA$3]);0)" office:value-type="currency" office:currency="USD" office:value="0" calcext:value-type="currency">
            <text:p>$0.00</text:p>
          </table:table-cell>
          <table:table-cell table:style-name="ce76" table:formula="of:=IF(AND([.$O46]=0 ;[.Q46]=0);0;[.W45]*(1+[.$E$8])+[.Q46])" office:value-type="currency" office:currency="USD" office:value="307362.242831981" calcext:value-type="currency">
            <text:p>$307,362.24</text:p>
          </table:table-cell>
          <table:table-cell table:style-name="ce80" table:formula="of:=IF(AND([.O46]=0;[.Q46]=0;[.R46]=0);0;[.X45]*(1+[.$I$8])+[.R46])" office:value-type="currency" office:currency="USD" office:value="0" calcext:value-type="currency">
            <text:p>$0.00</text:p>
          </table:table-cell>
          <table:table-cell table:style-name="ce76" table:formula="of:=IF(AND([.O46]=0;[.Q46]=0;[.R46]=0;[.S46]=0);0;[.Y45]*(1+[.$M$8])+[.S46])" office:value-type="currency" office:currency="USD" office:value="1058925.73631457" calcext:value-type="currency">
            <text:p>$1,058,925.74</text:p>
          </table:table-cell>
          <table:table-cell table:style-name="ce80" table:formula="of:=IF(AND([.O46]=0;[.Q46]=0;[.R46]=0;[.S46]=0;[.T46]=0);0;[.Z45]*(1+[.$Q$8])+[.T46])" office:value-type="currency" office:currency="USD" office:value="0" calcext:value-type="currency">
            <text:p>$0.00</text:p>
          </table:table-cell>
          <table:table-cell table:style-name="ce63" table:formula="of:=IF(([.A46]-[.$A$20])&lt;[.$AE$8];[.AA45]*(1+[.$Y$3]);0)" office:value-type="currency" office:currency="USD" office:value="379427.518012838" calcext:value-type="currency">
            <text:p>$379,428</text:p>
          </table:table-cell>
          <table:table-cell table:style-name="ce68" table:formula="of:=IF(([.A46]-[.$A$20])&lt;[.$AI$8];[.AB45]*(1+[.$Y$3]);0)" office:value-type="currency" office:currency="USD" office:value="0" calcext:value-type="currency">
            <text:p>$0</text:p>
          </table:table-cell>
          <table:table-cell table:style-name="ce93" table:formula="of:=SUM([.U46:.AB46])+[.N46]" office:value-type="currency" office:currency="USD" office:value="1755715.49715939" calcext:value-type="currency">
            <text:p>$1,755,715</text:p>
          </table:table-cell>
          <table:table-cell table:style-name="ce99" table:formula="of:=[.AD45]+1" office:value-type="float" office:value="2052" calcext:value-type="float">
            <text:p>2052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6]+1" office:value-type="float" office:value="2053" calcext:value-type="float">
            <text:p>2053</text:p>
          </table:table-cell>
          <table:table-cell table:style-name="ce33" table:formula="of:=[.B46]+1" office:value-type="float" office:value="77" calcext:value-type="float">
            <text:p>77</text:p>
          </table:table-cell>
          <table:table-cell table:style-name="ce44" table:formula="of:=IF([.$C$4]&lt;&gt;&quot;&quot;;[.C46]+1;0)" office:value-type="float" office:value="77" calcext:value-type="float">
            <text:p>77</text:p>
          </table:table-cell>
          <table:table-cell table:style-name="ce54" table:formula="of:=IF([.B47]&lt;=[.$E$3];[.$G$3];0)*(1+[.$I$3])^([.A47]-[.$A$20])" office:value-type="currency" office:currency="USD" office:value="0" calcext:value-type="currency">
            <text:p>$0</text:p>
          </table:table-cell>
          <table:table-cell table:style-name="ce63" table:formula="of:=IF([.C47]&lt;=[.$E$4];[.$G$4];0)*(1+[.$I$4])^([.A47]-[.$A$20])" office:value-type="currency" office:currency="USD" office:value="0" calcext:value-type="currency">
            <text:p>$0</text:p>
          </table:table-cell>
          <table:table-cell table:style-name="ce68" table:formula="of:=SUM([.D47:.E47])" office:value-type="currency" office:currency="USD" office:value="0" calcext:value-type="currency">
            <text:p>$0</text:p>
          </table:table-cell>
          <table:table-cell table:style-name="ce63" table:formula="of:=IF([.B47]&gt;[.$S$3];[.$Q$3]*12)" office:value-type="currency" office:currency="USD" office:value="1200" calcext:value-type="currency">
            <text:p>$1,200</text:p>
          </table:table-cell>
          <table:table-cell table:style-name="ce68" table:formula="of:=IF([.C47]&gt;[.$S$4];[.$Q$4]*12)" office:value-type="currency" office:currency="USD" office:value="0" calcext:value-type="currency">
            <text:p>$0</text:p>
          </table:table-cell>
          <table:table-cell table:style-name="ce63" table:formula="of:=IF([.B47]&gt;[.$W$3];[.$U$3]*12)" office:value-type="currency" office:currency="USD" office:value="18000" calcext:value-type="currency">
            <text:p>$18,000</text:p>
          </table:table-cell>
          <table:table-cell table:style-name="ce68" table:formula="of:=IF([.C47]&gt;[.$W$4];[.$U$4]*12)" office:value-type="currency" office:currency="USD" office:value="18000" calcext:value-type="currency">
            <text:p>$18,000</text:p>
          </table:table-cell>
          <table:table-cell table:style-name="ce73" table:formula="of:=SUM([.F47:.J47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7]&gt;[.$E$3];[.$U$13];0)-IF([.C47]&gt;[.$E$4];[.$W$13];0)+IF(AND([.B47]&gt;[.$E$3];[.C47]&gt;[.$E$4]);[.$AG$14]*12;0))*IF(AND([.B47]&gt;[.$E$3];[.C47]&gt;[.$E$4]);[.$AI$3];1))*((1+[.$Y$3])^([.A47]-[.$A$20]))" office:value-type="currency" office:currency="USD" office:value="154237.286072219" calcext:value-type="currency">
            <text:p>$154,237</text:p>
          </table:table-cell>
          <table:table-cell table:style-name="ce76" table:formula="of:=[.K47]-[.L47]+IF([.A47]-[.$A$20]=[.$AE$8];[.AA46];0)+IF([.A47]-[.$A$20]=[.$AI$8];[.AB46];0)" office:value-type="currency" office:currency="USD" office:value="-117037.286072219" calcext:value-type="currency">
            <text:p>-$117,037.2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7]&gt;=[.$L47];([.$N46]-[.$N47]+[.$M47])*[.$AE$3];IF([.U46]+[.$M47]*[.$AE$3]&gt;0;[.$M47]*[.$AE$3];0))" office:value-type="currency" office:currency="USD" office:value="0" calcext:value-type="currency">
            <text:p>$0.00</text:p>
          </table:table-cell>
          <table:table-cell table:style-name="ce80" table:formula="of:=IF([.$K47]&gt;=[.$L47];([.$N46]-[.$N47]+[.$M47])*[.$AG$3];IF([.V46]+[.$M47]*[.$AG$3]&gt;0;[.$M47]*[.$AG$3];0))" office:value-type="currency" office:currency="USD" office:value="0" calcext:value-type="currency">
            <text:p>$0.00</text:p>
          </table:table-cell>
          <table:table-cell table:style-name="ce76" table:formula="of:=IF([.U47]&gt;0;0;IF(([.W46]+[.$M47])&gt;0;[.$M47]*(1+[.$AA$3]);0))+[.$C$9]*[.D47]*([.$M$3]+[.$O$3])" office:value-type="currency" office:currency="USD" office:value="-140444.743286662" calcext:value-type="currency">
            <text:p>-$140,444.74</text:p>
          </table:table-cell>
          <table:table-cell table:style-name="ce80" table:formula="of:=IF(AND([.W47]=0;[.Q47]=0);IF(([.X46]+[.$M47])&gt;0;[.$M47]*(1+[.$AA$3]);0);0)+[.$K$9]*[.D47]*([.$M$3]+[.$O$3])" office:value-type="currency" office:currency="USD" office:value="0" calcext:value-type="currency">
            <text:p>$0.00</text:p>
          </table:table-cell>
          <table:table-cell table:style-name="ce76" table:formula="of:=IF(AND([.W47]=0;[.Q47]=0;[.R47]=0);IF(([.Y46]+[.$M47])&gt;0;[.$M47]*(1+[.$AA$3]);0);0)+[.$G$9]*[.E47]*([.$M$4]+[.$O$4])" office:value-type="currency" office:currency="USD" office:value="0" calcext:value-type="currency">
            <text:p>$0.00</text:p>
          </table:table-cell>
          <table:table-cell table:style-name="ce80" table:formula="of:=IF(AND([.X47]=0;[.Q47]=0;[.R47]=0;[.S47]=0);IF(([.Z46]+[.$M47])&gt;0;[.$M47]*(1+[.$AA$3]);0);0)+[.$O$9]*[.E47]*([.$M$4]+[.$O$4])" office:value-type="currency" office:currency="USD" office:value="0" calcext:value-type="currency">
            <text:p>$0.00</text:p>
          </table:table-cell>
          <table:table-cell table:style-name="ce88" table:formula="of:=IF([.O47]&lt;&gt;0;(([.U46]+[.O47])*(1+[.$W$8])-([.U46]+[.O47])*[.$W$8]*[.$AA$3]);0)" office:value-type="currency" office:currency="USD" office:value="0" calcext:value-type="currency">
            <text:p>$0.00</text:p>
          </table:table-cell>
          <table:table-cell table:style-name="ce80" table:formula="of:=IF([.P47]&lt;&gt;0;(([.V46]+[.P47])*(1+[.$W$8])-([.V46]+[.P47])*[.$AA$8]*[.$AA$3]);0)" office:value-type="currency" office:currency="USD" office:value="0" calcext:value-type="currency">
            <text:p>$0.00</text:p>
          </table:table-cell>
          <table:table-cell table:style-name="ce76" table:formula="of:=IF(AND([.$O47]=0 ;[.Q47]=0);0;[.W46]*(1+[.$E$8])+[.Q47])" office:value-type="currency" office:currency="USD" office:value="191506.478971877" calcext:value-type="currency">
            <text:p>$191,506.48</text:p>
          </table:table-cell>
          <table:table-cell table:style-name="ce80" table:formula="of:=IF(AND([.O47]=0;[.Q47]=0;[.R47]=0);0;[.X46]*(1+[.$I$8])+[.R47])" office:value-type="currency" office:currency="USD" office:value="0" calcext:value-type="currency">
            <text:p>$0.00</text:p>
          </table:table-cell>
          <table:table-cell table:style-name="ce76" table:formula="of:=IF(AND([.O47]=0;[.Q47]=0;[.R47]=0;[.S47]=0);0;[.Y46]*(1+[.$M$8])+[.S47])" office:value-type="currency" office:currency="USD" office:value="1133050.53785659" calcext:value-type="currency">
            <text:p>$1,133,050.54</text:p>
          </table:table-cell>
          <table:table-cell table:style-name="ce80" table:formula="of:=IF(AND([.O47]=0;[.Q47]=0;[.R47]=0;[.S47]=0;[.T47]=0);0;[.Z46]*(1+[.$Q$8])+[.T47])" office:value-type="currency" office:currency="USD" office:value="0" calcext:value-type="currency">
            <text:p>$0.00</text:p>
          </table:table-cell>
          <table:table-cell table:style-name="ce63" table:formula="of:=IF(([.A47]-[.$A$20])&lt;[.$AE$8];[.AA46]*(1+[.$Y$3]);0)" office:value-type="currency" office:currency="USD" office:value="388533.778445146" calcext:value-type="currency">
            <text:p>$388,534</text:p>
          </table:table-cell>
          <table:table-cell table:style-name="ce68" table:formula="of:=IF(([.A47]-[.$A$20])&lt;[.$AI$8];[.AB46]*(1+[.$Y$3]);0)" office:value-type="currency" office:currency="USD" office:value="0" calcext:value-type="currency">
            <text:p>$0</text:p>
          </table:table-cell>
          <table:table-cell table:style-name="ce93" table:formula="of:=SUM([.U47:.AB47])+[.N47]" office:value-type="currency" office:currency="USD" office:value="1723090.79527361" calcext:value-type="currency">
            <text:p>$1,723,091</text:p>
          </table:table-cell>
          <table:table-cell table:style-name="ce99" table:formula="of:=[.AD46]+1" office:value-type="float" office:value="2053" calcext:value-type="float">
            <text:p>2053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7]+1" office:value-type="float" office:value="2054" calcext:value-type="float">
            <text:p>2054</text:p>
          </table:table-cell>
          <table:table-cell table:style-name="ce33" table:formula="of:=[.B47]+1" office:value-type="float" office:value="78" calcext:value-type="float">
            <text:p>78</text:p>
          </table:table-cell>
          <table:table-cell table:style-name="ce44" table:formula="of:=IF([.$C$4]&lt;&gt;&quot;&quot;;[.C47]+1;0)" office:value-type="float" office:value="78" calcext:value-type="float">
            <text:p>78</text:p>
          </table:table-cell>
          <table:table-cell table:style-name="ce54" table:formula="of:=IF([.B48]&lt;=[.$E$3];[.$G$3];0)*(1+[.$I$3])^([.A48]-[.$A$20])" office:value-type="currency" office:currency="USD" office:value="0" calcext:value-type="currency">
            <text:p>$0</text:p>
          </table:table-cell>
          <table:table-cell table:style-name="ce63" table:formula="of:=IF([.C48]&lt;=[.$E$4];[.$G$4];0)*(1+[.$I$4])^([.A48]-[.$A$20])" office:value-type="currency" office:currency="USD" office:value="0" calcext:value-type="currency">
            <text:p>$0</text:p>
          </table:table-cell>
          <table:table-cell table:style-name="ce68" table:formula="of:=SUM([.D48:.E48])" office:value-type="currency" office:currency="USD" office:value="0" calcext:value-type="currency">
            <text:p>$0</text:p>
          </table:table-cell>
          <table:table-cell table:style-name="ce63" table:formula="of:=IF([.B48]&gt;[.$S$3];[.$Q$3]*12)" office:value-type="currency" office:currency="USD" office:value="1200" calcext:value-type="currency">
            <text:p>$1,200</text:p>
          </table:table-cell>
          <table:table-cell table:style-name="ce68" table:formula="of:=IF([.C48]&gt;[.$S$4];[.$Q$4]*12)" office:value-type="currency" office:currency="USD" office:value="0" calcext:value-type="currency">
            <text:p>$0</text:p>
          </table:table-cell>
          <table:table-cell table:style-name="ce63" table:formula="of:=IF([.B48]&gt;[.$W$3];[.$U$3]*12)" office:value-type="currency" office:currency="USD" office:value="18000" calcext:value-type="currency">
            <text:p>$18,000</text:p>
          </table:table-cell>
          <table:table-cell table:style-name="ce68" table:formula="of:=IF([.C48]&gt;[.$W$4];[.$U$4]*12)" office:value-type="currency" office:currency="USD" office:value="18000" calcext:value-type="currency">
            <text:p>$18,000</text:p>
          </table:table-cell>
          <table:table-cell table:style-name="ce73" table:formula="of:=SUM([.F48:.J48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8]&gt;[.$E$3];[.$U$13];0)-IF([.C48]&gt;[.$E$4];[.$W$13];0)+IF(AND([.B48]&gt;[.$E$3];[.C48]&gt;[.$E$4]);[.$AG$14]*12;0))*IF(AND([.B48]&gt;[.$E$3];[.C48]&gt;[.$E$4]);[.$AI$3];1))*((1+[.$Y$3])^([.A48]-[.$A$20]))" office:value-type="currency" office:currency="USD" office:value="157938.980937952" calcext:value-type="currency">
            <text:p>$157,939</text:p>
          </table:table-cell>
          <table:table-cell table:style-name="ce76" table:formula="of:=[.K48]-[.L48]+IF([.A48]-[.$A$20]=[.$AE$8];[.AA47];0)+IF([.A48]-[.$A$20]=[.$AI$8];[.AB47];0)" office:value-type="currency" office:currency="USD" office:value="-120738.980937952" calcext:value-type="currency">
            <text:p>-$120,738.9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8]&gt;=[.$L48];([.$N47]-[.$N48]+[.$M48])*[.$AE$3];IF([.U47]+[.$M48]*[.$AE$3]&gt;0;[.$M48]*[.$AE$3];0))" office:value-type="currency" office:currency="USD" office:value="0" calcext:value-type="currency">
            <text:p>$0.00</text:p>
          </table:table-cell>
          <table:table-cell table:style-name="ce80" table:formula="of:=IF([.$K48]&gt;=[.$L48];([.$N47]-[.$N48]+[.$M48])*[.$AG$3];IF([.V47]+[.$M48]*[.$AG$3]&gt;0;[.$M48]*[.$AG$3];0))" office:value-type="currency" office:currency="USD" office:value="0" calcext:value-type="currency">
            <text:p>$0.00</text:p>
          </table:table-cell>
          <table:table-cell table:style-name="ce76" table:formula="of:=IF([.U48]&gt;0;0;IF(([.W47]+[.$M48])&gt;0;[.$M48]*(1+[.$AA$3]);0))+[.$C$9]*[.D48]*([.$M$3]+[.$O$3])" office:value-type="currency" office:currency="USD" office:value="-144886.777125542" calcext:value-type="currency">
            <text:p>-$144,886.78</text:p>
          </table:table-cell>
          <table:table-cell table:style-name="ce80" table:formula="of:=IF(AND([.W48]=0;[.Q48]=0);IF(([.X47]+[.$M48])&gt;0;[.$M48]*(1+[.$AA$3]);0);0)+[.$K$9]*[.D48]*([.$M$3]+[.$O$3])" office:value-type="currency" office:currency="USD" office:value="0" calcext:value-type="currency">
            <text:p>$0.00</text:p>
          </table:table-cell>
          <table:table-cell table:style-name="ce76" table:formula="of:=IF(AND([.W48]=0;[.Q48]=0;[.R48]=0);IF(([.Y47]+[.$M48])&gt;0;[.$M48]*(1+[.$AA$3]);0);0)+[.$G$9]*[.E48]*([.$M$4]+[.$O$4])" office:value-type="currency" office:currency="USD" office:value="0" calcext:value-type="currency">
            <text:p>$0.00</text:p>
          </table:table-cell>
          <table:table-cell table:style-name="ce80" table:formula="of:=IF(AND([.X48]=0;[.Q48]=0;[.R48]=0;[.S48]=0);IF(([.Z47]+[.$M48])&gt;0;[.$M48]*(1+[.$AA$3]);0);0)+[.$O$9]*[.E48]*([.$M$4]+[.$O$4])" office:value-type="currency" office:currency="USD" office:value="0" calcext:value-type="currency">
            <text:p>$0.00</text:p>
          </table:table-cell>
          <table:table-cell table:style-name="ce88" table:formula="of:=IF([.O48]&lt;&gt;0;(([.U47]+[.O48])*(1+[.$W$8])-([.U47]+[.O48])*[.$W$8]*[.$AA$3]);0)" office:value-type="currency" office:currency="USD" office:value="0" calcext:value-type="currency">
            <text:p>$0.00</text:p>
          </table:table-cell>
          <table:table-cell table:style-name="ce80" table:formula="of:=IF([.P48]&lt;&gt;0;(([.V47]+[.P48])*(1+[.$W$8])-([.V47]+[.P48])*[.$AA$8]*[.$AA$3]);0)" office:value-type="currency" office:currency="USD" office:value="0" calcext:value-type="currency">
            <text:p>$0.00</text:p>
          </table:table-cell>
          <table:table-cell table:style-name="ce76" table:formula="of:=IF(AND([.$O48]=0 ;[.Q48]=0);0;[.W47]*(1+[.$E$8])+[.Q48])" office:value-type="currency" office:currency="USD" office:value="61940.2201640848" calcext:value-type="currency">
            <text:p>$61,940.22</text:p>
          </table:table-cell>
          <table:table-cell table:style-name="ce80" table:formula="of:=IF(AND([.O48]=0;[.Q48]=0;[.R48]=0);0;[.X47]*(1+[.$I$8])+[.R48])" office:value-type="currency" office:currency="USD" office:value="0" calcext:value-type="currency">
            <text:p>$0.00</text:p>
          </table:table-cell>
          <table:table-cell table:style-name="ce76" table:formula="of:=IF(AND([.O48]=0;[.Q48]=0;[.R48]=0;[.S48]=0);0;[.Y47]*(1+[.$M$8])+[.S48])" office:value-type="currency" office:currency="USD" office:value="1212364.07550655" calcext:value-type="currency">
            <text:p>$1,212,364.08</text:p>
          </table:table-cell>
          <table:table-cell table:style-name="ce80" table:formula="of:=IF(AND([.O48]=0;[.Q48]=0;[.R48]=0;[.S48]=0;[.T48]=0);0;[.Z47]*(1+[.$Q$8])+[.T48])" office:value-type="currency" office:currency="USD" office:value="0" calcext:value-type="currency">
            <text:p>$0.00</text:p>
          </table:table-cell>
          <table:table-cell table:style-name="ce63" table:formula="of:=IF(([.A48]-[.$A$20])&lt;[.$AE$8];[.AA47]*(1+[.$Y$3]);0)" office:value-type="currency" office:currency="USD" office:value="397858.58912783" calcext:value-type="currency">
            <text:p>$397,859</text:p>
          </table:table-cell>
          <table:table-cell table:style-name="ce68" table:formula="of:=IF(([.A48]-[.$A$20])&lt;[.$AI$8];[.AB47]*(1+[.$Y$3]);0)" office:value-type="currency" office:currency="USD" office:value="0" calcext:value-type="currency">
            <text:p>$0</text:p>
          </table:table-cell>
          <table:table-cell table:style-name="ce93" table:formula="of:=SUM([.U48:.AB48])+[.N48]" office:value-type="currency" office:currency="USD" office:value="1682162.88479847" calcext:value-type="currency">
            <text:p>$1,682,163</text:p>
          </table:table-cell>
          <table:table-cell table:style-name="ce99" table:formula="of:=[.AD47]+1" office:value-type="float" office:value="2054" calcext:value-type="float">
            <text:p>2054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8]+1" office:value-type="float" office:value="2055" calcext:value-type="float">
            <text:p>2055</text:p>
          </table:table-cell>
          <table:table-cell table:style-name="ce33" table:formula="of:=[.B48]+1" office:value-type="float" office:value="79" calcext:value-type="float">
            <text:p>79</text:p>
          </table:table-cell>
          <table:table-cell table:style-name="ce44" table:formula="of:=IF([.$C$4]&lt;&gt;&quot;&quot;;[.C48]+1;0)" office:value-type="float" office:value="79" calcext:value-type="float">
            <text:p>79</text:p>
          </table:table-cell>
          <table:table-cell table:style-name="ce54" table:formula="of:=IF([.B49]&lt;=[.$E$3];[.$G$3];0)*(1+[.$I$3])^([.A49]-[.$A$20])" office:value-type="currency" office:currency="USD" office:value="0" calcext:value-type="currency">
            <text:p>$0</text:p>
          </table:table-cell>
          <table:table-cell table:style-name="ce63" table:formula="of:=IF([.C49]&lt;=[.$E$4];[.$G$4];0)*(1+[.$I$4])^([.A49]-[.$A$20])" office:value-type="currency" office:currency="USD" office:value="0" calcext:value-type="currency">
            <text:p>$0</text:p>
          </table:table-cell>
          <table:table-cell table:style-name="ce68" table:formula="of:=SUM([.D49:.E49])" office:value-type="currency" office:currency="USD" office:value="0" calcext:value-type="currency">
            <text:p>$0</text:p>
          </table:table-cell>
          <table:table-cell table:style-name="ce63" table:formula="of:=IF([.B49]&gt;[.$S$3];[.$Q$3]*12)" office:value-type="currency" office:currency="USD" office:value="1200" calcext:value-type="currency">
            <text:p>$1,200</text:p>
          </table:table-cell>
          <table:table-cell table:style-name="ce68" table:formula="of:=IF([.C49]&gt;[.$S$4];[.$Q$4]*12)" office:value-type="currency" office:currency="USD" office:value="0" calcext:value-type="currency">
            <text:p>$0</text:p>
          </table:table-cell>
          <table:table-cell table:style-name="ce63" table:formula="of:=IF([.B49]&gt;[.$W$3];[.$U$3]*12)" office:value-type="currency" office:currency="USD" office:value="18000" calcext:value-type="currency">
            <text:p>$18,000</text:p>
          </table:table-cell>
          <table:table-cell table:style-name="ce68" table:formula="of:=IF([.C49]&gt;[.$W$4];[.$U$4]*12)" office:value-type="currency" office:currency="USD" office:value="18000" calcext:value-type="currency">
            <text:p>$18,000</text:p>
          </table:table-cell>
          <table:table-cell table:style-name="ce73" table:formula="of:=SUM([.F49:.J49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49]&gt;[.$E$3];[.$U$13];0)-IF([.C49]&gt;[.$E$4];[.$W$13];0)+IF(AND([.B49]&gt;[.$E$3];[.C49]&gt;[.$E$4]);[.$AG$14]*12;0))*IF(AND([.B49]&gt;[.$E$3];[.C49]&gt;[.$E$4]);[.$AI$3];1))*((1+[.$Y$3])^([.A49]-[.$A$20]))" office:value-type="currency" office:currency="USD" office:value="161729.516480463" calcext:value-type="currency">
            <text:p>$161,730</text:p>
          </table:table-cell>
          <table:table-cell table:style-name="ce76" table:formula="of:=[.K49]-[.L49]+IF([.A49]-[.$A$20]=[.$AE$8];[.AA48];0)+IF([.A49]-[.$A$20]=[.$AI$8];[.AB48];0)" office:value-type="currency" office:currency="USD" office:value="-124529.516480463" calcext:value-type="currency">
            <text:p>-$124,529.52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49]&gt;=[.$L49];([.$N48]-[.$N49]+[.$M49])*[.$AE$3];IF([.U48]+[.$M49]*[.$AE$3]&gt;0;[.$M49]*[.$AE$3];0))" office:value-type="currency" office:currency="USD" office:value="0" calcext:value-type="currency">
            <text:p>$0.00</text:p>
          </table:table-cell>
          <table:table-cell table:style-name="ce80" table:formula="of:=IF([.$K49]&gt;=[.$L49];([.$N48]-[.$N49]+[.$M49])*[.$AG$3];IF([.V48]+[.$M49]*[.$AG$3]&gt;0;[.$M49]*[.$AG$3];0))" office:value-type="currency" office:currency="USD" office:value="0" calcext:value-type="currency">
            <text:p>$0.00</text:p>
          </table:table-cell>
          <table:table-cell table:style-name="ce76" table:formula="of:=IF([.U49]&gt;0;0;IF(([.W48]+[.$M49])&gt;0;[.$M49]*(1+[.$AA$3]);0))+[.$C$9]*[.D49]*([.$M$3]+[.$O$3])" office:value-type="currency" office:currency="USD" office:value="0" calcext:value-type="currency">
            <text:p>$0.00</text:p>
          </table:table-cell>
          <table:table-cell table:style-name="ce80" table:formula="of:=IF(AND([.W49]=0;[.Q49]=0);IF(([.X48]+[.$M49])&gt;0;[.$M49]*(1+[.$AA$3]);0);0)+[.$K$9]*[.D49]*([.$M$3]+[.$O$3])" office:value-type="currency" office:currency="USD" office:value="0" calcext:value-type="currency">
            <text:p>$0.00</text:p>
          </table:table-cell>
          <table:table-cell table:style-name="ce76" table:formula="of:=IF(AND([.W49]=0;[.Q49]=0;[.R49]=0);IF(([.Y48]+[.$M49])&gt;0;[.$M49]*(1+[.$AA$3]);0);0)+[.$G$9]*[.E49]*([.$M$4]+[.$O$4])" office:value-type="currency" office:currency="USD" office:value="-149435.419776555" calcext:value-type="currency">
            <text:p>-$149,435.42</text:p>
          </table:table-cell>
          <table:table-cell table:style-name="ce80" table:formula="of:=IF(AND([.X49]=0;[.Q49]=0;[.R49]=0;[.S49]=0);IF(([.Z48]+[.$M49])&gt;0;[.$M49]*(1+[.$AA$3]);0);0)+[.$O$9]*[.E49]*([.$M$4]+[.$O$4])" office:value-type="currency" office:currency="USD" office:value="0" calcext:value-type="currency">
            <text:p>$0.00</text:p>
          </table:table-cell>
          <table:table-cell table:style-name="ce88" table:formula="of:=IF([.O49]&lt;&gt;0;(([.U48]+[.O49])*(1+[.$W$8])-([.U48]+[.O49])*[.$W$8]*[.$AA$3]);0)" office:value-type="currency" office:currency="USD" office:value="0" calcext:value-type="currency">
            <text:p>$0.00</text:p>
          </table:table-cell>
          <table:table-cell table:style-name="ce80" table:formula="of:=IF([.P49]&lt;&gt;0;(([.V48]+[.P49])*(1+[.$W$8])-([.V48]+[.P49])*[.$AA$8]*[.$AA$3]);0)" office:value-type="currency" office:currency="USD" office:value="0" calcext:value-type="currency">
            <text:p>$0.00</text:p>
          </table:table-cell>
          <table:table-cell table:style-name="ce76" table:formula="of:=IF(AND([.$O49]=0 ;[.Q49]=0);0;[.W48]*(1+[.$E$8])+[.Q49])" office:value-type="currency" office:currency="USD" office:value="0" calcext:value-type="currency">
            <text:p>$0.00</text:p>
          </table:table-cell>
          <table:table-cell table:style-name="ce80" table:formula="of:=IF(AND([.O49]=0;[.Q49]=0;[.R49]=0);0;[.X48]*(1+[.$I$8])+[.R49])" office:value-type="currency" office:currency="USD" office:value="0" calcext:value-type="currency">
            <text:p>$0.00</text:p>
          </table:table-cell>
          <table:table-cell table:style-name="ce76" table:formula="of:=IF(AND([.O49]=0;[.Q49]=0;[.R49]=0;[.S49]=0);0;[.Y48]*(1+[.$M$8])+[.S49])" office:value-type="currency" office:currency="USD" office:value="1147794.14101546" calcext:value-type="currency">
            <text:p>$1,147,794.14</text:p>
          </table:table-cell>
          <table:table-cell table:style-name="ce80" table:formula="of:=IF(AND([.O49]=0;[.Q49]=0;[.R49]=0;[.S49]=0;[.T49]=0);0;[.Z48]*(1+[.$Q$8])+[.T49])" office:value-type="currency" office:currency="USD" office:value="0" calcext:value-type="currency">
            <text:p>$0.00</text:p>
          </table:table-cell>
          <table:table-cell table:style-name="ce63" table:formula="of:=IF(([.A49]-[.$A$20])&lt;[.$AE$8];[.AA48]*(1+[.$Y$3]);0)" office:value-type="currency" office:currency="USD" office:value="407407.195266897" calcext:value-type="currency">
            <text:p>$407,407</text:p>
          </table:table-cell>
          <table:table-cell table:style-name="ce68" table:formula="of:=IF(([.A49]-[.$A$20])&lt;[.$AI$8];[.AB48]*(1+[.$Y$3]);0)" office:value-type="currency" office:currency="USD" office:value="0" calcext:value-type="currency">
            <text:p>$0</text:p>
          </table:table-cell>
          <table:table-cell table:style-name="ce93" table:formula="of:=SUM([.U49:.AB49])+[.N49]" office:value-type="currency" office:currency="USD" office:value="1565201.33628235" calcext:value-type="currency">
            <text:p>$1,565,201</text:p>
          </table:table-cell>
          <table:table-cell table:style-name="ce99" table:formula="of:=[.AD48]+1" office:value-type="float" office:value="2055" calcext:value-type="float">
            <text:p>2055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49]+1" office:value-type="float" office:value="2056" calcext:value-type="float">
            <text:p>2056</text:p>
          </table:table-cell>
          <table:table-cell table:style-name="ce33" table:formula="of:=[.B49]+1" office:value-type="float" office:value="80" calcext:value-type="float">
            <text:p>80</text:p>
          </table:table-cell>
          <table:table-cell table:style-name="ce44" table:formula="of:=IF([.$C$4]&lt;&gt;&quot;&quot;;[.C49]+1;0)" office:value-type="float" office:value="80" calcext:value-type="float">
            <text:p>80</text:p>
          </table:table-cell>
          <table:table-cell table:style-name="ce54" table:formula="of:=IF([.B50]&lt;=[.$E$3];[.$G$3];0)*(1+[.$I$3])^([.A50]-[.$A$20])" office:value-type="currency" office:currency="USD" office:value="0" calcext:value-type="currency">
            <text:p>$0</text:p>
          </table:table-cell>
          <table:table-cell table:style-name="ce63" table:formula="of:=IF([.C50]&lt;=[.$E$4];[.$G$4];0)*(1+[.$I$4])^([.A50]-[.$A$20])" office:value-type="currency" office:currency="USD" office:value="0" calcext:value-type="currency">
            <text:p>$0</text:p>
          </table:table-cell>
          <table:table-cell table:style-name="ce68" table:formula="of:=SUM([.D50:.E50])" office:value-type="currency" office:currency="USD" office:value="0" calcext:value-type="currency">
            <text:p>$0</text:p>
          </table:table-cell>
          <table:table-cell table:style-name="ce63" table:formula="of:=IF([.B50]&gt;[.$S$3];[.$Q$3]*12)" office:value-type="currency" office:currency="USD" office:value="1200" calcext:value-type="currency">
            <text:p>$1,200</text:p>
          </table:table-cell>
          <table:table-cell table:style-name="ce68" table:formula="of:=IF([.C50]&gt;[.$S$4];[.$Q$4]*12)" office:value-type="currency" office:currency="USD" office:value="0" calcext:value-type="currency">
            <text:p>$0</text:p>
          </table:table-cell>
          <table:table-cell table:style-name="ce63" table:formula="of:=IF([.B50]&gt;[.$W$3];[.$U$3]*12)" office:value-type="currency" office:currency="USD" office:value="18000" calcext:value-type="currency">
            <text:p>$18,000</text:p>
          </table:table-cell>
          <table:table-cell table:style-name="ce68" table:formula="of:=IF([.C50]&gt;[.$W$4];[.$U$4]*12)" office:value-type="currency" office:currency="USD" office:value="18000" calcext:value-type="currency">
            <text:p>$18,000</text:p>
          </table:table-cell>
          <table:table-cell table:style-name="ce73" table:formula="of:=SUM([.F50:.J50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0]&gt;[.$E$3];[.$U$13];0)-IF([.C50]&gt;[.$E$4];[.$W$13];0)+IF(AND([.B50]&gt;[.$E$3];[.C50]&gt;[.$E$4]);[.$AG$14]*12;0))*IF(AND([.B50]&gt;[.$E$3];[.C50]&gt;[.$E$4]);[.$AI$3];1))*((1+[.$Y$3])^([.A50]-[.$A$20]))" office:value-type="currency" office:currency="USD" office:value="165611.024875994" calcext:value-type="currency">
            <text:p>$165,611</text:p>
          </table:table-cell>
          <table:table-cell table:style-name="ce76" table:formula="of:=[.K50]-[.L50]+IF([.A50]-[.$A$20]=[.$AE$8];[.AA49];0)+IF([.A50]-[.$A$20]=[.$AI$8];[.AB49];0)" office:value-type="currency" office:currency="USD" office:value="-128411.024875994" calcext:value-type="currency">
            <text:p>-$128,411.02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0]&gt;=[.$L50];([.$N49]-[.$N50]+[.$M50])*[.$AE$3];IF([.U49]+[.$M50]*[.$AE$3]&gt;0;[.$M50]*[.$AE$3];0))" office:value-type="currency" office:currency="USD" office:value="0" calcext:value-type="currency">
            <text:p>$0.00</text:p>
          </table:table-cell>
          <table:table-cell table:style-name="ce80" table:formula="of:=IF([.$K50]&gt;=[.$L50];([.$N49]-[.$N50]+[.$M50])*[.$AG$3];IF([.V49]+[.$M50]*[.$AG$3]&gt;0;[.$M50]*[.$AG$3];0))" office:value-type="currency" office:currency="USD" office:value="0" calcext:value-type="currency">
            <text:p>$0.00</text:p>
          </table:table-cell>
          <table:table-cell table:style-name="ce76" table:formula="of:=IF([.U50]&gt;0;0;IF(([.W49]+[.$M50])&gt;0;[.$M50]*(1+[.$AA$3]);0))+[.$C$9]*[.D50]*([.$M$3]+[.$O$3])" office:value-type="currency" office:currency="USD" office:value="0" calcext:value-type="currency">
            <text:p>$0.00</text:p>
          </table:table-cell>
          <table:table-cell table:style-name="ce80" table:formula="of:=IF(AND([.W50]=0;[.Q50]=0);IF(([.X49]+[.$M50])&gt;0;[.$M50]*(1+[.$AA$3]);0);0)+[.$K$9]*[.D50]*([.$M$3]+[.$O$3])" office:value-type="currency" office:currency="USD" office:value="0" calcext:value-type="currency">
            <text:p>$0.00</text:p>
          </table:table-cell>
          <table:table-cell table:style-name="ce76" table:formula="of:=IF(AND([.W50]=0;[.Q50]=0;[.R50]=0);IF(([.Y49]+[.$M50])&gt;0;[.$M50]*(1+[.$AA$3]);0);0)+[.$G$9]*[.E50]*([.$M$4]+[.$O$4])" office:value-type="currency" office:currency="USD" office:value="-154093.229851193" calcext:value-type="currency">
            <text:p>-$154,093.23</text:p>
          </table:table-cell>
          <table:table-cell table:style-name="ce80" table:formula="of:=IF(AND([.X50]=0;[.Q50]=0;[.R50]=0;[.S50]=0);IF(([.Z49]+[.$M50])&gt;0;[.$M50]*(1+[.$AA$3]);0);0)+[.$O$9]*[.E50]*([.$M$4]+[.$O$4])" office:value-type="currency" office:currency="USD" office:value="0" calcext:value-type="currency">
            <text:p>$0.00</text:p>
          </table:table-cell>
          <table:table-cell table:style-name="ce88" table:formula="of:=IF([.O50]&lt;&gt;0;(([.U49]+[.O50])*(1+[.$W$8])-([.U49]+[.O50])*[.$W$8]*[.$AA$3]);0)" office:value-type="currency" office:currency="USD" office:value="0" calcext:value-type="currency">
            <text:p>$0.00</text:p>
          </table:table-cell>
          <table:table-cell table:style-name="ce80" table:formula="of:=IF([.P50]&lt;&gt;0;(([.V49]+[.P50])*(1+[.$W$8])-([.V49]+[.P50])*[.$AA$8]*[.$AA$3]);0)" office:value-type="currency" office:currency="USD" office:value="0" calcext:value-type="currency">
            <text:p>$0.00</text:p>
          </table:table-cell>
          <table:table-cell table:style-name="ce76" table:formula="of:=IF(AND([.$O50]=0 ;[.Q50]=0);0;[.W49]*(1+[.$E$8])+[.Q50])" office:value-type="currency" office:currency="USD" office:value="0" calcext:value-type="currency">
            <text:p>$0.00</text:p>
          </table:table-cell>
          <table:table-cell table:style-name="ce80" table:formula="of:=IF(AND([.O50]=0;[.Q50]=0;[.R50]=0);0;[.X49]*(1+[.$I$8])+[.R50])" office:value-type="currency" office:currency="USD" office:value="0" calcext:value-type="currency">
            <text:p>$0.00</text:p>
          </table:table-cell>
          <table:table-cell table:style-name="ce76" table:formula="of:=IF(AND([.O50]=0;[.Q50]=0;[.R50]=0;[.S50]=0);0;[.Y49]*(1+[.$M$8])+[.S50])" office:value-type="currency" office:currency="USD" office:value="1074046.50103534" calcext:value-type="currency">
            <text:p>$1,074,046.50</text:p>
          </table:table-cell>
          <table:table-cell table:style-name="ce80" table:formula="of:=IF(AND([.O50]=0;[.Q50]=0;[.R50]=0;[.S50]=0;[.T50]=0);0;[.Z49]*(1+[.$Q$8])+[.T50])" office:value-type="currency" office:currency="USD" office:value="0" calcext:value-type="currency">
            <text:p>$0.00</text:p>
          </table:table-cell>
          <table:table-cell table:style-name="ce63" table:formula="of:=IF(([.A50]-[.$A$20])&lt;[.$AE$8];[.AA49]*(1+[.$Y$3]);0)" office:value-type="currency" office:currency="USD" office:value="417184.967953303" calcext:value-type="currency">
            <text:p>$417,185</text:p>
          </table:table-cell>
          <table:table-cell table:style-name="ce68" table:formula="of:=IF(([.A50]-[.$A$20])&lt;[.$AI$8];[.AB49]*(1+[.$Y$3]);0)" office:value-type="currency" office:currency="USD" office:value="0" calcext:value-type="currency">
            <text:p>$0</text:p>
          </table:table-cell>
          <table:table-cell table:style-name="ce93" table:formula="of:=SUM([.U50:.AB50])+[.N50]" office:value-type="currency" office:currency="USD" office:value="1501231.46898865" calcext:value-type="currency">
            <text:p>$1,501,231</text:p>
          </table:table-cell>
          <table:table-cell table:style-name="ce99" table:formula="of:=[.AD49]+1" office:value-type="float" office:value="2056" calcext:value-type="float">
            <text:p>2056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0]+1" office:value-type="float" office:value="2057" calcext:value-type="float">
            <text:p>2057</text:p>
          </table:table-cell>
          <table:table-cell table:style-name="ce33" table:formula="of:=[.B50]+1" office:value-type="float" office:value="81" calcext:value-type="float">
            <text:p>81</text:p>
          </table:table-cell>
          <table:table-cell table:style-name="ce44" table:formula="of:=IF([.$C$4]&lt;&gt;&quot;&quot;;[.C50]+1;0)" office:value-type="float" office:value="81" calcext:value-type="float">
            <text:p>81</text:p>
          </table:table-cell>
          <table:table-cell table:style-name="ce54" table:formula="of:=IF([.B51]&lt;=[.$E$3];[.$G$3];0)*(1+[.$I$3])^([.A51]-[.$A$20])" office:value-type="currency" office:currency="USD" office:value="0" calcext:value-type="currency">
            <text:p>$0</text:p>
          </table:table-cell>
          <table:table-cell table:style-name="ce63" table:formula="of:=IF([.C51]&lt;=[.$E$4];[.$G$4];0)*(1+[.$I$4])^([.A51]-[.$A$20])" office:value-type="currency" office:currency="USD" office:value="0" calcext:value-type="currency">
            <text:p>$0</text:p>
          </table:table-cell>
          <table:table-cell table:style-name="ce68" table:formula="of:=SUM([.D51:.E51])" office:value-type="currency" office:currency="USD" office:value="0" calcext:value-type="currency">
            <text:p>$0</text:p>
          </table:table-cell>
          <table:table-cell table:style-name="ce63" table:formula="of:=IF([.B51]&gt;[.$S$3];[.$Q$3]*12)" office:value-type="currency" office:currency="USD" office:value="1200" calcext:value-type="currency">
            <text:p>$1,200</text:p>
          </table:table-cell>
          <table:table-cell table:style-name="ce68" table:formula="of:=IF([.C51]&gt;[.$S$4];[.$Q$4]*12)" office:value-type="currency" office:currency="USD" office:value="0" calcext:value-type="currency">
            <text:p>$0</text:p>
          </table:table-cell>
          <table:table-cell table:style-name="ce63" table:formula="of:=IF([.B51]&gt;[.$W$3];[.$U$3]*12)" office:value-type="currency" office:currency="USD" office:value="18000" calcext:value-type="currency">
            <text:p>$18,000</text:p>
          </table:table-cell>
          <table:table-cell table:style-name="ce68" table:formula="of:=IF([.C51]&gt;[.$W$4];[.$U$4]*12)" office:value-type="currency" office:currency="USD" office:value="18000" calcext:value-type="currency">
            <text:p>$18,000</text:p>
          </table:table-cell>
          <table:table-cell table:style-name="ce73" table:formula="of:=SUM([.F51:.J51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1]&gt;[.$E$3];[.$U$13];0)-IF([.C51]&gt;[.$E$4];[.$W$13];0)+IF(AND([.B51]&gt;[.$E$3];[.C51]&gt;[.$E$4]);[.$AG$14]*12;0))*IF(AND([.B51]&gt;[.$E$3];[.C51]&gt;[.$E$4]);[.$AI$3];1))*((1+[.$Y$3])^([.A51]-[.$A$20]))" office:value-type="currency" office:currency="USD" office:value="169585.689473018" calcext:value-type="currency">
            <text:p>$169,586</text:p>
          </table:table-cell>
          <table:table-cell table:style-name="ce76" table:formula="of:=[.K51]-[.L51]+IF([.A51]-[.$A$20]=[.$AE$8];[.AA50];0)+IF([.A51]-[.$A$20]=[.$AI$8];[.AB50];0)" office:value-type="currency" office:currency="USD" office:value="-132385.689473018" calcext:value-type="currency">
            <text:p>-$132,385.6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1]&gt;=[.$L51];([.$N50]-[.$N51]+[.$M51])*[.$AE$3];IF([.U50]+[.$M51]*[.$AE$3]&gt;0;[.$M51]*[.$AE$3];0))" office:value-type="currency" office:currency="USD" office:value="0" calcext:value-type="currency">
            <text:p>$0.00</text:p>
          </table:table-cell>
          <table:table-cell table:style-name="ce80" table:formula="of:=IF([.$K51]&gt;=[.$L51];([.$N50]-[.$N51]+[.$M51])*[.$AG$3];IF([.V50]+[.$M51]*[.$AG$3]&gt;0;[.$M51]*[.$AG$3];0))" office:value-type="currency" office:currency="USD" office:value="0" calcext:value-type="currency">
            <text:p>$0.00</text:p>
          </table:table-cell>
          <table:table-cell table:style-name="ce76" table:formula="of:=IF([.U51]&gt;0;0;IF(([.W50]+[.$M51])&gt;0;[.$M51]*(1+[.$AA$3]);0))+[.$C$9]*[.D51]*([.$M$3]+[.$O$3])" office:value-type="currency" office:currency="USD" office:value="0" calcext:value-type="currency">
            <text:p>$0.00</text:p>
          </table:table-cell>
          <table:table-cell table:style-name="ce80" table:formula="of:=IF(AND([.W51]=0;[.Q51]=0);IF(([.X50]+[.$M51])&gt;0;[.$M51]*(1+[.$AA$3]);0);0)+[.$K$9]*[.D51]*([.$M$3]+[.$O$3])" office:value-type="currency" office:currency="USD" office:value="0" calcext:value-type="currency">
            <text:p>$0.00</text:p>
          </table:table-cell>
          <table:table-cell table:style-name="ce76" table:formula="of:=IF(AND([.W51]=0;[.Q51]=0;[.R51]=0);IF(([.Y50]+[.$M51])&gt;0;[.$M51]*(1+[.$AA$3]);0);0)+[.$G$9]*[.E51]*([.$M$4]+[.$O$4])" office:value-type="currency" office:currency="USD" office:value="-158862.827367621" calcext:value-type="currency">
            <text:p>-$158,862.83</text:p>
          </table:table-cell>
          <table:table-cell table:style-name="ce80" table:formula="of:=IF(AND([.X51]=0;[.Q51]=0;[.R51]=0;[.S51]=0);IF(([.Z50]+[.$M51])&gt;0;[.$M51]*(1+[.$AA$3]);0);0)+[.$O$9]*[.E51]*([.$M$4]+[.$O$4])" office:value-type="currency" office:currency="USD" office:value="0" calcext:value-type="currency">
            <text:p>$0.00</text:p>
          </table:table-cell>
          <table:table-cell table:style-name="ce88" table:formula="of:=IF([.O51]&lt;&gt;0;(([.U50]+[.O51])*(1+[.$W$8])-([.U50]+[.O51])*[.$W$8]*[.$AA$3]);0)" office:value-type="currency" office:currency="USD" office:value="0" calcext:value-type="currency">
            <text:p>$0.00</text:p>
          </table:table-cell>
          <table:table-cell table:style-name="ce80" table:formula="of:=IF([.P51]&lt;&gt;0;(([.V50]+[.P51])*(1+[.$W$8])-([.V50]+[.P51])*[.$AA$8]*[.$AA$3]);0)" office:value-type="currency" office:currency="USD" office:value="0" calcext:value-type="currency">
            <text:p>$0.00</text:p>
          </table:table-cell>
          <table:table-cell table:style-name="ce76" table:formula="of:=IF(AND([.$O51]=0 ;[.Q51]=0);0;[.W50]*(1+[.$E$8])+[.Q51])" office:value-type="currency" office:currency="USD" office:value="0" calcext:value-type="currency">
            <text:p>$0.00</text:p>
          </table:table-cell>
          <table:table-cell table:style-name="ce80" table:formula="of:=IF(AND([.O51]=0;[.Q51]=0;[.R51]=0);0;[.X50]*(1+[.$I$8])+[.R51])" office:value-type="currency" office:currency="USD" office:value="0" calcext:value-type="currency">
            <text:p>$0.00</text:p>
          </table:table-cell>
          <table:table-cell table:style-name="ce76" table:formula="of:=IF(AND([.O51]=0;[.Q51]=0;[.R51]=0;[.S51]=0);0;[.Y50]*(1+[.$M$8])+[.S51])" office:value-type="currency" office:currency="USD" office:value="990366.928740197" calcext:value-type="currency">
            <text:p>$990,366.93</text:p>
          </table:table-cell>
          <table:table-cell table:style-name="ce80" table:formula="of:=IF(AND([.O51]=0;[.Q51]=0;[.R51]=0;[.S51]=0;[.T51]=0);0;[.Z50]*(1+[.$Q$8])+[.T51])" office:value-type="currency" office:currency="USD" office:value="0" calcext:value-type="currency">
            <text:p>$0.00</text:p>
          </table:table-cell>
          <table:table-cell table:style-name="ce63" table:formula="of:=IF(([.A51]-[.$A$20])&lt;[.$AE$8];[.AA50]*(1+[.$Y$3]);0)" office:value-type="currency" office:currency="USD" office:value="427197.407184182" calcext:value-type="currency">
            <text:p>$427,197</text:p>
          </table:table-cell>
          <table:table-cell table:style-name="ce68" table:formula="of:=IF(([.A51]-[.$A$20])&lt;[.$AI$8];[.AB50]*(1+[.$Y$3]);0)" office:value-type="currency" office:currency="USD" office:value="0" calcext:value-type="currency">
            <text:p>$0</text:p>
          </table:table-cell>
          <table:table-cell table:style-name="ce93" table:formula="of:=SUM([.U51:.AB51])+[.N51]" office:value-type="currency" office:currency="USD" office:value="1427564.33592438" calcext:value-type="currency">
            <text:p>$1,427,564</text:p>
          </table:table-cell>
          <table:table-cell table:style-name="ce99" table:formula="of:=[.AD50]+1" office:value-type="float" office:value="2057" calcext:value-type="float">
            <text:p>2057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1]+1" office:value-type="float" office:value="2058" calcext:value-type="float">
            <text:p>2058</text:p>
          </table:table-cell>
          <table:table-cell table:style-name="ce33" table:formula="of:=[.B51]+1" office:value-type="float" office:value="82" calcext:value-type="float">
            <text:p>82</text:p>
          </table:table-cell>
          <table:table-cell table:style-name="ce44" table:formula="of:=IF([.$C$4]&lt;&gt;&quot;&quot;;[.C51]+1;0)" office:value-type="float" office:value="82" calcext:value-type="float">
            <text:p>82</text:p>
          </table:table-cell>
          <table:table-cell table:style-name="ce54" table:formula="of:=IF([.B52]&lt;=[.$E$3];[.$G$3];0)*(1+[.$I$3])^([.A52]-[.$A$20])" office:value-type="currency" office:currency="USD" office:value="0" calcext:value-type="currency">
            <text:p>$0</text:p>
          </table:table-cell>
          <table:table-cell table:style-name="ce63" table:formula="of:=IF([.C52]&lt;=[.$E$4];[.$G$4];0)*(1+[.$I$4])^([.A52]-[.$A$20])" office:value-type="currency" office:currency="USD" office:value="0" calcext:value-type="currency">
            <text:p>$0</text:p>
          </table:table-cell>
          <table:table-cell table:style-name="ce68" table:formula="of:=SUM([.D52:.E52])" office:value-type="currency" office:currency="USD" office:value="0" calcext:value-type="currency">
            <text:p>$0</text:p>
          </table:table-cell>
          <table:table-cell table:style-name="ce63" table:formula="of:=IF([.B52]&gt;[.$S$3];[.$Q$3]*12)" office:value-type="currency" office:currency="USD" office:value="1200" calcext:value-type="currency">
            <text:p>$1,200</text:p>
          </table:table-cell>
          <table:table-cell table:style-name="ce68" table:formula="of:=IF([.C52]&gt;[.$S$4];[.$Q$4]*12)" office:value-type="currency" office:currency="USD" office:value="0" calcext:value-type="currency">
            <text:p>$0</text:p>
          </table:table-cell>
          <table:table-cell table:style-name="ce63" table:formula="of:=IF([.B52]&gt;[.$W$3];[.$U$3]*12)" office:value-type="currency" office:currency="USD" office:value="18000" calcext:value-type="currency">
            <text:p>$18,000</text:p>
          </table:table-cell>
          <table:table-cell table:style-name="ce68" table:formula="of:=IF([.C52]&gt;[.$W$4];[.$U$4]*12)" office:value-type="currency" office:currency="USD" office:value="18000" calcext:value-type="currency">
            <text:p>$18,000</text:p>
          </table:table-cell>
          <table:table-cell table:style-name="ce73" table:formula="of:=SUM([.F52:.J52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2]&gt;[.$E$3];[.$U$13];0)-IF([.C52]&gt;[.$E$4];[.$W$13];0)+IF(AND([.B52]&gt;[.$E$3];[.C52]&gt;[.$E$4]);[.$AG$14]*12;0))*IF(AND([.B52]&gt;[.$E$3];[.C52]&gt;[.$E$4]);[.$AI$3];1))*((1+[.$Y$3])^([.A52]-[.$A$20]))" office:value-type="currency" office:currency="USD" office:value="173655.74602037" calcext:value-type="currency">
            <text:p>$173,656</text:p>
          </table:table-cell>
          <table:table-cell table:style-name="ce76" table:formula="of:=[.K52]-[.L52]+IF([.A52]-[.$A$20]=[.$AE$8];[.AA51];0)+IF([.A52]-[.$A$20]=[.$AI$8];[.AB51];0)" office:value-type="currency" office:currency="USD" office:value="-136455.74602037" calcext:value-type="currency">
            <text:p>-$136,455.7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2]&gt;=[.$L52];([.$N51]-[.$N52]+[.$M52])*[.$AE$3];IF([.U51]+[.$M52]*[.$AE$3]&gt;0;[.$M52]*[.$AE$3];0))" office:value-type="currency" office:currency="USD" office:value="0" calcext:value-type="currency">
            <text:p>$0.00</text:p>
          </table:table-cell>
          <table:table-cell table:style-name="ce80" table:formula="of:=IF([.$K52]&gt;=[.$L52];([.$N51]-[.$N52]+[.$M52])*[.$AG$3];IF([.V51]+[.$M52]*[.$AG$3]&gt;0;[.$M52]*[.$AG$3];0))" office:value-type="currency" office:currency="USD" office:value="0" calcext:value-type="currency">
            <text:p>$0.00</text:p>
          </table:table-cell>
          <table:table-cell table:style-name="ce76" table:formula="of:=IF([.U52]&gt;0;0;IF(([.W51]+[.$M52])&gt;0;[.$M52]*(1+[.$AA$3]);0))+[.$C$9]*[.D52]*([.$M$3]+[.$O$3])" office:value-type="currency" office:currency="USD" office:value="0" calcext:value-type="currency">
            <text:p>$0.00</text:p>
          </table:table-cell>
          <table:table-cell table:style-name="ce80" table:formula="of:=IF(AND([.W52]=0;[.Q52]=0);IF(([.X51]+[.$M52])&gt;0;[.$M52]*(1+[.$AA$3]);0);0)+[.$K$9]*[.D52]*([.$M$3]+[.$O$3])" office:value-type="currency" office:currency="USD" office:value="0" calcext:value-type="currency">
            <text:p>$0.00</text:p>
          </table:table-cell>
          <table:table-cell table:style-name="ce76" table:formula="of:=IF(AND([.W52]=0;[.Q52]=0;[.R52]=0);IF(([.Y51]+[.$M52])&gt;0;[.$M52]*(1+[.$AA$3]);0);0)+[.$G$9]*[.E52]*([.$M$4]+[.$O$4])" office:value-type="currency" office:currency="USD" office:value="-163746.895224444" calcext:value-type="currency">
            <text:p>-$163,746.90</text:p>
          </table:table-cell>
          <table:table-cell table:style-name="ce80" table:formula="of:=IF(AND([.X52]=0;[.Q52]=0;[.R52]=0;[.S52]=0);IF(([.Z51]+[.$M52])&gt;0;[.$M52]*(1+[.$AA$3]);0);0)+[.$O$9]*[.E52]*([.$M$4]+[.$O$4])" office:value-type="currency" office:currency="USD" office:value="0" calcext:value-type="currency">
            <text:p>$0.00</text:p>
          </table:table-cell>
          <table:table-cell table:style-name="ce88" table:formula="of:=IF([.O52]&lt;&gt;0;(([.U51]+[.O52])*(1+[.$W$8])-([.U51]+[.O52])*[.$W$8]*[.$AA$3]);0)" office:value-type="currency" office:currency="USD" office:value="0" calcext:value-type="currency">
            <text:p>$0.00</text:p>
          </table:table-cell>
          <table:table-cell table:style-name="ce80" table:formula="of:=IF([.P52]&lt;&gt;0;(([.V51]+[.P52])*(1+[.$W$8])-([.V51]+[.P52])*[.$AA$8]*[.$AA$3]);0)" office:value-type="currency" office:currency="USD" office:value="0" calcext:value-type="currency">
            <text:p>$0.00</text:p>
          </table:table-cell>
          <table:table-cell table:style-name="ce76" table:formula="of:=IF(AND([.$O52]=0 ;[.Q52]=0);0;[.W51]*(1+[.$E$8])+[.Q52])" office:value-type="currency" office:currency="USD" office:value="0" calcext:value-type="currency">
            <text:p>$0.00</text:p>
          </table:table-cell>
          <table:table-cell table:style-name="ce80" table:formula="of:=IF(AND([.O52]=0;[.Q52]=0;[.R52]=0);0;[.X51]*(1+[.$I$8])+[.R52])" office:value-type="currency" office:currency="USD" office:value="0" calcext:value-type="currency">
            <text:p>$0.00</text:p>
          </table:table-cell>
          <table:table-cell table:style-name="ce76" table:formula="of:=IF(AND([.O52]=0;[.Q52]=0;[.R52]=0;[.S52]=0);0;[.Y51]*(1+[.$M$8])+[.S52])" office:value-type="currency" office:currency="USD" office:value="895945.718527567" calcext:value-type="currency">
            <text:p>$895,945.72</text:p>
          </table:table-cell>
          <table:table-cell table:style-name="ce80" table:formula="of:=IF(AND([.O52]=0;[.Q52]=0;[.R52]=0;[.S52]=0;[.T52]=0);0;[.Z51]*(1+[.$Q$8])+[.T52])" office:value-type="currency" office:currency="USD" office:value="0" calcext:value-type="currency">
            <text:p>$0.00</text:p>
          </table:table-cell>
          <table:table-cell table:style-name="ce63" table:formula="of:=IF(([.A52]-[.$A$20])&lt;[.$AE$8];[.AA51]*(1+[.$Y$3]);0)" office:value-type="currency" office:currency="USD" office:value="437450.144956603" calcext:value-type="currency">
            <text:p>$437,450</text:p>
          </table:table-cell>
          <table:table-cell table:style-name="ce68" table:formula="of:=IF(([.A52]-[.$A$20])&lt;[.$AI$8];[.AB51]*(1+[.$Y$3]);0)" office:value-type="currency" office:currency="USD" office:value="0" calcext:value-type="currency">
            <text:p>$0</text:p>
          </table:table-cell>
          <table:table-cell table:style-name="ce93" table:formula="of:=SUM([.U52:.AB52])+[.N52]" office:value-type="currency" office:currency="USD" office:value="1343395.86348417" calcext:value-type="currency">
            <text:p>$1,343,396</text:p>
          </table:table-cell>
          <table:table-cell table:style-name="ce99" table:formula="of:=[.AD51]+1" office:value-type="float" office:value="2058" calcext:value-type="float">
            <text:p>2058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2]+1" office:value-type="float" office:value="2059" calcext:value-type="float">
            <text:p>2059</text:p>
          </table:table-cell>
          <table:table-cell table:style-name="ce33" table:formula="of:=[.B52]+1" office:value-type="float" office:value="83" calcext:value-type="float">
            <text:p>83</text:p>
          </table:table-cell>
          <table:table-cell table:style-name="ce44" table:formula="of:=IF([.$C$4]&lt;&gt;&quot;&quot;;[.C52]+1;0)" office:value-type="float" office:value="83" calcext:value-type="float">
            <text:p>83</text:p>
          </table:table-cell>
          <table:table-cell table:style-name="ce54" table:formula="of:=IF([.B53]&lt;=[.$E$3];[.$G$3];0)*(1+[.$I$3])^([.A53]-[.$A$20])" office:value-type="currency" office:currency="USD" office:value="0" calcext:value-type="currency">
            <text:p>$0</text:p>
          </table:table-cell>
          <table:table-cell table:style-name="ce63" table:formula="of:=IF([.C53]&lt;=[.$E$4];[.$G$4];0)*(1+[.$I$4])^([.A53]-[.$A$20])" office:value-type="currency" office:currency="USD" office:value="0" calcext:value-type="currency">
            <text:p>$0</text:p>
          </table:table-cell>
          <table:table-cell table:style-name="ce68" table:formula="of:=SUM([.D53:.E53])" office:value-type="currency" office:currency="USD" office:value="0" calcext:value-type="currency">
            <text:p>$0</text:p>
          </table:table-cell>
          <table:table-cell table:style-name="ce63" table:formula="of:=IF([.B53]&gt;[.$S$3];[.$Q$3]*12)" office:value-type="currency" office:currency="USD" office:value="1200" calcext:value-type="currency">
            <text:p>$1,200</text:p>
          </table:table-cell>
          <table:table-cell table:style-name="ce68" table:formula="of:=IF([.C53]&gt;[.$S$4];[.$Q$4]*12)" office:value-type="currency" office:currency="USD" office:value="0" calcext:value-type="currency">
            <text:p>$0</text:p>
          </table:table-cell>
          <table:table-cell table:style-name="ce63" table:formula="of:=IF([.B53]&gt;[.$W$3];[.$U$3]*12)" office:value-type="currency" office:currency="USD" office:value="18000" calcext:value-type="currency">
            <text:p>$18,000</text:p>
          </table:table-cell>
          <table:table-cell table:style-name="ce68" table:formula="of:=IF([.C53]&gt;[.$W$4];[.$U$4]*12)" office:value-type="currency" office:currency="USD" office:value="18000" calcext:value-type="currency">
            <text:p>$18,000</text:p>
          </table:table-cell>
          <table:table-cell table:style-name="ce73" table:formula="of:=SUM([.F53:.J53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3]&gt;[.$E$3];[.$U$13];0)-IF([.C53]&gt;[.$E$4];[.$W$13];0)+IF(AND([.B53]&gt;[.$E$3];[.C53]&gt;[.$E$4]);[.$AG$14]*12;0))*IF(AND([.B53]&gt;[.$E$3];[.C53]&gt;[.$E$4]);[.$AI$3];1))*((1+[.$Y$3])^([.A53]-[.$A$20]))" office:value-type="currency" office:currency="USD" office:value="177823.483924859" calcext:value-type="currency">
            <text:p>$177,823</text:p>
          </table:table-cell>
          <table:table-cell table:style-name="ce76" table:formula="of:=[.K53]-[.L53]+IF([.A53]-[.$A$20]=[.$AE$8];[.AA52];0)+IF([.A53]-[.$A$20]=[.$AI$8];[.AB52];0)" office:value-type="currency" office:currency="USD" office:value="-140623.483924859" calcext:value-type="currency">
            <text:p>-$140,623.4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3]&gt;=[.$L53];([.$N52]-[.$N53]+[.$M53])*[.$AE$3];IF([.U52]+[.$M53]*[.$AE$3]&gt;0;[.$M53]*[.$AE$3];0))" office:value-type="currency" office:currency="USD" office:value="0" calcext:value-type="currency">
            <text:p>$0.00</text:p>
          </table:table-cell>
          <table:table-cell table:style-name="ce80" table:formula="of:=IF([.$K53]&gt;=[.$L53];([.$N52]-[.$N53]+[.$M53])*[.$AG$3];IF([.V52]+[.$M53]*[.$AG$3]&gt;0;[.$M53]*[.$AG$3];0))" office:value-type="currency" office:currency="USD" office:value="0" calcext:value-type="currency">
            <text:p>$0.00</text:p>
          </table:table-cell>
          <table:table-cell table:style-name="ce76" table:formula="of:=IF([.U53]&gt;0;0;IF(([.W52]+[.$M53])&gt;0;[.$M53]*(1+[.$AA$3]);0))+[.$C$9]*[.D53]*([.$M$3]+[.$O$3])" office:value-type="currency" office:currency="USD" office:value="0" calcext:value-type="currency">
            <text:p>$0.00</text:p>
          </table:table-cell>
          <table:table-cell table:style-name="ce80" table:formula="of:=IF(AND([.W53]=0;[.Q53]=0);IF(([.X52]+[.$M53])&gt;0;[.$M53]*(1+[.$AA$3]);0);0)+[.$K$9]*[.D53]*([.$M$3]+[.$O$3])" office:value-type="currency" office:currency="USD" office:value="0" calcext:value-type="currency">
            <text:p>$0.00</text:p>
          </table:table-cell>
          <table:table-cell table:style-name="ce76" table:formula="of:=IF(AND([.W53]=0;[.Q53]=0;[.R53]=0);IF(([.Y52]+[.$M53])&gt;0;[.$M53]*(1+[.$AA$3]);0);0)+[.$G$9]*[.E53]*([.$M$4]+[.$O$4])" office:value-type="currency" office:currency="USD" office:value="-168748.180709831" calcext:value-type="currency">
            <text:p>-$168,748.18</text:p>
          </table:table-cell>
          <table:table-cell table:style-name="ce80" table:formula="of:=IF(AND([.X53]=0;[.Q53]=0;[.R53]=0;[.S53]=0);IF(([.Z52]+[.$M53])&gt;0;[.$M53]*(1+[.$AA$3]);0);0)+[.$O$9]*[.E53]*([.$M$4]+[.$O$4])" office:value-type="currency" office:currency="USD" office:value="0" calcext:value-type="currency">
            <text:p>$0.00</text:p>
          </table:table-cell>
          <table:table-cell table:style-name="ce88" table:formula="of:=IF([.O53]&lt;&gt;0;(([.U52]+[.O53])*(1+[.$W$8])-([.U52]+[.O53])*[.$W$8]*[.$AA$3]);0)" office:value-type="currency" office:currency="USD" office:value="0" calcext:value-type="currency">
            <text:p>$0.00</text:p>
          </table:table-cell>
          <table:table-cell table:style-name="ce80" table:formula="of:=IF([.P53]&lt;&gt;0;(([.V52]+[.P53])*(1+[.$W$8])-([.V52]+[.P53])*[.$AA$8]*[.$AA$3]);0)" office:value-type="currency" office:currency="USD" office:value="0" calcext:value-type="currency">
            <text:p>$0.00</text:p>
          </table:table-cell>
          <table:table-cell table:style-name="ce76" table:formula="of:=IF(AND([.$O53]=0 ;[.Q53]=0);0;[.W52]*(1+[.$E$8])+[.Q53])" office:value-type="currency" office:currency="USD" office:value="0" calcext:value-type="currency">
            <text:p>$0.00</text:p>
          </table:table-cell>
          <table:table-cell table:style-name="ce80" table:formula="of:=IF(AND([.O53]=0;[.Q53]=0;[.R53]=0);0;[.X52]*(1+[.$I$8])+[.R53])" office:value-type="currency" office:currency="USD" office:value="0" calcext:value-type="currency">
            <text:p>$0.00</text:p>
          </table:table-cell>
          <table:table-cell table:style-name="ce76" table:formula="of:=IF(AND([.O53]=0;[.Q53]=0;[.R53]=0;[.S53]=0);0;[.Y52]*(1+[.$M$8])+[.S53])" office:value-type="currency" office:currency="USD" office:value="789913.738114666" calcext:value-type="currency">
            <text:p>$789,913.74</text:p>
          </table:table-cell>
          <table:table-cell table:style-name="ce80" table:formula="of:=IF(AND([.O53]=0;[.Q53]=0;[.R53]=0;[.S53]=0;[.T53]=0);0;[.Z52]*(1+[.$Q$8])+[.T53])" office:value-type="currency" office:currency="USD" office:value="0" calcext:value-type="currency">
            <text:p>$0.00</text:p>
          </table:table-cell>
          <table:table-cell table:style-name="ce63" table:formula="of:=IF(([.A53]-[.$A$20])&lt;[.$AE$8];[.AA52]*(1+[.$Y$3]);0)" office:value-type="currency" office:currency="USD" office:value="447948.948435561" calcext:value-type="currency">
            <text:p>$447,949</text:p>
          </table:table-cell>
          <table:table-cell table:style-name="ce68" table:formula="of:=IF(([.A53]-[.$A$20])&lt;[.$AI$8];[.AB52]*(1+[.$Y$3]);0)" office:value-type="currency" office:currency="USD" office:value="0" calcext:value-type="currency">
            <text:p>$0</text:p>
          </table:table-cell>
          <table:table-cell table:style-name="ce93" table:formula="of:=SUM([.U53:.AB53])+[.N53]" office:value-type="currency" office:currency="USD" office:value="1247862.68655023" calcext:value-type="currency">
            <text:p>$1,247,863</text:p>
          </table:table-cell>
          <table:table-cell table:style-name="ce99" table:formula="of:=[.AD52]+1" office:value-type="float" office:value="2059" calcext:value-type="float">
            <text:p>2059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3]+1" office:value-type="float" office:value="2060" calcext:value-type="float">
            <text:p>2060</text:p>
          </table:table-cell>
          <table:table-cell table:style-name="ce33" table:formula="of:=[.B53]+1" office:value-type="float" office:value="84" calcext:value-type="float">
            <text:p>84</text:p>
          </table:table-cell>
          <table:table-cell table:style-name="ce44" table:formula="of:=IF([.$C$4]&lt;&gt;&quot;&quot;;[.C53]+1;0)" office:value-type="float" office:value="84" calcext:value-type="float">
            <text:p>84</text:p>
          </table:table-cell>
          <table:table-cell table:style-name="ce54" table:formula="of:=IF([.B54]&lt;=[.$E$3];[.$G$3];0)*(1+[.$I$3])^([.A54]-[.$A$20])" office:value-type="currency" office:currency="USD" office:value="0" calcext:value-type="currency">
            <text:p>$0</text:p>
          </table:table-cell>
          <table:table-cell table:style-name="ce63" table:formula="of:=IF([.C54]&lt;=[.$E$4];[.$G$4];0)*(1+[.$I$4])^([.A54]-[.$A$20])" office:value-type="currency" office:currency="USD" office:value="0" calcext:value-type="currency">
            <text:p>$0</text:p>
          </table:table-cell>
          <table:table-cell table:style-name="ce68" table:formula="of:=SUM([.D54:.E54])" office:value-type="currency" office:currency="USD" office:value="0" calcext:value-type="currency">
            <text:p>$0</text:p>
          </table:table-cell>
          <table:table-cell table:style-name="ce63" table:formula="of:=IF([.B54]&gt;[.$S$3];[.$Q$3]*12)" office:value-type="currency" office:currency="USD" office:value="1200" calcext:value-type="currency">
            <text:p>$1,200</text:p>
          </table:table-cell>
          <table:table-cell table:style-name="ce68" table:formula="of:=IF([.C54]&gt;[.$S$4];[.$Q$4]*12)" office:value-type="currency" office:currency="USD" office:value="0" calcext:value-type="currency">
            <text:p>$0</text:p>
          </table:table-cell>
          <table:table-cell table:style-name="ce63" table:formula="of:=IF([.B54]&gt;[.$W$3];[.$U$3]*12)" office:value-type="currency" office:currency="USD" office:value="18000" calcext:value-type="currency">
            <text:p>$18,000</text:p>
          </table:table-cell>
          <table:table-cell table:style-name="ce68" table:formula="of:=IF([.C54]&gt;[.$W$4];[.$U$4]*12)" office:value-type="currency" office:currency="USD" office:value="18000" calcext:value-type="currency">
            <text:p>$18,000</text:p>
          </table:table-cell>
          <table:table-cell table:style-name="ce73" table:formula="of:=SUM([.F54:.J54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4]&gt;[.$E$3];[.$U$13];0)-IF([.C54]&gt;[.$E$4];[.$W$13];0)+IF(AND([.B54]&gt;[.$E$3];[.C54]&gt;[.$E$4]);[.$AG$14]*12;0))*IF(AND([.B54]&gt;[.$E$3];[.C54]&gt;[.$E$4]);[.$AI$3];1))*((1+[.$Y$3])^([.A54]-[.$A$20]))" office:value-type="currency" office:currency="USD" office:value="182091.247539056" calcext:value-type="currency">
            <text:p>$182,091</text:p>
          </table:table-cell>
          <table:table-cell table:style-name="ce76" table:formula="of:=[.K54]-[.L54]+IF([.A54]-[.$A$20]=[.$AE$8];[.AA53];0)+IF([.A54]-[.$A$20]=[.$AI$8];[.AB53];0)" office:value-type="currency" office:currency="USD" office:value="-144891.247539056" calcext:value-type="currency">
            <text:p>-$144,891.2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4]&gt;=[.$L54];([.$N53]-[.$N54]+[.$M54])*[.$AE$3];IF([.U53]+[.$M54]*[.$AE$3]&gt;0;[.$M54]*[.$AE$3];0))" office:value-type="currency" office:currency="USD" office:value="0" calcext:value-type="currency">
            <text:p>$0.00</text:p>
          </table:table-cell>
          <table:table-cell table:style-name="ce80" table:formula="of:=IF([.$K54]&gt;=[.$L54];([.$N53]-[.$N54]+[.$M54])*[.$AG$3];IF([.V53]+[.$M54]*[.$AG$3]&gt;0;[.$M54]*[.$AG$3];0))" office:value-type="currency" office:currency="USD" office:value="0" calcext:value-type="currency">
            <text:p>$0.00</text:p>
          </table:table-cell>
          <table:table-cell table:style-name="ce76" table:formula="of:=IF([.U54]&gt;0;0;IF(([.W53]+[.$M54])&gt;0;[.$M54]*(1+[.$AA$3]);0))+[.$C$9]*[.D54]*([.$M$3]+[.$O$3])" office:value-type="currency" office:currency="USD" office:value="0" calcext:value-type="currency">
            <text:p>$0.00</text:p>
          </table:table-cell>
          <table:table-cell table:style-name="ce80" table:formula="of:=IF(AND([.W54]=0;[.Q54]=0);IF(([.X53]+[.$M54])&gt;0;[.$M54]*(1+[.$AA$3]);0);0)+[.$K$9]*[.D54]*([.$M$3]+[.$O$3])" office:value-type="currency" office:currency="USD" office:value="0" calcext:value-type="currency">
            <text:p>$0.00</text:p>
          </table:table-cell>
          <table:table-cell table:style-name="ce76" table:formula="of:=IF(AND([.W54]=0;[.Q54]=0;[.R54]=0);IF(([.Y53]+[.$M54])&gt;0;[.$M54]*(1+[.$AA$3]);0);0)+[.$G$9]*[.E54]*([.$M$4]+[.$O$4])" office:value-type="currency" office:currency="USD" office:value="-173869.497046867" calcext:value-type="currency">
            <text:p>-$173,869.50</text:p>
          </table:table-cell>
          <table:table-cell table:style-name="ce80" table:formula="of:=IF(AND([.X54]=0;[.Q54]=0;[.R54]=0;[.S54]=0);IF(([.Z53]+[.$M54])&gt;0;[.$M54]*(1+[.$AA$3]);0);0)+[.$O$9]*[.E54]*([.$M$4]+[.$O$4])" office:value-type="currency" office:currency="USD" office:value="0" calcext:value-type="currency">
            <text:p>$0.00</text:p>
          </table:table-cell>
          <table:table-cell table:style-name="ce88" table:formula="of:=IF([.O54]&lt;&gt;0;(([.U53]+[.O54])*(1+[.$W$8])-([.U53]+[.O54])*[.$W$8]*[.$AA$3]);0)" office:value-type="currency" office:currency="USD" office:value="0" calcext:value-type="currency">
            <text:p>$0.00</text:p>
          </table:table-cell>
          <table:table-cell table:style-name="ce80" table:formula="of:=IF([.P54]&lt;&gt;0;(([.V53]+[.P54])*(1+[.$W$8])-([.V53]+[.P54])*[.$AA$8]*[.$AA$3]);0)" office:value-type="currency" office:currency="USD" office:value="0" calcext:value-type="currency">
            <text:p>$0.00</text:p>
          </table:table-cell>
          <table:table-cell table:style-name="ce76" table:formula="of:=IF(AND([.$O54]=0 ;[.Q54]=0);0;[.W53]*(1+[.$E$8])+[.Q54])" office:value-type="currency" office:currency="USD" office:value="0" calcext:value-type="currency">
            <text:p>$0.00</text:p>
          </table:table-cell>
          <table:table-cell table:style-name="ce80" table:formula="of:=IF(AND([.O54]=0;[.Q54]=0;[.R54]=0);0;[.X53]*(1+[.$I$8])+[.R54])" office:value-type="currency" office:currency="USD" office:value="0" calcext:value-type="currency">
            <text:p>$0.00</text:p>
          </table:table-cell>
          <table:table-cell table:style-name="ce76" table:formula="of:=IF(AND([.O54]=0;[.Q54]=0;[.R54]=0;[.S54]=0);0;[.Y53]*(1+[.$M$8])+[.S54])" office:value-type="currency" office:currency="USD" office:value="671338.202735826" calcext:value-type="currency">
            <text:p>$671,338.20</text:p>
          </table:table-cell>
          <table:table-cell table:style-name="ce80" table:formula="of:=IF(AND([.O54]=0;[.Q54]=0;[.R54]=0;[.S54]=0;[.T54]=0);0;[.Z53]*(1+[.$Q$8])+[.T54])" office:value-type="currency" office:currency="USD" office:value="0" calcext:value-type="currency">
            <text:p>$0.00</text:p>
          </table:table-cell>
          <table:table-cell table:style-name="ce63" table:formula="of:=IF(([.A54]-[.$A$20])&lt;[.$AE$8];[.AA53]*(1+[.$Y$3]);0)" office:value-type="currency" office:currency="USD" office:value="458699.723198015" calcext:value-type="currency">
            <text:p>$458,700</text:p>
          </table:table-cell>
          <table:table-cell table:style-name="ce68" table:formula="of:=IF(([.A54]-[.$A$20])&lt;[.$AI$8];[.AB53]*(1+[.$Y$3]);0)" office:value-type="currency" office:currency="USD" office:value="0" calcext:value-type="currency">
            <text:p>$0</text:p>
          </table:table-cell>
          <table:table-cell table:style-name="ce93" table:formula="of:=SUM([.U54:.AB54])+[.N54]" office:value-type="currency" office:currency="USD" office:value="1140037.92593384" calcext:value-type="currency">
            <text:p>$1,140,038</text:p>
          </table:table-cell>
          <table:table-cell table:style-name="ce99" table:formula="of:=[.AD53]+1" office:value-type="float" office:value="2060" calcext:value-type="float">
            <text:p>2060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4]+1" office:value-type="float" office:value="2061" calcext:value-type="float">
            <text:p>2061</text:p>
          </table:table-cell>
          <table:table-cell table:style-name="ce33" table:formula="of:=[.B54]+1" office:value-type="float" office:value="85" calcext:value-type="float">
            <text:p>85</text:p>
          </table:table-cell>
          <table:table-cell table:style-name="ce44" table:formula="of:=IF([.$C$4]&lt;&gt;&quot;&quot;;[.C54]+1;0)" office:value-type="float" office:value="85" calcext:value-type="float">
            <text:p>85</text:p>
          </table:table-cell>
          <table:table-cell table:style-name="ce54" table:formula="of:=IF([.B55]&lt;=[.$E$3];[.$G$3];0)*(1+[.$I$3])^([.A55]-[.$A$20])" office:value-type="currency" office:currency="USD" office:value="0" calcext:value-type="currency">
            <text:p>$0</text:p>
          </table:table-cell>
          <table:table-cell table:style-name="ce63" table:formula="of:=IF([.C55]&lt;=[.$E$4];[.$G$4];0)*(1+[.$I$4])^([.A55]-[.$A$20])" office:value-type="currency" office:currency="USD" office:value="0" calcext:value-type="currency">
            <text:p>$0</text:p>
          </table:table-cell>
          <table:table-cell table:style-name="ce68" table:formula="of:=SUM([.D55:.E55])" office:value-type="currency" office:currency="USD" office:value="0" calcext:value-type="currency">
            <text:p>$0</text:p>
          </table:table-cell>
          <table:table-cell table:style-name="ce63" table:formula="of:=IF([.B55]&gt;[.$S$3];[.$Q$3]*12)" office:value-type="currency" office:currency="USD" office:value="1200" calcext:value-type="currency">
            <text:p>$1,200</text:p>
          </table:table-cell>
          <table:table-cell table:style-name="ce68" table:formula="of:=IF([.C55]&gt;[.$S$4];[.$Q$4]*12)" office:value-type="currency" office:currency="USD" office:value="0" calcext:value-type="currency">
            <text:p>$0</text:p>
          </table:table-cell>
          <table:table-cell table:style-name="ce63" table:formula="of:=IF([.B55]&gt;[.$W$3];[.$U$3]*12)" office:value-type="currency" office:currency="USD" office:value="18000" calcext:value-type="currency">
            <text:p>$18,000</text:p>
          </table:table-cell>
          <table:table-cell table:style-name="ce68" table:formula="of:=IF([.C55]&gt;[.$W$4];[.$U$4]*12)" office:value-type="currency" office:currency="USD" office:value="18000" calcext:value-type="currency">
            <text:p>$18,000</text:p>
          </table:table-cell>
          <table:table-cell table:style-name="ce73" table:formula="of:=SUM([.F55:.J55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5]&gt;[.$E$3];[.$U$13];0)-IF([.C55]&gt;[.$E$4];[.$W$13];0)+IF(AND([.B55]&gt;[.$E$3];[.C55]&gt;[.$E$4]);[.$AG$14]*12;0))*IF(AND([.B55]&gt;[.$E$3];[.C55]&gt;[.$E$4]);[.$AI$3];1))*((1+[.$Y$3])^([.A55]-[.$A$20]))" office:value-type="currency" office:currency="USD" office:value="186461.437479993" calcext:value-type="currency">
            <text:p>$186,461</text:p>
          </table:table-cell>
          <table:table-cell table:style-name="ce76" table:formula="of:=[.K55]-[.L55]+IF([.A55]-[.$A$20]=[.$AE$8];[.AA54];0)+IF([.A55]-[.$A$20]=[.$AI$8];[.AB54];0)" office:value-type="currency" office:currency="USD" office:value="-149261.437479993" calcext:value-type="currency">
            <text:p>-$149,261.4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5]&gt;=[.$L55];([.$N54]-[.$N55]+[.$M55])*[.$AE$3];IF([.U54]+[.$M55]*[.$AE$3]&gt;0;[.$M55]*[.$AE$3];0))" office:value-type="currency" office:currency="USD" office:value="0" calcext:value-type="currency">
            <text:p>$0.00</text:p>
          </table:table-cell>
          <table:table-cell table:style-name="ce80" table:formula="of:=IF([.$K55]&gt;=[.$L55];([.$N54]-[.$N55]+[.$M55])*[.$AG$3];IF([.V54]+[.$M55]*[.$AG$3]&gt;0;[.$M55]*[.$AG$3];0))" office:value-type="currency" office:currency="USD" office:value="0" calcext:value-type="currency">
            <text:p>$0.00</text:p>
          </table:table-cell>
          <table:table-cell table:style-name="ce76" table:formula="of:=IF([.U55]&gt;0;0;IF(([.W54]+[.$M55])&gt;0;[.$M55]*(1+[.$AA$3]);0))+[.$C$9]*[.D55]*([.$M$3]+[.$O$3])" office:value-type="currency" office:currency="USD" office:value="0" calcext:value-type="currency">
            <text:p>$0.00</text:p>
          </table:table-cell>
          <table:table-cell table:style-name="ce80" table:formula="of:=IF(AND([.W55]=0;[.Q55]=0);IF(([.X54]+[.$M55])&gt;0;[.$M55]*(1+[.$AA$3]);0);0)+[.$K$9]*[.D55]*([.$M$3]+[.$O$3])" office:value-type="currency" office:currency="USD" office:value="0" calcext:value-type="currency">
            <text:p>$0.00</text:p>
          </table:table-cell>
          <table:table-cell table:style-name="ce76" table:formula="of:=IF(AND([.W55]=0;[.Q55]=0;[.R55]=0);IF(([.Y54]+[.$M55])&gt;0;[.$M55]*(1+[.$AA$3]);0);0)+[.$G$9]*[.E55]*([.$M$4]+[.$O$4])" office:value-type="currency" office:currency="USD" office:value="-179113.724975992" calcext:value-type="currency">
            <text:p>-$179,113.72</text:p>
          </table:table-cell>
          <table:table-cell table:style-name="ce80" table:formula="of:=IF(AND([.X55]=0;[.Q55]=0;[.R55]=0;[.S55]=0);IF(([.Z54]+[.$M55])&gt;0;[.$M55]*(1+[.$AA$3]);0);0)+[.$O$9]*[.E55]*([.$M$4]+[.$O$4])" office:value-type="currency" office:currency="USD" office:value="0" calcext:value-type="currency">
            <text:p>$0.00</text:p>
          </table:table-cell>
          <table:table-cell table:style-name="ce88" table:formula="of:=IF([.O55]&lt;&gt;0;(([.U54]+[.O55])*(1+[.$W$8])-([.U54]+[.O55])*[.$W$8]*[.$AA$3]);0)" office:value-type="currency" office:currency="USD" office:value="0" calcext:value-type="currency">
            <text:p>$0.00</text:p>
          </table:table-cell>
          <table:table-cell table:style-name="ce80" table:formula="of:=IF([.P55]&lt;&gt;0;(([.V54]+[.P55])*(1+[.$W$8])-([.V54]+[.P55])*[.$AA$8]*[.$AA$3]);0)" office:value-type="currency" office:currency="USD" office:value="0" calcext:value-type="currency">
            <text:p>$0.00</text:p>
          </table:table-cell>
          <table:table-cell table:style-name="ce76" table:formula="of:=IF(AND([.$O55]=0 ;[.Q55]=0);0;[.W54]*(1+[.$E$8])+[.Q55])" office:value-type="currency" office:currency="USD" office:value="0" calcext:value-type="currency">
            <text:p>$0.00</text:p>
          </table:table-cell>
          <table:table-cell table:style-name="ce80" table:formula="of:=IF(AND([.O55]=0;[.Q55]=0;[.R55]=0);0;[.X54]*(1+[.$I$8])+[.R55])" office:value-type="currency" office:currency="USD" office:value="0" calcext:value-type="currency">
            <text:p>$0.00</text:p>
          </table:table-cell>
          <table:table-cell table:style-name="ce76" table:formula="of:=IF(AND([.O55]=0;[.Q55]=0;[.R55]=0;[.S55]=0);0;[.Y54]*(1+[.$M$8])+[.S55])" office:value-type="currency" office:currency="USD" office:value="539218.151951343" calcext:value-type="currency">
            <text:p>$539,218.15</text:p>
          </table:table-cell>
          <table:table-cell table:style-name="ce80" table:formula="of:=IF(AND([.O55]=0;[.Q55]=0;[.R55]=0;[.S55]=0;[.T55]=0);0;[.Z54]*(1+[.$Q$8])+[.T55])" office:value-type="currency" office:currency="USD" office:value="0" calcext:value-type="currency">
            <text:p>$0.00</text:p>
          </table:table-cell>
          <table:table-cell table:style-name="ce63" table:formula="of:=IF(([.A55]-[.$A$20])&lt;[.$AE$8];[.AA54]*(1+[.$Y$3]);0)" office:value-type="currency" office:currency="USD" office:value="469708.516554767" calcext:value-type="currency">
            <text:p>$469,709</text:p>
          </table:table-cell>
          <table:table-cell table:style-name="ce68" table:formula="of:=IF(([.A55]-[.$A$20])&lt;[.$AI$8];[.AB54]*(1+[.$Y$3]);0)" office:value-type="currency" office:currency="USD" office:value="0" calcext:value-type="currency">
            <text:p>$0</text:p>
          </table:table-cell>
          <table:table-cell table:style-name="ce93" table:formula="of:=SUM([.U55:.AB55])+[.N55]" office:value-type="currency" office:currency="USD" office:value="1018926.66850611" calcext:value-type="currency">
            <text:p>$1,018,927</text:p>
          </table:table-cell>
          <table:table-cell table:style-name="ce99" table:formula="of:=[.AD54]+1" office:value-type="float" office:value="2061" calcext:value-type="float">
            <text:p>2061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5]+1" office:value-type="float" office:value="2062" calcext:value-type="float">
            <text:p>2062</text:p>
          </table:table-cell>
          <table:table-cell table:style-name="ce33" table:formula="of:=[.B55]+1" office:value-type="float" office:value="86" calcext:value-type="float">
            <text:p>86</text:p>
          </table:table-cell>
          <table:table-cell table:style-name="ce44" table:formula="of:=IF([.$C$4]&lt;&gt;&quot;&quot;;[.C55]+1;0)" office:value-type="float" office:value="86" calcext:value-type="float">
            <text:p>86</text:p>
          </table:table-cell>
          <table:table-cell table:style-name="ce54" table:formula="of:=IF([.B56]&lt;=[.$E$3];[.$G$3];0)*(1+[.$I$3])^([.A56]-[.$A$20])" office:value-type="currency" office:currency="USD" office:value="0" calcext:value-type="currency">
            <text:p>$0</text:p>
          </table:table-cell>
          <table:table-cell table:style-name="ce63" table:formula="of:=IF([.C56]&lt;=[.$E$4];[.$G$4];0)*(1+[.$I$4])^([.A56]-[.$A$20])" office:value-type="currency" office:currency="USD" office:value="0" calcext:value-type="currency">
            <text:p>$0</text:p>
          </table:table-cell>
          <table:table-cell table:style-name="ce68" table:formula="of:=SUM([.D56:.E56])" office:value-type="currency" office:currency="USD" office:value="0" calcext:value-type="currency">
            <text:p>$0</text:p>
          </table:table-cell>
          <table:table-cell table:style-name="ce63" table:formula="of:=IF([.B56]&gt;[.$S$3];[.$Q$3]*12)" office:value-type="currency" office:currency="USD" office:value="1200" calcext:value-type="currency">
            <text:p>$1,200</text:p>
          </table:table-cell>
          <table:table-cell table:style-name="ce68" table:formula="of:=IF([.C56]&gt;[.$S$4];[.$Q$4]*12)" office:value-type="currency" office:currency="USD" office:value="0" calcext:value-type="currency">
            <text:p>$0</text:p>
          </table:table-cell>
          <table:table-cell table:style-name="ce63" table:formula="of:=IF([.B56]&gt;[.$W$3];[.$U$3]*12)" office:value-type="currency" office:currency="USD" office:value="18000" calcext:value-type="currency">
            <text:p>$18,000</text:p>
          </table:table-cell>
          <table:table-cell table:style-name="ce68" table:formula="of:=IF([.C56]&gt;[.$W$4];[.$U$4]*12)" office:value-type="currency" office:currency="USD" office:value="18000" calcext:value-type="currency">
            <text:p>$18,000</text:p>
          </table:table-cell>
          <table:table-cell table:style-name="ce73" table:formula="of:=SUM([.F56:.J56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6]&gt;[.$E$3];[.$U$13];0)-IF([.C56]&gt;[.$E$4];[.$W$13];0)+IF(AND([.B56]&gt;[.$E$3];[.C56]&gt;[.$E$4]);[.$AG$14]*12;0))*IF(AND([.B56]&gt;[.$E$3];[.C56]&gt;[.$E$4]);[.$AI$3];1))*((1+[.$Y$3])^([.A56]-[.$A$20]))" office:value-type="currency" office:currency="USD" office:value="190936.511979513" calcext:value-type="currency">
            <text:p>$190,937</text:p>
          </table:table-cell>
          <table:table-cell table:style-name="ce76" table:formula="of:=[.K56]-[.L56]+IF([.A56]-[.$A$20]=[.$AE$8];[.AA55];0)+IF([.A56]-[.$A$20]=[.$AI$8];[.AB55];0)" office:value-type="currency" office:currency="USD" office:value="-153736.511979513" calcext:value-type="currency">
            <text:p>-$153,736.51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6]&gt;=[.$L56];([.$N55]-[.$N56]+[.$M56])*[.$AE$3];IF([.U55]+[.$M56]*[.$AE$3]&gt;0;[.$M56]*[.$AE$3];0))" office:value-type="currency" office:currency="USD" office:value="0" calcext:value-type="currency">
            <text:p>$0.00</text:p>
          </table:table-cell>
          <table:table-cell table:style-name="ce80" table:formula="of:=IF([.$K56]&gt;=[.$L56];([.$N55]-[.$N56]+[.$M56])*[.$AG$3];IF([.V55]+[.$M56]*[.$AG$3]&gt;0;[.$M56]*[.$AG$3];0))" office:value-type="currency" office:currency="USD" office:value="0" calcext:value-type="currency">
            <text:p>$0.00</text:p>
          </table:table-cell>
          <table:table-cell table:style-name="ce76" table:formula="of:=IF([.U56]&gt;0;0;IF(([.W55]+[.$M56])&gt;0;[.$M56]*(1+[.$AA$3]);0))+[.$C$9]*[.D56]*([.$M$3]+[.$O$3])" office:value-type="currency" office:currency="USD" office:value="0" calcext:value-type="currency">
            <text:p>$0.00</text:p>
          </table:table-cell>
          <table:table-cell table:style-name="ce80" table:formula="of:=IF(AND([.W56]=0;[.Q56]=0);IF(([.X55]+[.$M56])&gt;0;[.$M56]*(1+[.$AA$3]);0);0)+[.$K$9]*[.D56]*([.$M$3]+[.$O$3])" office:value-type="currency" office:currency="USD" office:value="0" calcext:value-type="currency">
            <text:p>$0.00</text:p>
          </table:table-cell>
          <table:table-cell table:style-name="ce76" table:formula="of:=IF(AND([.W56]=0;[.Q56]=0;[.R56]=0);IF(([.Y55]+[.$M56])&gt;0;[.$M56]*(1+[.$AA$3]);0);0)+[.$G$9]*[.E56]*([.$M$4]+[.$O$4])" office:value-type="currency" office:currency="USD" office:value="-184483.814375415" calcext:value-type="currency">
            <text:p>-$184,483.81</text:p>
          </table:table-cell>
          <table:table-cell table:style-name="ce80" table:formula="of:=IF(AND([.X56]=0;[.Q56]=0;[.R56]=0;[.S56]=0);IF(([.Z55]+[.$M56])&gt;0;[.$M56]*(1+[.$AA$3]);0);0)+[.$O$9]*[.E56]*([.$M$4]+[.$O$4])" office:value-type="currency" office:currency="USD" office:value="0" calcext:value-type="currency">
            <text:p>$0.00</text:p>
          </table:table-cell>
          <table:table-cell table:style-name="ce88" table:formula="of:=IF([.O56]&lt;&gt;0;(([.U55]+[.O56])*(1+[.$W$8])-([.U55]+[.O56])*[.$W$8]*[.$AA$3]);0)" office:value-type="currency" office:currency="USD" office:value="0" calcext:value-type="currency">
            <text:p>$0.00</text:p>
          </table:table-cell>
          <table:table-cell table:style-name="ce80" table:formula="of:=IF([.P56]&lt;&gt;0;(([.V55]+[.P56])*(1+[.$W$8])-([.V55]+[.P56])*[.$AA$8]*[.$AA$3]);0)" office:value-type="currency" office:currency="USD" office:value="0" calcext:value-type="currency">
            <text:p>$0.00</text:p>
          </table:table-cell>
          <table:table-cell table:style-name="ce76" table:formula="of:=IF(AND([.$O56]=0 ;[.Q56]=0);0;[.W55]*(1+[.$E$8])+[.Q56])" office:value-type="currency" office:currency="USD" office:value="0" calcext:value-type="currency">
            <text:p>$0.00</text:p>
          </table:table-cell>
          <table:table-cell table:style-name="ce80" table:formula="of:=IF(AND([.O56]=0;[.Q56]=0;[.R56]=0);0;[.X55]*(1+[.$I$8])+[.R56])" office:value-type="currency" office:currency="USD" office:value="0" calcext:value-type="currency">
            <text:p>$0.00</text:p>
          </table:table-cell>
          <table:table-cell table:style-name="ce76" table:formula="of:=IF(AND([.O56]=0;[.Q56]=0;[.R56]=0;[.S56]=0);0;[.Y55]*(1+[.$M$8])+[.S56])" office:value-type="currency" office:currency="USD" office:value="392479.608212521" calcext:value-type="currency">
            <text:p>$392,479.61</text:p>
          </table:table-cell>
          <table:table-cell table:style-name="ce80" table:formula="of:=IF(AND([.O56]=0;[.Q56]=0;[.R56]=0;[.S56]=0;[.T56]=0);0;[.Z55]*(1+[.$Q$8])+[.T56])" office:value-type="currency" office:currency="USD" office:value="0" calcext:value-type="currency">
            <text:p>$0.00</text:p>
          </table:table-cell>
          <table:table-cell table:style-name="ce63" table:formula="of:=IF(([.A56]-[.$A$20])&lt;[.$AE$8];[.AA55]*(1+[.$Y$3]);0)" office:value-type="currency" office:currency="USD" office:value="480981.520952081" calcext:value-type="currency">
            <text:p>$480,982</text:p>
          </table:table-cell>
          <table:table-cell table:style-name="ce68" table:formula="of:=IF(([.A56]-[.$A$20])&lt;[.$AI$8];[.AB55]*(1+[.$Y$3]);0)" office:value-type="currency" office:currency="USD" office:value="0" calcext:value-type="currency">
            <text:p>$0</text:p>
          </table:table-cell>
          <table:table-cell table:style-name="ce93" table:formula="of:=SUM([.U56:.AB56])+[.N56]" office:value-type="currency" office:currency="USD" office:value="883461.129164603" calcext:value-type="currency">
            <text:p>$883,461</text:p>
          </table:table-cell>
          <table:table-cell table:style-name="ce99" table:formula="of:=[.AD55]+1" office:value-type="float" office:value="2062" calcext:value-type="float">
            <text:p>2062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6]+1" office:value-type="float" office:value="2063" calcext:value-type="float">
            <text:p>2063</text:p>
          </table:table-cell>
          <table:table-cell table:style-name="ce33" table:formula="of:=[.B56]+1" office:value-type="float" office:value="87" calcext:value-type="float">
            <text:p>87</text:p>
          </table:table-cell>
          <table:table-cell table:style-name="ce44" table:formula="of:=IF([.$C$4]&lt;&gt;&quot;&quot;;[.C56]+1;0)" office:value-type="float" office:value="87" calcext:value-type="float">
            <text:p>87</text:p>
          </table:table-cell>
          <table:table-cell table:style-name="ce54" table:formula="of:=IF([.B57]&lt;=[.$E$3];[.$G$3];0)*(1+[.$I$3])^([.A57]-[.$A$20])" office:value-type="currency" office:currency="USD" office:value="0" calcext:value-type="currency">
            <text:p>$0</text:p>
          </table:table-cell>
          <table:table-cell table:style-name="ce63" table:formula="of:=IF([.C57]&lt;=[.$E$4];[.$G$4];0)*(1+[.$I$4])^([.A57]-[.$A$20])" office:value-type="currency" office:currency="USD" office:value="0" calcext:value-type="currency">
            <text:p>$0</text:p>
          </table:table-cell>
          <table:table-cell table:style-name="ce68" table:formula="of:=SUM([.D57:.E57])" office:value-type="currency" office:currency="USD" office:value="0" calcext:value-type="currency">
            <text:p>$0</text:p>
          </table:table-cell>
          <table:table-cell table:style-name="ce63" table:formula="of:=IF([.B57]&gt;[.$S$3];[.$Q$3]*12)" office:value-type="currency" office:currency="USD" office:value="1200" calcext:value-type="currency">
            <text:p>$1,200</text:p>
          </table:table-cell>
          <table:table-cell table:style-name="ce68" table:formula="of:=IF([.C57]&gt;[.$S$4];[.$Q$4]*12)" office:value-type="currency" office:currency="USD" office:value="0" calcext:value-type="currency">
            <text:p>$0</text:p>
          </table:table-cell>
          <table:table-cell table:style-name="ce63" table:formula="of:=IF([.B57]&gt;[.$W$3];[.$U$3]*12)" office:value-type="currency" office:currency="USD" office:value="18000" calcext:value-type="currency">
            <text:p>$18,000</text:p>
          </table:table-cell>
          <table:table-cell table:style-name="ce68" table:formula="of:=IF([.C57]&gt;[.$W$4];[.$U$4]*12)" office:value-type="currency" office:currency="USD" office:value="18000" calcext:value-type="currency">
            <text:p>$18,000</text:p>
          </table:table-cell>
          <table:table-cell table:style-name="ce73" table:formula="of:=SUM([.F57:.J57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7]&gt;[.$E$3];[.$U$13];0)-IF([.C57]&gt;[.$E$4];[.$W$13];0)+IF(AND([.B57]&gt;[.$E$3];[.C57]&gt;[.$E$4]);[.$AG$14]*12;0))*IF(AND([.B57]&gt;[.$E$3];[.C57]&gt;[.$E$4]);[.$AI$3];1))*((1+[.$Y$3])^([.A57]-[.$A$20]))" office:value-type="currency" office:currency="USD" office:value="195518.988267021" calcext:value-type="currency">
            <text:p>$195,519</text:p>
          </table:table-cell>
          <table:table-cell table:style-name="ce76" table:formula="of:=[.K57]-[.L57]+IF([.A57]-[.$A$20]=[.$AE$8];[.AA56];0)+IF([.A57]-[.$A$20]=[.$AI$8];[.AB56];0)" office:value-type="currency" office:currency="USD" office:value="-158318.988267021" calcext:value-type="currency">
            <text:p>-$158,318.99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7]&gt;=[.$L57];([.$N56]-[.$N57]+[.$M57])*[.$AE$3];IF([.U56]+[.$M57]*[.$AE$3]&gt;0;[.$M57]*[.$AE$3];0))" office:value-type="currency" office:currency="USD" office:value="0" calcext:value-type="currency">
            <text:p>$0.00</text:p>
          </table:table-cell>
          <table:table-cell table:style-name="ce80" table:formula="of:=IF([.$K57]&gt;=[.$L57];([.$N56]-[.$N57]+[.$M57])*[.$AG$3];IF([.V56]+[.$M57]*[.$AG$3]&gt;0;[.$M57]*[.$AG$3];0))" office:value-type="currency" office:currency="USD" office:value="0" calcext:value-type="currency">
            <text:p>$0.00</text:p>
          </table:table-cell>
          <table:table-cell table:style-name="ce76" table:formula="of:=IF([.U57]&gt;0;0;IF(([.W56]+[.$M57])&gt;0;[.$M57]*(1+[.$AA$3]);0))+[.$C$9]*[.D57]*([.$M$3]+[.$O$3])" office:value-type="currency" office:currency="USD" office:value="0" calcext:value-type="currency">
            <text:p>$0.00</text:p>
          </table:table-cell>
          <table:table-cell table:style-name="ce80" table:formula="of:=IF(AND([.W57]=0;[.Q57]=0);IF(([.X56]+[.$M57])&gt;0;[.$M57]*(1+[.$AA$3]);0);0)+[.$K$9]*[.D57]*([.$M$3]+[.$O$3])" office:value-type="currency" office:currency="USD" office:value="0" calcext:value-type="currency">
            <text:p>$0.00</text:p>
          </table:table-cell>
          <table:table-cell table:style-name="ce76" table:formula="of:=IF(AND([.W57]=0;[.Q57]=0;[.R57]=0);IF(([.Y56]+[.$M57])&gt;0;[.$M57]*(1+[.$AA$3]);0);0)+[.$G$9]*[.E57]*([.$M$4]+[.$O$4])" office:value-type="currency" office:currency="USD" office:value="-189982.785920425" calcext:value-type="currency">
            <text:p>-$189,982.79</text:p>
          </table:table-cell>
          <table:table-cell table:style-name="ce80" table:formula="of:=IF(AND([.X57]=0;[.Q57]=0;[.R57]=0;[.S57]=0);IF(([.Z56]+[.$M57])&gt;0;[.$M57]*(1+[.$AA$3]);0);0)+[.$O$9]*[.E57]*([.$M$4]+[.$O$4])" office:value-type="currency" office:currency="USD" office:value="0" calcext:value-type="currency">
            <text:p>$0.00</text:p>
          </table:table-cell>
          <table:table-cell table:style-name="ce88" table:formula="of:=IF([.O57]&lt;&gt;0;(([.U56]+[.O57])*(1+[.$W$8])-([.U56]+[.O57])*[.$W$8]*[.$AA$3]);0)" office:value-type="currency" office:currency="USD" office:value="0" calcext:value-type="currency">
            <text:p>$0.00</text:p>
          </table:table-cell>
          <table:table-cell table:style-name="ce80" table:formula="of:=IF([.P57]&lt;&gt;0;(([.V56]+[.P57])*(1+[.$W$8])-([.V56]+[.P57])*[.$AA$8]*[.$AA$3]);0)" office:value-type="currency" office:currency="USD" office:value="0" calcext:value-type="currency">
            <text:p>$0.00</text:p>
          </table:table-cell>
          <table:table-cell table:style-name="ce76" table:formula="of:=IF(AND([.$O57]=0 ;[.Q57]=0);0;[.W56]*(1+[.$E$8])+[.Q57])" office:value-type="currency" office:currency="USD" office:value="0" calcext:value-type="currency">
            <text:p>$0.00</text:p>
          </table:table-cell>
          <table:table-cell table:style-name="ce80" table:formula="of:=IF(AND([.O57]=0;[.Q57]=0;[.R57]=0);0;[.X56]*(1+[.$I$8])+[.R57])" office:value-type="currency" office:currency="USD" office:value="0" calcext:value-type="currency">
            <text:p>$0.00</text:p>
          </table:table-cell>
          <table:table-cell table:style-name="ce76" table:formula="of:=IF(AND([.O57]=0;[.Q57]=0;[.R57]=0;[.S57]=0);0;[.Y56]*(1+[.$M$8])+[.S57])" office:value-type="currency" office:currency="USD" office:value="229970.394866972" calcext:value-type="currency">
            <text:p>$229,970.39</text:p>
          </table:table-cell>
          <table:table-cell table:style-name="ce80" table:formula="of:=IF(AND([.O57]=0;[.Q57]=0;[.R57]=0;[.S57]=0;[.T57]=0);0;[.Z56]*(1+[.$Q$8])+[.T57])" office:value-type="currency" office:currency="USD" office:value="0" calcext:value-type="currency">
            <text:p>$0.00</text:p>
          </table:table-cell>
          <table:table-cell table:style-name="ce63" table:formula="of:=IF(([.A57]-[.$A$20])&lt;[.$AE$8];[.AA56]*(1+[.$Y$3]);0)" office:value-type="currency" office:currency="USD" office:value="492525.077454931" calcext:value-type="currency">
            <text:p>$492,525</text:p>
          </table:table-cell>
          <table:table-cell table:style-name="ce68" table:formula="of:=IF(([.A57]-[.$A$20])&lt;[.$AI$8];[.AB56]*(1+[.$Y$3]);0)" office:value-type="currency" office:currency="USD" office:value="0" calcext:value-type="currency">
            <text:p>$0</text:p>
          </table:table-cell>
          <table:table-cell table:style-name="ce93" table:formula="of:=SUM([.U57:.AB57])+[.N57]" office:value-type="currency" office:currency="USD" office:value="732495.472321904" calcext:value-type="currency">
            <text:p>$732,495</text:p>
          </table:table-cell>
          <table:table-cell table:style-name="ce99" table:formula="of:=[.AD56]+1" office:value-type="float" office:value="2063" calcext:value-type="float">
            <text:p>2063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7]+1" office:value-type="float" office:value="2064" calcext:value-type="float">
            <text:p>2064</text:p>
          </table:table-cell>
          <table:table-cell table:style-name="ce33" table:formula="of:=[.B57]+1" office:value-type="float" office:value="88" calcext:value-type="float">
            <text:p>88</text:p>
          </table:table-cell>
          <table:table-cell table:style-name="ce44" table:formula="of:=IF([.$C$4]&lt;&gt;&quot;&quot;;[.C57]+1;0)" office:value-type="float" office:value="88" calcext:value-type="float">
            <text:p>88</text:p>
          </table:table-cell>
          <table:table-cell table:style-name="ce54" table:formula="of:=IF([.B58]&lt;=[.$E$3];[.$G$3];0)*(1+[.$I$3])^([.A58]-[.$A$20])" office:value-type="currency" office:currency="USD" office:value="0" calcext:value-type="currency">
            <text:p>$0</text:p>
          </table:table-cell>
          <table:table-cell table:style-name="ce63" table:formula="of:=IF([.C58]&lt;=[.$E$4];[.$G$4];0)*(1+[.$I$4])^([.A58]-[.$A$20])" office:value-type="currency" office:currency="USD" office:value="0" calcext:value-type="currency">
            <text:p>$0</text:p>
          </table:table-cell>
          <table:table-cell table:style-name="ce68" table:formula="of:=SUM([.D58:.E58])" office:value-type="currency" office:currency="USD" office:value="0" calcext:value-type="currency">
            <text:p>$0</text:p>
          </table:table-cell>
          <table:table-cell table:style-name="ce63" table:formula="of:=IF([.B58]&gt;[.$S$3];[.$Q$3]*12)" office:value-type="currency" office:currency="USD" office:value="1200" calcext:value-type="currency">
            <text:p>$1,200</text:p>
          </table:table-cell>
          <table:table-cell table:style-name="ce68" table:formula="of:=IF([.C58]&gt;[.$S$4];[.$Q$4]*12)" office:value-type="currency" office:currency="USD" office:value="0" calcext:value-type="currency">
            <text:p>$0</text:p>
          </table:table-cell>
          <table:table-cell table:style-name="ce63" table:formula="of:=IF([.B58]&gt;[.$W$3];[.$U$3]*12)" office:value-type="currency" office:currency="USD" office:value="18000" calcext:value-type="currency">
            <text:p>$18,000</text:p>
          </table:table-cell>
          <table:table-cell table:style-name="ce68" table:formula="of:=IF([.C58]&gt;[.$W$4];[.$U$4]*12)" office:value-type="currency" office:currency="USD" office:value="18000" calcext:value-type="currency">
            <text:p>$18,000</text:p>
          </table:table-cell>
          <table:table-cell table:style-name="ce73" table:formula="of:=SUM([.F58:.J58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8]&gt;[.$E$3];[.$U$13];0)-IF([.C58]&gt;[.$E$4];[.$W$13];0)+IF(AND([.B58]&gt;[.$E$3];[.C58]&gt;[.$E$4]);[.$AG$14]*12;0))*IF(AND([.B58]&gt;[.$E$3];[.C58]&gt;[.$E$4]);[.$AI$3];1))*((1+[.$Y$3])^([.A58]-[.$A$20]))" office:value-type="currency" office:currency="USD" office:value="200211.44398543" calcext:value-type="currency">
            <text:p>$200,211</text:p>
          </table:table-cell>
          <table:table-cell table:style-name="ce76" table:formula="of:=[.K58]-[.L58]+IF([.A58]-[.$A$20]=[.$AE$8];[.AA57];0)+IF([.A58]-[.$A$20]=[.$AI$8];[.AB57];0)" office:value-type="currency" office:currency="USD" office:value="-163011.44398543" calcext:value-type="currency">
            <text:p>-$163,011.44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8]&gt;=[.$L58];([.$N57]-[.$N58]+[.$M58])*[.$AE$3];IF([.U57]+[.$M58]*[.$AE$3]&gt;0;[.$M58]*[.$AE$3];0))" office:value-type="currency" office:currency="USD" office:value="0" calcext:value-type="currency">
            <text:p>$0.00</text:p>
          </table:table-cell>
          <table:table-cell table:style-name="ce80" table:formula="of:=IF([.$K58]&gt;=[.$L58];([.$N57]-[.$N58]+[.$M58])*[.$AG$3];IF([.V57]+[.$M58]*[.$AG$3]&gt;0;[.$M58]*[.$AG$3];0))" office:value-type="currency" office:currency="USD" office:value="0" calcext:value-type="currency">
            <text:p>$0.00</text:p>
          </table:table-cell>
          <table:table-cell table:style-name="ce76" table:formula="of:=IF([.U58]&gt;0;0;IF(([.W57]+[.$M58])&gt;0;[.$M58]*(1+[.$AA$3]);0))+[.$C$9]*[.D58]*([.$M$3]+[.$O$3])" office:value-type="currency" office:currency="USD" office:value="0" calcext:value-type="currency">
            <text:p>$0.00</text:p>
          </table:table-cell>
          <table:table-cell table:style-name="ce80" table:formula="of:=IF(AND([.W58]=0;[.Q58]=0);IF(([.X57]+[.$M58])&gt;0;[.$M58]*(1+[.$AA$3]);0);0)+[.$K$9]*[.D58]*([.$M$3]+[.$O$3])" office:value-type="currency" office:currency="USD" office:value="0" calcext:value-type="currency">
            <text:p>$0.00</text:p>
          </table:table-cell>
          <table:table-cell table:style-name="ce76" table:formula="of:=IF(AND([.W58]=0;[.Q58]=0;[.R58]=0);IF(([.Y57]+[.$M58])&gt;0;[.$M58]*(1+[.$AA$3]);0);0)+[.$G$9]*[.E58]*([.$M$4]+[.$O$4])" office:value-type="currency" office:currency="USD" office:value="-195613.732782516" calcext:value-type="currency">
            <text:p>-$195,613.73</text:p>
          </table:table-cell>
          <table:table-cell table:style-name="ce80" table:formula="of:=IF(AND([.X58]=0;[.Q58]=0;[.R58]=0;[.S58]=0);IF(([.Z57]+[.$M58])&gt;0;[.$M58]*(1+[.$AA$3]);0);0)+[.$O$9]*[.E58]*([.$M$4]+[.$O$4])" office:value-type="currency" office:currency="USD" office:value="0" calcext:value-type="currency">
            <text:p>$0.00</text:p>
          </table:table-cell>
          <table:table-cell table:style-name="ce88" table:formula="of:=IF([.O58]&lt;&gt;0;(([.U57]+[.O58])*(1+[.$W$8])-([.U57]+[.O58])*[.$W$8]*[.$AA$3]);0)" office:value-type="currency" office:currency="USD" office:value="0" calcext:value-type="currency">
            <text:p>$0.00</text:p>
          </table:table-cell>
          <table:table-cell table:style-name="ce80" table:formula="of:=IF([.P58]&lt;&gt;0;(([.V57]+[.P58])*(1+[.$W$8])-([.V57]+[.P58])*[.$AA$8]*[.$AA$3]);0)" office:value-type="currency" office:currency="USD" office:value="0" calcext:value-type="currency">
            <text:p>$0.00</text:p>
          </table:table-cell>
          <table:table-cell table:style-name="ce76" table:formula="of:=IF(AND([.$O58]=0 ;[.Q58]=0);0;[.W57]*(1+[.$E$8])+[.Q58])" office:value-type="currency" office:currency="USD" office:value="0" calcext:value-type="currency">
            <text:p>$0.00</text:p>
          </table:table-cell>
          <table:table-cell table:style-name="ce80" table:formula="of:=IF(AND([.O58]=0;[.Q58]=0;[.R58]=0);0;[.X57]*(1+[.$I$8])+[.R58])" office:value-type="currency" office:currency="USD" office:value="0" calcext:value-type="currency">
            <text:p>$0.00</text:p>
          </table:table-cell>
          <table:table-cell table:style-name="ce76" table:formula="of:=IF(AND([.O58]=0;[.Q58]=0;[.R58]=0;[.S58]=0);0;[.Y57]*(1+[.$M$8])+[.S58])" office:value-type="currency" office:currency="USD" office:value="50454.5897251449" calcext:value-type="currency">
            <text:p>$50,454.59</text:p>
          </table:table-cell>
          <table:table-cell table:style-name="ce80" table:formula="of:=IF(AND([.O58]=0;[.Q58]=0;[.R58]=0;[.S58]=0;[.T58]=0);0;[.Z57]*(1+[.$Q$8])+[.T58])" office:value-type="currency" office:currency="USD" office:value="0" calcext:value-type="currency">
            <text:p>$0.00</text:p>
          </table:table-cell>
          <table:table-cell table:style-name="ce63" table:formula="of:=IF(([.A58]-[.$A$20])&lt;[.$AE$8];[.AA57]*(1+[.$Y$3]);0)" office:value-type="currency" office:currency="USD" office:value="504345.67931385" calcext:value-type="currency">
            <text:p>$504,346</text:p>
          </table:table-cell>
          <table:table-cell table:style-name="ce68" table:formula="of:=IF(([.A58]-[.$A$20])&lt;[.$AI$8];[.AB57]*(1+[.$Y$3]);0)" office:value-type="currency" office:currency="USD" office:value="0" calcext:value-type="currency">
            <text:p>$0</text:p>
          </table:table-cell>
          <table:table-cell table:style-name="ce93" table:formula="of:=SUM([.U58:.AB58])+[.N58]" office:value-type="currency" office:currency="USD" office:value="564800.269038995" calcext:value-type="currency">
            <text:p>$564,800</text:p>
          </table:table-cell>
          <table:table-cell table:style-name="ce99" table:formula="of:=[.AD57]+1" office:value-type="float" office:value="2064" calcext:value-type="float">
            <text:p>2064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8]+1" office:value-type="float" office:value="2065" calcext:value-type="float">
            <text:p>2065</text:p>
          </table:table-cell>
          <table:table-cell table:style-name="ce33" table:formula="of:=[.B58]+1" office:value-type="float" office:value="89" calcext:value-type="float">
            <text:p>89</text:p>
          </table:table-cell>
          <table:table-cell table:style-name="ce44" table:formula="of:=IF([.$C$4]&lt;&gt;&quot;&quot;;[.C58]+1;0)" office:value-type="float" office:value="89" calcext:value-type="float">
            <text:p>89</text:p>
          </table:table-cell>
          <table:table-cell table:style-name="ce54" table:formula="of:=IF([.B59]&lt;=[.$E$3];[.$G$3];0)*(1+[.$I$3])^([.A59]-[.$A$20])" office:value-type="currency" office:currency="USD" office:value="0" calcext:value-type="currency">
            <text:p>$0</text:p>
          </table:table-cell>
          <table:table-cell table:style-name="ce63" table:formula="of:=IF([.C59]&lt;=[.$E$4];[.$G$4];0)*(1+[.$I$4])^([.A59]-[.$A$20])" office:value-type="currency" office:currency="USD" office:value="0" calcext:value-type="currency">
            <text:p>$0</text:p>
          </table:table-cell>
          <table:table-cell table:style-name="ce68" table:formula="of:=SUM([.D59:.E59])" office:value-type="currency" office:currency="USD" office:value="0" calcext:value-type="currency">
            <text:p>$0</text:p>
          </table:table-cell>
          <table:table-cell table:style-name="ce63" table:formula="of:=IF([.B59]&gt;[.$S$3];[.$Q$3]*12)" office:value-type="currency" office:currency="USD" office:value="1200" calcext:value-type="currency">
            <text:p>$1,200</text:p>
          </table:table-cell>
          <table:table-cell table:style-name="ce68" table:formula="of:=IF([.C59]&gt;[.$S$4];[.$Q$4]*12)" office:value-type="currency" office:currency="USD" office:value="0" calcext:value-type="currency">
            <text:p>$0</text:p>
          </table:table-cell>
          <table:table-cell table:style-name="ce63" table:formula="of:=IF([.B59]&gt;[.$W$3];[.$U$3]*12)" office:value-type="currency" office:currency="USD" office:value="18000" calcext:value-type="currency">
            <text:p>$18,000</text:p>
          </table:table-cell>
          <table:table-cell table:style-name="ce68" table:formula="of:=IF([.C59]&gt;[.$W$4];[.$U$4]*12)" office:value-type="currency" office:currency="USD" office:value="18000" calcext:value-type="currency">
            <text:p>$18,000</text:p>
          </table:table-cell>
          <table:table-cell table:style-name="ce73" table:formula="of:=SUM([.F59:.J59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59]&gt;[.$E$3];[.$U$13];0)-IF([.C59]&gt;[.$E$4];[.$W$13];0)+IF(AND([.B59]&gt;[.$E$3];[.C59]&gt;[.$E$4]);[.$AG$14]*12;0))*IF(AND([.B59]&gt;[.$E$3];[.C59]&gt;[.$E$4]);[.$AI$3];1))*((1+[.$Y$3])^([.A59]-[.$A$20]))" office:value-type="currency" office:currency="USD" office:value="205016.51864108" calcext:value-type="currency">
            <text:p>$205,017</text:p>
          </table:table-cell>
          <table:table-cell table:style-name="ce76" table:formula="of:=[.K59]-[.L59]+IF([.A59]-[.$A$20]=[.$AE$8];[.AA58];0)+IF([.A59]-[.$A$20]=[.$AI$8];[.AB58];0)" office:value-type="currency" office:currency="USD" office:value="-167816.51864108" calcext:value-type="currency">
            <text:p>-$167,816.52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59]&gt;=[.$L59];([.$N58]-[.$N59]+[.$M59])*[.$AE$3];IF([.U58]+[.$M59]*[.$AE$3]&gt;0;[.$M59]*[.$AE$3];0))" office:value-type="currency" office:currency="USD" office:value="0" calcext:value-type="currency">
            <text:p>$0.00</text:p>
          </table:table-cell>
          <table:table-cell table:style-name="ce80" table:formula="of:=IF([.$K59]&gt;=[.$L59];([.$N58]-[.$N59]+[.$M59])*[.$AG$3];IF([.V58]+[.$M59]*[.$AG$3]&gt;0;[.$M59]*[.$AG$3];0))" office:value-type="currency" office:currency="USD" office:value="0" calcext:value-type="currency">
            <text:p>$0.00</text:p>
          </table:table-cell>
          <table:table-cell table:style-name="ce76" table:formula="of:=IF([.U59]&gt;0;0;IF(([.W58]+[.$M59])&gt;0;[.$M59]*(1+[.$AA$3]);0))+[.$C$9]*[.D59]*([.$M$3]+[.$O$3])" office:value-type="currency" office:currency="USD" office:value="0" calcext:value-type="currency">
            <text:p>$0.00</text:p>
          </table:table-cell>
          <table:table-cell table:style-name="ce80" table:formula="of:=IF(AND([.W59]=0;[.Q59]=0);IF(([.X58]+[.$M59])&gt;0;[.$M59]*(1+[.$AA$3]);0);0)+[.$K$9]*[.D59]*([.$M$3]+[.$O$3])" office:value-type="currency" office:currency="USD" office:value="0" calcext:value-type="currency">
            <text:p>$0.00</text:p>
          </table:table-cell>
          <table:table-cell table:style-name="ce76" table:formula="of:=IF(AND([.W59]=0;[.Q59]=0;[.R59]=0);IF(([.Y58]+[.$M59])&gt;0;[.$M59]*(1+[.$AA$3]);0);0)+[.$G$9]*[.E59]*([.$M$4]+[.$O$4])" office:value-type="currency" office:currency="USD" office:value="0" calcext:value-type="currency">
            <text:p>$0.00</text:p>
          </table:table-cell>
          <table:table-cell table:style-name="ce80" table:formula="of:=IF(AND([.X59]=0;[.Q59]=0;[.R59]=0;[.S59]=0);IF(([.Z58]+[.$M59])&gt;0;[.$M59]*(1+[.$AA$3]);0);0)+[.$O$9]*[.E59]*([.$M$4]+[.$O$4])" office:value-type="currency" office:currency="USD" office:value="0" calcext:value-type="currency">
            <text:p>$0.00</text:p>
          </table:table-cell>
          <table:table-cell table:style-name="ce88" table:formula="of:=IF([.O59]&lt;&gt;0;(([.U58]+[.O59])*(1+[.$W$8])-([.U58]+[.O59])*[.$W$8]*[.$AA$3]);0)" office:value-type="currency" office:currency="USD" office:value="0" calcext:value-type="currency">
            <text:p>$0.00</text:p>
          </table:table-cell>
          <table:table-cell table:style-name="ce80" table:formula="of:=IF([.P59]&lt;&gt;0;(([.V58]+[.P59])*(1+[.$W$8])-([.V58]+[.P59])*[.$AA$8]*[.$AA$3]);0)" office:value-type="currency" office:currency="USD" office:value="0" calcext:value-type="currency">
            <text:p>$0.00</text:p>
          </table:table-cell>
          <table:table-cell table:style-name="ce76" table:formula="of:=IF(AND([.$O59]=0 ;[.Q59]=0);0;[.W58]*(1+[.$E$8])+[.Q59])" office:value-type="currency" office:currency="USD" office:value="0" calcext:value-type="currency">
            <text:p>$0.00</text:p>
          </table:table-cell>
          <table:table-cell table:style-name="ce80" table:formula="of:=IF(AND([.O59]=0;[.Q59]=0;[.R59]=0);0;[.X58]*(1+[.$I$8])+[.R59])" office:value-type="currency" office:currency="USD" office:value="0" calcext:value-type="currency">
            <text:p>$0.00</text:p>
          </table:table-cell>
          <table:table-cell table:style-name="ce76" table:formula="of:=IF(AND([.O59]=0;[.Q59]=0;[.R59]=0;[.S59]=0);0;[.Y58]*(1+[.$M$8])+[.S59])" office:value-type="currency" office:currency="USD" office:value="0" calcext:value-type="currency">
            <text:p>$0.00</text:p>
          </table:table-cell>
          <table:table-cell table:style-name="ce80" table:formula="of:=IF(AND([.O59]=0;[.Q59]=0;[.R59]=0;[.S59]=0;[.T59]=0);0;[.Z58]*(1+[.$Q$8])+[.T59])" office:value-type="currency" office:currency="USD" office:value="0" calcext:value-type="currency">
            <text:p>$0.00</text:p>
          </table:table-cell>
          <table:table-cell table:style-name="ce63" table:formula="of:=IF(([.A59]-[.$A$20])&lt;[.$AE$8];[.AA58]*(1+[.$Y$3]);0)" office:value-type="currency" office:currency="USD" office:value="516449.975617382" calcext:value-type="currency">
            <text:p>$516,450</text:p>
          </table:table-cell>
          <table:table-cell table:style-name="ce68" table:formula="of:=IF(([.A59]-[.$A$20])&lt;[.$AI$8];[.AB58]*(1+[.$Y$3]);0)" office:value-type="currency" office:currency="USD" office:value="0" calcext:value-type="currency">
            <text:p>$0</text:p>
          </table:table-cell>
          <table:table-cell table:style-name="ce93" table:formula="of:=SUM([.U59:.AB59])+[.N59]" office:value-type="currency" office:currency="USD" office:value="526449.975617382" calcext:value-type="currency">
            <text:p>$526,450</text:p>
          </table:table-cell>
          <table:table-cell table:style-name="ce99" table:formula="of:=[.AD58]+1" office:value-type="float" office:value="2065" calcext:value-type="float">
            <text:p>2065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59]+1" office:value-type="float" office:value="2066" calcext:value-type="float">
            <text:p>2066</text:p>
          </table:table-cell>
          <table:table-cell table:style-name="ce33" table:formula="of:=[.B59]+1" office:value-type="float" office:value="90" calcext:value-type="float">
            <text:p>90</text:p>
          </table:table-cell>
          <table:table-cell table:style-name="ce44" table:formula="of:=IF([.$C$4]&lt;&gt;&quot;&quot;;[.C59]+1;0)" office:value-type="float" office:value="90" calcext:value-type="float">
            <text:p>90</text:p>
          </table:table-cell>
          <table:table-cell table:style-name="ce54" table:formula="of:=IF([.B60]&lt;=[.$E$3];[.$G$3];0)*(1+[.$I$3])^([.A60]-[.$A$20])" office:value-type="currency" office:currency="USD" office:value="0" calcext:value-type="currency">
            <text:p>$0</text:p>
          </table:table-cell>
          <table:table-cell table:style-name="ce63" table:formula="of:=IF([.C60]&lt;=[.$E$4];[.$G$4];0)*(1+[.$I$4])^([.A60]-[.$A$20])" office:value-type="currency" office:currency="USD" office:value="0" calcext:value-type="currency">
            <text:p>$0</text:p>
          </table:table-cell>
          <table:table-cell table:style-name="ce68" table:formula="of:=SUM([.D60:.E60])" office:value-type="currency" office:currency="USD" office:value="0" calcext:value-type="currency">
            <text:p>$0</text:p>
          </table:table-cell>
          <table:table-cell table:style-name="ce63" table:formula="of:=IF([.B60]&gt;[.$S$3];[.$Q$3]*12)" office:value-type="currency" office:currency="USD" office:value="1200" calcext:value-type="currency">
            <text:p>$1,200</text:p>
          </table:table-cell>
          <table:table-cell table:style-name="ce68" table:formula="of:=IF([.C60]&gt;[.$S$4];[.$Q$4]*12)" office:value-type="currency" office:currency="USD" office:value="0" calcext:value-type="currency">
            <text:p>$0</text:p>
          </table:table-cell>
          <table:table-cell table:style-name="ce63" table:formula="of:=IF([.B60]&gt;[.$W$3];[.$U$3]*12)" office:value-type="currency" office:currency="USD" office:value="18000" calcext:value-type="currency">
            <text:p>$18,000</text:p>
          </table:table-cell>
          <table:table-cell table:style-name="ce68" table:formula="of:=IF([.C60]&gt;[.$W$4];[.$U$4]*12)" office:value-type="currency" office:currency="USD" office:value="18000" calcext:value-type="currency">
            <text:p>$18,000</text:p>
          </table:table-cell>
          <table:table-cell table:style-name="ce73" table:formula="of:=SUM([.F60:.J60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0]&gt;[.$E$3];[.$U$13];0)-IF([.C60]&gt;[.$E$4];[.$W$13];0)+IF(AND([.B60]&gt;[.$E$3];[.C60]&gt;[.$E$4]);[.$AG$14]*12;0))*IF(AND([.B60]&gt;[.$E$3];[.C60]&gt;[.$E$4]);[.$AI$3];1))*((1+[.$Y$3])^([.A60]-[.$A$20]))" office:value-type="currency" office:currency="USD" office:value="209936.915088466" calcext:value-type="currency">
            <text:p>$209,937</text:p>
          </table:table-cell>
          <table:table-cell table:style-name="ce76" table:formula="of:=[.K60]-[.L60]+IF([.A60]-[.$A$20]=[.$AE$8];[.AA59];0)+IF([.A60]-[.$A$20]=[.$AI$8];[.AB59];0)" office:value-type="currency" office:currency="USD" office:value="-172736.915088466" calcext:value-type="currency">
            <text:p>-$172,736.92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0]&gt;=[.$L60];([.$N59]-[.$N60]+[.$M60])*[.$AE$3];IF([.U59]+[.$M60]*[.$AE$3]&gt;0;[.$M60]*[.$AE$3];0))" office:value-type="currency" office:currency="USD" office:value="0" calcext:value-type="currency">
            <text:p>$0.00</text:p>
          </table:table-cell>
          <table:table-cell table:style-name="ce80" table:formula="of:=IF([.$K60]&gt;=[.$L60];([.$N59]-[.$N60]+[.$M60])*[.$AG$3];IF([.V59]+[.$M60]*[.$AG$3]&gt;0;[.$M60]*[.$AG$3];0))" office:value-type="currency" office:currency="USD" office:value="0" calcext:value-type="currency">
            <text:p>$0.00</text:p>
          </table:table-cell>
          <table:table-cell table:style-name="ce76" table:formula="of:=IF([.U60]&gt;0;0;IF(([.W59]+[.$M60])&gt;0;[.$M60]*(1+[.$AA$3]);0))+[.$C$9]*[.D60]*([.$M$3]+[.$O$3])" office:value-type="currency" office:currency="USD" office:value="0" calcext:value-type="currency">
            <text:p>$0.00</text:p>
          </table:table-cell>
          <table:table-cell table:style-name="ce80" table:formula="of:=IF(AND([.W60]=0;[.Q60]=0);IF(([.X59]+[.$M60])&gt;0;[.$M60]*(1+[.$AA$3]);0);0)+[.$K$9]*[.D60]*([.$M$3]+[.$O$3])" office:value-type="currency" office:currency="USD" office:value="0" calcext:value-type="currency">
            <text:p>$0.00</text:p>
          </table:table-cell>
          <table:table-cell table:style-name="ce76" table:formula="of:=IF(AND([.W60]=0;[.Q60]=0;[.R60]=0);IF(([.Y59]+[.$M60])&gt;0;[.$M60]*(1+[.$AA$3]);0);0)+[.$G$9]*[.E60]*([.$M$4]+[.$O$4])" office:value-type="currency" office:currency="USD" office:value="0" calcext:value-type="currency">
            <text:p>$0.00</text:p>
          </table:table-cell>
          <table:table-cell table:style-name="ce80" table:formula="of:=IF(AND([.X60]=0;[.Q60]=0;[.R60]=0;[.S60]=0);IF(([.Z59]+[.$M60])&gt;0;[.$M60]*(1+[.$AA$3]);0);0)+[.$O$9]*[.E60]*([.$M$4]+[.$O$4])" office:value-type="currency" office:currency="USD" office:value="0" calcext:value-type="currency">
            <text:p>$0.00</text:p>
          </table:table-cell>
          <table:table-cell table:style-name="ce88" table:formula="of:=IF([.O60]&lt;&gt;0;(([.U59]+[.O60])*(1+[.$W$8])-([.U59]+[.O60])*[.$W$8]*[.$AA$3]);0)" office:value-type="currency" office:currency="USD" office:value="0" calcext:value-type="currency">
            <text:p>$0.00</text:p>
          </table:table-cell>
          <table:table-cell table:style-name="ce80" table:formula="of:=IF([.P60]&lt;&gt;0;(([.V59]+[.P60])*(1+[.$W$8])-([.V59]+[.P60])*[.$AA$8]*[.$AA$3]);0)" office:value-type="currency" office:currency="USD" office:value="0" calcext:value-type="currency">
            <text:p>$0.00</text:p>
          </table:table-cell>
          <table:table-cell table:style-name="ce76" table:formula="of:=IF(AND([.$O60]=0 ;[.Q60]=0);0;[.W59]*(1+[.$E$8])+[.Q60])" office:value-type="currency" office:currency="USD" office:value="0" calcext:value-type="currency">
            <text:p>$0.00</text:p>
          </table:table-cell>
          <table:table-cell table:style-name="ce80" table:formula="of:=IF(AND([.O60]=0;[.Q60]=0;[.R60]=0);0;[.X59]*(1+[.$I$8])+[.R60])" office:value-type="currency" office:currency="USD" office:value="0" calcext:value-type="currency">
            <text:p>$0.00</text:p>
          </table:table-cell>
          <table:table-cell table:style-name="ce76" table:formula="of:=IF(AND([.O60]=0;[.Q60]=0;[.R60]=0;[.S60]=0);0;[.Y59]*(1+[.$M$8])+[.S60])" office:value-type="currency" office:currency="USD" office:value="0" calcext:value-type="currency">
            <text:p>$0.00</text:p>
          </table:table-cell>
          <table:table-cell table:style-name="ce80" table:formula="of:=IF(AND([.O60]=0;[.Q60]=0;[.R60]=0;[.S60]=0;[.T60]=0);0;[.Z59]*(1+[.$Q$8])+[.T60])" office:value-type="currency" office:currency="USD" office:value="0" calcext:value-type="currency">
            <text:p>$0.00</text:p>
          </table:table-cell>
          <table:table-cell table:style-name="ce63" table:formula="of:=IF(([.A60]-[.$A$20])&lt;[.$AE$8];[.AA59]*(1+[.$Y$3]);0)" office:value-type="currency" office:currency="USD" office:value="528844.775032199" calcext:value-type="currency">
            <text:p>$528,845</text:p>
          </table:table-cell>
          <table:table-cell table:style-name="ce68" table:formula="of:=IF(([.A60]-[.$A$20])&lt;[.$AI$8];[.AB59]*(1+[.$Y$3]);0)" office:value-type="currency" office:currency="USD" office:value="0" calcext:value-type="currency">
            <text:p>$0</text:p>
          </table:table-cell>
          <table:table-cell table:style-name="ce93" table:formula="of:=SUM([.U60:.AB60])+[.N60]" office:value-type="currency" office:currency="USD" office:value="538844.775032199" calcext:value-type="currency">
            <text:p>$538,845</text:p>
          </table:table-cell>
          <table:table-cell table:style-name="ce99" table:formula="of:=[.AD59]+1" office:value-type="float" office:value="2066" calcext:value-type="float">
            <text:p>2066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0]+1" office:value-type="float" office:value="2067" calcext:value-type="float">
            <text:p>2067</text:p>
          </table:table-cell>
          <table:table-cell table:style-name="ce33" table:formula="of:=[.B60]+1" office:value-type="float" office:value="91" calcext:value-type="float">
            <text:p>91</text:p>
          </table:table-cell>
          <table:table-cell table:style-name="ce44" table:formula="of:=IF([.$C$4]&lt;&gt;&quot;&quot;;[.C60]+1;0)" office:value-type="float" office:value="91" calcext:value-type="float">
            <text:p>91</text:p>
          </table:table-cell>
          <table:table-cell table:style-name="ce54" table:formula="of:=IF([.B61]&lt;=[.$E$3];[.$G$3];0)*(1+[.$I$3])^([.A61]-[.$A$20])" office:value-type="currency" office:currency="USD" office:value="0" calcext:value-type="currency">
            <text:p>$0</text:p>
          </table:table-cell>
          <table:table-cell table:style-name="ce63" table:formula="of:=IF([.C61]&lt;=[.$E$4];[.$G$4];0)*(1+[.$I$4])^([.A61]-[.$A$20])" office:value-type="currency" office:currency="USD" office:value="0" calcext:value-type="currency">
            <text:p>$0</text:p>
          </table:table-cell>
          <table:table-cell table:style-name="ce68" table:formula="of:=SUM([.D61:.E61])" office:value-type="currency" office:currency="USD" office:value="0" calcext:value-type="currency">
            <text:p>$0</text:p>
          </table:table-cell>
          <table:table-cell table:style-name="ce63" table:formula="of:=IF([.B61]&gt;[.$S$3];[.$Q$3]*12)" office:value-type="currency" office:currency="USD" office:value="1200" calcext:value-type="currency">
            <text:p>$1,200</text:p>
          </table:table-cell>
          <table:table-cell table:style-name="ce68" table:formula="of:=IF([.C61]&gt;[.$S$4];[.$Q$4]*12)" office:value-type="currency" office:currency="USD" office:value="0" calcext:value-type="currency">
            <text:p>$0</text:p>
          </table:table-cell>
          <table:table-cell table:style-name="ce63" table:formula="of:=IF([.B61]&gt;[.$W$3];[.$U$3]*12)" office:value-type="currency" office:currency="USD" office:value="18000" calcext:value-type="currency">
            <text:p>$18,000</text:p>
          </table:table-cell>
          <table:table-cell table:style-name="ce68" table:formula="of:=IF([.C61]&gt;[.$W$4];[.$U$4]*12)" office:value-type="currency" office:currency="USD" office:value="18000" calcext:value-type="currency">
            <text:p>$18,000</text:p>
          </table:table-cell>
          <table:table-cell table:style-name="ce73" table:formula="of:=SUM([.F61:.J61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1]&gt;[.$E$3];[.$U$13];0)-IF([.C61]&gt;[.$E$4];[.$W$13];0)+IF(AND([.B61]&gt;[.$E$3];[.C61]&gt;[.$E$4]);[.$AG$14]*12;0))*IF(AND([.B61]&gt;[.$E$3];[.C61]&gt;[.$E$4]);[.$AI$3];1))*((1+[.$Y$3])^([.A61]-[.$A$20]))" office:value-type="currency" office:currency="USD" office:value="214975.401050589" calcext:value-type="currency">
            <text:p>$214,975</text:p>
          </table:table-cell>
          <table:table-cell table:style-name="ce76" table:formula="of:=[.K61]-[.L61]+IF([.A61]-[.$A$20]=[.$AE$8];[.AA60];0)+IF([.A61]-[.$A$20]=[.$AI$8];[.AB60];0)" office:value-type="currency" office:currency="USD" office:value="-177775.401050589" calcext:value-type="currency">
            <text:p>-$177,775.40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1]&gt;=[.$L61];([.$N60]-[.$N61]+[.$M61])*[.$AE$3];IF([.U60]+[.$M61]*[.$AE$3]&gt;0;[.$M61]*[.$AE$3];0))" office:value-type="currency" office:currency="USD" office:value="0" calcext:value-type="currency">
            <text:p>$0.00</text:p>
          </table:table-cell>
          <table:table-cell table:style-name="ce80" table:formula="of:=IF([.$K61]&gt;=[.$L61];([.$N60]-[.$N61]+[.$M61])*[.$AG$3];IF([.V60]+[.$M61]*[.$AG$3]&gt;0;[.$M61]*[.$AG$3];0))" office:value-type="currency" office:currency="USD" office:value="0" calcext:value-type="currency">
            <text:p>$0.00</text:p>
          </table:table-cell>
          <table:table-cell table:style-name="ce76" table:formula="of:=IF([.U61]&gt;0;0;IF(([.W60]+[.$M61])&gt;0;[.$M61]*(1+[.$AA$3]);0))+[.$C$9]*[.D61]*([.$M$3]+[.$O$3])" office:value-type="currency" office:currency="USD" office:value="0" calcext:value-type="currency">
            <text:p>$0.00</text:p>
          </table:table-cell>
          <table:table-cell table:style-name="ce80" table:formula="of:=IF(AND([.W61]=0;[.Q61]=0);IF(([.X60]+[.$M61])&gt;0;[.$M61]*(1+[.$AA$3]);0);0)+[.$K$9]*[.D61]*([.$M$3]+[.$O$3])" office:value-type="currency" office:currency="USD" office:value="0" calcext:value-type="currency">
            <text:p>$0.00</text:p>
          </table:table-cell>
          <table:table-cell table:style-name="ce76" table:formula="of:=IF(AND([.W61]=0;[.Q61]=0;[.R61]=0);IF(([.Y60]+[.$M61])&gt;0;[.$M61]*(1+[.$AA$3]);0);0)+[.$G$9]*[.E61]*([.$M$4]+[.$O$4])" office:value-type="currency" office:currency="USD" office:value="0" calcext:value-type="currency">
            <text:p>$0.00</text:p>
          </table:table-cell>
          <table:table-cell table:style-name="ce80" table:formula="of:=IF(AND([.X61]=0;[.Q61]=0;[.R61]=0;[.S61]=0);IF(([.Z60]+[.$M61])&gt;0;[.$M61]*(1+[.$AA$3]);0);0)+[.$O$9]*[.E61]*([.$M$4]+[.$O$4])" office:value-type="currency" office:currency="USD" office:value="0" calcext:value-type="currency">
            <text:p>$0.00</text:p>
          </table:table-cell>
          <table:table-cell table:style-name="ce88" table:formula="of:=IF([.O61]&lt;&gt;0;(([.U60]+[.O61])*(1+[.$W$8])-([.U60]+[.O61])*[.$W$8]*[.$AA$3]);0)" office:value-type="currency" office:currency="USD" office:value="0" calcext:value-type="currency">
            <text:p>$0.00</text:p>
          </table:table-cell>
          <table:table-cell table:style-name="ce80" table:formula="of:=IF([.P61]&lt;&gt;0;(([.V60]+[.P61])*(1+[.$W$8])-([.V60]+[.P61])*[.$AA$8]*[.$AA$3]);0)" office:value-type="currency" office:currency="USD" office:value="0" calcext:value-type="currency">
            <text:p>$0.00</text:p>
          </table:table-cell>
          <table:table-cell table:style-name="ce76" table:formula="of:=IF(AND([.$O61]=0 ;[.Q61]=0);0;[.W60]*(1+[.$E$8])+[.Q61])" office:value-type="currency" office:currency="USD" office:value="0" calcext:value-type="currency">
            <text:p>$0.00</text:p>
          </table:table-cell>
          <table:table-cell table:style-name="ce80" table:formula="of:=IF(AND([.O61]=0;[.Q61]=0;[.R61]=0);0;[.X60]*(1+[.$I$8])+[.R61])" office:value-type="currency" office:currency="USD" office:value="0" calcext:value-type="currency">
            <text:p>$0.00</text:p>
          </table:table-cell>
          <table:table-cell table:style-name="ce76" table:formula="of:=IF(AND([.O61]=0;[.Q61]=0;[.R61]=0;[.S61]=0);0;[.Y60]*(1+[.$M$8])+[.S61])" office:value-type="currency" office:currency="USD" office:value="0" calcext:value-type="currency">
            <text:p>$0.00</text:p>
          </table:table-cell>
          <table:table-cell table:style-name="ce80" table:formula="of:=IF(AND([.O61]=0;[.Q61]=0;[.R61]=0;[.S61]=0;[.T61]=0);0;[.Z60]*(1+[.$Q$8])+[.T61])" office:value-type="currency" office:currency="USD" office:value="0" calcext:value-type="currency">
            <text:p>$0.00</text:p>
          </table:table-cell>
          <table:table-cell table:style-name="ce63" table:formula="of:=IF(([.A61]-[.$A$20])&lt;[.$AE$8];[.AA60]*(1+[.$Y$3]);0)" office:value-type="currency" office:currency="USD" office:value="541537.049632972" calcext:value-type="currency">
            <text:p>$541,537</text:p>
          </table:table-cell>
          <table:table-cell table:style-name="ce68" table:formula="of:=IF(([.A61]-[.$A$20])&lt;[.$AI$8];[.AB60]*(1+[.$Y$3]);0)" office:value-type="currency" office:currency="USD" office:value="0" calcext:value-type="currency">
            <text:p>$0</text:p>
          </table:table-cell>
          <table:table-cell table:style-name="ce93" table:formula="of:=SUM([.U61:.AB61])+[.N61]" office:value-type="currency" office:currency="USD" office:value="551537.049632972" calcext:value-type="currency">
            <text:p>$551,537</text:p>
          </table:table-cell>
          <table:table-cell table:style-name="ce99" table:formula="of:=[.AD60]+1" office:value-type="float" office:value="2067" calcext:value-type="float">
            <text:p>2067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1]+1" office:value-type="float" office:value="2068" calcext:value-type="float">
            <text:p>2068</text:p>
          </table:table-cell>
          <table:table-cell table:style-name="ce33" table:formula="of:=[.B61]+1" office:value-type="float" office:value="92" calcext:value-type="float">
            <text:p>92</text:p>
          </table:table-cell>
          <table:table-cell table:style-name="ce44" table:formula="of:=IF([.$C$4]&lt;&gt;&quot;&quot;;[.C61]+1;0)" office:value-type="float" office:value="92" calcext:value-type="float">
            <text:p>92</text:p>
          </table:table-cell>
          <table:table-cell table:style-name="ce54" table:formula="of:=IF([.B62]&lt;=[.$E$3];[.$G$3];0)*(1+[.$I$3])^([.A62]-[.$A$20])" office:value-type="currency" office:currency="USD" office:value="0" calcext:value-type="currency">
            <text:p>$0</text:p>
          </table:table-cell>
          <table:table-cell table:style-name="ce63" table:formula="of:=IF([.C62]&lt;=[.$E$4];[.$G$4];0)*(1+[.$I$4])^([.A62]-[.$A$20])" office:value-type="currency" office:currency="USD" office:value="0" calcext:value-type="currency">
            <text:p>$0</text:p>
          </table:table-cell>
          <table:table-cell table:style-name="ce68" table:formula="of:=SUM([.D62:.E62])" office:value-type="currency" office:currency="USD" office:value="0" calcext:value-type="currency">
            <text:p>$0</text:p>
          </table:table-cell>
          <table:table-cell table:style-name="ce63" table:formula="of:=IF([.B62]&gt;[.$S$3];[.$Q$3]*12)" office:value-type="currency" office:currency="USD" office:value="1200" calcext:value-type="currency">
            <text:p>$1,200</text:p>
          </table:table-cell>
          <table:table-cell table:style-name="ce68" table:formula="of:=IF([.C62]&gt;[.$S$4];[.$Q$4]*12)" office:value-type="currency" office:currency="USD" office:value="0" calcext:value-type="currency">
            <text:p>$0</text:p>
          </table:table-cell>
          <table:table-cell table:style-name="ce63" table:formula="of:=IF([.B62]&gt;[.$W$3];[.$U$3]*12)" office:value-type="currency" office:currency="USD" office:value="18000" calcext:value-type="currency">
            <text:p>$18,000</text:p>
          </table:table-cell>
          <table:table-cell table:style-name="ce68" table:formula="of:=IF([.C62]&gt;[.$W$4];[.$U$4]*12)" office:value-type="currency" office:currency="USD" office:value="18000" calcext:value-type="currency">
            <text:p>$18,000</text:p>
          </table:table-cell>
          <table:table-cell table:style-name="ce73" table:formula="of:=SUM([.F62:.J62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2]&gt;[.$E$3];[.$U$13];0)-IF([.C62]&gt;[.$E$4];[.$W$13];0)+IF(AND([.B62]&gt;[.$E$3];[.C62]&gt;[.$E$4]);[.$AG$14]*12;0))*IF(AND([.B62]&gt;[.$E$3];[.C62]&gt;[.$E$4]);[.$AI$3];1))*((1+[.$Y$3])^([.A62]-[.$A$20]))" office:value-type="currency" office:currency="USD" office:value="220134.810675803" calcext:value-type="currency">
            <text:p>$220,135</text:p>
          </table:table-cell>
          <table:table-cell table:style-name="ce76" table:formula="of:=[.K62]-[.L62]+IF([.A62]-[.$A$20]=[.$AE$8];[.AA61];0)+IF([.A62]-[.$A$20]=[.$AI$8];[.AB61];0)" office:value-type="currency" office:currency="USD" office:value="-182934.810675803" calcext:value-type="currency">
            <text:p>-$182,934.81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2]&gt;=[.$L62];([.$N61]-[.$N62]+[.$M62])*[.$AE$3];IF([.U61]+[.$M62]*[.$AE$3]&gt;0;[.$M62]*[.$AE$3];0))" office:value-type="currency" office:currency="USD" office:value="0" calcext:value-type="currency">
            <text:p>$0.00</text:p>
          </table:table-cell>
          <table:table-cell table:style-name="ce80" table:formula="of:=IF([.$K62]&gt;=[.$L62];([.$N61]-[.$N62]+[.$M62])*[.$AG$3];IF([.V61]+[.$M62]*[.$AG$3]&gt;0;[.$M62]*[.$AG$3];0))" office:value-type="currency" office:currency="USD" office:value="0" calcext:value-type="currency">
            <text:p>$0.00</text:p>
          </table:table-cell>
          <table:table-cell table:style-name="ce76" table:formula="of:=IF([.U62]&gt;0;0;IF(([.W61]+[.$M62])&gt;0;[.$M62]*(1+[.$AA$3]);0))+[.$C$9]*[.D62]*([.$M$3]+[.$O$3])" office:value-type="currency" office:currency="USD" office:value="0" calcext:value-type="currency">
            <text:p>$0.00</text:p>
          </table:table-cell>
          <table:table-cell table:style-name="ce80" table:formula="of:=IF(AND([.W62]=0;[.Q62]=0);IF(([.X61]+[.$M62])&gt;0;[.$M62]*(1+[.$AA$3]);0);0)+[.$K$9]*[.D62]*([.$M$3]+[.$O$3])" office:value-type="currency" office:currency="USD" office:value="0" calcext:value-type="currency">
            <text:p>$0.00</text:p>
          </table:table-cell>
          <table:table-cell table:style-name="ce76" table:formula="of:=IF(AND([.W62]=0;[.Q62]=0;[.R62]=0);IF(([.Y61]+[.$M62])&gt;0;[.$M62]*(1+[.$AA$3]);0);0)+[.$G$9]*[.E62]*([.$M$4]+[.$O$4])" office:value-type="currency" office:currency="USD" office:value="0" calcext:value-type="currency">
            <text:p>$0.00</text:p>
          </table:table-cell>
          <table:table-cell table:style-name="ce80" table:formula="of:=IF(AND([.X62]=0;[.Q62]=0;[.R62]=0;[.S62]=0);IF(([.Z61]+[.$M62])&gt;0;[.$M62]*(1+[.$AA$3]);0);0)+[.$O$9]*[.E62]*([.$M$4]+[.$O$4])" office:value-type="currency" office:currency="USD" office:value="0" calcext:value-type="currency">
            <text:p>$0.00</text:p>
          </table:table-cell>
          <table:table-cell table:style-name="ce88" table:formula="of:=IF([.O62]&lt;&gt;0;(([.U61]+[.O62])*(1+[.$W$8])-([.U61]+[.O62])*[.$W$8]*[.$AA$3]);0)" office:value-type="currency" office:currency="USD" office:value="0" calcext:value-type="currency">
            <text:p>$0.00</text:p>
          </table:table-cell>
          <table:table-cell table:style-name="ce80" table:formula="of:=IF([.P62]&lt;&gt;0;(([.V61]+[.P62])*(1+[.$W$8])-([.V61]+[.P62])*[.$AA$8]*[.$AA$3]);0)" office:value-type="currency" office:currency="USD" office:value="0" calcext:value-type="currency">
            <text:p>$0.00</text:p>
          </table:table-cell>
          <table:table-cell table:style-name="ce76" table:formula="of:=IF(AND([.$O62]=0 ;[.Q62]=0);0;[.W61]*(1+[.$E$8])+[.Q62])" office:value-type="currency" office:currency="USD" office:value="0" calcext:value-type="currency">
            <text:p>$0.00</text:p>
          </table:table-cell>
          <table:table-cell table:style-name="ce80" table:formula="of:=IF(AND([.O62]=0;[.Q62]=0;[.R62]=0);0;[.X61]*(1+[.$I$8])+[.R62])" office:value-type="currency" office:currency="USD" office:value="0" calcext:value-type="currency">
            <text:p>$0.00</text:p>
          </table:table-cell>
          <table:table-cell table:style-name="ce76" table:formula="of:=IF(AND([.O62]=0;[.Q62]=0;[.R62]=0;[.S62]=0);0;[.Y61]*(1+[.$M$8])+[.S62])" office:value-type="currency" office:currency="USD" office:value="0" calcext:value-type="currency">
            <text:p>$0.00</text:p>
          </table:table-cell>
          <table:table-cell table:style-name="ce80" table:formula="of:=IF(AND([.O62]=0;[.Q62]=0;[.R62]=0;[.S62]=0;[.T62]=0);0;[.Z61]*(1+[.$Q$8])+[.T62])" office:value-type="currency" office:currency="USD" office:value="0" calcext:value-type="currency">
            <text:p>$0.00</text:p>
          </table:table-cell>
          <table:table-cell table:style-name="ce63" table:formula="of:=IF(([.A62]-[.$A$20])&lt;[.$AE$8];[.AA61]*(1+[.$Y$3]);0)" office:value-type="currency" office:currency="USD" office:value="554533.938824163" calcext:value-type="currency">
            <text:p>$554,534</text:p>
          </table:table-cell>
          <table:table-cell table:style-name="ce68" table:formula="of:=IF(([.A62]-[.$A$20])&lt;[.$AI$8];[.AB61]*(1+[.$Y$3]);0)" office:value-type="currency" office:currency="USD" office:value="0" calcext:value-type="currency">
            <text:p>$0</text:p>
          </table:table-cell>
          <table:table-cell table:style-name="ce93" table:formula="of:=SUM([.U62:.AB62])+[.N62]" office:value-type="currency" office:currency="USD" office:value="564533.938824163" calcext:value-type="currency">
            <text:p>$564,534</text:p>
          </table:table-cell>
          <table:table-cell table:style-name="ce99" table:formula="of:=[.AD61]+1" office:value-type="float" office:value="2068" calcext:value-type="float">
            <text:p>2068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2]+1" office:value-type="float" office:value="2069" calcext:value-type="float">
            <text:p>2069</text:p>
          </table:table-cell>
          <table:table-cell table:style-name="ce33" table:formula="of:=[.B62]+1" office:value-type="float" office:value="93" calcext:value-type="float">
            <text:p>93</text:p>
          </table:table-cell>
          <table:table-cell table:style-name="ce44" table:formula="of:=IF([.$C$4]&lt;&gt;&quot;&quot;;[.C62]+1;0)" office:value-type="float" office:value="93" calcext:value-type="float">
            <text:p>93</text:p>
          </table:table-cell>
          <table:table-cell table:style-name="ce54" table:formula="of:=IF([.B63]&lt;=[.$E$3];[.$G$3];0)*(1+[.$I$3])^([.A63]-[.$A$20])" office:value-type="currency" office:currency="USD" office:value="0" calcext:value-type="currency">
            <text:p>$0</text:p>
          </table:table-cell>
          <table:table-cell table:style-name="ce63" table:formula="of:=IF([.C63]&lt;=[.$E$4];[.$G$4];0)*(1+[.$I$4])^([.A63]-[.$A$20])" office:value-type="currency" office:currency="USD" office:value="0" calcext:value-type="currency">
            <text:p>$0</text:p>
          </table:table-cell>
          <table:table-cell table:style-name="ce68" table:formula="of:=SUM([.D63:.E63])" office:value-type="currency" office:currency="USD" office:value="0" calcext:value-type="currency">
            <text:p>$0</text:p>
          </table:table-cell>
          <table:table-cell table:style-name="ce63" table:formula="of:=IF([.B63]&gt;[.$S$3];[.$Q$3]*12)" office:value-type="currency" office:currency="USD" office:value="1200" calcext:value-type="currency">
            <text:p>$1,200</text:p>
          </table:table-cell>
          <table:table-cell table:style-name="ce68" table:formula="of:=IF([.C63]&gt;[.$S$4];[.$Q$4]*12)" office:value-type="currency" office:currency="USD" office:value="0" calcext:value-type="currency">
            <text:p>$0</text:p>
          </table:table-cell>
          <table:table-cell table:style-name="ce63" table:formula="of:=IF([.B63]&gt;[.$W$3];[.$U$3]*12)" office:value-type="currency" office:currency="USD" office:value="18000" calcext:value-type="currency">
            <text:p>$18,000</text:p>
          </table:table-cell>
          <table:table-cell table:style-name="ce68" table:formula="of:=IF([.C63]&gt;[.$W$4];[.$U$4]*12)" office:value-type="currency" office:currency="USD" office:value="18000" calcext:value-type="currency">
            <text:p>$18,000</text:p>
          </table:table-cell>
          <table:table-cell table:style-name="ce73" table:formula="of:=SUM([.F63:.J63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3]&gt;[.$E$3];[.$U$13];0)-IF([.C63]&gt;[.$E$4];[.$W$13];0)+IF(AND([.B63]&gt;[.$E$3];[.C63]&gt;[.$E$4]);[.$AG$14]*12;0))*IF(AND([.B63]&gt;[.$E$3];[.C63]&gt;[.$E$4]);[.$AI$3];1))*((1+[.$Y$3])^([.A63]-[.$A$20]))" office:value-type="currency" office:currency="USD" office:value="225418.046132022" calcext:value-type="currency">
            <text:p>$225,418</text:p>
          </table:table-cell>
          <table:table-cell table:style-name="ce76" table:formula="of:=[.K63]-[.L63]+IF([.A63]-[.$A$20]=[.$AE$8];[.AA62];0)+IF([.A63]-[.$A$20]=[.$AI$8];[.AB62];0)" office:value-type="currency" office:currency="USD" office:value="-188218.046132022" calcext:value-type="currency">
            <text:p>-$188,218.0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3]&gt;=[.$L63];([.$N62]-[.$N63]+[.$M63])*[.$AE$3];IF([.U62]+[.$M63]*[.$AE$3]&gt;0;[.$M63]*[.$AE$3];0))" office:value-type="currency" office:currency="USD" office:value="0" calcext:value-type="currency">
            <text:p>$0.00</text:p>
          </table:table-cell>
          <table:table-cell table:style-name="ce80" table:formula="of:=IF([.$K63]&gt;=[.$L63];([.$N62]-[.$N63]+[.$M63])*[.$AG$3];IF([.V62]+[.$M63]*[.$AG$3]&gt;0;[.$M63]*[.$AG$3];0))" office:value-type="currency" office:currency="USD" office:value="0" calcext:value-type="currency">
            <text:p>$0.00</text:p>
          </table:table-cell>
          <table:table-cell table:style-name="ce76" table:formula="of:=IF([.U63]&gt;0;0;IF(([.W62]+[.$M63])&gt;0;[.$M63]*(1+[.$AA$3]);0))+[.$C$9]*[.D63]*([.$M$3]+[.$O$3])" office:value-type="currency" office:currency="USD" office:value="0" calcext:value-type="currency">
            <text:p>$0.00</text:p>
          </table:table-cell>
          <table:table-cell table:style-name="ce80" table:formula="of:=IF(AND([.W63]=0;[.Q63]=0);IF(([.X62]+[.$M63])&gt;0;[.$M63]*(1+[.$AA$3]);0);0)+[.$K$9]*[.D63]*([.$M$3]+[.$O$3])" office:value-type="currency" office:currency="USD" office:value="0" calcext:value-type="currency">
            <text:p>$0.00</text:p>
          </table:table-cell>
          <table:table-cell table:style-name="ce76" table:formula="of:=IF(AND([.W63]=0;[.Q63]=0;[.R63]=0);IF(([.Y62]+[.$M63])&gt;0;[.$M63]*(1+[.$AA$3]);0);0)+[.$G$9]*[.E63]*([.$M$4]+[.$O$4])" office:value-type="currency" office:currency="USD" office:value="0" calcext:value-type="currency">
            <text:p>$0.00</text:p>
          </table:table-cell>
          <table:table-cell table:style-name="ce80" table:formula="of:=IF(AND([.X63]=0;[.Q63]=0;[.R63]=0;[.S63]=0);IF(([.Z62]+[.$M63])&gt;0;[.$M63]*(1+[.$AA$3]);0);0)+[.$O$9]*[.E63]*([.$M$4]+[.$O$4])" office:value-type="currency" office:currency="USD" office:value="0" calcext:value-type="currency">
            <text:p>$0.00</text:p>
          </table:table-cell>
          <table:table-cell table:style-name="ce88" table:formula="of:=IF([.O63]&lt;&gt;0;(([.U62]+[.O63])*(1+[.$W$8])-([.U62]+[.O63])*[.$W$8]*[.$AA$3]);0)" office:value-type="currency" office:currency="USD" office:value="0" calcext:value-type="currency">
            <text:p>$0.00</text:p>
          </table:table-cell>
          <table:table-cell table:style-name="ce80" table:formula="of:=IF([.P63]&lt;&gt;0;(([.V62]+[.P63])*(1+[.$W$8])-([.V62]+[.P63])*[.$AA$8]*[.$AA$3]);0)" office:value-type="currency" office:currency="USD" office:value="0" calcext:value-type="currency">
            <text:p>$0.00</text:p>
          </table:table-cell>
          <table:table-cell table:style-name="ce76" table:formula="of:=IF(AND([.$O63]=0 ;[.Q63]=0);0;[.W62]*(1+[.$E$8])+[.Q63])" office:value-type="currency" office:currency="USD" office:value="0" calcext:value-type="currency">
            <text:p>$0.00</text:p>
          </table:table-cell>
          <table:table-cell table:style-name="ce80" table:formula="of:=IF(AND([.O63]=0;[.Q63]=0;[.R63]=0);0;[.X62]*(1+[.$I$8])+[.R63])" office:value-type="currency" office:currency="USD" office:value="0" calcext:value-type="currency">
            <text:p>$0.00</text:p>
          </table:table-cell>
          <table:table-cell table:style-name="ce76" table:formula="of:=IF(AND([.O63]=0;[.Q63]=0;[.R63]=0;[.S63]=0);0;[.Y62]*(1+[.$M$8])+[.S63])" office:value-type="currency" office:currency="USD" office:value="0" calcext:value-type="currency">
            <text:p>$0.00</text:p>
          </table:table-cell>
          <table:table-cell table:style-name="ce80" table:formula="of:=IF(AND([.O63]=0;[.Q63]=0;[.R63]=0;[.S63]=0;[.T63]=0);0;[.Z62]*(1+[.$Q$8])+[.T63])" office:value-type="currency" office:currency="USD" office:value="0" calcext:value-type="currency">
            <text:p>$0.00</text:p>
          </table:table-cell>
          <table:table-cell table:style-name="ce63" table:formula="of:=IF(([.A63]-[.$A$20])&lt;[.$AE$8];[.AA62]*(1+[.$Y$3]);0)" office:value-type="currency" office:currency="USD" office:value="567842.753355943" calcext:value-type="currency">
            <text:p>$567,843</text:p>
          </table:table-cell>
          <table:table-cell table:style-name="ce68" table:formula="of:=IF(([.A63]-[.$A$20])&lt;[.$AI$8];[.AB62]*(1+[.$Y$3]);0)" office:value-type="currency" office:currency="USD" office:value="0" calcext:value-type="currency">
            <text:p>$0</text:p>
          </table:table-cell>
          <table:table-cell table:style-name="ce93" table:formula="of:=SUM([.U63:.AB63])+[.N63]" office:value-type="currency" office:currency="USD" office:value="577842.753355943" calcext:value-type="currency">
            <text:p>$577,843</text:p>
          </table:table-cell>
          <table:table-cell table:style-name="ce99" table:formula="of:=[.AD62]+1" office:value-type="float" office:value="2069" calcext:value-type="float">
            <text:p>2069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3]+1" office:value-type="float" office:value="2070" calcext:value-type="float">
            <text:p>2070</text:p>
          </table:table-cell>
          <table:table-cell table:style-name="ce33" table:formula="of:=[.B63]+1" office:value-type="float" office:value="94" calcext:value-type="float">
            <text:p>94</text:p>
          </table:table-cell>
          <table:table-cell table:style-name="ce44" table:formula="of:=IF([.$C$4]&lt;&gt;&quot;&quot;;[.C63]+1;0)" office:value-type="float" office:value="94" calcext:value-type="float">
            <text:p>94</text:p>
          </table:table-cell>
          <table:table-cell table:style-name="ce54" table:formula="of:=IF([.B64]&lt;=[.$E$3];[.$G$3];0)*(1+[.$I$3])^([.A64]-[.$A$20])" office:value-type="currency" office:currency="USD" office:value="0" calcext:value-type="currency">
            <text:p>$0</text:p>
          </table:table-cell>
          <table:table-cell table:style-name="ce63" table:formula="of:=IF([.C64]&lt;=[.$E$4];[.$G$4];0)*(1+[.$I$4])^([.A64]-[.$A$20])" office:value-type="currency" office:currency="USD" office:value="0" calcext:value-type="currency">
            <text:p>$0</text:p>
          </table:table-cell>
          <table:table-cell table:style-name="ce68" table:formula="of:=SUM([.D64:.E64])" office:value-type="currency" office:currency="USD" office:value="0" calcext:value-type="currency">
            <text:p>$0</text:p>
          </table:table-cell>
          <table:table-cell table:style-name="ce63" table:formula="of:=IF([.B64]&gt;[.$S$3];[.$Q$3]*12)" office:value-type="currency" office:currency="USD" office:value="1200" calcext:value-type="currency">
            <text:p>$1,200</text:p>
          </table:table-cell>
          <table:table-cell table:style-name="ce68" table:formula="of:=IF([.C64]&gt;[.$S$4];[.$Q$4]*12)" office:value-type="currency" office:currency="USD" office:value="0" calcext:value-type="currency">
            <text:p>$0</text:p>
          </table:table-cell>
          <table:table-cell table:style-name="ce63" table:formula="of:=IF([.B64]&gt;[.$W$3];[.$U$3]*12)" office:value-type="currency" office:currency="USD" office:value="18000" calcext:value-type="currency">
            <text:p>$18,000</text:p>
          </table:table-cell>
          <table:table-cell table:style-name="ce68" table:formula="of:=IF([.C64]&gt;[.$W$4];[.$U$4]*12)" office:value-type="currency" office:currency="USD" office:value="18000" calcext:value-type="currency">
            <text:p>$18,000</text:p>
          </table:table-cell>
          <table:table-cell table:style-name="ce73" table:formula="of:=SUM([.F64:.J64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4]&gt;[.$E$3];[.$U$13];0)-IF([.C64]&gt;[.$E$4];[.$W$13];0)+IF(AND([.B64]&gt;[.$E$3];[.C64]&gt;[.$E$4]);[.$AG$14]*12;0))*IF(AND([.B64]&gt;[.$E$3];[.C64]&gt;[.$E$4]);[.$AI$3];1))*((1+[.$Y$3])^([.A64]-[.$A$20]))" office:value-type="currency" office:currency="USD" office:value="230828.079239191" calcext:value-type="currency">
            <text:p>$230,828</text:p>
          </table:table-cell>
          <table:table-cell table:style-name="ce76" table:formula="of:=[.K64]-[.L64]+IF([.A64]-[.$A$20]=[.$AE$8];[.AA63];0)+IF([.A64]-[.$A$20]=[.$AI$8];[.AB63];0)" office:value-type="currency" office:currency="USD" office:value="-193628.079239191" calcext:value-type="currency">
            <text:p>-$193,628.0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4]&gt;=[.$L64];([.$N63]-[.$N64]+[.$M64])*[.$AE$3];IF([.U63]+[.$M64]*[.$AE$3]&gt;0;[.$M64]*[.$AE$3];0))" office:value-type="currency" office:currency="USD" office:value="0" calcext:value-type="currency">
            <text:p>$0.00</text:p>
          </table:table-cell>
          <table:table-cell table:style-name="ce80" table:formula="of:=IF([.$K64]&gt;=[.$L64];([.$N63]-[.$N64]+[.$M64])*[.$AG$3];IF([.V63]+[.$M64]*[.$AG$3]&gt;0;[.$M64]*[.$AG$3];0))" office:value-type="currency" office:currency="USD" office:value="0" calcext:value-type="currency">
            <text:p>$0.00</text:p>
          </table:table-cell>
          <table:table-cell table:style-name="ce76" table:formula="of:=IF([.U64]&gt;0;0;IF(([.W63]+[.$M64])&gt;0;[.$M64]*(1+[.$AA$3]);0))+[.$C$9]*[.D64]*([.$M$3]+[.$O$3])" office:value-type="currency" office:currency="USD" office:value="0" calcext:value-type="currency">
            <text:p>$0.00</text:p>
          </table:table-cell>
          <table:table-cell table:style-name="ce80" table:formula="of:=IF(AND([.W64]=0;[.Q64]=0);IF(([.X63]+[.$M64])&gt;0;[.$M64]*(1+[.$AA$3]);0);0)+[.$K$9]*[.D64]*([.$M$3]+[.$O$3])" office:value-type="currency" office:currency="USD" office:value="0" calcext:value-type="currency">
            <text:p>$0.00</text:p>
          </table:table-cell>
          <table:table-cell table:style-name="ce76" table:formula="of:=IF(AND([.W64]=0;[.Q64]=0;[.R64]=0);IF(([.Y63]+[.$M64])&gt;0;[.$M64]*(1+[.$AA$3]);0);0)+[.$G$9]*[.E64]*([.$M$4]+[.$O$4])" office:value-type="currency" office:currency="USD" office:value="0" calcext:value-type="currency">
            <text:p>$0.00</text:p>
          </table:table-cell>
          <table:table-cell table:style-name="ce80" table:formula="of:=IF(AND([.X64]=0;[.Q64]=0;[.R64]=0;[.S64]=0);IF(([.Z63]+[.$M64])&gt;0;[.$M64]*(1+[.$AA$3]);0);0)+[.$O$9]*[.E64]*([.$M$4]+[.$O$4])" office:value-type="currency" office:currency="USD" office:value="0" calcext:value-type="currency">
            <text:p>$0.00</text:p>
          </table:table-cell>
          <table:table-cell table:style-name="ce88" table:formula="of:=IF([.O64]&lt;&gt;0;(([.U63]+[.O64])*(1+[.$W$8])-([.U63]+[.O64])*[.$W$8]*[.$AA$3]);0)" office:value-type="currency" office:currency="USD" office:value="0" calcext:value-type="currency">
            <text:p>$0.00</text:p>
          </table:table-cell>
          <table:table-cell table:style-name="ce80" table:formula="of:=IF([.P64]&lt;&gt;0;(([.V63]+[.P64])*(1+[.$W$8])-([.V63]+[.P64])*[.$AA$8]*[.$AA$3]);0)" office:value-type="currency" office:currency="USD" office:value="0" calcext:value-type="currency">
            <text:p>$0.00</text:p>
          </table:table-cell>
          <table:table-cell table:style-name="ce76" table:formula="of:=IF(AND([.$O64]=0 ;[.Q64]=0);0;[.W63]*(1+[.$E$8])+[.Q64])" office:value-type="currency" office:currency="USD" office:value="0" calcext:value-type="currency">
            <text:p>$0.00</text:p>
          </table:table-cell>
          <table:table-cell table:style-name="ce80" table:formula="of:=IF(AND([.O64]=0;[.Q64]=0;[.R64]=0);0;[.X63]*(1+[.$I$8])+[.R64])" office:value-type="currency" office:currency="USD" office:value="0" calcext:value-type="currency">
            <text:p>$0.00</text:p>
          </table:table-cell>
          <table:table-cell table:style-name="ce76" table:formula="of:=IF(AND([.O64]=0;[.Q64]=0;[.R64]=0;[.S64]=0);0;[.Y63]*(1+[.$M$8])+[.S64])" office:value-type="currency" office:currency="USD" office:value="0" calcext:value-type="currency">
            <text:p>$0.00</text:p>
          </table:table-cell>
          <table:table-cell table:style-name="ce80" table:formula="of:=IF(AND([.O64]=0;[.Q64]=0;[.R64]=0;[.S64]=0;[.T64]=0);0;[.Z63]*(1+[.$Q$8])+[.T64])" office:value-type="currency" office:currency="USD" office:value="0" calcext:value-type="currency">
            <text:p>$0.00</text:p>
          </table:table-cell>
          <table:table-cell table:style-name="ce63" table:formula="of:=IF(([.A64]-[.$A$20])&lt;[.$AE$8];[.AA63]*(1+[.$Y$3]);0)" office:value-type="currency" office:currency="USD" office:value="581470.979436486" calcext:value-type="currency">
            <text:p>$581,471</text:p>
          </table:table-cell>
          <table:table-cell table:style-name="ce68" table:formula="of:=IF(([.A64]-[.$A$20])&lt;[.$AI$8];[.AB63]*(1+[.$Y$3]);0)" office:value-type="currency" office:currency="USD" office:value="0" calcext:value-type="currency">
            <text:p>$0</text:p>
          </table:table-cell>
          <table:table-cell table:style-name="ce93" table:formula="of:=SUM([.U64:.AB64])+[.N64]" office:value-type="currency" office:currency="USD" office:value="591470.979436486" calcext:value-type="currency">
            <text:p>$591,471</text:p>
          </table:table-cell>
          <table:table-cell table:style-name="ce99" table:formula="of:=[.AD63]+1" office:value-type="float" office:value="2070" calcext:value-type="float">
            <text:p>2070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4]+1" office:value-type="float" office:value="2071" calcext:value-type="float">
            <text:p>2071</text:p>
          </table:table-cell>
          <table:table-cell table:style-name="ce33" table:formula="of:=[.B64]+1" office:value-type="float" office:value="95" calcext:value-type="float">
            <text:p>95</text:p>
          </table:table-cell>
          <table:table-cell table:style-name="ce44" table:formula="of:=IF([.$C$4]&lt;&gt;&quot;&quot;;[.C64]+1;0)" office:value-type="float" office:value="95" calcext:value-type="float">
            <text:p>95</text:p>
          </table:table-cell>
          <table:table-cell table:style-name="ce54" table:formula="of:=IF([.B65]&lt;=[.$E$3];[.$G$3];0)*(1+[.$I$3])^([.A65]-[.$A$20])" office:value-type="currency" office:currency="USD" office:value="0" calcext:value-type="currency">
            <text:p>$0</text:p>
          </table:table-cell>
          <table:table-cell table:style-name="ce63" table:formula="of:=IF([.C65]&lt;=[.$E$4];[.$G$4];0)*(1+[.$I$4])^([.A65]-[.$A$20])" office:value-type="currency" office:currency="USD" office:value="0" calcext:value-type="currency">
            <text:p>$0</text:p>
          </table:table-cell>
          <table:table-cell table:style-name="ce68" table:formula="of:=SUM([.D65:.E65])" office:value-type="currency" office:currency="USD" office:value="0" calcext:value-type="currency">
            <text:p>$0</text:p>
          </table:table-cell>
          <table:table-cell table:style-name="ce63" table:formula="of:=IF([.B65]&gt;[.$S$3];[.$Q$3]*12)" office:value-type="currency" office:currency="USD" office:value="1200" calcext:value-type="currency">
            <text:p>$1,200</text:p>
          </table:table-cell>
          <table:table-cell table:style-name="ce68" table:formula="of:=IF([.C65]&gt;[.$S$4];[.$Q$4]*12)" office:value-type="currency" office:currency="USD" office:value="0" calcext:value-type="currency">
            <text:p>$0</text:p>
          </table:table-cell>
          <table:table-cell table:style-name="ce63" table:formula="of:=IF([.B65]&gt;[.$W$3];[.$U$3]*12)" office:value-type="currency" office:currency="USD" office:value="18000" calcext:value-type="currency">
            <text:p>$18,000</text:p>
          </table:table-cell>
          <table:table-cell table:style-name="ce68" table:formula="of:=IF([.C65]&gt;[.$W$4];[.$U$4]*12)" office:value-type="currency" office:currency="USD" office:value="18000" calcext:value-type="currency">
            <text:p>$18,000</text:p>
          </table:table-cell>
          <table:table-cell table:style-name="ce73" table:formula="of:=SUM([.F65:.J65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5]&gt;[.$E$3];[.$U$13];0)-IF([.C65]&gt;[.$E$4];[.$W$13];0)+IF(AND([.B65]&gt;[.$E$3];[.C65]&gt;[.$E$4]);[.$AG$14]*12;0))*IF(AND([.B65]&gt;[.$E$3];[.C65]&gt;[.$E$4]);[.$AI$3];1))*((1+[.$Y$3])^([.A65]-[.$A$20]))" office:value-type="currency" office:currency="USD" office:value="236367.953140932" calcext:value-type="currency">
            <text:p>$236,368</text:p>
          </table:table-cell>
          <table:table-cell table:style-name="ce76" table:formula="of:=[.K65]-[.L65]+IF([.A65]-[.$A$20]=[.$AE$8];[.AA64];0)+IF([.A65]-[.$A$20]=[.$AI$8];[.AB64];0)" office:value-type="currency" office:currency="USD" office:value="-199167.953140932" calcext:value-type="currency">
            <text:p>-$199,167.95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5]&gt;=[.$L65];([.$N64]-[.$N65]+[.$M65])*[.$AE$3];IF([.U64]+[.$M65]*[.$AE$3]&gt;0;[.$M65]*[.$AE$3];0))" office:value-type="currency" office:currency="USD" office:value="0" calcext:value-type="currency">
            <text:p>$0.00</text:p>
          </table:table-cell>
          <table:table-cell table:style-name="ce80" table:formula="of:=IF([.$K65]&gt;=[.$L65];([.$N64]-[.$N65]+[.$M65])*[.$AG$3];IF([.V64]+[.$M65]*[.$AG$3]&gt;0;[.$M65]*[.$AG$3];0))" office:value-type="currency" office:currency="USD" office:value="0" calcext:value-type="currency">
            <text:p>$0.00</text:p>
          </table:table-cell>
          <table:table-cell table:style-name="ce76" table:formula="of:=IF([.U65]&gt;0;0;IF(([.W64]+[.$M65])&gt;0;[.$M65]*(1+[.$AA$3]);0))+[.$C$9]*[.D65]*([.$M$3]+[.$O$3])" office:value-type="currency" office:currency="USD" office:value="0" calcext:value-type="currency">
            <text:p>$0.00</text:p>
          </table:table-cell>
          <table:table-cell table:style-name="ce80" table:formula="of:=IF(AND([.W65]=0;[.Q65]=0);IF(([.X64]+[.$M65])&gt;0;[.$M65]*(1+[.$AA$3]);0);0)+[.$K$9]*[.D65]*([.$M$3]+[.$O$3])" office:value-type="currency" office:currency="USD" office:value="0" calcext:value-type="currency">
            <text:p>$0.00</text:p>
          </table:table-cell>
          <table:table-cell table:style-name="ce76" table:formula="of:=IF(AND([.W65]=0;[.Q65]=0;[.R65]=0);IF(([.Y64]+[.$M65])&gt;0;[.$M65]*(1+[.$AA$3]);0);0)+[.$G$9]*[.E65]*([.$M$4]+[.$O$4])" office:value-type="currency" office:currency="USD" office:value="0" calcext:value-type="currency">
            <text:p>$0.00</text:p>
          </table:table-cell>
          <table:table-cell table:style-name="ce80" table:formula="of:=IF(AND([.X65]=0;[.Q65]=0;[.R65]=0;[.S65]=0);IF(([.Z64]+[.$M65])&gt;0;[.$M65]*(1+[.$AA$3]);0);0)+[.$O$9]*[.E65]*([.$M$4]+[.$O$4])" office:value-type="currency" office:currency="USD" office:value="0" calcext:value-type="currency">
            <text:p>$0.00</text:p>
          </table:table-cell>
          <table:table-cell table:style-name="ce88" table:formula="of:=IF([.O65]&lt;&gt;0;(([.U64]+[.O65])*(1+[.$W$8])-([.U64]+[.O65])*[.$W$8]*[.$AA$3]);0)" office:value-type="currency" office:currency="USD" office:value="0" calcext:value-type="currency">
            <text:p>$0.00</text:p>
          </table:table-cell>
          <table:table-cell table:style-name="ce80" table:formula="of:=IF([.P65]&lt;&gt;0;(([.V64]+[.P65])*(1+[.$W$8])-([.V64]+[.P65])*[.$AA$8]*[.$AA$3]);0)" office:value-type="currency" office:currency="USD" office:value="0" calcext:value-type="currency">
            <text:p>$0.00</text:p>
          </table:table-cell>
          <table:table-cell table:style-name="ce76" table:formula="of:=IF(AND([.$O65]=0 ;[.Q65]=0);0;[.W64]*(1+[.$E$8])+[.Q65])" office:value-type="currency" office:currency="USD" office:value="0" calcext:value-type="currency">
            <text:p>$0.00</text:p>
          </table:table-cell>
          <table:table-cell table:style-name="ce80" table:formula="of:=IF(AND([.O65]=0;[.Q65]=0;[.R65]=0);0;[.X64]*(1+[.$I$8])+[.R65])" office:value-type="currency" office:currency="USD" office:value="0" calcext:value-type="currency">
            <text:p>$0.00</text:p>
          </table:table-cell>
          <table:table-cell table:style-name="ce76" table:formula="of:=IF(AND([.O65]=0;[.Q65]=0;[.R65]=0;[.S65]=0);0;[.Y64]*(1+[.$M$8])+[.S65])" office:value-type="currency" office:currency="USD" office:value="0" calcext:value-type="currency">
            <text:p>$0.00</text:p>
          </table:table-cell>
          <table:table-cell table:style-name="ce80" table:formula="of:=IF(AND([.O65]=0;[.Q65]=0;[.R65]=0;[.S65]=0;[.T65]=0);0;[.Z64]*(1+[.$Q$8])+[.T65])" office:value-type="currency" office:currency="USD" office:value="0" calcext:value-type="currency">
            <text:p>$0.00</text:p>
          </table:table-cell>
          <table:table-cell table:style-name="ce63" table:formula="of:=IF(([.A65]-[.$A$20])&lt;[.$AE$8];[.AA64]*(1+[.$Y$3]);0)" office:value-type="currency" office:currency="USD" office:value="595426.282942962" calcext:value-type="currency">
            <text:p>$595,426</text:p>
          </table:table-cell>
          <table:table-cell table:style-name="ce68" table:formula="of:=IF(([.A65]-[.$A$20])&lt;[.$AI$8];[.AB64]*(1+[.$Y$3]);0)" office:value-type="currency" office:currency="USD" office:value="0" calcext:value-type="currency">
            <text:p>$0</text:p>
          </table:table-cell>
          <table:table-cell table:style-name="ce93" table:formula="of:=SUM([.U65:.AB65])+[.N65]" office:value-type="currency" office:currency="USD" office:value="605426.282942962" calcext:value-type="currency">
            <text:p>$605,426</text:p>
          </table:table-cell>
          <table:table-cell table:style-name="ce99" table:formula="of:=[.AD64]+1" office:value-type="float" office:value="2071" calcext:value-type="float">
            <text:p>2071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5]+1" office:value-type="float" office:value="2072" calcext:value-type="float">
            <text:p>2072</text:p>
          </table:table-cell>
          <table:table-cell table:style-name="ce33" table:formula="of:=[.B65]+1" office:value-type="float" office:value="96" calcext:value-type="float">
            <text:p>96</text:p>
          </table:table-cell>
          <table:table-cell table:style-name="ce44" table:formula="of:=IF([.$C$4]&lt;&gt;&quot;&quot;;[.C65]+1;0)" office:value-type="float" office:value="96" calcext:value-type="float">
            <text:p>96</text:p>
          </table:table-cell>
          <table:table-cell table:style-name="ce54" table:formula="of:=IF([.B66]&lt;=[.$E$3];[.$G$3];0)*(1+[.$I$3])^([.A66]-[.$A$20])" office:value-type="currency" office:currency="USD" office:value="0" calcext:value-type="currency">
            <text:p>$0</text:p>
          </table:table-cell>
          <table:table-cell table:style-name="ce63" table:formula="of:=IF([.C66]&lt;=[.$E$4];[.$G$4];0)*(1+[.$I$4])^([.A66]-[.$A$20])" office:value-type="currency" office:currency="USD" office:value="0" calcext:value-type="currency">
            <text:p>$0</text:p>
          </table:table-cell>
          <table:table-cell table:style-name="ce68" table:formula="of:=SUM([.D66:.E66])" office:value-type="currency" office:currency="USD" office:value="0" calcext:value-type="currency">
            <text:p>$0</text:p>
          </table:table-cell>
          <table:table-cell table:style-name="ce63" table:formula="of:=IF([.B66]&gt;[.$S$3];[.$Q$3]*12)" office:value-type="currency" office:currency="USD" office:value="1200" calcext:value-type="currency">
            <text:p>$1,200</text:p>
          </table:table-cell>
          <table:table-cell table:style-name="ce68" table:formula="of:=IF([.C66]&gt;[.$S$4];[.$Q$4]*12)" office:value-type="currency" office:currency="USD" office:value="0" calcext:value-type="currency">
            <text:p>$0</text:p>
          </table:table-cell>
          <table:table-cell table:style-name="ce63" table:formula="of:=IF([.B66]&gt;[.$W$3];[.$U$3]*12)" office:value-type="currency" office:currency="USD" office:value="18000" calcext:value-type="currency">
            <text:p>$18,000</text:p>
          </table:table-cell>
          <table:table-cell table:style-name="ce68" table:formula="of:=IF([.C66]&gt;[.$W$4];[.$U$4]*12)" office:value-type="currency" office:currency="USD" office:value="18000" calcext:value-type="currency">
            <text:p>$18,000</text:p>
          </table:table-cell>
          <table:table-cell table:style-name="ce73" table:formula="of:=SUM([.F66:.J66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6]&gt;[.$E$3];[.$U$13];0)-IF([.C66]&gt;[.$E$4];[.$W$13];0)+IF(AND([.B66]&gt;[.$E$3];[.C66]&gt;[.$E$4]);[.$AG$14]*12;0))*IF(AND([.B66]&gt;[.$E$3];[.C66]&gt;[.$E$4]);[.$AI$3];1))*((1+[.$Y$3])^([.A66]-[.$A$20]))" office:value-type="currency" office:currency="USD" office:value="242040.784016314" calcext:value-type="currency">
            <text:p>$242,041</text:p>
          </table:table-cell>
          <table:table-cell table:style-name="ce76" table:formula="of:=[.K66]-[.L66]+IF([.A66]-[.$A$20]=[.$AE$8];[.AA65];0)+IF([.A66]-[.$A$20]=[.$AI$8];[.AB65];0)" office:value-type="currency" office:currency="USD" office:value="-204840.784016314" calcext:value-type="currency">
            <text:p>-$204,840.78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6]&gt;=[.$L66];([.$N65]-[.$N66]+[.$M66])*[.$AE$3];IF([.U65]+[.$M66]*[.$AE$3]&gt;0;[.$M66]*[.$AE$3];0))" office:value-type="currency" office:currency="USD" office:value="0" calcext:value-type="currency">
            <text:p>$0.00</text:p>
          </table:table-cell>
          <table:table-cell table:style-name="ce80" table:formula="of:=IF([.$K66]&gt;=[.$L66];([.$N65]-[.$N66]+[.$M66])*[.$AG$3];IF([.V65]+[.$M66]*[.$AG$3]&gt;0;[.$M66]*[.$AG$3];0))" office:value-type="currency" office:currency="USD" office:value="0" calcext:value-type="currency">
            <text:p>$0.00</text:p>
          </table:table-cell>
          <table:table-cell table:style-name="ce76" table:formula="of:=IF([.U66]&gt;0;0;IF(([.W65]+[.$M66])&gt;0;[.$M66]*(1+[.$AA$3]);0))+[.$C$9]*[.D66]*([.$M$3]+[.$O$3])" office:value-type="currency" office:currency="USD" office:value="0" calcext:value-type="currency">
            <text:p>$0.00</text:p>
          </table:table-cell>
          <table:table-cell table:style-name="ce80" table:formula="of:=IF(AND([.W66]=0;[.Q66]=0);IF(([.X65]+[.$M66])&gt;0;[.$M66]*(1+[.$AA$3]);0);0)+[.$K$9]*[.D66]*([.$M$3]+[.$O$3])" office:value-type="currency" office:currency="USD" office:value="0" calcext:value-type="currency">
            <text:p>$0.00</text:p>
          </table:table-cell>
          <table:table-cell table:style-name="ce76" table:formula="of:=IF(AND([.W66]=0;[.Q66]=0;[.R66]=0);IF(([.Y65]+[.$M66])&gt;0;[.$M66]*(1+[.$AA$3]);0);0)+[.$G$9]*[.E66]*([.$M$4]+[.$O$4])" office:value-type="currency" office:currency="USD" office:value="0" calcext:value-type="currency">
            <text:p>$0.00</text:p>
          </table:table-cell>
          <table:table-cell table:style-name="ce80" table:formula="of:=IF(AND([.X66]=0;[.Q66]=0;[.R66]=0;[.S66]=0);IF(([.Z65]+[.$M66])&gt;0;[.$M66]*(1+[.$AA$3]);0);0)+[.$O$9]*[.E66]*([.$M$4]+[.$O$4])" office:value-type="currency" office:currency="USD" office:value="0" calcext:value-type="currency">
            <text:p>$0.00</text:p>
          </table:table-cell>
          <table:table-cell table:style-name="ce88" table:formula="of:=IF([.O66]&lt;&gt;0;(([.U65]+[.O66])*(1+[.$W$8])-([.U65]+[.O66])*[.$W$8]*[.$AA$3]);0)" office:value-type="currency" office:currency="USD" office:value="0" calcext:value-type="currency">
            <text:p>$0.00</text:p>
          </table:table-cell>
          <table:table-cell table:style-name="ce80" table:formula="of:=IF([.P66]&lt;&gt;0;(([.V65]+[.P66])*(1+[.$W$8])-([.V65]+[.P66])*[.$AA$8]*[.$AA$3]);0)" office:value-type="currency" office:currency="USD" office:value="0" calcext:value-type="currency">
            <text:p>$0.00</text:p>
          </table:table-cell>
          <table:table-cell table:style-name="ce76" table:formula="of:=IF(AND([.$O66]=0 ;[.Q66]=0);0;[.W65]*(1+[.$E$8])+[.Q66])" office:value-type="currency" office:currency="USD" office:value="0" calcext:value-type="currency">
            <text:p>$0.00</text:p>
          </table:table-cell>
          <table:table-cell table:style-name="ce80" table:formula="of:=IF(AND([.O66]=0;[.Q66]=0;[.R66]=0);0;[.X65]*(1+[.$I$8])+[.R66])" office:value-type="currency" office:currency="USD" office:value="0" calcext:value-type="currency">
            <text:p>$0.00</text:p>
          </table:table-cell>
          <table:table-cell table:style-name="ce76" table:formula="of:=IF(AND([.O66]=0;[.Q66]=0;[.R66]=0;[.S66]=0);0;[.Y65]*(1+[.$M$8])+[.S66])" office:value-type="currency" office:currency="USD" office:value="0" calcext:value-type="currency">
            <text:p>$0.00</text:p>
          </table:table-cell>
          <table:table-cell table:style-name="ce80" table:formula="of:=IF(AND([.O66]=0;[.Q66]=0;[.R66]=0;[.S66]=0;[.T66]=0);0;[.Z65]*(1+[.$Q$8])+[.T66])" office:value-type="currency" office:currency="USD" office:value="0" calcext:value-type="currency">
            <text:p>$0.00</text:p>
          </table:table-cell>
          <table:table-cell table:style-name="ce63" table:formula="of:=IF(([.A66]-[.$A$20])&lt;[.$AE$8];[.AA65]*(1+[.$Y$3]);0)" office:value-type="currency" office:currency="USD" office:value="609716.513733593" calcext:value-type="currency">
            <text:p>$609,717</text:p>
          </table:table-cell>
          <table:table-cell table:style-name="ce68" table:formula="of:=IF(([.A66]-[.$A$20])&lt;[.$AI$8];[.AB65]*(1+[.$Y$3]);0)" office:value-type="currency" office:currency="USD" office:value="0" calcext:value-type="currency">
            <text:p>$0</text:p>
          </table:table-cell>
          <table:table-cell table:style-name="ce93" table:formula="of:=SUM([.U66:.AB66])+[.N66]" office:value-type="currency" office:currency="USD" office:value="619716.513733593" calcext:value-type="currency">
            <text:p>$619,717</text:p>
          </table:table-cell>
          <table:table-cell table:style-name="ce99" table:formula="of:=[.AD65]+1" office:value-type="float" office:value="2072" calcext:value-type="float">
            <text:p>2072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6]+1" office:value-type="float" office:value="2073" calcext:value-type="float">
            <text:p>2073</text:p>
          </table:table-cell>
          <table:table-cell table:style-name="ce33" table:formula="of:=[.B66]+1" office:value-type="float" office:value="97" calcext:value-type="float">
            <text:p>97</text:p>
          </table:table-cell>
          <table:table-cell table:style-name="ce44" table:formula="of:=IF([.$C$4]&lt;&gt;&quot;&quot;;[.C66]+1;0)" office:value-type="float" office:value="97" calcext:value-type="float">
            <text:p>97</text:p>
          </table:table-cell>
          <table:table-cell table:style-name="ce54" table:formula="of:=IF([.B67]&lt;=[.$E$3];[.$G$3];0)*(1+[.$I$3])^([.A67]-[.$A$20])" office:value-type="currency" office:currency="USD" office:value="0" calcext:value-type="currency">
            <text:p>$0</text:p>
          </table:table-cell>
          <table:table-cell table:style-name="ce63" table:formula="of:=IF([.C67]&lt;=[.$E$4];[.$G$4];0)*(1+[.$I$4])^([.A67]-[.$A$20])" office:value-type="currency" office:currency="USD" office:value="0" calcext:value-type="currency">
            <text:p>$0</text:p>
          </table:table-cell>
          <table:table-cell table:style-name="ce68" table:formula="of:=SUM([.D67:.E67])" office:value-type="currency" office:currency="USD" office:value="0" calcext:value-type="currency">
            <text:p>$0</text:p>
          </table:table-cell>
          <table:table-cell table:style-name="ce63" table:formula="of:=IF([.B67]&gt;[.$S$3];[.$Q$3]*12)" office:value-type="currency" office:currency="USD" office:value="1200" calcext:value-type="currency">
            <text:p>$1,200</text:p>
          </table:table-cell>
          <table:table-cell table:style-name="ce68" table:formula="of:=IF([.C67]&gt;[.$S$4];[.$Q$4]*12)" office:value-type="currency" office:currency="USD" office:value="0" calcext:value-type="currency">
            <text:p>$0</text:p>
          </table:table-cell>
          <table:table-cell table:style-name="ce63" table:formula="of:=IF([.B67]&gt;[.$W$3];[.$U$3]*12)" office:value-type="currency" office:currency="USD" office:value="18000" calcext:value-type="currency">
            <text:p>$18,000</text:p>
          </table:table-cell>
          <table:table-cell table:style-name="ce68" table:formula="of:=IF([.C67]&gt;[.$W$4];[.$U$4]*12)" office:value-type="currency" office:currency="USD" office:value="18000" calcext:value-type="currency">
            <text:p>$18,000</text:p>
          </table:table-cell>
          <table:table-cell table:style-name="ce73" table:formula="of:=SUM([.F67:.J67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7]&gt;[.$E$3];[.$U$13];0)-IF([.C67]&gt;[.$E$4];[.$W$13];0)+IF(AND([.B67]&gt;[.$E$3];[.C67]&gt;[.$E$4]);[.$AG$14]*12;0))*IF(AND([.B67]&gt;[.$E$3];[.C67]&gt;[.$E$4]);[.$AI$3];1))*((1+[.$Y$3])^([.A67]-[.$A$20]))" office:value-type="currency" office:currency="USD" office:value="247849.762832705" calcext:value-type="currency">
            <text:p>$247,850</text:p>
          </table:table-cell>
          <table:table-cell table:style-name="ce76" table:formula="of:=[.K67]-[.L67]+IF([.A67]-[.$A$20]=[.$AE$8];[.AA66];0)+IF([.A67]-[.$A$20]=[.$AI$8];[.AB66];0)" office:value-type="currency" office:currency="USD" office:value="-210649.762832705" calcext:value-type="currency">
            <text:p>-$210,649.76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7]&gt;=[.$L67];([.$N66]-[.$N67]+[.$M67])*[.$AE$3];IF([.U66]+[.$M67]*[.$AE$3]&gt;0;[.$M67]*[.$AE$3];0))" office:value-type="currency" office:currency="USD" office:value="0" calcext:value-type="currency">
            <text:p>$0.00</text:p>
          </table:table-cell>
          <table:table-cell table:style-name="ce80" table:formula="of:=IF([.$K67]&gt;=[.$L67];([.$N66]-[.$N67]+[.$M67])*[.$AG$3];IF([.V66]+[.$M67]*[.$AG$3]&gt;0;[.$M67]*[.$AG$3];0))" office:value-type="currency" office:currency="USD" office:value="0" calcext:value-type="currency">
            <text:p>$0.00</text:p>
          </table:table-cell>
          <table:table-cell table:style-name="ce76" table:formula="of:=IF([.U67]&gt;0;0;IF(([.W66]+[.$M67])&gt;0;[.$M67]*(1+[.$AA$3]);0))+[.$C$9]*[.D67]*([.$M$3]+[.$O$3])" office:value-type="currency" office:currency="USD" office:value="0" calcext:value-type="currency">
            <text:p>$0.00</text:p>
          </table:table-cell>
          <table:table-cell table:style-name="ce80" table:formula="of:=IF(AND([.W67]=0;[.Q67]=0);IF(([.X66]+[.$M67])&gt;0;[.$M67]*(1+[.$AA$3]);0);0)+[.$K$9]*[.D67]*([.$M$3]+[.$O$3])" office:value-type="currency" office:currency="USD" office:value="0" calcext:value-type="currency">
            <text:p>$0.00</text:p>
          </table:table-cell>
          <table:table-cell table:style-name="ce76" table:formula="of:=IF(AND([.W67]=0;[.Q67]=0;[.R67]=0);IF(([.Y66]+[.$M67])&gt;0;[.$M67]*(1+[.$AA$3]);0);0)+[.$G$9]*[.E67]*([.$M$4]+[.$O$4])" office:value-type="currency" office:currency="USD" office:value="0" calcext:value-type="currency">
            <text:p>$0.00</text:p>
          </table:table-cell>
          <table:table-cell table:style-name="ce80" table:formula="of:=IF(AND([.X67]=0;[.Q67]=0;[.R67]=0;[.S67]=0);IF(([.Z66]+[.$M67])&gt;0;[.$M67]*(1+[.$AA$3]);0);0)+[.$O$9]*[.E67]*([.$M$4]+[.$O$4])" office:value-type="currency" office:currency="USD" office:value="0" calcext:value-type="currency">
            <text:p>$0.00</text:p>
          </table:table-cell>
          <table:table-cell table:style-name="ce88" table:formula="of:=IF([.O67]&lt;&gt;0;(([.U66]+[.O67])*(1+[.$W$8])-([.U66]+[.O67])*[.$W$8]*[.$AA$3]);0)" office:value-type="currency" office:currency="USD" office:value="0" calcext:value-type="currency">
            <text:p>$0.00</text:p>
          </table:table-cell>
          <table:table-cell table:style-name="ce80" table:formula="of:=IF([.P67]&lt;&gt;0;(([.V66]+[.P67])*(1+[.$W$8])-([.V66]+[.P67])*[.$AA$8]*[.$AA$3]);0)" office:value-type="currency" office:currency="USD" office:value="0" calcext:value-type="currency">
            <text:p>$0.00</text:p>
          </table:table-cell>
          <table:table-cell table:style-name="ce76" table:formula="of:=IF(AND([.$O67]=0 ;[.Q67]=0);0;[.W66]*(1+[.$E$8])+[.Q67])" office:value-type="currency" office:currency="USD" office:value="0" calcext:value-type="currency">
            <text:p>$0.00</text:p>
          </table:table-cell>
          <table:table-cell table:style-name="ce80" table:formula="of:=IF(AND([.O67]=0;[.Q67]=0;[.R67]=0);0;[.X66]*(1+[.$I$8])+[.R67])" office:value-type="currency" office:currency="USD" office:value="0" calcext:value-type="currency">
            <text:p>$0.00</text:p>
          </table:table-cell>
          <table:table-cell table:style-name="ce76" table:formula="of:=IF(AND([.O67]=0;[.Q67]=0;[.R67]=0;[.S67]=0);0;[.Y66]*(1+[.$M$8])+[.S67])" office:value-type="currency" office:currency="USD" office:value="0" calcext:value-type="currency">
            <text:p>$0.00</text:p>
          </table:table-cell>
          <table:table-cell table:style-name="ce80" table:formula="of:=IF(AND([.O67]=0;[.Q67]=0;[.R67]=0;[.S67]=0;[.T67]=0);0;[.Z66]*(1+[.$Q$8])+[.T67])" office:value-type="currency" office:currency="USD" office:value="0" calcext:value-type="currency">
            <text:p>$0.00</text:p>
          </table:table-cell>
          <table:table-cell table:style-name="ce63" table:formula="of:=IF(([.A67]-[.$A$20])&lt;[.$AE$8];[.AA66]*(1+[.$Y$3]);0)" office:value-type="currency" office:currency="USD" office:value="624349.710063199" calcext:value-type="currency">
            <text:p>$624,350</text:p>
          </table:table-cell>
          <table:table-cell table:style-name="ce68" table:formula="of:=IF(([.A67]-[.$A$20])&lt;[.$AI$8];[.AB66]*(1+[.$Y$3]);0)" office:value-type="currency" office:currency="USD" office:value="0" calcext:value-type="currency">
            <text:p>$0</text:p>
          </table:table-cell>
          <table:table-cell table:style-name="ce93" table:formula="of:=SUM([.U67:.AB67])+[.N67]" office:value-type="currency" office:currency="USD" office:value="634349.710063199" calcext:value-type="currency">
            <text:p>$634,350</text:p>
          </table:table-cell>
          <table:table-cell table:style-name="ce99" table:formula="of:=[.AD66]+1" office:value-type="float" office:value="2073" calcext:value-type="float">
            <text:p>2073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7]+1" office:value-type="float" office:value="2074" calcext:value-type="float">
            <text:p>2074</text:p>
          </table:table-cell>
          <table:table-cell table:style-name="ce33" table:formula="of:=[.B67]+1" office:value-type="float" office:value="98" calcext:value-type="float">
            <text:p>98</text:p>
          </table:table-cell>
          <table:table-cell table:style-name="ce44" table:formula="of:=IF([.$C$4]&lt;&gt;&quot;&quot;;[.C67]+1;0)" office:value-type="float" office:value="98" calcext:value-type="float">
            <text:p>98</text:p>
          </table:table-cell>
          <table:table-cell table:style-name="ce54" table:formula="of:=IF([.B68]&lt;=[.$E$3];[.$G$3];0)*(1+[.$I$3])^([.A68]-[.$A$20])" office:value-type="currency" office:currency="USD" office:value="0" calcext:value-type="currency">
            <text:p>$0</text:p>
          </table:table-cell>
          <table:table-cell table:style-name="ce63" table:formula="of:=IF([.C68]&lt;=[.$E$4];[.$G$4];0)*(1+[.$I$4])^([.A68]-[.$A$20])" office:value-type="currency" office:currency="USD" office:value="0" calcext:value-type="currency">
            <text:p>$0</text:p>
          </table:table-cell>
          <table:table-cell table:style-name="ce68" table:formula="of:=SUM([.D68:.E68])" office:value-type="currency" office:currency="USD" office:value="0" calcext:value-type="currency">
            <text:p>$0</text:p>
          </table:table-cell>
          <table:table-cell table:style-name="ce63" table:formula="of:=IF([.B68]&gt;[.$S$3];[.$Q$3]*12)" office:value-type="currency" office:currency="USD" office:value="1200" calcext:value-type="currency">
            <text:p>$1,200</text:p>
          </table:table-cell>
          <table:table-cell table:style-name="ce68" table:formula="of:=IF([.C68]&gt;[.$S$4];[.$Q$4]*12)" office:value-type="currency" office:currency="USD" office:value="0" calcext:value-type="currency">
            <text:p>$0</text:p>
          </table:table-cell>
          <table:table-cell table:style-name="ce63" table:formula="of:=IF([.B68]&gt;[.$W$3];[.$U$3]*12)" office:value-type="currency" office:currency="USD" office:value="18000" calcext:value-type="currency">
            <text:p>$18,000</text:p>
          </table:table-cell>
          <table:table-cell table:style-name="ce68" table:formula="of:=IF([.C68]&gt;[.$W$4];[.$U$4]*12)" office:value-type="currency" office:currency="USD" office:value="18000" calcext:value-type="currency">
            <text:p>$18,000</text:p>
          </table:table-cell>
          <table:table-cell table:style-name="ce73" table:formula="of:=SUM([.F68:.J68])" office:value-type="currency" office:currency="USD" office:value="37200" calcext:value-type="currency">
            <text:p>$37,200</text:p>
          </table:table-cell>
          <table:table-cell table:style-name="ce54" table:formula="of:=((SUM([.$C$13:.$AE$13])+SUM([.$C$14:.$AE$14])*12-IF([.B68]&gt;[.$E$3];[.$U$13];0)-IF([.C68]&gt;[.$E$4];[.$W$13];0)+IF(AND([.B68]&gt;[.$E$3];[.C68]&gt;[.$E$4]);[.$AG$14]*12;0))*IF(AND([.B68]&gt;[.$E$3];[.C68]&gt;[.$E$4]);[.$AI$3];1))*((1+[.$Y$3])^([.A68]-[.$A$20]))" office:value-type="currency" office:currency="USD" office:value="253798.15714069" calcext:value-type="currency">
            <text:p>$253,798</text:p>
          </table:table-cell>
          <table:table-cell table:style-name="ce76" table:formula="of:=[.K68]-[.L68]+IF([.A68]-[.$A$20]=[.$AE$8];[.AA67];0)+IF([.A68]-[.$A$20]=[.$AI$8];[.AB67];0)" office:value-type="currency" office:currency="USD" office:value="-216598.15714069" calcext:value-type="currency">
            <text:p>-$216,598.16</text:p>
          </table:table-cell>
          <table:table-cell table:style-name="ce68" table:formula="of:=[.$AC$3]+[.$AC$4]" office:value-type="currency" office:currency="USD" office:value="10000" calcext:value-type="currency">
            <text:p>$10,000</text:p>
          </table:table-cell>
          <table:table-cell table:style-name="ce76" table:formula="of:=IF([.$K68]&gt;=[.$L68];([.$N67]-[.$N68]+[.$M68])*[.$AE$3];IF([.U67]+[.$M68]*[.$AE$3]&gt;0;[.$M68]*[.$AE$3];0))" office:value-type="currency" office:currency="USD" office:value="0" calcext:value-type="currency">
            <text:p>$0.00</text:p>
          </table:table-cell>
          <table:table-cell table:style-name="ce80" table:formula="of:=IF([.$K68]&gt;=[.$L68];([.$N67]-[.$N68]+[.$M68])*[.$AG$3];IF([.V67]+[.$M68]*[.$AG$3]&gt;0;[.$M68]*[.$AG$3];0))" office:value-type="currency" office:currency="USD" office:value="0" calcext:value-type="currency">
            <text:p>$0.00</text:p>
          </table:table-cell>
          <table:table-cell table:style-name="ce76" table:formula="of:=IF([.U68]&gt;0;0;IF(([.W67]+[.$M68])&gt;0;[.$M68]*(1+[.$AA$3]);0))+[.$C$9]*[.D68]*([.$M$3]+[.$O$3])" office:value-type="currency" office:currency="USD" office:value="0" calcext:value-type="currency">
            <text:p>$0.00</text:p>
          </table:table-cell>
          <table:table-cell table:style-name="ce80" table:formula="of:=IF(AND([.W68]=0;[.Q68]=0);IF(([.X67]+[.$M68])&gt;0;[.$M68]*(1+[.$AA$3]);0);0)+[.$K$9]*[.D68]*([.$M$3]+[.$O$3])" office:value-type="currency" office:currency="USD" office:value="0" calcext:value-type="currency">
            <text:p>$0.00</text:p>
          </table:table-cell>
          <table:table-cell table:style-name="ce76" table:formula="of:=IF(AND([.W68]=0;[.Q68]=0;[.R68]=0);IF(([.Y67]+[.$M68])&gt;0;[.$M68]*(1+[.$AA$3]);0);0)+[.$G$9]*[.E68]*([.$M$4]+[.$O$4])" office:value-type="currency" office:currency="USD" office:value="0" calcext:value-type="currency">
            <text:p>$0.00</text:p>
          </table:table-cell>
          <table:table-cell table:style-name="ce80" table:formula="of:=IF(AND([.X68]=0;[.Q68]=0;[.R68]=0;[.S68]=0);IF(([.Z67]+[.$M68])&gt;0;[.$M68]*(1+[.$AA$3]);0);0)+[.$O$9]*[.E68]*([.$M$4]+[.$O$4])" office:value-type="currency" office:currency="USD" office:value="0" calcext:value-type="currency">
            <text:p>$0.00</text:p>
          </table:table-cell>
          <table:table-cell table:style-name="ce88" table:formula="of:=IF([.O68]&lt;&gt;0;(([.U67]+[.O68])*(1+[.$W$8])-([.U67]+[.O68])*[.$W$8]*[.$AA$3]);0)" office:value-type="currency" office:currency="USD" office:value="0" calcext:value-type="currency">
            <text:p>$0.00</text:p>
          </table:table-cell>
          <table:table-cell table:style-name="ce80" table:formula="of:=IF([.P68]&lt;&gt;0;(([.V67]+[.P68])*(1+[.$W$8])-([.V67]+[.P68])*[.$AA$8]*[.$AA$3]);0)" office:value-type="currency" office:currency="USD" office:value="0" calcext:value-type="currency">
            <text:p>$0.00</text:p>
          </table:table-cell>
          <table:table-cell table:style-name="ce76" table:formula="of:=IF(AND([.$O68]=0 ;[.Q68]=0);0;[.W67]*(1+[.$E$8])+[.Q68])" office:value-type="currency" office:currency="USD" office:value="0" calcext:value-type="currency">
            <text:p>$0.00</text:p>
          </table:table-cell>
          <table:table-cell table:style-name="ce80" table:formula="of:=IF(AND([.O68]=0;[.Q68]=0;[.R68]=0);0;[.X67]*(1+[.$I$8])+[.R68])" office:value-type="currency" office:currency="USD" office:value="0" calcext:value-type="currency">
            <text:p>$0.00</text:p>
          </table:table-cell>
          <table:table-cell table:style-name="ce76" table:formula="of:=IF(AND([.O68]=0;[.Q68]=0;[.R68]=0;[.S68]=0);0;[.Y67]*(1+[.$M$8])+[.S68])" office:value-type="currency" office:currency="USD" office:value="0" calcext:value-type="currency">
            <text:p>$0.00</text:p>
          </table:table-cell>
          <table:table-cell table:style-name="ce80" table:formula="of:=IF(AND([.O68]=0;[.Q68]=0;[.R68]=0;[.S68]=0;[.T68]=0);0;[.Z67]*(1+[.$Q$8])+[.T68])" office:value-type="currency" office:currency="USD" office:value="0" calcext:value-type="currency">
            <text:p>$0.00</text:p>
          </table:table-cell>
          <table:table-cell table:style-name="ce63" table:formula="of:=IF(([.A68]-[.$A$20])&lt;[.$AE$8];[.AA67]*(1+[.$Y$3]);0)" office:value-type="currency" office:currency="USD" office:value="639334.103104716" calcext:value-type="currency">
            <text:p>$639,334</text:p>
          </table:table-cell>
          <table:table-cell table:style-name="ce68" table:formula="of:=IF(([.A68]-[.$A$20])&lt;[.$AI$8];[.AB67]*(1+[.$Y$3]);0)" office:value-type="currency" office:currency="USD" office:value="0" calcext:value-type="currency">
            <text:p>$0</text:p>
          </table:table-cell>
          <table:table-cell table:style-name="ce93" table:formula="of:=SUM([.U68:.AB68])+[.N68]" office:value-type="currency" office:currency="USD" office:value="649334.103104716" calcext:value-type="currency">
            <text:p>$649,334</text:p>
          </table:table-cell>
          <table:table-cell table:style-name="ce99" table:formula="of:=[.AD67]+1" office:value-type="float" office:value="2074" calcext:value-type="float">
            <text:p>2074</text:p>
          </table:table-cell>
          <table:table-cell table:style-name="ce23" table:number-columns-repeated="25"/>
          <table:table-cell table:number-columns-repeated="3"/>
        </table:table-row>
        <table:table-row table:style-name="ro8">
          <table:table-cell table:style-name="ce22" table:formula="of:=[.A68]+1" office:value-type="float" office:value="2075" calcext:value-type="float">
            <text:p>2075</text:p>
          </table:table-cell>
          <table:table-cell table:style-name="ce33" table:formula="of:=[.B68]+1" office:value-type="float" office:value="99" calcext:value-type="float">
            <text:p>99</text:p>
          </table:table-cell>
          <table:table-cell table:style-name="ce44" table:formula="of:=IF([.$C$4]&lt;&gt;&quot;&quot;;[.C68]+1;0)" office:value-type="float" office:value="99" calcext:value-type="float">
            <text:p>99</text:p>
          </table:table-cell>
          <table:table-cell table:style-name="ce55" table:formula="of:=IF([.B69]&lt;=[.$E$3];[.$G$3];0)*(1+[.$I$3])^([.A69]-[.$A$20])" office:value-type="currency" office:currency="USD" office:value="0" calcext:value-type="currency">
            <text:p>$0</text:p>
          </table:table-cell>
          <table:table-cell table:style-name="ce64" table:formula="of:=IF([.C69]&lt;=[.$E$4];[.$G$4];0)*(1+[.$I$4])^([.A69]-[.$A$20])" office:value-type="currency" office:currency="USD" office:value="0" calcext:value-type="currency">
            <text:p>$0</text:p>
          </table:table-cell>
          <table:table-cell table:style-name="ce69" table:formula="of:=SUM([.D69:.E69])" office:value-type="currency" office:currency="USD" office:value="0" calcext:value-type="currency">
            <text:p>$0</text:p>
          </table:table-cell>
          <table:table-cell table:style-name="ce64" table:formula="of:=IF([.B69]&gt;[.$S$3];[.$Q$3]*12)" office:value-type="currency" office:currency="USD" office:value="1200" calcext:value-type="currency">
            <text:p>$1,200</text:p>
          </table:table-cell>
          <table:table-cell table:style-name="ce69" table:formula="of:=IF([.C69]&gt;[.$S$4];[.$Q$4]*12)" office:value-type="currency" office:currency="USD" office:value="0" calcext:value-type="currency">
            <text:p>$0</text:p>
          </table:table-cell>
          <table:table-cell table:style-name="ce64" table:formula="of:=IF([.B69]&gt;[.$W$3];[.$U$3]*12)" office:value-type="currency" office:currency="USD" office:value="18000" calcext:value-type="currency">
            <text:p>$18,000</text:p>
          </table:table-cell>
          <table:table-cell table:style-name="ce69" table:formula="of:=IF([.C69]&gt;[.$W$4];[.$U$4]*12)" office:value-type="currency" office:currency="USD" office:value="18000" calcext:value-type="currency">
            <text:p>$18,000</text:p>
          </table:table-cell>
          <table:table-cell table:style-name="ce74" table:formula="of:=SUM([.F69:.J69])" office:value-type="currency" office:currency="USD" office:value="37200" calcext:value-type="currency">
            <text:p>$37,200</text:p>
          </table:table-cell>
          <table:table-cell table:style-name="ce55" table:formula="of:=((SUM([.$C$13:.$AE$13])+SUM([.$C$14:.$AE$14])*12-IF([.B69]&gt;[.$E$3];[.$U$13];0)-IF([.C69]&gt;[.$E$4];[.$W$13];0)+IF(AND([.B69]&gt;[.$E$3];[.C69]&gt;[.$E$4]);[.$AG$14]*12;0))*IF(AND([.B69]&gt;[.$E$3];[.C69]&gt;[.$E$4]);[.$AI$3];1))*((1+[.$Y$3])^([.A69]-[.$A$20]))" office:value-type="currency" office:currency="USD" office:value="259889.312912067" calcext:value-type="currency">
            <text:p>$259,889</text:p>
          </table:table-cell>
          <table:table-cell table:style-name="ce77" table:formula="of:=[.K69]-[.L69]+IF([.A69]-[.$A$20]=[.$AE$8];[.AA68];0)+IF([.A69]-[.$A$20]=[.$AI$8];[.AB68];0)" office:value-type="currency" office:currency="USD" office:value="-222689.312912067" calcext:value-type="currency">
            <text:p>-$222,689.31</text:p>
          </table:table-cell>
          <table:table-cell table:style-name="ce69" table:formula="of:=[.$AC$3]+[.$AC$4]" office:value-type="currency" office:currency="USD" office:value="10000" calcext:value-type="currency">
            <text:p>$10,000</text:p>
          </table:table-cell>
          <table:table-cell table:style-name="ce77" table:formula="of:=IF([.$K69]&gt;=[.$L69];([.$N68]-[.$N69]+[.$M69])*[.$AE$3];IF([.U68]+[.$M69]*[.$AE$3]&gt;0;[.$M69]*[.$AE$3];0))" office:value-type="currency" office:currency="USD" office:value="0" calcext:value-type="currency">
            <text:p>$0.00</text:p>
          </table:table-cell>
          <table:table-cell table:style-name="ce81" table:formula="of:=IF([.$K69]&gt;=[.$L69];([.$N68]-[.$N69]+[.$M69])*[.$AG$3];IF([.V68]+[.$M69]*[.$AG$3]&gt;0;[.$M69]*[.$AG$3];0))" office:value-type="currency" office:currency="USD" office:value="0" calcext:value-type="currency">
            <text:p>$0.00</text:p>
          </table:table-cell>
          <table:table-cell table:style-name="ce77" table:formula="of:=IF([.U69]&gt;0;0;IF(([.W68]+[.$M69])&gt;0;[.$M69]*(1+[.$AA$3]);0))+[.$C$9]*[.D69]*([.$M$3]+[.$O$3])" office:value-type="currency" office:currency="USD" office:value="0" calcext:value-type="currency">
            <text:p>$0.00</text:p>
          </table:table-cell>
          <table:table-cell table:style-name="ce81" table:formula="of:=IF(AND([.W69]=0;[.Q69]=0);IF(([.X68]+[.$M69])&gt;0;[.$M69]*(1+[.$AA$3]);0);0)+[.$K$9]*[.D69]*([.$M$3]+[.$O$3])" office:value-type="currency" office:currency="USD" office:value="0" calcext:value-type="currency">
            <text:p>$0.00</text:p>
          </table:table-cell>
          <table:table-cell table:style-name="ce77" table:formula="of:=IF(AND([.W69]=0;[.Q69]=0;[.R69]=0);IF(([.Y68]+[.$M69])&gt;0;[.$M69]*(1+[.$AA$3]);0);0)+[.$G$9]*[.E69]*([.$M$4]+[.$O$4])" office:value-type="currency" office:currency="USD" office:value="0" calcext:value-type="currency">
            <text:p>$0.00</text:p>
          </table:table-cell>
          <table:table-cell table:style-name="ce81" table:formula="of:=IF(AND([.X69]=0;[.Q69]=0;[.R69]=0;[.S69]=0);IF(([.Z68]+[.$M69])&gt;0;[.$M69]*(1+[.$AA$3]);0);0)+[.$O$9]*[.E69]*([.$M$4]+[.$O$4])" office:value-type="currency" office:currency="USD" office:value="0" calcext:value-type="currency">
            <text:p>$0.00</text:p>
          </table:table-cell>
          <table:table-cell table:style-name="ce89" table:formula="of:=IF([.O69]&lt;&gt;0;(([.U68]+[.O69])*(1+[.$W$8])-([.U68]+[.O69])*[.$W$8]*[.$AA$3]);0)" office:value-type="currency" office:currency="USD" office:value="0" calcext:value-type="currency">
            <text:p>$0.00</text:p>
          </table:table-cell>
          <table:table-cell table:style-name="ce81" table:formula="of:=IF([.P69]&lt;&gt;0;(([.V68]+[.P69])*(1+[.$W$8])-([.V68]+[.P69])*[.$AA$8]*[.$AA$3]);0)" office:value-type="currency" office:currency="USD" office:value="0" calcext:value-type="currency">
            <text:p>$0.00</text:p>
          </table:table-cell>
          <table:table-cell table:style-name="ce77" table:formula="of:=IF(AND([.$O69]=0 ;[.Q69]=0);0;[.W68]*(1+[.$E$8])+[.Q69])" office:value-type="currency" office:currency="USD" office:value="0" calcext:value-type="currency">
            <text:p>$0.00</text:p>
          </table:table-cell>
          <table:table-cell table:style-name="ce81" table:formula="of:=IF(AND([.O69]=0;[.Q69]=0;[.R69]=0);0;[.X68]*(1+[.$I$8])+[.R69])" office:value-type="currency" office:currency="USD" office:value="0" calcext:value-type="currency">
            <text:p>$0.00</text:p>
          </table:table-cell>
          <table:table-cell table:style-name="ce77" table:formula="of:=IF(AND([.O69]=0;[.Q69]=0;[.R69]=0;[.S69]=0);0;[.Y68]*(1+[.$M$8])+[.S69])" office:value-type="currency" office:currency="USD" office:value="0" calcext:value-type="currency">
            <text:p>$0.00</text:p>
          </table:table-cell>
          <table:table-cell table:style-name="ce81" table:formula="of:=IF(AND([.O69]=0;[.Q69]=0;[.R69]=0;[.S69]=0;[.T69]=0);0;[.Z68]*(1+[.$Q$8])+[.T69])" office:value-type="currency" office:currency="USD" office:value="0" calcext:value-type="currency">
            <text:p>$0.00</text:p>
          </table:table-cell>
          <table:table-cell table:style-name="ce64" table:formula="of:=IF(([.A69]-[.$A$20])&lt;[.$AE$8];[.AA68]*(1+[.$Y$3]);0)" office:value-type="currency" office:currency="USD" office:value="654678.121579229" calcext:value-type="currency">
            <text:p>$654,678</text:p>
          </table:table-cell>
          <table:table-cell table:style-name="ce69" table:formula="of:=IF(([.A69]-[.$A$20])&lt;[.$AI$8];[.AB68]*(1+[.$Y$3]);0)" office:value-type="currency" office:currency="USD" office:value="0" calcext:value-type="currency">
            <text:p>$0</text:p>
          </table:table-cell>
          <table:table-cell table:style-name="ce94" table:formula="of:=SUM([.U69:.AB69])+[.N69]" office:value-type="currency" office:currency="USD" office:value="664678.121579229" calcext:value-type="currency">
            <text:p>$664,678</text:p>
          </table:table-cell>
          <table:table-cell table:style-name="ce99" table:formula="of:=[.AD68]+1" office:value-type="float" office:value="2075" calcext:value-type="float">
            <text:p>2075</text:p>
          </table:table-cell>
          <table:table-cell table:style-name="ce23" table:number-columns-repeated="25"/>
          <table:table-cell table:number-columns-repeated="3"/>
        </table:table-row>
        <table:table-row table:style-name="ro3">
          <table:table-cell table:style-name="ce23" table:number-columns-repeated="3"/>
          <table:table-cell table:style-name="ce56" table:number-columns-repeated="5"/>
          <table:table-cell table:style-name="ce23" table:number-columns-repeated="8"/>
          <table:table-cell table:style-name="ce56" table:number-columns-repeated="2"/>
          <table:table-cell table:style-name="ce23" table:number-columns-repeated="37"/>
          <table:table-cell table:number-columns-repeated="3"/>
        </table:table-row>
        <table:table-row table:style-name="ro3" table:number-rows-repeated="5">
          <table:table-cell table:style-name="ce23" table:number-columns-repeated="3"/>
          <table:table-cell table:style-name="ce56" table:number-columns-repeated="5"/>
          <table:table-cell table:style-name="ce23" table:number-columns-repeated="47"/>
          <table:table-cell table:number-columns-repeated="3"/>
        </table:table-row>
        <table:table-row table:style-name="ro3" table:number-rows-repeated="287">
          <table:table-cell table:style-name="ce23" table:number-columns-repeated="55"/>
          <table:table-cell table:number-columns-repeated="3"/>
        </table:table-row>
        <table:table-row table:style-name="ro3" table:number-rows-repeated="1048213">
          <table:table-cell table:number-columns-repeated="58"/>
        </table:table-row>
        <table:table-row table:style-name="ro3">
          <table:table-cell table:number-columns-repeated="58"/>
        </table:table-row>
        <calcext:conditional-formats>
          <calcext:conditional-format calcext:target-range-address="'retirement planner'.B20:'retirement planner'.B69">
            <calcext:condition calcext:apply-style-name="Untitled1" calcext:value="&gt;[$'retirement planner'.$E$3]" calcext:base-cell-address="'retirement planner'.B20"/>
          </calcext:conditional-format>
          <calcext:conditional-format calcext:target-range-address="'retirement planner'.C20:'retirement planner'.C69">
            <calcext:condition calcext:apply-style-name="Untitled1" calcext:value="&gt;[$'retirement planner'.$E$4]" calcext:base-cell-address="'retirement planner'.C20"/>
          </calcext:conditional-format>
          <calcext:conditional-format calcext:target-range-address="'retirement planner'.D20:'retirement planner'.D20">
            <calcext:condition calcext:apply-style-name="Untitled1" calcext:value="&gt;[$'retirement planner'.$E$4]" calcext:base-cell-address="'retirement planner'.D20"/>
          </calcext:conditional-format>
        </calcext:conditional-formats>
      </table:table>
      <table:table table:name="simple savings calculator" table:style-name="ta2">
        <table:table-column table:style-name="co17" table:number-columns-repeated="2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number-columns-repeated="2" table:default-cell-style-name="ce110"/>
        <table:table-column table:style-name="co21" table:default-cell-style-name="ce110"/>
        <table:table-column table:style-name="co17" table:default-cell-style-name="ce110"/>
        <table:table-column table:style-name="co22" table:default-cell-style-name="ce110"/>
        <table:table-column table:style-name="co17" table:number-columns-repeated="2" table:default-cell-style-name="ce110"/>
        <table:table-column table:style-name="co23" table:default-cell-style-name="ce110"/>
        <table:table-column table:style-name="co17" table:number-columns-repeated="9" table:default-cell-style-name="ce110"/>
        <table:table-column table:style-name="co17" table:number-columns-repeated="16363"/>
        <table:table-row table:style-name="ro3">
          <table:table-cell table:number-columns-repeated="7"/>
          <table:table-cell table:style-name="Default" table:number-columns-repeated="13"/>
          <table:table-cell/>
          <table:table-cell table:style-name="ce110" table:number-columns-repeated="16363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3"/>
          <table:table-cell/>
          <table:table-cell table:style-name="ce110" table:number-columns-repeated="16363"/>
        </table:table-row>
        <table:table-row table:style-name="ro3">
          <table:table-cell/>
          <table:table-cell table:style-name="ce111" office:value-type="string" calcext:value-type="string">
            <text:p>month</text:p>
          </table:table-cell>
          <table:table-cell table:style-name="ce111" office:value-type="string" calcext:value-type="string">
            <text:p>Principle</text:p>
          </table:table-cell>
          <table:table-cell table:style-name="ce111" office:value-type="string" calcext:value-type="string">
            <text:p>Interest Gained</text:p>
          </table:table-cell>
          <table:table-cell table:style-name="ce111" office:value-type="string" calcext:value-type="string">
            <text:p>Tax</text:p>
          </table:table-cell>
          <table:table-cell table:style-name="ce111" office:value-type="string" calcext:value-type="string">
            <text:p>Deposit</text:p>
          </table:table-cell>
          <table:table-cell table:style-name="ce111" office:value-type="string" calcext:value-type="string">
            <text:p>Balance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 table:style-name="ce111" office:value-type="string" calcext:value-type="string">
            <text:p>Start</text:p>
          </table:table-cell>
          <table:table-cell table:style-name="ce111" office:value-type="float" office:value="0" calcext:value-type="float">
            <text:p>0</text:p>
          </table:table-cell>
          <table:table-cell table:style-name="ce112" office:value-type="currency" office:currency="USD" office:value="25000" calcext:value-type="currency">
            <text:p>$25,000</text:p>
          </table:table-cell>
          <table:table-cell table:style-name="ce114" office:value-type="float" office:value="0" calcext:value-type="float">
            <text:p>0</text:p>
          </table:table-cell>
          <table:table-cell table:style-name="ce114"/>
          <table:table-cell table:style-name="ce114" office:value-type="float" office:value="0" calcext:value-type="float">
            <text:p>0</text:p>
          </table:table-cell>
          <table:table-cell table:style-name="ce113" table:formula="of:=[.C4]+[.D4]+[.F4]" office:value-type="currency" office:currency="USD" office:value="25000" calcext:value-type="currency">
            <text:p>$25,000.0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" calcext:value-type="float">
            <text:p>1</text:p>
          </table:table-cell>
          <table:table-cell table:style-name="ce113" table:formula="of:=[.G4]" office:value-type="currency" office:currency="USD" office:value="25000" calcext:value-type="currency">
            <text:p>$25,000.00</text:p>
          </table:table-cell>
          <table:table-cell table:style-name="ce113" table:formula="of:=[.C5]*([.$J$9]/12)" office:value-type="currency" office:currency="USD" office:value="83.3333333333333" calcext:value-type="currency">
            <text:p>$83.33</text:p>
          </table:table-cell>
          <table:table-cell table:style-name="ce113" table:formula="of:=[.$J$10]*[.D5]" office:value-type="currency" office:currency="USD" office:value="16.6666666666667" calcext:value-type="currency">
            <text:p>$16.6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5]+[.D5]+[.F5]-[.E5]" office:value-type="currency" office:currency="USD" office:value="25266.6666666667" calcext:value-type="currency">
            <text:p>$25,266.6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" calcext:value-type="float">
            <text:p>2</text:p>
          </table:table-cell>
          <table:table-cell table:style-name="ce113" table:formula="of:=[.G5]" office:value-type="currency" office:currency="USD" office:value="25266.6666666667" calcext:value-type="currency">
            <text:p>$25,266.67</text:p>
          </table:table-cell>
          <table:table-cell table:style-name="ce113" table:formula="of:=[.C6]*([.$J$9]/12)" office:value-type="currency" office:currency="USD" office:value="84.2222222222222" calcext:value-type="currency">
            <text:p>$84.22</text:p>
          </table:table-cell>
          <table:table-cell table:style-name="ce113" table:formula="of:=[.$J$10]*[.D6]" office:value-type="currency" office:currency="USD" office:value="16.8444444444444" calcext:value-type="currency">
            <text:p>$16.84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6]+[.D6]+[.F6]-[.E6]" office:value-type="currency" office:currency="USD" office:value="25534.0444444444" calcext:value-type="currency">
            <text:p>$25,534.04</text:p>
          </table:table-cell>
          <table:table-cell/>
          <table:table-cell table:style-name="ce111" office:value-type="string" calcext:value-type="string">
            <text:p>Month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" calcext:value-type="float">
            <text:p>3</text:p>
          </table:table-cell>
          <table:table-cell table:style-name="ce113" table:formula="of:=[.G6]" office:value-type="currency" office:currency="USD" office:value="25534.0444444444" calcext:value-type="currency">
            <text:p>$25,534.04</text:p>
          </table:table-cell>
          <table:table-cell table:style-name="ce113" table:formula="of:=[.C7]*([.$J$9]/12)" office:value-type="currency" office:currency="USD" office:value="85.1134814814815" calcext:value-type="currency">
            <text:p>$85.11</text:p>
          </table:table-cell>
          <table:table-cell table:style-name="ce113" table:formula="of:=[.$J$10]*[.D7]" office:value-type="currency" office:currency="USD" office:value="17.0226962962963" calcext:value-type="currency">
            <text:p>$17.02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7]+[.D7]+[.F7]-[.E7]" office:value-type="currency" office:currency="USD" office:value="25802.1352296296" calcext:value-type="currency">
            <text:p>$25,802.14</text:p>
          </table:table-cell>
          <table:table-cell/>
          <table:table-cell table:style-name="ce111" office:value-type="string" calcext:value-type="string">
            <text:p>Deposit</text:p>
          </table:table-cell>
          <table:table-cell table:number-columns-repeated="12" table:style-name="ce112" office:value-type="currency" office:currency="USD" office:value="200" calcext:value-type="currency">
            <text:p>$200</text:p>
          </table:table-cell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" calcext:value-type="float">
            <text:p>4</text:p>
          </table:table-cell>
          <table:table-cell table:style-name="ce113" table:formula="of:=[.G7]" office:value-type="currency" office:currency="USD" office:value="25802.1352296296" calcext:value-type="currency">
            <text:p>$25,802.14</text:p>
          </table:table-cell>
          <table:table-cell table:style-name="ce113" table:formula="of:=[.C8]*([.$J$9]/12)" office:value-type="currency" office:currency="USD" office:value="86.0071174320988" calcext:value-type="currency">
            <text:p>$86.01</text:p>
          </table:table-cell>
          <table:table-cell table:style-name="ce113" table:formula="of:=[.$J$10]*[.D8]" office:value-type="currency" office:currency="USD" office:value="17.2014234864198" calcext:value-type="currency">
            <text:p>$17.20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8]+[.D8]+[.F8]-[.E8]" office:value-type="currency" office:currency="USD" office:value="26070.9409235753" calcext:value-type="currency">
            <text:p>$26,070.9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" calcext:value-type="float">
            <text:p>5</text:p>
          </table:table-cell>
          <table:table-cell table:style-name="ce113" table:formula="of:=[.G8]" office:value-type="currency" office:currency="USD" office:value="26070.9409235753" calcext:value-type="currency">
            <text:p>$26,070.94</text:p>
          </table:table-cell>
          <table:table-cell table:style-name="ce113" table:formula="of:=[.C9]*([.$J$9]/12)" office:value-type="currency" office:currency="USD" office:value="86.9031364119177" calcext:value-type="currency">
            <text:p>$86.90</text:p>
          </table:table-cell>
          <table:table-cell table:style-name="ce113" table:formula="of:=[.$J$10]*[.D9]" office:value-type="currency" office:currency="USD" office:value="17.3806272823835" calcext:value-type="currency">
            <text:p>$17.38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9]+[.D9]+[.F9]-[.E9]" office:value-type="currency" office:currency="USD" office:value="26340.4634327048" calcext:value-type="currency">
            <text:p>$26,340.46</text:p>
          </table:table-cell>
          <table:table-cell/>
          <table:table-cell table:style-name="ce111" office:value-type="string" calcext:value-type="string">
            <text:p>Interest Rate</text:p>
          </table:table-cell>
          <table:table-cell table:style-name="ce115" office:value-type="percentage" office:value="0.04" calcext:value-type="percentage">
            <text:p>4.00%</text:p>
          </table:table-cell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" calcext:value-type="float">
            <text:p>6</text:p>
          </table:table-cell>
          <table:table-cell table:style-name="ce113" table:formula="of:=[.G9]" office:value-type="currency" office:currency="USD" office:value="26340.4634327048" calcext:value-type="currency">
            <text:p>$26,340.46</text:p>
          </table:table-cell>
          <table:table-cell table:style-name="ce113" table:formula="of:=[.C10]*([.$J$9]/12)" office:value-type="currency" office:currency="USD" office:value="87.8015447756828" calcext:value-type="currency">
            <text:p>$87.80</text:p>
          </table:table-cell>
          <table:table-cell table:style-name="ce113" table:formula="of:=[.$J$10]*[.D10]" office:value-type="currency" office:currency="USD" office:value="17.5603089551366" calcext:value-type="currency">
            <text:p>$17.56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0]+[.D10]+[.F10]-[.E10]" office:value-type="currency" office:currency="USD" office:value="26610.7046685254" calcext:value-type="currency">
            <text:p>$26,610.70</text:p>
          </table:table-cell>
          <table:table-cell/>
          <table:table-cell table:style-name="ce111" office:value-type="string" calcext:value-type="string">
            <text:p>Tax rate on Interest</text:p>
          </table:table-cell>
          <table:table-cell table:style-name="ce115" office:value-type="percentage" office:value="0.2" calcext:value-type="percentage">
            <text:p>20.00%</text:p>
          </table:table-cell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" calcext:value-type="float">
            <text:p>7</text:p>
          </table:table-cell>
          <table:table-cell table:style-name="ce113" table:formula="of:=[.G10]" office:value-type="currency" office:currency="USD" office:value="26610.7046685254" calcext:value-type="currency">
            <text:p>$26,610.70</text:p>
          </table:table-cell>
          <table:table-cell table:style-name="ce113" table:formula="of:=[.C11]*([.$J$9]/12)" office:value-type="currency" office:currency="USD" office:value="88.7023488950847" calcext:value-type="currency">
            <text:p>$88.70</text:p>
          </table:table-cell>
          <table:table-cell table:style-name="ce113" table:formula="of:=[.$J$10]*[.D11]" office:value-type="currency" office:currency="USD" office:value="17.7404697790169" calcext:value-type="currency">
            <text:p>$17.74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1]+[.D11]+[.F11]-[.E11]" office:value-type="currency" office:currency="USD" office:value="26881.6665476415" calcext:value-type="currency">
            <text:p>$26,881.6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" calcext:value-type="float">
            <text:p>8</text:p>
          </table:table-cell>
          <table:table-cell table:style-name="ce113" table:formula="of:=[.G11]" office:value-type="currency" office:currency="USD" office:value="26881.6665476415" calcext:value-type="currency">
            <text:p>$26,881.67</text:p>
          </table:table-cell>
          <table:table-cell table:style-name="ce113" table:formula="of:=[.C12]*([.$J$9]/12)" office:value-type="currency" office:currency="USD" office:value="89.6055551588049" calcext:value-type="currency">
            <text:p>$89.61</text:p>
          </table:table-cell>
          <table:table-cell table:style-name="ce113" table:formula="of:=[.$J$10]*[.D12]" office:value-type="currency" office:currency="USD" office:value="17.921111031761" calcext:value-type="currency">
            <text:p>$17.92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2]+[.D12]+[.F12]-[.E12]" office:value-type="currency" office:currency="USD" office:value="27153.3509917685" calcext:value-type="currency">
            <text:p>$27,153.3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" calcext:value-type="float">
            <text:p>9</text:p>
          </table:table-cell>
          <table:table-cell table:style-name="ce113" table:formula="of:=[.G12]" office:value-type="currency" office:currency="USD" office:value="27153.3509917685" calcext:value-type="currency">
            <text:p>$27,153.35</text:p>
          </table:table-cell>
          <table:table-cell table:style-name="ce113" table:formula="of:=[.C13]*([.$J$9]/12)" office:value-type="currency" office:currency="USD" office:value="90.5111699725617" calcext:value-type="currency">
            <text:p>$90.51</text:p>
          </table:table-cell>
          <table:table-cell table:style-name="ce113" table:formula="of:=[.$J$10]*[.D13]" office:value-type="currency" office:currency="USD" office:value="18.1022339945123" calcext:value-type="currency">
            <text:p>$18.10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3]+[.D13]+[.F13]-[.E13]" office:value-type="currency" office:currency="USD" office:value="27425.7599277466" calcext:value-type="currency">
            <text:p>$27,425.76</text:p>
          </table:table-cell>
          <table:table-cell/>
          <table:table-cell table:style-name="ce111" office:value-type="string" calcext:value-type="string">
            <text:p>10YEARS</text:p>
          </table:table-cell>
          <table:table-cell table:style-name="ce116" office:value-type="string" calcext:value-type="string" table:number-columns-spanned="2" table:number-rows-spanned="1">
            <text:p>MONTHLY INCOME</text:p>
          </table:table-cell>
          <table:covered-table-cell table:style-name="ce111"/>
          <table:table-cell table:number-columns-repeated="10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" calcext:value-type="float">
            <text:p>10</text:p>
          </table:table-cell>
          <table:table-cell table:style-name="ce113" table:formula="of:=[.G13]" office:value-type="currency" office:currency="USD" office:value="27425.7599277466" calcext:value-type="currency">
            <text:p>$27,425.76</text:p>
          </table:table-cell>
          <table:table-cell table:style-name="ce113" table:formula="of:=[.C14]*([.$J$9]/12)" office:value-type="currency" office:currency="USD" office:value="91.4191997591552" calcext:value-type="currency">
            <text:p>$91.42</text:p>
          </table:table-cell>
          <table:table-cell table:style-name="ce113" table:formula="of:=[.$J$10]*[.D14]" office:value-type="currency" office:currency="USD" office:value="18.283839951831" calcext:value-type="currency">
            <text:p>$18.28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4]+[.D14]+[.F14]-[.E14]" office:value-type="currency" office:currency="USD" office:value="27698.8952875539" calcext:value-type="currency">
            <text:p>$27,698.90</text:p>
          </table:table-cell>
          <table:table-cell/>
          <table:table-cell table:style-name="ce111"/>
          <table:table-cell table:style-name="ce117" table:formula="of:=[.D124]+1700" office:value-type="currency" office:currency="USD" office:value="1907.62678098487" calcext:value-type="currency" table:number-columns-spanned="2" table:number-rows-spanned="1">
            <text:p>$1,907.63</text:p>
          </table:table-cell>
          <table:covered-table-cell table:style-name="ce111"/>
          <table:table-cell table:number-columns-repeated="10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" calcext:value-type="float">
            <text:p>11</text:p>
          </table:table-cell>
          <table:table-cell table:style-name="ce113" table:formula="of:=[.G14]" office:value-type="currency" office:currency="USD" office:value="27698.8952875539" calcext:value-type="currency">
            <text:p>$27,698.90</text:p>
          </table:table-cell>
          <table:table-cell table:style-name="ce113" table:formula="of:=[.C15]*([.$J$9]/12)" office:value-type="currency" office:currency="USD" office:value="92.3296509585129" calcext:value-type="currency">
            <text:p>$92.33</text:p>
          </table:table-cell>
          <table:table-cell table:style-name="ce113" table:formula="of:=[.$J$10]*[.D15]" office:value-type="currency" office:currency="USD" office:value="18.4659301917026" calcext:value-type="currency">
            <text:p>$18.47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5]+[.D15]+[.F15]-[.E15]" office:value-type="currency" office:currency="USD" office:value="27972.7590083207" calcext:value-type="currency">
            <text:p>$27,972.7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" calcext:value-type="float">
            <text:p>12</text:p>
          </table:table-cell>
          <table:table-cell table:style-name="ce113" table:formula="of:=[.G15]" office:value-type="currency" office:currency="USD" office:value="27972.7590083207" calcext:value-type="currency">
            <text:p>$27,972.76</text:p>
          </table:table-cell>
          <table:table-cell table:style-name="ce113" table:formula="of:=[.C16]*([.$J$9]/12)" office:value-type="currency" office:currency="USD" office:value="93.2425300277357" calcext:value-type="currency">
            <text:p>$93.24</text:p>
          </table:table-cell>
          <table:table-cell table:style-name="ce113" table:formula="of:=[.$J$10]*[.D16]" office:value-type="currency" office:currency="USD" office:value="18.6485060055471" calcext:value-type="currency">
            <text:p>$18.65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6]+[.D16]+[.F16]-[.E16]" office:value-type="currency" office:currency="USD" office:value="28247.3530323429" calcext:value-type="currency">
            <text:p>$28,247.3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" calcext:value-type="float">
            <text:p>13</text:p>
          </table:table-cell>
          <table:table-cell table:style-name="ce113" table:formula="of:=[.G16]" office:value-type="currency" office:currency="USD" office:value="28247.3530323429" calcext:value-type="currency">
            <text:p>$28,247.35</text:p>
          </table:table-cell>
          <table:table-cell table:style-name="ce113" table:formula="of:=[.C17]*([.$J$9]/12)" office:value-type="currency" office:currency="USD" office:value="94.1578434411429" calcext:value-type="currency">
            <text:p>$94.16</text:p>
          </table:table-cell>
          <table:table-cell table:style-name="ce113" table:formula="of:=[.$J$10]*[.D17]" office:value-type="currency" office:currency="USD" office:value="18.8315686882286" calcext:value-type="currency">
            <text:p>$18.83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7]+[.D17]+[.F17]-[.E17]" office:value-type="currency" office:currency="USD" office:value="28522.6793070958" calcext:value-type="currency">
            <text:p>$28,522.6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" calcext:value-type="float">
            <text:p>14</text:p>
          </table:table-cell>
          <table:table-cell table:style-name="ce113" table:formula="of:=[.G17]" office:value-type="currency" office:currency="USD" office:value="28522.6793070958" calcext:value-type="currency">
            <text:p>$28,522.68</text:p>
          </table:table-cell>
          <table:table-cell table:style-name="ce113" table:formula="of:=[.C18]*([.$J$9]/12)" office:value-type="currency" office:currency="USD" office:value="95.0755976903193" calcext:value-type="currency">
            <text:p>$95.08</text:p>
          </table:table-cell>
          <table:table-cell table:style-name="ce113" table:formula="of:=[.$J$10]*[.D18]" office:value-type="currency" office:currency="USD" office:value="19.0151195380639" calcext:value-type="currency">
            <text:p>$19.02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8]+[.D18]+[.F18]-[.E18]" office:value-type="currency" office:currency="USD" office:value="28798.7397852481" calcext:value-type="currency">
            <text:p>$28,798.7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" calcext:value-type="float">
            <text:p>15</text:p>
          </table:table-cell>
          <table:table-cell table:style-name="ce113" table:formula="of:=[.G18]" office:value-type="currency" office:currency="USD" office:value="28798.7397852481" calcext:value-type="currency">
            <text:p>$28,798.74</text:p>
          </table:table-cell>
          <table:table-cell table:style-name="ce113" table:formula="of:=[.C19]*([.$J$9]/12)" office:value-type="currency" office:currency="USD" office:value="95.9957992841602" calcext:value-type="currency">
            <text:p>$96.00</text:p>
          </table:table-cell>
          <table:table-cell table:style-name="ce113" table:formula="of:=[.$J$10]*[.D19]" office:value-type="currency" office:currency="USD" office:value="19.199159856832" calcext:value-type="currency">
            <text:p>$19.20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9]+[.D19]+[.F19]-[.E19]" office:value-type="currency" office:currency="USD" office:value="29075.5364246754" calcext:value-type="currency">
            <text:p>$29,075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" calcext:value-type="float">
            <text:p>16</text:p>
          </table:table-cell>
          <table:table-cell table:style-name="ce113" table:formula="of:=[.G19]" office:value-type="currency" office:currency="USD" office:value="29075.5364246754" calcext:value-type="currency">
            <text:p>$29,075.54</text:p>
          </table:table-cell>
          <table:table-cell table:style-name="ce113" table:formula="of:=[.C20]*([.$J$9]/12)" office:value-type="currency" office:currency="USD" office:value="96.9184547489179" calcext:value-type="currency">
            <text:p>$96.92</text:p>
          </table:table-cell>
          <table:table-cell table:style-name="ce113" table:formula="of:=[.$J$10]*[.D20]" office:value-type="currency" office:currency="USD" office:value="19.3836909497836" calcext:value-type="currency">
            <text:p>$19.38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20]+[.D20]+[.F20]-[.E20]" office:value-type="currency" office:currency="USD" office:value="29353.0711884745" calcext:value-type="currency">
            <text:p>$29,353.0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" calcext:value-type="float">
            <text:p>17</text:p>
          </table:table-cell>
          <table:table-cell table:style-name="ce113" table:formula="of:=[.G20]" office:value-type="currency" office:currency="USD" office:value="29353.0711884745" calcext:value-type="currency">
            <text:p>$29,353.07</text:p>
          </table:table-cell>
          <table:table-cell table:style-name="ce113" table:formula="of:=[.C21]*([.$J$9]/12)" office:value-type="currency" office:currency="USD" office:value="97.8435706282484" calcext:value-type="currency">
            <text:p>$97.84</text:p>
          </table:table-cell>
          <table:table-cell table:style-name="ce113" table:formula="of:=[.$J$10]*[.D21]" office:value-type="currency" office:currency="USD" office:value="19.5687141256497" calcext:value-type="currency">
            <text:p>$19.57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21]+[.D21]+[.F21]-[.E21]" office:value-type="currency" office:currency="USD" office:value="29631.3460449771" calcext:value-type="currency">
            <text:p>$29,631.3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" calcext:value-type="float">
            <text:p>18</text:p>
          </table:table-cell>
          <table:table-cell table:style-name="ce113" table:formula="of:=[.G21]" office:value-type="currency" office:currency="USD" office:value="29631.3460449771" calcext:value-type="currency">
            <text:p>$29,631.35</text:p>
          </table:table-cell>
          <table:table-cell table:style-name="ce113" table:formula="of:=[.C22]*([.$J$9]/12)" office:value-type="currency" office:currency="USD" office:value="98.7711534832571" calcext:value-type="currency">
            <text:p>$98.77</text:p>
          </table:table-cell>
          <table:table-cell table:style-name="ce113" table:formula="of:=[.$J$10]*[.D22]" office:value-type="currency" office:currency="USD" office:value="19.7542306966514" calcext:value-type="currency">
            <text:p>$19.75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22]+[.D22]+[.F22]-[.E22]" office:value-type="currency" office:currency="USD" office:value="29910.3629677637" calcext:value-type="currency">
            <text:p>$29,910.3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" calcext:value-type="float">
            <text:p>19</text:p>
          </table:table-cell>
          <table:table-cell table:style-name="ce113" table:formula="of:=[.G22]" office:value-type="currency" office:currency="USD" office:value="29910.3629677637" calcext:value-type="currency">
            <text:p>$29,910.36</text:p>
          </table:table-cell>
          <table:table-cell table:style-name="ce113" table:formula="of:=[.C23]*([.$J$9]/12)" office:value-type="currency" office:currency="USD" office:value="99.7012098925457" calcext:value-type="currency">
            <text:p>$99.70</text:p>
          </table:table-cell>
          <table:table-cell table:style-name="ce113" table:formula="of:=[.$J$10]*[.D23]" office:value-type="currency" office:currency="USD" office:value="19.9402419785092" calcext:value-type="currency">
            <text:p>$19.94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23]+[.D23]+[.F23]-[.E23]" office:value-type="currency" office:currency="USD" office:value="30190.1239356778" calcext:value-type="currency">
            <text:p>$30,190.12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" calcext:value-type="float">
            <text:p>20</text:p>
          </table:table-cell>
          <table:table-cell table:style-name="ce113" table:formula="of:=[.G23]" office:value-type="currency" office:currency="USD" office:value="30190.1239356778" calcext:value-type="currency">
            <text:p>$30,190.12</text:p>
          </table:table-cell>
          <table:table-cell table:style-name="ce113" table:formula="of:=[.C24]*([.$J$9]/12)" office:value-type="currency" office:currency="USD" office:value="100.633746452259" calcext:value-type="currency">
            <text:p>$100.63</text:p>
          </table:table-cell>
          <table:table-cell table:style-name="ce113" table:formula="of:=[.$J$10]*[.D24]" office:value-type="currency" office:currency="USD" office:value="20.1267492904518" calcext:value-type="currency">
            <text:p>$20.13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24]+[.D24]+[.F24]-[.E24]" office:value-type="currency" office:currency="USD" office:value="30470.6309328396" calcext:value-type="currency">
            <text:p>$30,470.63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" calcext:value-type="float">
            <text:p>21</text:p>
          </table:table-cell>
          <table:table-cell table:style-name="ce113" table:formula="of:=[.G24]" office:value-type="currency" office:currency="USD" office:value="30470.6309328396" calcext:value-type="currency">
            <text:p>$30,470.63</text:p>
          </table:table-cell>
          <table:table-cell table:style-name="ce113" table:formula="of:=[.C25]*([.$J$9]/12)" office:value-type="currency" office:currency="USD" office:value="101.568769776132" calcext:value-type="currency">
            <text:p>$101.57</text:p>
          </table:table-cell>
          <table:table-cell table:style-name="ce113" table:formula="of:=[.$J$10]*[.D25]" office:value-type="currency" office:currency="USD" office:value="20.3137539552264" calcext:value-type="currency">
            <text:p>$20.31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25]+[.D25]+[.F25]-[.E25]" office:value-type="currency" office:currency="USD" office:value="30751.8859486605" calcext:value-type="currency">
            <text:p>$30,751.8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" calcext:value-type="float">
            <text:p>22</text:p>
          </table:table-cell>
          <table:table-cell table:style-name="ce113" table:formula="of:=[.G25]" office:value-type="currency" office:currency="USD" office:value="30751.8859486605" calcext:value-type="currency">
            <text:p>$30,751.89</text:p>
          </table:table-cell>
          <table:table-cell table:style-name="ce113" table:formula="of:=[.C26]*([.$J$9]/12)" office:value-type="currency" office:currency="USD" office:value="102.506286495535" calcext:value-type="currency">
            <text:p>$102.51</text:p>
          </table:table-cell>
          <table:table-cell table:style-name="ce113" table:formula="of:=[.$J$10]*[.D26]" office:value-type="currency" office:currency="USD" office:value="20.501257299107" calcext:value-type="currency">
            <text:p>$20.50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26]+[.D26]+[.F26]-[.E26]" office:value-type="currency" office:currency="USD" office:value="31033.8909778569" calcext:value-type="currency">
            <text:p>$31,033.8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" calcext:value-type="float">
            <text:p>23</text:p>
          </table:table-cell>
          <table:table-cell table:style-name="ce113" table:formula="of:=[.G26]" office:value-type="currency" office:currency="USD" office:value="31033.8909778569" calcext:value-type="currency">
            <text:p>$31,033.89</text:p>
          </table:table-cell>
          <table:table-cell table:style-name="ce113" table:formula="of:=[.C27]*([.$J$9]/12)" office:value-type="currency" office:currency="USD" office:value="103.446303259523" calcext:value-type="currency">
            <text:p>$103.45</text:p>
          </table:table-cell>
          <table:table-cell table:style-name="ce113" table:formula="of:=[.$J$10]*[.D27]" office:value-type="currency" office:currency="USD" office:value="20.6892606519046" calcext:value-type="currency">
            <text:p>$20.69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27]+[.D27]+[.F27]-[.E27]" office:value-type="currency" office:currency="USD" office:value="31316.6480204645" calcext:value-type="currency">
            <text:p>$31,316.6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4" calcext:value-type="float">
            <text:p>24</text:p>
          </table:table-cell>
          <table:table-cell table:style-name="ce113" table:formula="of:=[.G27]" office:value-type="currency" office:currency="USD" office:value="31316.6480204645" calcext:value-type="currency">
            <text:p>$31,316.65</text:p>
          </table:table-cell>
          <table:table-cell table:style-name="ce113" table:formula="of:=[.C28]*([.$J$9]/12)" office:value-type="currency" office:currency="USD" office:value="104.388826734882" calcext:value-type="currency">
            <text:p>$104.39</text:p>
          </table:table-cell>
          <table:table-cell table:style-name="ce113" table:formula="of:=[.$J$10]*[.D28]" office:value-type="currency" office:currency="USD" office:value="20.8777653469763" calcext:value-type="currency">
            <text:p>$20.88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28]+[.D28]+[.F28]-[.E28]" office:value-type="currency" office:currency="USD" office:value="31600.1590818524" calcext:value-type="currency">
            <text:p>$31,600.1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5" calcext:value-type="float">
            <text:p>25</text:p>
          </table:table-cell>
          <table:table-cell table:style-name="ce113" table:formula="of:=[.G28]" office:value-type="currency" office:currency="USD" office:value="31600.1590818524" calcext:value-type="currency">
            <text:p>$31,600.16</text:p>
          </table:table-cell>
          <table:table-cell table:style-name="ce113" table:formula="of:=[.C29]*([.$J$9]/12)" office:value-type="currency" office:currency="USD" office:value="105.333863606175" calcext:value-type="currency">
            <text:p>$105.33</text:p>
          </table:table-cell>
          <table:table-cell table:style-name="ce113" table:formula="of:=[.$J$10]*[.D29]" office:value-type="currency" office:currency="USD" office:value="21.066772721235" calcext:value-type="currency">
            <text:p>$21.0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29]+[.D29]+[.F29]-[.E29]" office:value-type="currency" office:currency="USD" office:value="31884.4261727374" calcext:value-type="currency">
            <text:p>$31,884.4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6" calcext:value-type="float">
            <text:p>26</text:p>
          </table:table-cell>
          <table:table-cell table:style-name="ce113" table:formula="of:=[.G29]" office:value-type="currency" office:currency="USD" office:value="31884.4261727374" calcext:value-type="currency">
            <text:p>$31,884.43</text:p>
          </table:table-cell>
          <table:table-cell table:style-name="ce113" table:formula="of:=[.C30]*([.$J$9]/12)" office:value-type="currency" office:currency="USD" office:value="106.281420575791" calcext:value-type="currency">
            <text:p>$106.28</text:p>
          </table:table-cell>
          <table:table-cell table:style-name="ce113" table:formula="of:=[.$J$10]*[.D30]" office:value-type="currency" office:currency="USD" office:value="21.2562841151582" calcext:value-type="currency">
            <text:p>$21.26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30]+[.D30]+[.F30]-[.E30]" office:value-type="currency" office:currency="USD" office:value="32169.451309198" calcext:value-type="currency">
            <text:p>$32,169.4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7" calcext:value-type="float">
            <text:p>27</text:p>
          </table:table-cell>
          <table:table-cell table:style-name="ce113" table:formula="of:=[.G30]" office:value-type="currency" office:currency="USD" office:value="32169.451309198" calcext:value-type="currency">
            <text:p>$32,169.45</text:p>
          </table:table-cell>
          <table:table-cell table:style-name="ce113" table:formula="of:=[.C31]*([.$J$9]/12)" office:value-type="currency" office:currency="USD" office:value="107.231504363993" calcext:value-type="currency">
            <text:p>$107.23</text:p>
          </table:table-cell>
          <table:table-cell table:style-name="ce113" table:formula="of:=[.$J$10]*[.D31]" office:value-type="currency" office:currency="USD" office:value="21.4463008727987" calcext:value-type="currency">
            <text:p>$21.45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31]+[.D31]+[.F31]-[.E31]" office:value-type="currency" office:currency="USD" office:value="32455.2365126892" calcext:value-type="currency">
            <text:p>$32,455.2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8" calcext:value-type="float">
            <text:p>28</text:p>
          </table:table-cell>
          <table:table-cell table:style-name="ce113" table:formula="of:=[.G31]" office:value-type="currency" office:currency="USD" office:value="32455.2365126892" calcext:value-type="currency">
            <text:p>$32,455.24</text:p>
          </table:table-cell>
          <table:table-cell table:style-name="ce113" table:formula="of:=[.C32]*([.$J$9]/12)" office:value-type="currency" office:currency="USD" office:value="108.184121708964" calcext:value-type="currency">
            <text:p>$108.18</text:p>
          </table:table-cell>
          <table:table-cell table:style-name="ce113" table:formula="of:=[.$J$10]*[.D32]" office:value-type="currency" office:currency="USD" office:value="21.6368243417928" calcext:value-type="currency">
            <text:p>$21.64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32]+[.D32]+[.F32]-[.E32]" office:value-type="currency" office:currency="USD" office:value="32741.7838100564" calcext:value-type="currency">
            <text:p>$32,741.7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9" calcext:value-type="float">
            <text:p>29</text:p>
          </table:table-cell>
          <table:table-cell table:style-name="ce113" table:formula="of:=[.G32]" office:value-type="currency" office:currency="USD" office:value="32741.7838100564" calcext:value-type="currency">
            <text:p>$32,741.78</text:p>
          </table:table-cell>
          <table:table-cell table:style-name="ce113" table:formula="of:=[.C33]*([.$J$9]/12)" office:value-type="currency" office:currency="USD" office:value="109.139279366855" calcext:value-type="currency">
            <text:p>$109.14</text:p>
          </table:table-cell>
          <table:table-cell table:style-name="ce113" table:formula="of:=[.$J$10]*[.D33]" office:value-type="currency" office:currency="USD" office:value="21.8278558733709" calcext:value-type="currency">
            <text:p>$21.83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33]+[.D33]+[.F33]-[.E33]" office:value-type="currency" office:currency="USD" office:value="33029.0952335498" calcext:value-type="currency">
            <text:p>$33,029.1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0" calcext:value-type="float">
            <text:p>30</text:p>
          </table:table-cell>
          <table:table-cell table:style-name="ce113" table:formula="of:=[.G33]" office:value-type="currency" office:currency="USD" office:value="33029.0952335498" calcext:value-type="currency">
            <text:p>$33,029.10</text:p>
          </table:table-cell>
          <table:table-cell table:style-name="ce113" table:formula="of:=[.C34]*([.$J$9]/12)" office:value-type="currency" office:currency="USD" office:value="110.096984111833" calcext:value-type="currency">
            <text:p>$110.10</text:p>
          </table:table-cell>
          <table:table-cell table:style-name="ce113" table:formula="of:=[.$J$10]*[.D34]" office:value-type="currency" office:currency="USD" office:value="22.0193968223666" calcext:value-type="currency">
            <text:p>$22.02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34]+[.D34]+[.F34]-[.E34]" office:value-type="currency" office:currency="USD" office:value="33317.1728208393" calcext:value-type="currency">
            <text:p>$33,317.1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1" calcext:value-type="float">
            <text:p>31</text:p>
          </table:table-cell>
          <table:table-cell table:style-name="ce113" table:formula="of:=[.G34]" office:value-type="currency" office:currency="USD" office:value="33317.1728208393" calcext:value-type="currency">
            <text:p>$33,317.17</text:p>
          </table:table-cell>
          <table:table-cell table:style-name="ce113" table:formula="of:=[.C35]*([.$J$9]/12)" office:value-type="currency" office:currency="USD" office:value="111.057242736131" calcext:value-type="currency">
            <text:p>$111.06</text:p>
          </table:table-cell>
          <table:table-cell table:style-name="ce113" table:formula="of:=[.$J$10]*[.D35]" office:value-type="currency" office:currency="USD" office:value="22.2114485472262" calcext:value-type="currency">
            <text:p>$22.21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35]+[.D35]+[.F35]-[.E35]" office:value-type="currency" office:currency="USD" office:value="33606.0186150282" calcext:value-type="currency">
            <text:p>$33,606.0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2" calcext:value-type="float">
            <text:p>32</text:p>
          </table:table-cell>
          <table:table-cell table:style-name="ce113" table:formula="of:=[.G35]" office:value-type="currency" office:currency="USD" office:value="33606.0186150282" calcext:value-type="currency">
            <text:p>$33,606.02</text:p>
          </table:table-cell>
          <table:table-cell table:style-name="ce113" table:formula="of:=[.C36]*([.$J$9]/12)" office:value-type="currency" office:currency="USD" office:value="112.020062050094" calcext:value-type="currency">
            <text:p>$112.02</text:p>
          </table:table-cell>
          <table:table-cell table:style-name="ce113" table:formula="of:=[.$J$10]*[.D36]" office:value-type="currency" office:currency="USD" office:value="22.4040124100188" calcext:value-type="currency">
            <text:p>$22.40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36]+[.D36]+[.F36]-[.E36]" office:value-type="currency" office:currency="USD" office:value="33895.6346646683" calcext:value-type="currency">
            <text:p>$33,895.6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3" calcext:value-type="float">
            <text:p>33</text:p>
          </table:table-cell>
          <table:table-cell table:style-name="ce113" table:formula="of:=[.G36]" office:value-type="currency" office:currency="USD" office:value="33895.6346646683" calcext:value-type="currency">
            <text:p>$33,895.63</text:p>
          </table:table-cell>
          <table:table-cell table:style-name="ce113" table:formula="of:=[.C37]*([.$J$9]/12)" office:value-type="currency" office:currency="USD" office:value="112.985448882228" calcext:value-type="currency">
            <text:p>$112.99</text:p>
          </table:table-cell>
          <table:table-cell table:style-name="ce113" table:formula="of:=[.$J$10]*[.D37]" office:value-type="currency" office:currency="USD" office:value="22.5970897764455" calcext:value-type="currency">
            <text:p>$22.60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37]+[.D37]+[.F37]-[.E37]" office:value-type="currency" office:currency="USD" office:value="34186.0230237741" calcext:value-type="currency">
            <text:p>$34,186.0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4" calcext:value-type="float">
            <text:p>34</text:p>
          </table:table-cell>
          <table:table-cell table:style-name="ce113" table:formula="of:=[.G37]" office:value-type="currency" office:currency="USD" office:value="34186.0230237741" calcext:value-type="currency">
            <text:p>$34,186.02</text:p>
          </table:table-cell>
          <table:table-cell table:style-name="ce113" table:formula="of:=[.C38]*([.$J$9]/12)" office:value-type="currency" office:currency="USD" office:value="113.953410079247" calcext:value-type="currency">
            <text:p>$113.95</text:p>
          </table:table-cell>
          <table:table-cell table:style-name="ce113" table:formula="of:=[.$J$10]*[.D38]" office:value-type="currency" office:currency="USD" office:value="22.7906820158494" calcext:value-type="currency">
            <text:p>$22.79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38]+[.D38]+[.F38]-[.E38]" office:value-type="currency" office:currency="USD" office:value="34477.1857518375" calcext:value-type="currency">
            <text:p>$34,477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5" calcext:value-type="float">
            <text:p>35</text:p>
          </table:table-cell>
          <table:table-cell table:style-name="ce113" table:formula="of:=[.G38]" office:value-type="currency" office:currency="USD" office:value="34477.1857518375" calcext:value-type="currency">
            <text:p>$34,477.19</text:p>
          </table:table-cell>
          <table:table-cell table:style-name="ce113" table:formula="of:=[.C39]*([.$J$9]/12)" office:value-type="currency" office:currency="USD" office:value="114.923952506125" calcext:value-type="currency">
            <text:p>$114.92</text:p>
          </table:table-cell>
          <table:table-cell table:style-name="ce113" table:formula="of:=[.$J$10]*[.D39]" office:value-type="currency" office:currency="USD" office:value="22.984790501225" calcext:value-type="currency">
            <text:p>$22.98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39]+[.D39]+[.F39]-[.E39]" office:value-type="currency" office:currency="USD" office:value="34769.1249138424" calcext:value-type="currency">
            <text:p>$34,769.1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6" calcext:value-type="float">
            <text:p>36</text:p>
          </table:table-cell>
          <table:table-cell table:style-name="ce113" table:formula="of:=[.G39]" office:value-type="currency" office:currency="USD" office:value="34769.1249138424" calcext:value-type="currency">
            <text:p>$34,769.12</text:p>
          </table:table-cell>
          <table:table-cell table:style-name="ce113" table:formula="of:=[.C40]*([.$J$9]/12)" office:value-type="currency" office:currency="USD" office:value="115.897083046141" calcext:value-type="currency">
            <text:p>$115.90</text:p>
          </table:table-cell>
          <table:table-cell table:style-name="ce113" table:formula="of:=[.$J$10]*[.D40]" office:value-type="currency" office:currency="USD" office:value="23.1794166092282" calcext:value-type="currency">
            <text:p>$23.18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40]+[.D40]+[.F40]-[.E40]" office:value-type="currency" office:currency="USD" office:value="35061.8425802793" calcext:value-type="currency">
            <text:p>$35,061.8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7" calcext:value-type="float">
            <text:p>37</text:p>
          </table:table-cell>
          <table:table-cell table:style-name="ce113" table:formula="of:=[.G40]" office:value-type="currency" office:currency="USD" office:value="35061.8425802793" calcext:value-type="currency">
            <text:p>$35,061.84</text:p>
          </table:table-cell>
          <table:table-cell table:style-name="ce113" table:formula="of:=[.C41]*([.$J$9]/12)" office:value-type="currency" office:currency="USD" office:value="116.872808600931" calcext:value-type="currency">
            <text:p>$116.87</text:p>
          </table:table-cell>
          <table:table-cell table:style-name="ce113" table:formula="of:=[.$J$10]*[.D41]" office:value-type="currency" office:currency="USD" office:value="23.3745617201862" calcext:value-type="currency">
            <text:p>$23.3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41]+[.D41]+[.F41]-[.E41]" office:value-type="currency" office:currency="USD" office:value="35355.34082716" calcext:value-type="currency">
            <text:p>$35,355.3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8" calcext:value-type="float">
            <text:p>38</text:p>
          </table:table-cell>
          <table:table-cell table:style-name="ce113" table:formula="of:=[.G41]" office:value-type="currency" office:currency="USD" office:value="35355.34082716" calcext:value-type="currency">
            <text:p>$35,355.34</text:p>
          </table:table-cell>
          <table:table-cell table:style-name="ce113" table:formula="of:=[.C42]*([.$J$9]/12)" office:value-type="currency" office:currency="USD" office:value="117.851136090533" calcext:value-type="currency">
            <text:p>$117.85</text:p>
          </table:table-cell>
          <table:table-cell table:style-name="ce113" table:formula="of:=[.$J$10]*[.D42]" office:value-type="currency" office:currency="USD" office:value="23.5702272181067" calcext:value-type="currency">
            <text:p>$23.57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42]+[.D42]+[.F42]-[.E42]" office:value-type="currency" office:currency="USD" office:value="35649.6217360324" calcext:value-type="currency">
            <text:p>$35,649.6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39" calcext:value-type="float">
            <text:p>39</text:p>
          </table:table-cell>
          <table:table-cell table:style-name="ce113" table:formula="of:=[.G42]" office:value-type="currency" office:currency="USD" office:value="35649.6217360324" calcext:value-type="currency">
            <text:p>$35,649.62</text:p>
          </table:table-cell>
          <table:table-cell table:style-name="ce113" table:formula="of:=[.C43]*([.$J$9]/12)" office:value-type="currency" office:currency="USD" office:value="118.832072453441" calcext:value-type="currency">
            <text:p>$118.83</text:p>
          </table:table-cell>
          <table:table-cell table:style-name="ce113" table:formula="of:=[.$J$10]*[.D43]" office:value-type="currency" office:currency="USD" office:value="23.7664144906883" calcext:value-type="currency">
            <text:p>$23.77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43]+[.D43]+[.F43]-[.E43]" office:value-type="currency" office:currency="USD" office:value="35944.6873939952" calcext:value-type="currency">
            <text:p>$35,944.6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0" calcext:value-type="float">
            <text:p>40</text:p>
          </table:table-cell>
          <table:table-cell table:style-name="ce113" table:formula="of:=[.G43]" office:value-type="currency" office:currency="USD" office:value="35944.6873939952" calcext:value-type="currency">
            <text:p>$35,944.69</text:p>
          </table:table-cell>
          <table:table-cell table:style-name="ce113" table:formula="of:=[.C44]*([.$J$9]/12)" office:value-type="currency" office:currency="USD" office:value="119.815624646651" calcext:value-type="currency">
            <text:p>$119.82</text:p>
          </table:table-cell>
          <table:table-cell table:style-name="ce113" table:formula="of:=[.$J$10]*[.D44]" office:value-type="currency" office:currency="USD" office:value="23.9631249293301" calcext:value-type="currency">
            <text:p>$23.96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44]+[.D44]+[.F44]-[.E44]" office:value-type="currency" office:currency="USD" office:value="36240.5398937125" calcext:value-type="currency">
            <text:p>$36,240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1" calcext:value-type="float">
            <text:p>41</text:p>
          </table:table-cell>
          <table:table-cell table:style-name="ce113" table:formula="of:=[.G44]" office:value-type="currency" office:currency="USD" office:value="36240.5398937125" calcext:value-type="currency">
            <text:p>$36,240.54</text:p>
          </table:table-cell>
          <table:table-cell table:style-name="ce113" table:formula="of:=[.C45]*([.$J$9]/12)" office:value-type="currency" office:currency="USD" office:value="120.801799645708" calcext:value-type="currency">
            <text:p>$120.80</text:p>
          </table:table-cell>
          <table:table-cell table:style-name="ce113" table:formula="of:=[.$J$10]*[.D45]" office:value-type="currency" office:currency="USD" office:value="24.1603599291417" calcext:value-type="currency">
            <text:p>$24.16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45]+[.D45]+[.F45]-[.E45]" office:value-type="currency" office:currency="USD" office:value="36537.1813334291" calcext:value-type="currency">
            <text:p>$36,537.1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2" calcext:value-type="float">
            <text:p>42</text:p>
          </table:table-cell>
          <table:table-cell table:style-name="ce113" table:formula="of:=[.G45]" office:value-type="currency" office:currency="USD" office:value="36537.1813334291" calcext:value-type="currency">
            <text:p>$36,537.18</text:p>
          </table:table-cell>
          <table:table-cell table:style-name="ce113" table:formula="of:=[.C46]*([.$J$9]/12)" office:value-type="currency" office:currency="USD" office:value="121.790604444764" calcext:value-type="currency">
            <text:p>$121.79</text:p>
          </table:table-cell>
          <table:table-cell table:style-name="ce113" table:formula="of:=[.$J$10]*[.D46]" office:value-type="currency" office:currency="USD" office:value="24.3581208889527" calcext:value-type="currency">
            <text:p>$24.36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46]+[.D46]+[.F46]-[.E46]" office:value-type="currency" office:currency="USD" office:value="36834.6138169849" calcext:value-type="currency">
            <text:p>$36,834.6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3" calcext:value-type="float">
            <text:p>43</text:p>
          </table:table-cell>
          <table:table-cell table:style-name="ce113" table:formula="of:=[.G46]" office:value-type="currency" office:currency="USD" office:value="36834.6138169849" calcext:value-type="currency">
            <text:p>$36,834.61</text:p>
          </table:table-cell>
          <table:table-cell table:style-name="ce113" table:formula="of:=[.C47]*([.$J$9]/12)" office:value-type="currency" office:currency="USD" office:value="122.782046056616" calcext:value-type="currency">
            <text:p>$122.78</text:p>
          </table:table-cell>
          <table:table-cell table:style-name="ce113" table:formula="of:=[.$J$10]*[.D47]" office:value-type="currency" office:currency="USD" office:value="24.5564092113233" calcext:value-type="currency">
            <text:p>$24.56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47]+[.D47]+[.F47]-[.E47]" office:value-type="currency" office:currency="USD" office:value="37132.8394538302" calcext:value-type="currency">
            <text:p>$37,132.8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4" calcext:value-type="float">
            <text:p>44</text:p>
          </table:table-cell>
          <table:table-cell table:style-name="ce113" table:formula="of:=[.G47]" office:value-type="currency" office:currency="USD" office:value="37132.8394538302" calcext:value-type="currency">
            <text:p>$37,132.84</text:p>
          </table:table-cell>
          <table:table-cell table:style-name="ce113" table:formula="of:=[.C48]*([.$J$9]/12)" office:value-type="currency" office:currency="USD" office:value="123.776131512767" calcext:value-type="currency">
            <text:p>$123.78</text:p>
          </table:table-cell>
          <table:table-cell table:style-name="ce113" table:formula="of:=[.$J$10]*[.D48]" office:value-type="currency" office:currency="USD" office:value="24.7552263025535" calcext:value-type="currency">
            <text:p>$24.76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48]+[.D48]+[.F48]-[.E48]" office:value-type="currency" office:currency="USD" office:value="37431.8603590404" calcext:value-type="currency">
            <text:p>$37,431.8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5" calcext:value-type="float">
            <text:p>45</text:p>
          </table:table-cell>
          <table:table-cell table:style-name="ce113" table:formula="of:=[.G48]" office:value-type="currency" office:currency="USD" office:value="37431.8603590404" calcext:value-type="currency">
            <text:p>$37,431.86</text:p>
          </table:table-cell>
          <table:table-cell table:style-name="ce113" table:formula="of:=[.C49]*([.$J$9]/12)" office:value-type="currency" office:currency="USD" office:value="124.772867863468" calcext:value-type="currency">
            <text:p>$124.77</text:p>
          </table:table-cell>
          <table:table-cell table:style-name="ce113" table:formula="of:=[.$J$10]*[.D49]" office:value-type="currency" office:currency="USD" office:value="24.9545735726936" calcext:value-type="currency">
            <text:p>$24.95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49]+[.D49]+[.F49]-[.E49]" office:value-type="currency" office:currency="USD" office:value="37731.6786533312" calcext:value-type="currency">
            <text:p>$37,731.68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6" calcext:value-type="float">
            <text:p>46</text:p>
          </table:table-cell>
          <table:table-cell table:style-name="ce113" table:formula="of:=[.G49]" office:value-type="currency" office:currency="USD" office:value="37731.6786533312" calcext:value-type="currency">
            <text:p>$37,731.68</text:p>
          </table:table-cell>
          <table:table-cell table:style-name="ce113" table:formula="of:=[.C50]*([.$J$9]/12)" office:value-type="currency" office:currency="USD" office:value="125.772262177771" calcext:value-type="currency">
            <text:p>$125.77</text:p>
          </table:table-cell>
          <table:table-cell table:style-name="ce113" table:formula="of:=[.$J$10]*[.D50]" office:value-type="currency" office:currency="USD" office:value="25.1544524355541" calcext:value-type="currency">
            <text:p>$25.15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50]+[.D50]+[.F50]-[.E50]" office:value-type="currency" office:currency="USD" office:value="38032.2964630734" calcext:value-type="currency">
            <text:p>$38,032.30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7" calcext:value-type="float">
            <text:p>47</text:p>
          </table:table-cell>
          <table:table-cell table:style-name="ce113" table:formula="of:=[.G50]" office:value-type="currency" office:currency="USD" office:value="38032.2964630734" calcext:value-type="currency">
            <text:p>$38,032.30</text:p>
          </table:table-cell>
          <table:table-cell table:style-name="ce113" table:formula="of:=[.C51]*([.$J$9]/12)" office:value-type="currency" office:currency="USD" office:value="126.774321543578" calcext:value-type="currency">
            <text:p>$126.77</text:p>
          </table:table-cell>
          <table:table-cell table:style-name="ce113" table:formula="of:=[.$J$10]*[.D51]" office:value-type="currency" office:currency="USD" office:value="25.3548643087156" calcext:value-type="currency">
            <text:p>$25.35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51]+[.D51]+[.F51]-[.E51]" office:value-type="currency" office:currency="USD" office:value="38333.7159203083" calcext:value-type="currency">
            <text:p>$38,333.7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8" calcext:value-type="float">
            <text:p>48</text:p>
          </table:table-cell>
          <table:table-cell table:style-name="ce113" table:formula="of:=[.G51]" office:value-type="currency" office:currency="USD" office:value="38333.7159203083" calcext:value-type="currency">
            <text:p>$38,333.72</text:p>
          </table:table-cell>
          <table:table-cell table:style-name="ce113" table:formula="of:=[.C52]*([.$J$9]/12)" office:value-type="currency" office:currency="USD" office:value="127.779053067694" calcext:value-type="currency">
            <text:p>$127.78</text:p>
          </table:table-cell>
          <table:table-cell table:style-name="ce113" table:formula="of:=[.$J$10]*[.D52]" office:value-type="currency" office:currency="USD" office:value="25.5558106135388" calcext:value-type="currency">
            <text:p>$25.56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52]+[.D52]+[.F52]-[.E52]" office:value-type="currency" office:currency="USD" office:value="38635.9391627624" calcext:value-type="currency">
            <text:p>$38,635.9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49" calcext:value-type="float">
            <text:p>49</text:p>
          </table:table-cell>
          <table:table-cell table:style-name="ce113" table:formula="of:=[.G52]" office:value-type="currency" office:currency="USD" office:value="38635.9391627624" calcext:value-type="currency">
            <text:p>$38,635.94</text:p>
          </table:table-cell>
          <table:table-cell table:style-name="ce113" table:formula="of:=[.C53]*([.$J$9]/12)" office:value-type="currency" office:currency="USD" office:value="128.786463875875" calcext:value-type="currency">
            <text:p>$128.79</text:p>
          </table:table-cell>
          <table:table-cell table:style-name="ce113" table:formula="of:=[.$J$10]*[.D53]" office:value-type="currency" office:currency="USD" office:value="25.7572927751749" calcext:value-type="currency">
            <text:p>$25.76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53]+[.D53]+[.F53]-[.E53]" office:value-type="currency" office:currency="USD" office:value="38938.9683338631" calcext:value-type="currency">
            <text:p>$38,938.9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0" calcext:value-type="float">
            <text:p>50</text:p>
          </table:table-cell>
          <table:table-cell table:style-name="ce113" table:formula="of:=[.G53]" office:value-type="currency" office:currency="USD" office:value="38938.9683338631" calcext:value-type="currency">
            <text:p>$38,938.97</text:p>
          </table:table-cell>
          <table:table-cell table:style-name="ce113" table:formula="of:=[.C54]*([.$J$9]/12)" office:value-type="currency" office:currency="USD" office:value="129.796561112877" calcext:value-type="currency">
            <text:p>$129.80</text:p>
          </table:table-cell>
          <table:table-cell table:style-name="ce113" table:formula="of:=[.$J$10]*[.D54]" office:value-type="currency" office:currency="USD" office:value="25.9593122225754" calcext:value-type="currency">
            <text:p>$25.96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54]+[.D54]+[.F54]-[.E54]" office:value-type="currency" office:currency="USD" office:value="39242.8055827534" calcext:value-type="currency">
            <text:p>$39,242.8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1" calcext:value-type="float">
            <text:p>51</text:p>
          </table:table-cell>
          <table:table-cell table:style-name="ce113" table:formula="of:=[.G54]" office:value-type="currency" office:currency="USD" office:value="39242.8055827534" calcext:value-type="currency">
            <text:p>$39,242.81</text:p>
          </table:table-cell>
          <table:table-cell table:style-name="ce113" table:formula="of:=[.C55]*([.$J$9]/12)" office:value-type="currency" office:currency="USD" office:value="130.809351942511" calcext:value-type="currency">
            <text:p>$130.81</text:p>
          </table:table-cell>
          <table:table-cell table:style-name="ce113" table:formula="of:=[.$J$10]*[.D55]" office:value-type="currency" office:currency="USD" office:value="26.1618703885023" calcext:value-type="currency">
            <text:p>$26.16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55]+[.D55]+[.F55]-[.E55]" office:value-type="currency" office:currency="USD" office:value="39547.4530643074" calcext:value-type="currency">
            <text:p>$39,547.4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2" calcext:value-type="float">
            <text:p>52</text:p>
          </table:table-cell>
          <table:table-cell table:style-name="ce113" table:formula="of:=[.G55]" office:value-type="currency" office:currency="USD" office:value="39547.4530643074" calcext:value-type="currency">
            <text:p>$39,547.45</text:p>
          </table:table-cell>
          <table:table-cell table:style-name="ce113" table:formula="of:=[.C56]*([.$J$9]/12)" office:value-type="currency" office:currency="USD" office:value="131.824843547691" calcext:value-type="currency">
            <text:p>$131.82</text:p>
          </table:table-cell>
          <table:table-cell table:style-name="ce113" table:formula="of:=[.$J$10]*[.D56]" office:value-type="currency" office:currency="USD" office:value="26.3649687095383" calcext:value-type="currency">
            <text:p>$26.36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56]+[.D56]+[.F56]-[.E56]" office:value-type="currency" office:currency="USD" office:value="39852.9129391456" calcext:value-type="currency">
            <text:p>$39,852.9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3" calcext:value-type="float">
            <text:p>53</text:p>
          </table:table-cell>
          <table:table-cell table:style-name="ce113" table:formula="of:=[.G56]" office:value-type="currency" office:currency="USD" office:value="39852.9129391456" calcext:value-type="currency">
            <text:p>$39,852.91</text:p>
          </table:table-cell>
          <table:table-cell table:style-name="ce113" table:formula="of:=[.C57]*([.$J$9]/12)" office:value-type="currency" office:currency="USD" office:value="132.843043130485" calcext:value-type="currency">
            <text:p>$132.84</text:p>
          </table:table-cell>
          <table:table-cell table:style-name="ce113" table:formula="of:=[.$J$10]*[.D57]" office:value-type="currency" office:currency="USD" office:value="26.5686086260971" calcext:value-type="currency">
            <text:p>$26.57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57]+[.D57]+[.F57]-[.E57]" office:value-type="currency" office:currency="USD" office:value="40159.18737365" calcext:value-type="currency">
            <text:p>$40,159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4" calcext:value-type="float">
            <text:p>54</text:p>
          </table:table-cell>
          <table:table-cell table:style-name="ce113" table:formula="of:=[.G57]" office:value-type="currency" office:currency="USD" office:value="40159.18737365" calcext:value-type="currency">
            <text:p>$40,159.19</text:p>
          </table:table-cell>
          <table:table-cell table:style-name="ce113" table:formula="of:=[.C58]*([.$J$9]/12)" office:value-type="currency" office:currency="USD" office:value="133.863957912167" calcext:value-type="currency">
            <text:p>$133.86</text:p>
          </table:table-cell>
          <table:table-cell table:style-name="ce113" table:formula="of:=[.$J$10]*[.D58]" office:value-type="currency" office:currency="USD" office:value="26.7727915824333" calcext:value-type="currency">
            <text:p>$26.77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58]+[.D58]+[.F58]-[.E58]" office:value-type="currency" office:currency="USD" office:value="40466.2785399797" calcext:value-type="currency">
            <text:p>$40,466.2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5" calcext:value-type="float">
            <text:p>55</text:p>
          </table:table-cell>
          <table:table-cell table:style-name="ce113" table:formula="of:=[.G58]" office:value-type="currency" office:currency="USD" office:value="40466.2785399797" calcext:value-type="currency">
            <text:p>$40,466.28</text:p>
          </table:table-cell>
          <table:table-cell table:style-name="ce113" table:formula="of:=[.C59]*([.$J$9]/12)" office:value-type="currency" office:currency="USD" office:value="134.887595133266" calcext:value-type="currency">
            <text:p>$134.89</text:p>
          </table:table-cell>
          <table:table-cell table:style-name="ce113" table:formula="of:=[.$J$10]*[.D59]" office:value-type="currency" office:currency="USD" office:value="26.9775190266531" calcext:value-type="currency">
            <text:p>$26.98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59]+[.D59]+[.F59]-[.E59]" office:value-type="currency" office:currency="USD" office:value="40774.1886160863" calcext:value-type="currency">
            <text:p>$40,774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6" calcext:value-type="float">
            <text:p>56</text:p>
          </table:table-cell>
          <table:table-cell table:style-name="ce113" table:formula="of:=[.G59]" office:value-type="currency" office:currency="USD" office:value="40774.1886160863" calcext:value-type="currency">
            <text:p>$40,774.19</text:p>
          </table:table-cell>
          <table:table-cell table:style-name="ce113" table:formula="of:=[.C60]*([.$J$9]/12)" office:value-type="currency" office:currency="USD" office:value="135.913962053621" calcext:value-type="currency">
            <text:p>$135.91</text:p>
          </table:table-cell>
          <table:table-cell table:style-name="ce113" table:formula="of:=[.$J$10]*[.D60]" office:value-type="currency" office:currency="USD" office:value="27.1827924107242" calcext:value-type="currency">
            <text:p>$27.18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60]+[.D60]+[.F60]-[.E60]" office:value-type="currency" office:currency="USD" office:value="41082.9197857292" calcext:value-type="currency">
            <text:p>$41,082.9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7" calcext:value-type="float">
            <text:p>57</text:p>
          </table:table-cell>
          <table:table-cell table:style-name="ce113" table:formula="of:=[.G60]" office:value-type="currency" office:currency="USD" office:value="41082.9197857292" calcext:value-type="currency">
            <text:p>$41,082.92</text:p>
          </table:table-cell>
          <table:table-cell table:style-name="ce113" table:formula="of:=[.C61]*([.$J$9]/12)" office:value-type="currency" office:currency="USD" office:value="136.943065952431" calcext:value-type="currency">
            <text:p>$136.94</text:p>
          </table:table-cell>
          <table:table-cell table:style-name="ce113" table:formula="of:=[.$J$10]*[.D61]" office:value-type="currency" office:currency="USD" office:value="27.3886131904861" calcext:value-type="currency">
            <text:p>$27.39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61]+[.D61]+[.F61]-[.E61]" office:value-type="currency" office:currency="USD" office:value="41392.4742384911" calcext:value-type="currency">
            <text:p>$41,392.4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8" calcext:value-type="float">
            <text:p>58</text:p>
          </table:table-cell>
          <table:table-cell table:style-name="ce113" table:formula="of:=[.G61]" office:value-type="currency" office:currency="USD" office:value="41392.4742384911" calcext:value-type="currency">
            <text:p>$41,392.47</text:p>
          </table:table-cell>
          <table:table-cell table:style-name="ce113" table:formula="of:=[.C62]*([.$J$9]/12)" office:value-type="currency" office:currency="USD" office:value="137.974914128304" calcext:value-type="currency">
            <text:p>$137.97</text:p>
          </table:table-cell>
          <table:table-cell table:style-name="ce113" table:formula="of:=[.$J$10]*[.D62]" office:value-type="currency" office:currency="USD" office:value="27.5949828256608" calcext:value-type="currency">
            <text:p>$27.59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62]+[.D62]+[.F62]-[.E62]" office:value-type="currency" office:currency="USD" office:value="41702.8541697938" calcext:value-type="currency">
            <text:p>$41,702.8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59" calcext:value-type="float">
            <text:p>59</text:p>
          </table:table-cell>
          <table:table-cell table:style-name="ce113" table:formula="of:=[.G62]" office:value-type="currency" office:currency="USD" office:value="41702.8541697938" calcext:value-type="currency">
            <text:p>$41,702.85</text:p>
          </table:table-cell>
          <table:table-cell table:style-name="ce113" table:formula="of:=[.C63]*([.$J$9]/12)" office:value-type="currency" office:currency="USD" office:value="139.009513899313" calcext:value-type="currency">
            <text:p>$139.01</text:p>
          </table:table-cell>
          <table:table-cell table:style-name="ce113" table:formula="of:=[.$J$10]*[.D63]" office:value-type="currency" office:currency="USD" office:value="27.8019027798625" calcext:value-type="currency">
            <text:p>$27.80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63]+[.D63]+[.F63]-[.E63]" office:value-type="currency" office:currency="USD" office:value="42014.0617809132" calcext:value-type="currency">
            <text:p>$42,014.0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0" calcext:value-type="float">
            <text:p>60</text:p>
          </table:table-cell>
          <table:table-cell table:style-name="ce113" table:formula="of:=[.G63]" office:value-type="currency" office:currency="USD" office:value="42014.0617809132" calcext:value-type="currency">
            <text:p>$42,014.06</text:p>
          </table:table-cell>
          <table:table-cell table:style-name="ce113" table:formula="of:=[.C64]*([.$J$9]/12)" office:value-type="currency" office:currency="USD" office:value="140.046872603044" calcext:value-type="currency">
            <text:p>$140.05</text:p>
          </table:table-cell>
          <table:table-cell table:style-name="ce113" table:formula="of:=[.$J$10]*[.D64]" office:value-type="currency" office:currency="USD" office:value="28.0093745206088" calcext:value-type="currency">
            <text:p>$28.01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64]+[.D64]+[.F64]-[.E64]" office:value-type="currency" office:currency="USD" office:value="42326.0992789957" calcext:value-type="currency">
            <text:p>$42,326.1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1" calcext:value-type="float">
            <text:p>61</text:p>
          </table:table-cell>
          <table:table-cell table:style-name="ce113" table:formula="of:=[.G64]" office:value-type="currency" office:currency="USD" office:value="42326.0992789957" calcext:value-type="currency">
            <text:p>$42,326.10</text:p>
          </table:table-cell>
          <table:table-cell table:style-name="ce113" table:formula="of:=[.C65]*([.$J$9]/12)" office:value-type="currency" office:currency="USD" office:value="141.086997596652" calcext:value-type="currency">
            <text:p>$141.09</text:p>
          </table:table-cell>
          <table:table-cell table:style-name="ce113" table:formula="of:=[.$J$10]*[.D65]" office:value-type="currency" office:currency="USD" office:value="28.2173995193304" calcext:value-type="currency">
            <text:p>$28.22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65]+[.D65]+[.F65]-[.E65]" office:value-type="currency" office:currency="USD" office:value="42638.968877073" calcext:value-type="currency">
            <text:p>$42,638.9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2" calcext:value-type="float">
            <text:p>62</text:p>
          </table:table-cell>
          <table:table-cell table:style-name="ce113" table:formula="of:=[.G65]" office:value-type="currency" office:currency="USD" office:value="42638.968877073" calcext:value-type="currency">
            <text:p>$42,638.97</text:p>
          </table:table-cell>
          <table:table-cell table:style-name="ce113" table:formula="of:=[.C66]*([.$J$9]/12)" office:value-type="currency" office:currency="USD" office:value="142.12989625691" calcext:value-type="currency">
            <text:p>$142.13</text:p>
          </table:table-cell>
          <table:table-cell table:style-name="ce113" table:formula="of:=[.$J$10]*[.D66]" office:value-type="currency" office:currency="USD" office:value="28.425979251382" calcext:value-type="currency">
            <text:p>$28.43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66]+[.D66]+[.F66]-[.E66]" office:value-type="currency" office:currency="USD" office:value="42952.6727940785" calcext:value-type="currency">
            <text:p>$42,952.6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3" calcext:value-type="float">
            <text:p>63</text:p>
          </table:table-cell>
          <table:table-cell table:style-name="ce113" table:formula="of:=[.G66]" office:value-type="currency" office:currency="USD" office:value="42952.6727940785" calcext:value-type="currency">
            <text:p>$42,952.67</text:p>
          </table:table-cell>
          <table:table-cell table:style-name="ce113" table:formula="of:=[.C67]*([.$J$9]/12)" office:value-type="currency" office:currency="USD" office:value="143.175575980262" calcext:value-type="currency">
            <text:p>$143.18</text:p>
          </table:table-cell>
          <table:table-cell table:style-name="ce113" table:formula="of:=[.$J$10]*[.D67]" office:value-type="currency" office:currency="USD" office:value="28.6351151960523" calcext:value-type="currency">
            <text:p>$28.64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67]+[.D67]+[.F67]-[.E67]" office:value-type="currency" office:currency="USD" office:value="43267.2132548627" calcext:value-type="currency">
            <text:p>$43,267.2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4" calcext:value-type="float">
            <text:p>64</text:p>
          </table:table-cell>
          <table:table-cell table:style-name="ce113" table:formula="of:=[.G67]" office:value-type="currency" office:currency="USD" office:value="43267.2132548627" calcext:value-type="currency">
            <text:p>$43,267.21</text:p>
          </table:table-cell>
          <table:table-cell table:style-name="ce113" table:formula="of:=[.C68]*([.$J$9]/12)" office:value-type="currency" office:currency="USD" office:value="144.224044182876" calcext:value-type="currency">
            <text:p>$144.22</text:p>
          </table:table-cell>
          <table:table-cell table:style-name="ce113" table:formula="of:=[.$J$10]*[.D68]" office:value-type="currency" office:currency="USD" office:value="28.8448088365751" calcext:value-type="currency">
            <text:p>$28.84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68]+[.D68]+[.F68]-[.E68]" office:value-type="currency" office:currency="USD" office:value="43582.592490209" calcext:value-type="currency">
            <text:p>$43,582.5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5" calcext:value-type="float">
            <text:p>65</text:p>
          </table:table-cell>
          <table:table-cell table:style-name="ce113" table:formula="of:=[.G68]" office:value-type="currency" office:currency="USD" office:value="43582.592490209" calcext:value-type="currency">
            <text:p>$43,582.59</text:p>
          </table:table-cell>
          <table:table-cell table:style-name="ce113" table:formula="of:=[.C69]*([.$J$9]/12)" office:value-type="currency" office:currency="USD" office:value="145.275308300697" calcext:value-type="currency">
            <text:p>$145.28</text:p>
          </table:table-cell>
          <table:table-cell table:style-name="ce113" table:formula="of:=[.$J$10]*[.D69]" office:value-type="currency" office:currency="USD" office:value="29.0550616601393" calcext:value-type="currency">
            <text:p>$29.06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69]+[.D69]+[.F69]-[.E69]" office:value-type="currency" office:currency="USD" office:value="43898.8127368496" calcext:value-type="currency">
            <text:p>$43,898.8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6" calcext:value-type="float">
            <text:p>66</text:p>
          </table:table-cell>
          <table:table-cell table:style-name="ce113" table:formula="of:=[.G69]" office:value-type="currency" office:currency="USD" office:value="43898.8127368496" calcext:value-type="currency">
            <text:p>$43,898.81</text:p>
          </table:table-cell>
          <table:table-cell table:style-name="ce113" table:formula="of:=[.C70]*([.$J$9]/12)" office:value-type="currency" office:currency="USD" office:value="146.329375789499" calcext:value-type="currency">
            <text:p>$146.33</text:p>
          </table:table-cell>
          <table:table-cell table:style-name="ce113" table:formula="of:=[.$J$10]*[.D70]" office:value-type="currency" office:currency="USD" office:value="29.2658751578997" calcext:value-type="currency">
            <text:p>$29.27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70]+[.D70]+[.F70]-[.E70]" office:value-type="currency" office:currency="USD" office:value="44215.8762374812" calcext:value-type="currency">
            <text:p>$44,215.8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7" calcext:value-type="float">
            <text:p>67</text:p>
          </table:table-cell>
          <table:table-cell table:style-name="ce113" table:formula="of:=[.G70]" office:value-type="currency" office:currency="USD" office:value="44215.8762374812" calcext:value-type="currency">
            <text:p>$44,215.88</text:p>
          </table:table-cell>
          <table:table-cell table:style-name="ce113" table:formula="of:=[.C71]*([.$J$9]/12)" office:value-type="currency" office:currency="USD" office:value="147.386254124937" calcext:value-type="currency">
            <text:p>$147.39</text:p>
          </table:table-cell>
          <table:table-cell table:style-name="ce113" table:formula="of:=[.$J$10]*[.D71]" office:value-type="currency" office:currency="USD" office:value="29.4772508249875" calcext:value-type="currency">
            <text:p>$29.48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71]+[.D71]+[.F71]-[.E71]" office:value-type="currency" office:currency="USD" office:value="44533.7852407811" calcext:value-type="currency">
            <text:p>$44,533.7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8" calcext:value-type="float">
            <text:p>68</text:p>
          </table:table-cell>
          <table:table-cell table:style-name="ce113" table:formula="of:=[.G71]" office:value-type="currency" office:currency="USD" office:value="44533.7852407811" calcext:value-type="currency">
            <text:p>$44,533.79</text:p>
          </table:table-cell>
          <table:table-cell table:style-name="ce113" table:formula="of:=[.C72]*([.$J$9]/12)" office:value-type="currency" office:currency="USD" office:value="148.445950802604" calcext:value-type="currency">
            <text:p>$148.45</text:p>
          </table:table-cell>
          <table:table-cell table:style-name="ce113" table:formula="of:=[.$J$10]*[.D72]" office:value-type="currency" office:currency="USD" office:value="29.6891901605208" calcext:value-type="currency">
            <text:p>$29.69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72]+[.D72]+[.F72]-[.E72]" office:value-type="currency" office:currency="USD" office:value="44852.5420014232" calcext:value-type="currency">
            <text:p>$44,852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69" calcext:value-type="float">
            <text:p>69</text:p>
          </table:table-cell>
          <table:table-cell table:style-name="ce113" table:formula="of:=[.G72]" office:value-type="currency" office:currency="USD" office:value="44852.5420014232" calcext:value-type="currency">
            <text:p>$44,852.54</text:p>
          </table:table-cell>
          <table:table-cell table:style-name="ce113" table:formula="of:=[.C73]*([.$J$9]/12)" office:value-type="currency" office:currency="USD" office:value="149.508473338077" calcext:value-type="currency">
            <text:p>$149.51</text:p>
          </table:table-cell>
          <table:table-cell table:style-name="ce113" table:formula="of:=[.$J$10]*[.D73]" office:value-type="currency" office:currency="USD" office:value="29.9016946676155" calcext:value-type="currency">
            <text:p>$29.90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73]+[.D73]+[.F73]-[.E73]" office:value-type="currency" office:currency="USD" office:value="45172.1487800937" calcext:value-type="currency">
            <text:p>$45,172.1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0" calcext:value-type="float">
            <text:p>70</text:p>
          </table:table-cell>
          <table:table-cell table:style-name="ce113" table:formula="of:=[.G73]" office:value-type="currency" office:currency="USD" office:value="45172.1487800937" calcext:value-type="currency">
            <text:p>$45,172.15</text:p>
          </table:table-cell>
          <table:table-cell table:style-name="ce113" table:formula="of:=[.C74]*([.$J$9]/12)" office:value-type="currency" office:currency="USD" office:value="150.573829266979" calcext:value-type="currency">
            <text:p>$150.57</text:p>
          </table:table-cell>
          <table:table-cell table:style-name="ce113" table:formula="of:=[.$J$10]*[.D74]" office:value-type="currency" office:currency="USD" office:value="30.1147658533958" calcext:value-type="currency">
            <text:p>$30.11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74]+[.D74]+[.F74]-[.E74]" office:value-type="currency" office:currency="USD" office:value="45492.6078435073" calcext:value-type="currency">
            <text:p>$45,492.6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1" calcext:value-type="float">
            <text:p>71</text:p>
          </table:table-cell>
          <table:table-cell table:style-name="ce113" table:formula="of:=[.G74]" office:value-type="currency" office:currency="USD" office:value="45492.6078435073" calcext:value-type="currency">
            <text:p>$45,492.61</text:p>
          </table:table-cell>
          <table:table-cell table:style-name="ce113" table:formula="of:=[.C75]*([.$J$9]/12)" office:value-type="currency" office:currency="USD" office:value="151.642026145024" calcext:value-type="currency">
            <text:p>$151.64</text:p>
          </table:table-cell>
          <table:table-cell table:style-name="ce113" table:formula="of:=[.$J$10]*[.D75]" office:value-type="currency" office:currency="USD" office:value="30.3284052290048" calcext:value-type="currency">
            <text:p>$30.33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75]+[.D75]+[.F75]-[.E75]" office:value-type="currency" office:currency="USD" office:value="45813.9214644233" calcext:value-type="currency">
            <text:p>$45,813.92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2" calcext:value-type="float">
            <text:p>72</text:p>
          </table:table-cell>
          <table:table-cell table:style-name="ce113" table:formula="of:=[.G75]" office:value-type="currency" office:currency="USD" office:value="45813.9214644233" calcext:value-type="currency">
            <text:p>$45,813.92</text:p>
          </table:table-cell>
          <table:table-cell table:style-name="ce113" table:formula="of:=[.C76]*([.$J$9]/12)" office:value-type="currency" office:currency="USD" office:value="152.713071548078" calcext:value-type="currency">
            <text:p>$152.71</text:p>
          </table:table-cell>
          <table:table-cell table:style-name="ce113" table:formula="of:=[.$J$10]*[.D76]" office:value-type="currency" office:currency="USD" office:value="30.5426143096155" calcext:value-type="currency">
            <text:p>$30.54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76]+[.D76]+[.F76]-[.E76]" office:value-type="currency" office:currency="USD" office:value="46136.0919216618" calcext:value-type="currency">
            <text:p>$46,136.09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3" calcext:value-type="float">
            <text:p>73</text:p>
          </table:table-cell>
          <table:table-cell table:style-name="ce113" table:formula="of:=[.G76]" office:value-type="currency" office:currency="USD" office:value="46136.0919216618" calcext:value-type="currency">
            <text:p>$46,136.09</text:p>
          </table:table-cell>
          <table:table-cell table:style-name="ce113" table:formula="of:=[.C77]*([.$J$9]/12)" office:value-type="currency" office:currency="USD" office:value="153.786973072206" calcext:value-type="currency">
            <text:p>$153.79</text:p>
          </table:table-cell>
          <table:table-cell table:style-name="ce113" table:formula="of:=[.$J$10]*[.D77]" office:value-type="currency" office:currency="USD" office:value="30.7573946144412" calcext:value-type="currency">
            <text:p>$30.76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77]+[.D77]+[.F77]-[.E77]" office:value-type="currency" office:currency="USD" office:value="46459.1215001195" calcext:value-type="currency">
            <text:p>$46,459.1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4" calcext:value-type="float">
            <text:p>74</text:p>
          </table:table-cell>
          <table:table-cell table:style-name="ce113" table:formula="of:=[.G77]" office:value-type="currency" office:currency="USD" office:value="46459.1215001195" calcext:value-type="currency">
            <text:p>$46,459.12</text:p>
          </table:table-cell>
          <table:table-cell table:style-name="ce113" table:formula="of:=[.C78]*([.$J$9]/12)" office:value-type="currency" office:currency="USD" office:value="154.863738333732" calcext:value-type="currency">
            <text:p>$154.86</text:p>
          </table:table-cell>
          <table:table-cell table:style-name="ce113" table:formula="of:=[.$J$10]*[.D78]" office:value-type="currency" office:currency="USD" office:value="30.9727476667463" calcext:value-type="currency">
            <text:p>$30.97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78]+[.D78]+[.F78]-[.E78]" office:value-type="currency" office:currency="USD" office:value="46783.0124907865" calcext:value-type="currency">
            <text:p>$46,783.0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5" calcext:value-type="float">
            <text:p>75</text:p>
          </table:table-cell>
          <table:table-cell table:style-name="ce113" table:formula="of:=[.G78]" office:value-type="currency" office:currency="USD" office:value="46783.0124907865" calcext:value-type="currency">
            <text:p>$46,783.01</text:p>
          </table:table-cell>
          <table:table-cell table:style-name="ce113" table:formula="of:=[.C79]*([.$J$9]/12)" office:value-type="currency" office:currency="USD" office:value="155.943374969288" calcext:value-type="currency">
            <text:p>$155.94</text:p>
          </table:table-cell>
          <table:table-cell table:style-name="ce113" table:formula="of:=[.$J$10]*[.D79]" office:value-type="currency" office:currency="USD" office:value="31.1886749938577" calcext:value-type="currency">
            <text:p>$31.19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79]+[.D79]+[.F79]-[.E79]" office:value-type="currency" office:currency="USD" office:value="47107.7671907619" calcext:value-type="currency">
            <text:p>$47,107.7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6" calcext:value-type="float">
            <text:p>76</text:p>
          </table:table-cell>
          <table:table-cell table:style-name="ce113" table:formula="of:=[.G79]" office:value-type="currency" office:currency="USD" office:value="47107.7671907619" calcext:value-type="currency">
            <text:p>$47,107.77</text:p>
          </table:table-cell>
          <table:table-cell table:style-name="ce113" table:formula="of:=[.C80]*([.$J$9]/12)" office:value-type="currency" office:currency="USD" office:value="157.025890635873" calcext:value-type="currency">
            <text:p>$157.03</text:p>
          </table:table-cell>
          <table:table-cell table:style-name="ce113" table:formula="of:=[.$J$10]*[.D80]" office:value-type="currency" office:currency="USD" office:value="31.4051781271746" calcext:value-type="currency">
            <text:p>$31.41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80]+[.D80]+[.F80]-[.E80]" office:value-type="currency" office:currency="USD" office:value="47433.3879032706" calcext:value-type="currency">
            <text:p>$47,433.3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7" calcext:value-type="float">
            <text:p>77</text:p>
          </table:table-cell>
          <table:table-cell table:style-name="ce113" table:formula="of:=[.G80]" office:value-type="currency" office:currency="USD" office:value="47433.3879032706" calcext:value-type="currency">
            <text:p>$47,433.39</text:p>
          </table:table-cell>
          <table:table-cell table:style-name="ce113" table:formula="of:=[.C81]*([.$J$9]/12)" office:value-type="currency" office:currency="USD" office:value="158.111293010902" calcext:value-type="currency">
            <text:p>$158.11</text:p>
          </table:table-cell>
          <table:table-cell table:style-name="ce113" table:formula="of:=[.$J$10]*[.D81]" office:value-type="currency" office:currency="USD" office:value="31.6222586021804" calcext:value-type="currency">
            <text:p>$31.62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81]+[.D81]+[.F81]-[.E81]" office:value-type="currency" office:currency="USD" office:value="47759.8769376794" calcext:value-type="currency">
            <text:p>$47,759.8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8" calcext:value-type="float">
            <text:p>78</text:p>
          </table:table-cell>
          <table:table-cell table:style-name="ce113" table:formula="of:=[.G81]" office:value-type="currency" office:currency="USD" office:value="47759.8769376794" calcext:value-type="currency">
            <text:p>$47,759.88</text:p>
          </table:table-cell>
          <table:table-cell table:style-name="ce113" table:formula="of:=[.C82]*([.$J$9]/12)" office:value-type="currency" office:currency="USD" office:value="159.199589792265" calcext:value-type="currency">
            <text:p>$159.20</text:p>
          </table:table-cell>
          <table:table-cell table:style-name="ce113" table:formula="of:=[.$J$10]*[.D82]" office:value-type="currency" office:currency="USD" office:value="31.8399179584529" calcext:value-type="currency">
            <text:p>$31.84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82]+[.D82]+[.F82]-[.E82]" office:value-type="currency" office:currency="USD" office:value="48087.2366095132" calcext:value-type="currency">
            <text:p>$48,087.2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79" calcext:value-type="float">
            <text:p>79</text:p>
          </table:table-cell>
          <table:table-cell table:style-name="ce113" table:formula="of:=[.G82]" office:value-type="currency" office:currency="USD" office:value="48087.2366095132" calcext:value-type="currency">
            <text:p>$48,087.24</text:p>
          </table:table-cell>
          <table:table-cell table:style-name="ce113" table:formula="of:=[.C83]*([.$J$9]/12)" office:value-type="currency" office:currency="USD" office:value="160.290788698377" calcext:value-type="currency">
            <text:p>$160.29</text:p>
          </table:table-cell>
          <table:table-cell table:style-name="ce113" table:formula="of:=[.$J$10]*[.D83]" office:value-type="currency" office:currency="USD" office:value="32.0581577396755" calcext:value-type="currency">
            <text:p>$32.06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83]+[.D83]+[.F83]-[.E83]" office:value-type="currency" office:currency="USD" office:value="48415.4692404719" calcext:value-type="currency">
            <text:p>$48,415.4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0" calcext:value-type="float">
            <text:p>80</text:p>
          </table:table-cell>
          <table:table-cell table:style-name="ce113" table:formula="of:=[.G83]" office:value-type="currency" office:currency="USD" office:value="48415.4692404719" calcext:value-type="currency">
            <text:p>$48,415.47</text:p>
          </table:table-cell>
          <table:table-cell table:style-name="ce113" table:formula="of:=[.C84]*([.$J$9]/12)" office:value-type="currency" office:currency="USD" office:value="161.38489746824" calcext:value-type="currency">
            <text:p>$161.38</text:p>
          </table:table-cell>
          <table:table-cell table:style-name="ce113" table:formula="of:=[.$J$10]*[.D84]" office:value-type="currency" office:currency="USD" office:value="32.2769794936479" calcext:value-type="currency">
            <text:p>$32.28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84]+[.D84]+[.F84]-[.E84]" office:value-type="currency" office:currency="USD" office:value="48744.5771584465" calcext:value-type="currency">
            <text:p>$48,744.5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1" calcext:value-type="float">
            <text:p>81</text:p>
          </table:table-cell>
          <table:table-cell table:style-name="ce113" table:formula="of:=[.G84]" office:value-type="currency" office:currency="USD" office:value="48744.5771584465" calcext:value-type="currency">
            <text:p>$48,744.58</text:p>
          </table:table-cell>
          <table:table-cell table:style-name="ce113" table:formula="of:=[.C85]*([.$J$9]/12)" office:value-type="currency" office:currency="USD" office:value="162.481923861488" calcext:value-type="currency">
            <text:p>$162.48</text:p>
          </table:table-cell>
          <table:table-cell table:style-name="ce113" table:formula="of:=[.$J$10]*[.D85]" office:value-type="currency" office:currency="USD" office:value="32.4963847722976" calcext:value-type="currency">
            <text:p>$32.50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85]+[.D85]+[.F85]-[.E85]" office:value-type="currency" office:currency="USD" office:value="49074.5626975357" calcext:value-type="currency">
            <text:p>$49,074.5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2" calcext:value-type="float">
            <text:p>82</text:p>
          </table:table-cell>
          <table:table-cell table:style-name="ce113" table:formula="of:=[.G85]" office:value-type="currency" office:currency="USD" office:value="49074.5626975357" calcext:value-type="currency">
            <text:p>$49,074.56</text:p>
          </table:table-cell>
          <table:table-cell table:style-name="ce113" table:formula="of:=[.C86]*([.$J$9]/12)" office:value-type="currency" office:currency="USD" office:value="163.581875658452" calcext:value-type="currency">
            <text:p>$163.58</text:p>
          </table:table-cell>
          <table:table-cell table:style-name="ce113" table:formula="of:=[.$J$10]*[.D86]" office:value-type="currency" office:currency="USD" office:value="32.7163751316904" calcext:value-type="currency">
            <text:p>$32.72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86]+[.D86]+[.F86]-[.E86]" office:value-type="currency" office:currency="USD" office:value="49405.4281980624" calcext:value-type="currency">
            <text:p>$49,405.4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3" calcext:value-type="float">
            <text:p>83</text:p>
          </table:table-cell>
          <table:table-cell table:style-name="ce113" table:formula="of:=[.G86]" office:value-type="currency" office:currency="USD" office:value="49405.4281980624" calcext:value-type="currency">
            <text:p>$49,405.43</text:p>
          </table:table-cell>
          <table:table-cell table:style-name="ce113" table:formula="of:=[.C87]*([.$J$9]/12)" office:value-type="currency" office:currency="USD" office:value="164.684760660208" calcext:value-type="currency">
            <text:p>$164.68</text:p>
          </table:table-cell>
          <table:table-cell table:style-name="ce113" table:formula="of:=[.$J$10]*[.D87]" office:value-type="currency" office:currency="USD" office:value="32.9369521320416" calcext:value-type="currency">
            <text:p>$32.94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87]+[.D87]+[.F87]-[.E87]" office:value-type="currency" office:currency="USD" office:value="49737.1760065906" calcext:value-type="currency">
            <text:p>$49,737.1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4" calcext:value-type="float">
            <text:p>84</text:p>
          </table:table-cell>
          <table:table-cell table:style-name="ce113" table:formula="of:=[.G87]" office:value-type="currency" office:currency="USD" office:value="49737.1760065906" calcext:value-type="currency">
            <text:p>$49,737.18</text:p>
          </table:table-cell>
          <table:table-cell table:style-name="ce113" table:formula="of:=[.C88]*([.$J$9]/12)" office:value-type="currency" office:currency="USD" office:value="165.790586688635" calcext:value-type="currency">
            <text:p>$165.79</text:p>
          </table:table-cell>
          <table:table-cell table:style-name="ce113" table:formula="of:=[.$J$10]*[.D88]" office:value-type="currency" office:currency="USD" office:value="33.1581173377271" calcext:value-type="currency">
            <text:p>$33.16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88]+[.D88]+[.F88]-[.E88]" office:value-type="currency" office:currency="USD" office:value="50069.8084759415" calcext:value-type="currency">
            <text:p>$50,069.8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5" calcext:value-type="float">
            <text:p>85</text:p>
          </table:table-cell>
          <table:table-cell table:style-name="ce113" table:formula="of:=[.G88]" office:value-type="currency" office:currency="USD" office:value="50069.8084759415" calcext:value-type="currency">
            <text:p>$50,069.81</text:p>
          </table:table-cell>
          <table:table-cell table:style-name="ce113" table:formula="of:=[.C89]*([.$J$9]/12)" office:value-type="currency" office:currency="USD" office:value="166.899361586472" calcext:value-type="currency">
            <text:p>$166.90</text:p>
          </table:table-cell>
          <table:table-cell table:style-name="ce113" table:formula="of:=[.$J$10]*[.D89]" office:value-type="currency" office:currency="USD" office:value="33.3798723172943" calcext:value-type="currency">
            <text:p>$33.38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89]+[.D89]+[.F89]-[.E89]" office:value-type="currency" office:currency="USD" office:value="50403.3279652107" calcext:value-type="currency">
            <text:p>$50,403.3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6" calcext:value-type="float">
            <text:p>86</text:p>
          </table:table-cell>
          <table:table-cell table:style-name="ce113" table:formula="of:=[.G89]" office:value-type="currency" office:currency="USD" office:value="50403.3279652107" calcext:value-type="currency">
            <text:p>$50,403.33</text:p>
          </table:table-cell>
          <table:table-cell table:style-name="ce113" table:formula="of:=[.C90]*([.$J$9]/12)" office:value-type="currency" office:currency="USD" office:value="168.011093217369" calcext:value-type="currency">
            <text:p>$168.01</text:p>
          </table:table-cell>
          <table:table-cell table:style-name="ce113" table:formula="of:=[.$J$10]*[.D90]" office:value-type="currency" office:currency="USD" office:value="33.6022186434738" calcext:value-type="currency">
            <text:p>$33.60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90]+[.D90]+[.F90]-[.E90]" office:value-type="currency" office:currency="USD" office:value="50737.7368397846" calcext:value-type="currency">
            <text:p>$50,737.7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7" calcext:value-type="float">
            <text:p>87</text:p>
          </table:table-cell>
          <table:table-cell table:style-name="ce113" table:formula="of:=[.G90]" office:value-type="currency" office:currency="USD" office:value="50737.7368397846" calcext:value-type="currency">
            <text:p>$50,737.74</text:p>
          </table:table-cell>
          <table:table-cell table:style-name="ce113" table:formula="of:=[.C91]*([.$J$9]/12)" office:value-type="currency" office:currency="USD" office:value="169.125789465949" calcext:value-type="currency">
            <text:p>$169.13</text:p>
          </table:table-cell>
          <table:table-cell table:style-name="ce113" table:formula="of:=[.$J$10]*[.D91]" office:value-type="currency" office:currency="USD" office:value="33.8251578931897" calcext:value-type="currency">
            <text:p>$33.83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91]+[.D91]+[.F91]-[.E91]" office:value-type="currency" office:currency="USD" office:value="51073.0374713573" calcext:value-type="currency">
            <text:p>$51,073.0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8" calcext:value-type="float">
            <text:p>88</text:p>
          </table:table-cell>
          <table:table-cell table:style-name="ce113" table:formula="of:=[.G91]" office:value-type="currency" office:currency="USD" office:value="51073.0374713573" calcext:value-type="currency">
            <text:p>$51,073.04</text:p>
          </table:table-cell>
          <table:table-cell table:style-name="ce113" table:formula="of:=[.C92]*([.$J$9]/12)" office:value-type="currency" office:currency="USD" office:value="170.243458237858" calcext:value-type="currency">
            <text:p>$170.24</text:p>
          </table:table-cell>
          <table:table-cell table:style-name="ce113" table:formula="of:=[.$J$10]*[.D92]" office:value-type="currency" office:currency="USD" office:value="34.0486916475716" calcext:value-type="currency">
            <text:p>$34.05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92]+[.D92]+[.F92]-[.E92]" office:value-type="currency" office:currency="USD" office:value="51409.2322379476" calcext:value-type="currency">
            <text:p>$51,409.23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89" calcext:value-type="float">
            <text:p>89</text:p>
          </table:table-cell>
          <table:table-cell table:style-name="ce113" table:formula="of:=[.G92]" office:value-type="currency" office:currency="USD" office:value="51409.2322379476" calcext:value-type="currency">
            <text:p>$51,409.23</text:p>
          </table:table-cell>
          <table:table-cell table:style-name="ce113" table:formula="of:=[.C93]*([.$J$9]/12)" office:value-type="currency" office:currency="USD" office:value="171.364107459825" calcext:value-type="currency">
            <text:p>$171.36</text:p>
          </table:table-cell>
          <table:table-cell table:style-name="ce113" table:formula="of:=[.$J$10]*[.D93]" office:value-type="currency" office:currency="USD" office:value="34.2728214919651" calcext:value-type="currency">
            <text:p>$34.27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93]+[.D93]+[.F93]-[.E93]" office:value-type="currency" office:currency="USD" office:value="51746.3235239155" calcext:value-type="currency">
            <text:p>$51,746.32</text:p>
          </table:table-cell>
          <table:table-cell/>
          <table:table-cell table:style-name="Default" table:number-columns-repeated="2"/>
          <table:table-cell table:number-columns-repeated="11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0" calcext:value-type="float">
            <text:p>90</text:p>
          </table:table-cell>
          <table:table-cell table:style-name="ce113" table:formula="of:=[.G93]" office:value-type="currency" office:currency="USD" office:value="51746.3235239155" calcext:value-type="currency">
            <text:p>$51,746.32</text:p>
          </table:table-cell>
          <table:table-cell table:style-name="ce113" table:formula="of:=[.C94]*([.$J$9]/12)" office:value-type="currency" office:currency="USD" office:value="172.487745079718" calcext:value-type="currency">
            <text:p>$172.49</text:p>
          </table:table-cell>
          <table:table-cell table:style-name="ce113" table:formula="of:=[.$J$10]*[.D94]" office:value-type="currency" office:currency="USD" office:value="34.4975490159437" calcext:value-type="currency">
            <text:p>$34.50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94]+[.D94]+[.F94]-[.E94]" office:value-type="currency" office:currency="USD" office:value="52084.3137199793" calcext:value-type="currency">
            <text:p>$52,084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1" calcext:value-type="float">
            <text:p>91</text:p>
          </table:table-cell>
          <table:table-cell table:style-name="ce113" table:formula="of:=[.G94]" office:value-type="currency" office:currency="USD" office:value="52084.3137199793" calcext:value-type="currency">
            <text:p>$52,084.31</text:p>
          </table:table-cell>
          <table:table-cell table:style-name="ce113" table:formula="of:=[.C95]*([.$J$9]/12)" office:value-type="currency" office:currency="USD" office:value="173.614379066598" calcext:value-type="currency">
            <text:p>$173.61</text:p>
          </table:table-cell>
          <table:table-cell table:style-name="ce113" table:formula="of:=[.$J$10]*[.D95]" office:value-type="currency" office:currency="USD" office:value="34.7228758133195" calcext:value-type="currency">
            <text:p>$34.72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95]+[.D95]+[.F95]-[.E95]" office:value-type="currency" office:currency="USD" office:value="52423.2052232325" calcext:value-type="currency">
            <text:p>$52,423.2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2" calcext:value-type="float">
            <text:p>92</text:p>
          </table:table-cell>
          <table:table-cell table:style-name="ce113" table:formula="of:=[.G95]" office:value-type="currency" office:currency="USD" office:value="52423.2052232325" calcext:value-type="currency">
            <text:p>$52,423.21</text:p>
          </table:table-cell>
          <table:table-cell table:style-name="ce113" table:formula="of:=[.C96]*([.$J$9]/12)" office:value-type="currency" office:currency="USD" office:value="174.744017410775" calcext:value-type="currency">
            <text:p>$174.74</text:p>
          </table:table-cell>
          <table:table-cell table:style-name="ce113" table:formula="of:=[.$J$10]*[.D96]" office:value-type="currency" office:currency="USD" office:value="34.948803482155" calcext:value-type="currency">
            <text:p>$34.95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96]+[.D96]+[.F96]-[.E96]" office:value-type="currency" office:currency="USD" office:value="52763.0004371612" calcext:value-type="currency">
            <text:p>$52,763.0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3" calcext:value-type="float">
            <text:p>93</text:p>
          </table:table-cell>
          <table:table-cell table:style-name="ce113" table:formula="of:=[.G96]" office:value-type="currency" office:currency="USD" office:value="52763.0004371612" calcext:value-type="currency">
            <text:p>$52,763.00</text:p>
          </table:table-cell>
          <table:table-cell table:style-name="ce113" table:formula="of:=[.C97]*([.$J$9]/12)" office:value-type="currency" office:currency="USD" office:value="175.876668123871" calcext:value-type="currency">
            <text:p>$175.88</text:p>
          </table:table-cell>
          <table:table-cell table:style-name="ce113" table:formula="of:=[.$J$10]*[.D97]" office:value-type="currency" office:currency="USD" office:value="35.1753336247741" calcext:value-type="currency">
            <text:p>$35.18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97]+[.D97]+[.F97]-[.E97]" office:value-type="currency" office:currency="USD" office:value="53103.7017716603" calcext:value-type="currency">
            <text:p>$53,103.7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4" calcext:value-type="float">
            <text:p>94</text:p>
          </table:table-cell>
          <table:table-cell table:style-name="ce113" table:formula="of:=[.G97]" office:value-type="currency" office:currency="USD" office:value="53103.7017716603" calcext:value-type="currency">
            <text:p>$53,103.70</text:p>
          </table:table-cell>
          <table:table-cell table:style-name="ce113" table:formula="of:=[.C98]*([.$J$9]/12)" office:value-type="currency" office:currency="USD" office:value="177.012339238868" calcext:value-type="currency">
            <text:p>$177.01</text:p>
          </table:table-cell>
          <table:table-cell table:style-name="ce113" table:formula="of:=[.$J$10]*[.D98]" office:value-type="currency" office:currency="USD" office:value="35.4024678477735" calcext:value-type="currency">
            <text:p>$35.40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98]+[.D98]+[.F98]-[.E98]" office:value-type="currency" office:currency="USD" office:value="53445.3116430514" calcext:value-type="currency">
            <text:p>$53,445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5" calcext:value-type="float">
            <text:p>95</text:p>
          </table:table-cell>
          <table:table-cell table:style-name="ce113" table:formula="of:=[.G98]" office:value-type="currency" office:currency="USD" office:value="53445.3116430514" calcext:value-type="currency">
            <text:p>$53,445.31</text:p>
          </table:table-cell>
          <table:table-cell table:style-name="ce113" table:formula="of:=[.C99]*([.$J$9]/12)" office:value-type="currency" office:currency="USD" office:value="178.151038810171" calcext:value-type="currency">
            <text:p>$178.15</text:p>
          </table:table-cell>
          <table:table-cell table:style-name="ce113" table:formula="of:=[.$J$10]*[.D99]" office:value-type="currency" office:currency="USD" office:value="35.6302077620342" calcext:value-type="currency">
            <text:p>$35.63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99]+[.D99]+[.F99]-[.E99]" office:value-type="currency" office:currency="USD" office:value="53787.8324740995" calcext:value-type="currency">
            <text:p>$53,787.8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6" calcext:value-type="float">
            <text:p>96</text:p>
          </table:table-cell>
          <table:table-cell table:style-name="ce113" table:formula="of:=[.G99]" office:value-type="currency" office:currency="USD" office:value="53787.8324740995" calcext:value-type="currency">
            <text:p>$53,787.83</text:p>
          </table:table-cell>
          <table:table-cell table:style-name="ce113" table:formula="of:=[.C100]*([.$J$9]/12)" office:value-type="currency" office:currency="USD" office:value="179.292774913665" calcext:value-type="currency">
            <text:p>$179.29</text:p>
          </table:table-cell>
          <table:table-cell table:style-name="ce113" table:formula="of:=[.$J$10]*[.D100]" office:value-type="currency" office:currency="USD" office:value="35.858554982733" calcext:value-type="currency">
            <text:p>$35.86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00]+[.D100]+[.F100]-[.E100]" office:value-type="currency" office:currency="USD" office:value="54131.2666940304" calcext:value-type="currency">
            <text:p>$54,131.2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7" calcext:value-type="float">
            <text:p>97</text:p>
          </table:table-cell>
          <table:table-cell table:style-name="ce113" table:formula="of:=[.G100]" office:value-type="currency" office:currency="USD" office:value="54131.2666940304" calcext:value-type="currency">
            <text:p>$54,131.27</text:p>
          </table:table-cell>
          <table:table-cell table:style-name="ce113" table:formula="of:=[.C101]*([.$J$9]/12)" office:value-type="currency" office:currency="USD" office:value="180.437555646768" calcext:value-type="currency">
            <text:p>$180.44</text:p>
          </table:table-cell>
          <table:table-cell table:style-name="ce113" table:formula="of:=[.$J$10]*[.D101]" office:value-type="currency" office:currency="USD" office:value="36.0875111293536" calcext:value-type="currency">
            <text:p>$36.09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01]+[.D101]+[.F101]-[.E101]" office:value-type="currency" office:currency="USD" office:value="54475.6167385478" calcext:value-type="currency">
            <text:p>$54,475.6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8" calcext:value-type="float">
            <text:p>98</text:p>
          </table:table-cell>
          <table:table-cell table:style-name="ce113" table:formula="of:=[.G101]" office:value-type="currency" office:currency="USD" office:value="54475.6167385478" calcext:value-type="currency">
            <text:p>$54,475.62</text:p>
          </table:table-cell>
          <table:table-cell table:style-name="ce113" table:formula="of:=[.C102]*([.$J$9]/12)" office:value-type="currency" office:currency="USD" office:value="181.585389128493" calcext:value-type="currency">
            <text:p>$181.59</text:p>
          </table:table-cell>
          <table:table-cell table:style-name="ce113" table:formula="of:=[.$J$10]*[.D102]" office:value-type="currency" office:currency="USD" office:value="36.3170778256986" calcext:value-type="currency">
            <text:p>$36.32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02]+[.D102]+[.F102]-[.E102]" office:value-type="currency" office:currency="USD" office:value="54820.8850498506" calcext:value-type="currency">
            <text:p>$54,820.8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99" calcext:value-type="float">
            <text:p>99</text:p>
          </table:table-cell>
          <table:table-cell table:style-name="ce113" table:formula="of:=[.G102]" office:value-type="currency" office:currency="USD" office:value="54820.8850498506" calcext:value-type="currency">
            <text:p>$54,820.89</text:p>
          </table:table-cell>
          <table:table-cell table:style-name="ce113" table:formula="of:=[.C103]*([.$J$9]/12)" office:value-type="currency" office:currency="USD" office:value="182.736283499502" calcext:value-type="currency">
            <text:p>$182.74</text:p>
          </table:table-cell>
          <table:table-cell table:style-name="ce113" table:formula="of:=[.$J$10]*[.D103]" office:value-type="currency" office:currency="USD" office:value="36.5472566999004" calcext:value-type="currency">
            <text:p>$36.55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03]+[.D103]+[.F103]-[.E103]" office:value-type="currency" office:currency="USD" office:value="55167.0740766502" calcext:value-type="currency">
            <text:p>$55,167.0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0" calcext:value-type="float">
            <text:p>100</text:p>
          </table:table-cell>
          <table:table-cell table:style-name="ce113" table:formula="of:=[.G103]" office:value-type="currency" office:currency="USD" office:value="55167.0740766502" calcext:value-type="currency">
            <text:p>$55,167.07</text:p>
          </table:table-cell>
          <table:table-cell table:style-name="ce113" table:formula="of:=[.C104]*([.$J$9]/12)" office:value-type="currency" office:currency="USD" office:value="183.890246922167" calcext:value-type="currency">
            <text:p>$183.89</text:p>
          </table:table-cell>
          <table:table-cell table:style-name="ce113" table:formula="of:=[.$J$10]*[.D104]" office:value-type="currency" office:currency="USD" office:value="36.7780493844335" calcext:value-type="currency">
            <text:p>$36.78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04]+[.D104]+[.F104]-[.E104]" office:value-type="currency" office:currency="USD" office:value="55514.186274188" calcext:value-type="currency">
            <text:p>$55,514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1" calcext:value-type="float">
            <text:p>101</text:p>
          </table:table-cell>
          <table:table-cell table:style-name="ce113" table:formula="of:=[.G104]" office:value-type="currency" office:currency="USD" office:value="55514.186274188" calcext:value-type="currency">
            <text:p>$55,514.19</text:p>
          </table:table-cell>
          <table:table-cell table:style-name="ce113" table:formula="of:=[.C105]*([.$J$9]/12)" office:value-type="currency" office:currency="USD" office:value="185.047287580627" calcext:value-type="currency">
            <text:p>$185.05</text:p>
          </table:table-cell>
          <table:table-cell table:style-name="ce113" table:formula="of:=[.$J$10]*[.D105]" office:value-type="currency" office:currency="USD" office:value="37.0094575161253" calcext:value-type="currency">
            <text:p>$37.01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05]+[.D105]+[.F105]-[.E105]" office:value-type="currency" office:currency="USD" office:value="55862.2241042525" calcext:value-type="currency">
            <text:p>$55,862.2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2" calcext:value-type="float">
            <text:p>102</text:p>
          </table:table-cell>
          <table:table-cell table:style-name="ce113" table:formula="of:=[.G105]" office:value-type="currency" office:currency="USD" office:value="55862.2241042525" calcext:value-type="currency">
            <text:p>$55,862.22</text:p>
          </table:table-cell>
          <table:table-cell table:style-name="ce113" table:formula="of:=[.C106]*([.$J$9]/12)" office:value-type="currency" office:currency="USD" office:value="186.207413680842" calcext:value-type="currency">
            <text:p>$186.21</text:p>
          </table:table-cell>
          <table:table-cell table:style-name="ce113" table:formula="of:=[.$J$10]*[.D106]" office:value-type="currency" office:currency="USD" office:value="37.2414827361683" calcext:value-type="currency">
            <text:p>$37.24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06]+[.D106]+[.F106]-[.E106]" office:value-type="currency" office:currency="USD" office:value="56211.1900351971" calcext:value-type="currency">
            <text:p>$56,211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3" calcext:value-type="float">
            <text:p>103</text:p>
          </table:table-cell>
          <table:table-cell table:style-name="ce113" table:formula="of:=[.G106]" office:value-type="currency" office:currency="USD" office:value="56211.1900351971" calcext:value-type="currency">
            <text:p>$56,211.19</text:p>
          </table:table-cell>
          <table:table-cell table:style-name="ce113" table:formula="of:=[.C107]*([.$J$9]/12)" office:value-type="currency" office:currency="USD" office:value="187.370633450657" calcext:value-type="currency">
            <text:p>$187.37</text:p>
          </table:table-cell>
          <table:table-cell table:style-name="ce113" table:formula="of:=[.$J$10]*[.D107]" office:value-type="currency" office:currency="USD" office:value="37.4741266901314" calcext:value-type="currency">
            <text:p>$37.47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07]+[.D107]+[.F107]-[.E107]" office:value-type="currency" office:currency="USD" office:value="56561.0865419577" calcext:value-type="currency">
            <text:p>$56,561.0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4" calcext:value-type="float">
            <text:p>104</text:p>
          </table:table-cell>
          <table:table-cell table:style-name="ce113" table:formula="of:=[.G107]" office:value-type="currency" office:currency="USD" office:value="56561.0865419577" calcext:value-type="currency">
            <text:p>$56,561.09</text:p>
          </table:table-cell>
          <table:table-cell table:style-name="ce113" table:formula="of:=[.C108]*([.$J$9]/12)" office:value-type="currency" office:currency="USD" office:value="188.536955139859" calcext:value-type="currency">
            <text:p>$188.54</text:p>
          </table:table-cell>
          <table:table-cell table:style-name="ce113" table:formula="of:=[.$J$10]*[.D108]" office:value-type="currency" office:currency="USD" office:value="37.7073910279718" calcext:value-type="currency">
            <text:p>$37.71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08]+[.D108]+[.F108]-[.E108]" office:value-type="currency" office:currency="USD" office:value="56911.9161060696" calcext:value-type="currency">
            <text:p>$56,911.92</text:p>
          </table:table-cell>
          <table:table-cell table:number-columns-repeated="3"/>
          <table:table-cell table:style-name="Default" table:number-columns-repeated="2"/>
          <table:table-cell table:number-columns-repeated="9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5" calcext:value-type="float">
            <text:p>105</text:p>
          </table:table-cell>
          <table:table-cell table:style-name="ce113" table:formula="of:=[.G108]" office:value-type="currency" office:currency="USD" office:value="56911.9161060696" calcext:value-type="currency">
            <text:p>$56,911.92</text:p>
          </table:table-cell>
          <table:table-cell table:style-name="ce113" table:formula="of:=[.C109]*([.$J$9]/12)" office:value-type="currency" office:currency="USD" office:value="189.706387020232" calcext:value-type="currency">
            <text:p>$189.71</text:p>
          </table:table-cell>
          <table:table-cell table:style-name="ce113" table:formula="of:=[.$J$10]*[.D109]" office:value-type="currency" office:currency="USD" office:value="37.9412774040464" calcext:value-type="currency">
            <text:p>$37.94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09]+[.D109]+[.F109]-[.E109]" office:value-type="currency" office:currency="USD" office:value="57263.6812156857" calcext:value-type="currency">
            <text:p>$57,263.68</text:p>
          </table:table-cell>
          <table:table-cell table:number-columns-repeated="3"/>
          <table:table-cell table:style-name="Default" table:number-columns-repeated="2"/>
          <table:table-cell table:number-columns-repeated="9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6" calcext:value-type="float">
            <text:p>106</text:p>
          </table:table-cell>
          <table:table-cell table:style-name="ce113" table:formula="of:=[.G109]" office:value-type="currency" office:currency="USD" office:value="57263.6812156857" calcext:value-type="currency">
            <text:p>$57,263.68</text:p>
          </table:table-cell>
          <table:table-cell table:style-name="ce113" table:formula="of:=[.C110]*([.$J$9]/12)" office:value-type="currency" office:currency="USD" office:value="190.878937385619" calcext:value-type="currency">
            <text:p>$190.88</text:p>
          </table:table-cell>
          <table:table-cell table:style-name="ce113" table:formula="of:=[.$J$10]*[.D110]" office:value-type="currency" office:currency="USD" office:value="38.1757874771238" calcext:value-type="currency">
            <text:p>$38.18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10]+[.D110]+[.F110]-[.E110]" office:value-type="currency" office:currency="USD" office:value="57616.3843655942" calcext:value-type="currency">
            <text:p>$57,616.3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7" calcext:value-type="float">
            <text:p>107</text:p>
          </table:table-cell>
          <table:table-cell table:style-name="ce113" table:formula="of:=[.G110]" office:value-type="currency" office:currency="USD" office:value="57616.3843655942" calcext:value-type="currency">
            <text:p>$57,616.38</text:p>
          </table:table-cell>
          <table:table-cell table:style-name="ce113" table:formula="of:=[.C111]*([.$J$9]/12)" office:value-type="currency" office:currency="USD" office:value="192.054614551981" calcext:value-type="currency">
            <text:p>$192.05</text:p>
          </table:table-cell>
          <table:table-cell table:style-name="ce113" table:formula="of:=[.$J$10]*[.D111]" office:value-type="currency" office:currency="USD" office:value="38.4109229103962" calcext:value-type="currency">
            <text:p>$38.41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11]+[.D111]+[.F111]-[.E111]" office:value-type="currency" office:currency="USD" office:value="57970.0280572358" calcext:value-type="currency">
            <text:p>$57,970.0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8" calcext:value-type="float">
            <text:p>108</text:p>
          </table:table-cell>
          <table:table-cell table:style-name="ce113" table:formula="of:=[.G111]" office:value-type="currency" office:currency="USD" office:value="57970.0280572358" calcext:value-type="currency">
            <text:p>$57,970.03</text:p>
          </table:table-cell>
          <table:table-cell table:style-name="ce113" table:formula="of:=[.C112]*([.$J$9]/12)" office:value-type="currency" office:currency="USD" office:value="193.233426857453" calcext:value-type="currency">
            <text:p>$193.23</text:p>
          </table:table-cell>
          <table:table-cell table:style-name="ce113" table:formula="of:=[.$J$10]*[.D112]" office:value-type="currency" office:currency="USD" office:value="38.6466853714906" calcext:value-type="currency">
            <text:p>$38.65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12]+[.D112]+[.F112]-[.E112]" office:value-type="currency" office:currency="USD" office:value="58324.6147987218" calcext:value-type="currency">
            <text:p>$58,324.6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09" calcext:value-type="float">
            <text:p>109</text:p>
          </table:table-cell>
          <table:table-cell table:style-name="ce113" table:formula="of:=[.G112]" office:value-type="currency" office:currency="USD" office:value="58324.6147987218" calcext:value-type="currency">
            <text:p>$58,324.61</text:p>
          </table:table-cell>
          <table:table-cell table:style-name="ce113" table:formula="of:=[.C113]*([.$J$9]/12)" office:value-type="currency" office:currency="USD" office:value="194.415382662406" calcext:value-type="currency">
            <text:p>$194.42</text:p>
          </table:table-cell>
          <table:table-cell table:style-name="ce113" table:formula="of:=[.$J$10]*[.D113]" office:value-type="currency" office:currency="USD" office:value="38.8830765324812" calcext:value-type="currency">
            <text:p>$38.88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13]+[.D113]+[.F113]-[.E113]" office:value-type="currency" office:currency="USD" office:value="58680.1471048517" calcext:value-type="currency">
            <text:p>$58,680.1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0" calcext:value-type="float">
            <text:p>110</text:p>
          </table:table-cell>
          <table:table-cell table:style-name="ce113" table:formula="of:=[.G113]" office:value-type="currency" office:currency="USD" office:value="58680.1471048517" calcext:value-type="currency">
            <text:p>$58,680.15</text:p>
          </table:table-cell>
          <table:table-cell table:style-name="ce113" table:formula="of:=[.C114]*([.$J$9]/12)" office:value-type="currency" office:currency="USD" office:value="195.600490349506" calcext:value-type="currency">
            <text:p>$195.60</text:p>
          </table:table-cell>
          <table:table-cell table:style-name="ce113" table:formula="of:=[.$J$10]*[.D114]" office:value-type="currency" office:currency="USD" office:value="39.1200980699012" calcext:value-type="currency">
            <text:p>$39.12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14]+[.D114]+[.F114]-[.E114]" office:value-type="currency" office:currency="USD" office:value="59036.6274971313" calcext:value-type="currency">
            <text:p>$59,036.6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1" calcext:value-type="float">
            <text:p>111</text:p>
          </table:table-cell>
          <table:table-cell table:style-name="ce113" table:formula="of:=[.G114]" office:value-type="currency" office:currency="USD" office:value="59036.6274971313" calcext:value-type="currency">
            <text:p>$59,036.63</text:p>
          </table:table-cell>
          <table:table-cell table:style-name="ce113" table:formula="of:=[.C115]*([.$J$9]/12)" office:value-type="currency" office:currency="USD" office:value="196.788758323771" calcext:value-type="currency">
            <text:p>$196.79</text:p>
          </table:table-cell>
          <table:table-cell table:style-name="ce113" table:formula="of:=[.$J$10]*[.D115]" office:value-type="currency" office:currency="USD" office:value="39.3577516647542" calcext:value-type="currency">
            <text:p>$39.36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15]+[.D115]+[.F115]-[.E115]" office:value-type="currency" office:currency="USD" office:value="59394.0585037903" calcext:value-type="currency">
            <text:p>$59,394.0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2" calcext:value-type="float">
            <text:p>112</text:p>
          </table:table-cell>
          <table:table-cell table:style-name="ce113" table:formula="of:=[.G115]" office:value-type="currency" office:currency="USD" office:value="59394.0585037903" calcext:value-type="currency">
            <text:p>$59,394.06</text:p>
          </table:table-cell>
          <table:table-cell table:style-name="ce113" table:formula="of:=[.C116]*([.$J$9]/12)" office:value-type="currency" office:currency="USD" office:value="197.980195012634" calcext:value-type="currency">
            <text:p>$197.98</text:p>
          </table:table-cell>
          <table:table-cell table:style-name="ce113" table:formula="of:=[.$J$10]*[.D116]" office:value-type="currency" office:currency="USD" office:value="39.5960390025269" calcext:value-type="currency">
            <text:p>$39.60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16]+[.D116]+[.F116]-[.E116]" office:value-type="currency" office:currency="USD" office:value="59752.4426598004" calcext:value-type="currency">
            <text:p>$59,752.4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3" calcext:value-type="float">
            <text:p>113</text:p>
          </table:table-cell>
          <table:table-cell table:style-name="ce113" table:formula="of:=[.G116]" office:value-type="currency" office:currency="USD" office:value="59752.4426598004" calcext:value-type="currency">
            <text:p>$59,752.44</text:p>
          </table:table-cell>
          <table:table-cell table:style-name="ce113" table:formula="of:=[.C117]*([.$J$9]/12)" office:value-type="currency" office:currency="USD" office:value="199.174808866001" calcext:value-type="currency">
            <text:p>$199.17</text:p>
          </table:table-cell>
          <table:table-cell table:style-name="ce113" table:formula="of:=[.$J$10]*[.D117]" office:value-type="currency" office:currency="USD" office:value="39.8349617732003" calcext:value-type="currency">
            <text:p>$39.83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17]+[.D117]+[.F117]-[.E117]" office:value-type="currency" office:currency="USD" office:value="60111.7825068932" calcext:value-type="currency">
            <text:p>$60,111.7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4" calcext:value-type="float">
            <text:p>114</text:p>
          </table:table-cell>
          <table:table-cell table:style-name="ce113" table:formula="of:=[.G117]" office:value-type="currency" office:currency="USD" office:value="60111.7825068932" calcext:value-type="currency">
            <text:p>$60,111.78</text:p>
          </table:table-cell>
          <table:table-cell table:style-name="ce113" table:formula="of:=[.C118]*([.$J$9]/12)" office:value-type="currency" office:currency="USD" office:value="200.372608356311" calcext:value-type="currency">
            <text:p>$200.37</text:p>
          </table:table-cell>
          <table:table-cell table:style-name="ce113" table:formula="of:=[.$J$10]*[.D118]" office:value-type="currency" office:currency="USD" office:value="40.0745216712622" calcext:value-type="currency">
            <text:p>$40.07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18]+[.D118]+[.F118]-[.E118]" office:value-type="currency" office:currency="USD" office:value="60472.0805935783" calcext:value-type="currency">
            <text:p>$60,472.0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5" calcext:value-type="float">
            <text:p>115</text:p>
          </table:table-cell>
          <table:table-cell table:style-name="ce113" table:formula="of:=[.G118]" office:value-type="currency" office:currency="USD" office:value="60472.0805935783" calcext:value-type="currency">
            <text:p>$60,472.08</text:p>
          </table:table-cell>
          <table:table-cell table:style-name="ce113" table:formula="of:=[.C119]*([.$J$9]/12)" office:value-type="currency" office:currency="USD" office:value="201.573601978594" calcext:value-type="currency">
            <text:p>$201.57</text:p>
          </table:table-cell>
          <table:table-cell table:style-name="ce113" table:formula="of:=[.$J$10]*[.D119]" office:value-type="currency" office:currency="USD" office:value="40.3147203957189" calcext:value-type="currency">
            <text:p>$40.31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19]+[.D119]+[.F119]-[.E119]" office:value-type="currency" office:currency="USD" office:value="60833.3394751612" calcext:value-type="currency">
            <text:p>$60,833.3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6" calcext:value-type="float">
            <text:p>116</text:p>
          </table:table-cell>
          <table:table-cell table:style-name="ce113" table:formula="of:=[.G119]" office:value-type="currency" office:currency="USD" office:value="60833.3394751612" calcext:value-type="currency">
            <text:p>$60,833.34</text:p>
          </table:table-cell>
          <table:table-cell table:style-name="ce113" table:formula="of:=[.C120]*([.$J$9]/12)" office:value-type="currency" office:currency="USD" office:value="202.777798250537" calcext:value-type="currency">
            <text:p>$202.78</text:p>
          </table:table-cell>
          <table:table-cell table:style-name="ce113" table:formula="of:=[.$J$10]*[.D120]" office:value-type="currency" office:currency="USD" office:value="40.5555596501074" calcext:value-type="currency">
            <text:p>$40.56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20]+[.D120]+[.F120]-[.E120]" office:value-type="currency" office:currency="USD" office:value="61195.5617137616" calcext:value-type="currency">
            <text:p>$61,195.5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7" calcext:value-type="float">
            <text:p>117</text:p>
          </table:table-cell>
          <table:table-cell table:style-name="ce113" table:formula="of:=[.G120]" office:value-type="currency" office:currency="USD" office:value="61195.5617137616" calcext:value-type="currency">
            <text:p>$61,195.56</text:p>
          </table:table-cell>
          <table:table-cell table:style-name="ce113" table:formula="of:=[.C121]*([.$J$9]/12)" office:value-type="currency" office:currency="USD" office:value="203.985205712539" calcext:value-type="currency">
            <text:p>$203.99</text:p>
          </table:table-cell>
          <table:table-cell table:style-name="ce113" table:formula="of:=[.$J$10]*[.D121]" office:value-type="currency" office:currency="USD" office:value="40.7970411425077" calcext:value-type="currency">
            <text:p>$40.80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21]+[.D121]+[.F121]-[.E121]" office:value-type="currency" office:currency="USD" office:value="61558.7498783316" calcext:value-type="currency">
            <text:p>$61,558.7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8" calcext:value-type="float">
            <text:p>118</text:p>
          </table:table-cell>
          <table:table-cell table:style-name="ce113" table:formula="of:=[.G121]" office:value-type="currency" office:currency="USD" office:value="61558.7498783316" calcext:value-type="currency">
            <text:p>$61,558.75</text:p>
          </table:table-cell>
          <table:table-cell table:style-name="ce113" table:formula="of:=[.C122]*([.$J$9]/12)" office:value-type="currency" office:currency="USD" office:value="205.195832927772" calcext:value-type="currency">
            <text:p>$205.20</text:p>
          </table:table-cell>
          <table:table-cell table:style-name="ce113" table:formula="of:=[.$J$10]*[.D122]" office:value-type="currency" office:currency="USD" office:value="41.0391665855544" calcext:value-type="currency">
            <text:p>$41.04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22]+[.D122]+[.F122]-[.E122]" office:value-type="currency" office:currency="USD" office:value="61922.9065446738" calcext:value-type="currency">
            <text:p>$61,922.9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19" calcext:value-type="float">
            <text:p>119</text:p>
          </table:table-cell>
          <table:table-cell table:style-name="ce113" table:formula="of:=[.G122]" office:value-type="currency" office:currency="USD" office:value="61922.9065446738" calcext:value-type="currency">
            <text:p>$61,922.91</text:p>
          </table:table-cell>
          <table:table-cell table:style-name="ce113" table:formula="of:=[.C123]*([.$J$9]/12)" office:value-type="currency" office:currency="USD" office:value="206.409688482246" calcext:value-type="currency">
            <text:p>$206.41</text:p>
          </table:table-cell>
          <table:table-cell table:style-name="ce113" table:formula="of:=[.$J$10]*[.D123]" office:value-type="currency" office:currency="USD" office:value="41.2819376964492" calcext:value-type="currency">
            <text:p>$41.28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23]+[.D123]+[.F123]-[.E123]" office:value-type="currency" office:currency="USD" office:value="62288.0342954596" calcext:value-type="currency">
            <text:p>$62,288.0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0" calcext:value-type="float">
            <text:p>120</text:p>
          </table:table-cell>
          <table:table-cell table:style-name="ce113" table:formula="of:=[.G123]" office:value-type="currency" office:currency="USD" office:value="62288.0342954596" calcext:value-type="currency">
            <text:p>$62,288.03</text:p>
          </table:table-cell>
          <table:table-cell table:style-name="ce113" table:formula="of:=[.C124]*([.$J$9]/12)" office:value-type="currency" office:currency="USD" office:value="207.626780984865" calcext:value-type="currency">
            <text:p>$207.63</text:p>
          </table:table-cell>
          <table:table-cell table:style-name="ce113" table:formula="of:=[.$J$10]*[.D124]" office:value-type="currency" office:currency="USD" office:value="41.5253561969731" calcext:value-type="currency">
            <text:p>$41.53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24]+[.D124]+[.F124]-[.E124]" office:value-type="currency" office:currency="USD" office:value="62654.1357202475" calcext:value-type="currency">
            <text:p>$62,654.1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1" calcext:value-type="float">
            <text:p>121</text:p>
          </table:table-cell>
          <table:table-cell table:style-name="ce113" table:formula="of:=[.G124]" office:value-type="currency" office:currency="USD" office:value="62654.1357202475" calcext:value-type="currency">
            <text:p>$62,654.14</text:p>
          </table:table-cell>
          <table:table-cell table:style-name="ce113" table:formula="of:=[.C125]*([.$J$9]/12)" office:value-type="currency" office:currency="USD" office:value="208.847119067492" calcext:value-type="currency">
            <text:p>$208.85</text:p>
          </table:table-cell>
          <table:table-cell table:style-name="ce113" table:formula="of:=[.$J$10]*[.D125]" office:value-type="currency" office:currency="USD" office:value="41.7694238134984" calcext:value-type="currency">
            <text:p>$41.7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25]+[.D125]+[.F125]-[.E125]" office:value-type="currency" office:currency="USD" office:value="63021.2134155015" calcext:value-type="currency">
            <text:p>$63,021.2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2" calcext:value-type="float">
            <text:p>122</text:p>
          </table:table-cell>
          <table:table-cell table:style-name="ce113" table:formula="of:=[.G125]" office:value-type="currency" office:currency="USD" office:value="63021.2134155015" calcext:value-type="currency">
            <text:p>$63,021.21</text:p>
          </table:table-cell>
          <table:table-cell table:style-name="ce113" table:formula="of:=[.C126]*([.$J$9]/12)" office:value-type="currency" office:currency="USD" office:value="210.070711385005" calcext:value-type="currency">
            <text:p>$210.07</text:p>
          </table:table-cell>
          <table:table-cell table:style-name="ce113" table:formula="of:=[.$J$10]*[.D126]" office:value-type="currency" office:currency="USD" office:value="42.014142277001" calcext:value-type="currency">
            <text:p>$42.01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26]+[.D126]+[.F126]-[.E126]" office:value-type="currency" office:currency="USD" office:value="63389.2699846095" calcext:value-type="currency">
            <text:p>$63,389.2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3" calcext:value-type="float">
            <text:p>123</text:p>
          </table:table-cell>
          <table:table-cell table:style-name="ce113" table:formula="of:=[.G126]" office:value-type="currency" office:currency="USD" office:value="63389.2699846095" calcext:value-type="currency">
            <text:p>$63,389.27</text:p>
          </table:table-cell>
          <table:table-cell table:style-name="ce113" table:formula="of:=[.C127]*([.$J$9]/12)" office:value-type="currency" office:currency="USD" office:value="211.297566615365" calcext:value-type="currency">
            <text:p>$211.30</text:p>
          </table:table-cell>
          <table:table-cell table:style-name="ce113" table:formula="of:=[.$J$10]*[.D127]" office:value-type="currency" office:currency="USD" office:value="42.259513323073" calcext:value-type="currency">
            <text:p>$42.26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27]+[.D127]+[.F127]-[.E127]" office:value-type="currency" office:currency="USD" office:value="63758.3080379018" calcext:value-type="currency">
            <text:p>$63,758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4" calcext:value-type="float">
            <text:p>124</text:p>
          </table:table-cell>
          <table:table-cell table:style-name="ce113" table:formula="of:=[.G127]" office:value-type="currency" office:currency="USD" office:value="63758.3080379018" calcext:value-type="currency">
            <text:p>$63,758.31</text:p>
          </table:table-cell>
          <table:table-cell table:style-name="ce113" table:formula="of:=[.C128]*([.$J$9]/12)" office:value-type="currency" office:currency="USD" office:value="212.527693459673" calcext:value-type="currency">
            <text:p>$212.53</text:p>
          </table:table-cell>
          <table:table-cell table:style-name="ce113" table:formula="of:=[.$J$10]*[.D128]" office:value-type="currency" office:currency="USD" office:value="42.5055386919345" calcext:value-type="currency">
            <text:p>$42.51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28]+[.D128]+[.F128]-[.E128]" office:value-type="currency" office:currency="USD" office:value="64128.3301926695" calcext:value-type="currency">
            <text:p>$64,128.3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5" calcext:value-type="float">
            <text:p>125</text:p>
          </table:table-cell>
          <table:table-cell table:style-name="ce113" table:formula="of:=[.G128]" office:value-type="currency" office:currency="USD" office:value="64128.3301926695" calcext:value-type="currency">
            <text:p>$64,128.33</text:p>
          </table:table-cell>
          <table:table-cell table:style-name="ce113" table:formula="of:=[.C129]*([.$J$9]/12)" office:value-type="currency" office:currency="USD" office:value="213.761100642232" calcext:value-type="currency">
            <text:p>$213.76</text:p>
          </table:table-cell>
          <table:table-cell table:style-name="ce113" table:formula="of:=[.$J$10]*[.D129]" office:value-type="currency" office:currency="USD" office:value="42.7522201284464" calcext:value-type="currency">
            <text:p>$42.75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29]+[.D129]+[.F129]-[.E129]" office:value-type="currency" office:currency="USD" office:value="64499.3390731833" calcext:value-type="currency">
            <text:p>$64,499.3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6" calcext:value-type="float">
            <text:p>126</text:p>
          </table:table-cell>
          <table:table-cell table:style-name="ce113" table:formula="of:=[.G129]" office:value-type="currency" office:currency="USD" office:value="64499.3390731833" calcext:value-type="currency">
            <text:p>$64,499.34</text:p>
          </table:table-cell>
          <table:table-cell table:style-name="ce113" table:formula="of:=[.C130]*([.$J$9]/12)" office:value-type="currency" office:currency="USD" office:value="214.997796910611" calcext:value-type="currency">
            <text:p>$215.00</text:p>
          </table:table-cell>
          <table:table-cell table:style-name="ce113" table:formula="of:=[.$J$10]*[.D130]" office:value-type="currency" office:currency="USD" office:value="42.9995593821222" calcext:value-type="currency">
            <text:p>$43.00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30]+[.D130]+[.F130]-[.E130]" office:value-type="currency" office:currency="USD" office:value="64871.3373107118" calcext:value-type="currency">
            <text:p>$64,871.3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7" calcext:value-type="float">
            <text:p>127</text:p>
          </table:table-cell>
          <table:table-cell table:style-name="ce113" table:formula="of:=[.G130]" office:value-type="currency" office:currency="USD" office:value="64871.3373107118" calcext:value-type="currency">
            <text:p>$64,871.34</text:p>
          </table:table-cell>
          <table:table-cell table:style-name="ce113" table:formula="of:=[.C131]*([.$J$9]/12)" office:value-type="currency" office:currency="USD" office:value="216.237791035706" calcext:value-type="currency">
            <text:p>$216.24</text:p>
          </table:table-cell>
          <table:table-cell table:style-name="ce113" table:formula="of:=[.$J$10]*[.D131]" office:value-type="currency" office:currency="USD" office:value="43.2475582071412" calcext:value-type="currency">
            <text:p>$43.25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31]+[.D131]+[.F131]-[.E131]" office:value-type="currency" office:currency="USD" office:value="65244.3275435404" calcext:value-type="currency">
            <text:p>$65,244.3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8" calcext:value-type="float">
            <text:p>128</text:p>
          </table:table-cell>
          <table:table-cell table:style-name="ce113" table:formula="of:=[.G131]" office:value-type="currency" office:currency="USD" office:value="65244.3275435404" calcext:value-type="currency">
            <text:p>$65,244.33</text:p>
          </table:table-cell>
          <table:table-cell table:style-name="ce113" table:formula="of:=[.C132]*([.$J$9]/12)" office:value-type="currency" office:currency="USD" office:value="217.481091811801" calcext:value-type="currency">
            <text:p>$217.48</text:p>
          </table:table-cell>
          <table:table-cell table:style-name="ce113" table:formula="of:=[.$J$10]*[.D132]" office:value-type="currency" office:currency="USD" office:value="43.4962183623603" calcext:value-type="currency">
            <text:p>$43.50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32]+[.D132]+[.F132]-[.E132]" office:value-type="currency" office:currency="USD" office:value="65618.3124169898" calcext:value-type="currency">
            <text:p>$65,618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29" calcext:value-type="float">
            <text:p>129</text:p>
          </table:table-cell>
          <table:table-cell table:style-name="ce113" table:formula="of:=[.G132]" office:value-type="currency" office:currency="USD" office:value="65618.3124169898" calcext:value-type="currency">
            <text:p>$65,618.31</text:p>
          </table:table-cell>
          <table:table-cell table:style-name="ce113" table:formula="of:=[.C133]*([.$J$9]/12)" office:value-type="currency" office:currency="USD" office:value="218.727708056633" calcext:value-type="currency">
            <text:p>$218.73</text:p>
          </table:table-cell>
          <table:table-cell table:style-name="ce113" table:formula="of:=[.$J$10]*[.D133]" office:value-type="currency" office:currency="USD" office:value="43.7455416113266" calcext:value-type="currency">
            <text:p>$43.75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33]+[.D133]+[.F133]-[.E133]" office:value-type="currency" office:currency="USD" office:value="65993.2945834351" calcext:value-type="currency">
            <text:p>$65,993.2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0" calcext:value-type="float">
            <text:p>130</text:p>
          </table:table-cell>
          <table:table-cell table:style-name="ce113" table:formula="of:=[.G133]" office:value-type="currency" office:currency="USD" office:value="65993.2945834351" calcext:value-type="currency">
            <text:p>$65,993.29</text:p>
          </table:table-cell>
          <table:table-cell table:style-name="ce113" table:formula="of:=[.C134]*([.$J$9]/12)" office:value-type="currency" office:currency="USD" office:value="219.97764861145" calcext:value-type="currency">
            <text:p>$219.98</text:p>
          </table:table-cell>
          <table:table-cell table:style-name="ce113" table:formula="of:=[.$J$10]*[.D134]" office:value-type="currency" office:currency="USD" office:value="43.9955297222901" calcext:value-type="currency">
            <text:p>$44.00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34]+[.D134]+[.F134]-[.E134]" office:value-type="currency" office:currency="USD" office:value="66369.2767023243" calcext:value-type="currency">
            <text:p>$66,369.2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1" calcext:value-type="float">
            <text:p>131</text:p>
          </table:table-cell>
          <table:table-cell table:style-name="ce113" table:formula="of:=[.G134]" office:value-type="currency" office:currency="USD" office:value="66369.2767023243" calcext:value-type="currency">
            <text:p>$66,369.28</text:p>
          </table:table-cell>
          <table:table-cell table:style-name="ce113" table:formula="of:=[.C135]*([.$J$9]/12)" office:value-type="currency" office:currency="USD" office:value="221.230922341081" calcext:value-type="currency">
            <text:p>$221.23</text:p>
          </table:table-cell>
          <table:table-cell table:style-name="ce113" table:formula="of:=[.$J$10]*[.D135]" office:value-type="currency" office:currency="USD" office:value="44.2461844682162" calcext:value-type="currency">
            <text:p>$44.25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35]+[.D135]+[.F135]-[.E135]" office:value-type="currency" office:currency="USD" office:value="66746.2614401972" calcext:value-type="currency">
            <text:p>$66,746.2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2" calcext:value-type="float">
            <text:p>132</text:p>
          </table:table-cell>
          <table:table-cell table:style-name="ce113" table:formula="of:=[.G135]" office:value-type="currency" office:currency="USD" office:value="66746.2614401972" calcext:value-type="currency">
            <text:p>$66,746.26</text:p>
          </table:table-cell>
          <table:table-cell table:style-name="ce113" table:formula="of:=[.C136]*([.$J$9]/12)" office:value-type="currency" office:currency="USD" office:value="222.487538133991" calcext:value-type="currency">
            <text:p>$222.49</text:p>
          </table:table-cell>
          <table:table-cell table:style-name="ce113" table:formula="of:=[.$J$10]*[.D136]" office:value-type="currency" office:currency="USD" office:value="44.4975076267981" calcext:value-type="currency">
            <text:p>$44.50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36]+[.D136]+[.F136]-[.E136]" office:value-type="currency" office:currency="USD" office:value="67124.2514707044" calcext:value-type="currency">
            <text:p>$67,124.2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3" calcext:value-type="float">
            <text:p>133</text:p>
          </table:table-cell>
          <table:table-cell table:style-name="ce113" table:formula="of:=[.G136]" office:value-type="currency" office:currency="USD" office:value="67124.2514707044" calcext:value-type="currency">
            <text:p>$67,124.25</text:p>
          </table:table-cell>
          <table:table-cell table:style-name="ce113" table:formula="of:=[.C137]*([.$J$9]/12)" office:value-type="currency" office:currency="USD" office:value="223.747504902348" calcext:value-type="currency">
            <text:p>$223.75</text:p>
          </table:table-cell>
          <table:table-cell table:style-name="ce113" table:formula="of:=[.$J$10]*[.D137]" office:value-type="currency" office:currency="USD" office:value="44.7495009804696" calcext:value-type="currency">
            <text:p>$44.75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37]+[.D137]+[.F137]-[.E137]" office:value-type="currency" office:currency="USD" office:value="67503.2494746262" calcext:value-type="currency">
            <text:p>$67,503.2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4" calcext:value-type="float">
            <text:p>134</text:p>
          </table:table-cell>
          <table:table-cell table:style-name="ce113" table:formula="of:=[.G137]" office:value-type="currency" office:currency="USD" office:value="67503.2494746262" calcext:value-type="currency">
            <text:p>$67,503.25</text:p>
          </table:table-cell>
          <table:table-cell table:style-name="ce113" table:formula="of:=[.C138]*([.$J$9]/12)" office:value-type="currency" office:currency="USD" office:value="225.010831582087" calcext:value-type="currency">
            <text:p>$225.01</text:p>
          </table:table-cell>
          <table:table-cell table:style-name="ce113" table:formula="of:=[.$J$10]*[.D138]" office:value-type="currency" office:currency="USD" office:value="45.0021663164175" calcext:value-type="currency">
            <text:p>$45.00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38]+[.D138]+[.F138]-[.E138]" office:value-type="currency" office:currency="USD" office:value="67883.2581398919" calcext:value-type="currency">
            <text:p>$67,883.2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5" calcext:value-type="float">
            <text:p>135</text:p>
          </table:table-cell>
          <table:table-cell table:style-name="ce113" table:formula="of:=[.G138]" office:value-type="currency" office:currency="USD" office:value="67883.2581398919" calcext:value-type="currency">
            <text:p>$67,883.26</text:p>
          </table:table-cell>
          <table:table-cell table:style-name="ce113" table:formula="of:=[.C139]*([.$J$9]/12)" office:value-type="currency" office:currency="USD" office:value="226.277527132973" calcext:value-type="currency">
            <text:p>$226.28</text:p>
          </table:table-cell>
          <table:table-cell table:style-name="ce113" table:formula="of:=[.$J$10]*[.D139]" office:value-type="currency" office:currency="USD" office:value="45.2555054265946" calcext:value-type="currency">
            <text:p>$45.26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39]+[.D139]+[.F139]-[.E139]" office:value-type="currency" office:currency="USD" office:value="68264.2801615983" calcext:value-type="currency">
            <text:p>$68,264.2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6" calcext:value-type="float">
            <text:p>136</text:p>
          </table:table-cell>
          <table:table-cell table:style-name="ce113" table:formula="of:=[.G139]" office:value-type="currency" office:currency="USD" office:value="68264.2801615983" calcext:value-type="currency">
            <text:p>$68,264.28</text:p>
          </table:table-cell>
          <table:table-cell table:style-name="ce113" table:formula="of:=[.C140]*([.$J$9]/12)" office:value-type="currency" office:currency="USD" office:value="227.547600538661" calcext:value-type="currency">
            <text:p>$227.55</text:p>
          </table:table-cell>
          <table:table-cell table:style-name="ce113" table:formula="of:=[.$J$10]*[.D140]" office:value-type="currency" office:currency="USD" office:value="45.5095201077322" calcext:value-type="currency">
            <text:p>$45.51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40]+[.D140]+[.F140]-[.E140]" office:value-type="currency" office:currency="USD" office:value="68646.3182420292" calcext:value-type="currency">
            <text:p>$68,646.3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7" calcext:value-type="float">
            <text:p>137</text:p>
          </table:table-cell>
          <table:table-cell table:style-name="ce113" table:formula="of:=[.G140]" office:value-type="currency" office:currency="USD" office:value="68646.3182420292" calcext:value-type="currency">
            <text:p>$68,646.32</text:p>
          </table:table-cell>
          <table:table-cell table:style-name="ce113" table:formula="of:=[.C141]*([.$J$9]/12)" office:value-type="currency" office:currency="USD" office:value="228.821060806764" calcext:value-type="currency">
            <text:p>$228.82</text:p>
          </table:table-cell>
          <table:table-cell table:style-name="ce113" table:formula="of:=[.$J$10]*[.D141]" office:value-type="currency" office:currency="USD" office:value="45.7642121613528" calcext:value-type="currency">
            <text:p>$45.76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41]+[.D141]+[.F141]-[.E141]" office:value-type="currency" office:currency="USD" office:value="69029.3750906746" calcext:value-type="currency">
            <text:p>$69,029.3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8" calcext:value-type="float">
            <text:p>138</text:p>
          </table:table-cell>
          <table:table-cell table:style-name="ce113" table:formula="of:=[.G141]" office:value-type="currency" office:currency="USD" office:value="69029.3750906746" calcext:value-type="currency">
            <text:p>$69,029.38</text:p>
          </table:table-cell>
          <table:table-cell table:style-name="ce113" table:formula="of:=[.C142]*([.$J$9]/12)" office:value-type="currency" office:currency="USD" office:value="230.097916968915" calcext:value-type="currency">
            <text:p>$230.10</text:p>
          </table:table-cell>
          <table:table-cell table:style-name="ce113" table:formula="of:=[.$J$10]*[.D142]" office:value-type="currency" office:currency="USD" office:value="46.0195833937831" calcext:value-type="currency">
            <text:p>$46.02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42]+[.D142]+[.F142]-[.E142]" office:value-type="currency" office:currency="USD" office:value="69413.4534242498" calcext:value-type="currency">
            <text:p>$69,413.4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39" calcext:value-type="float">
            <text:p>139</text:p>
          </table:table-cell>
          <table:table-cell table:style-name="ce113" table:formula="of:=[.G142]" office:value-type="currency" office:currency="USD" office:value="69413.4534242498" calcext:value-type="currency">
            <text:p>$69,413.45</text:p>
          </table:table-cell>
          <table:table-cell table:style-name="ce113" table:formula="of:=[.C143]*([.$J$9]/12)" office:value-type="currency" office:currency="USD" office:value="231.378178080833" calcext:value-type="currency">
            <text:p>$231.38</text:p>
          </table:table-cell>
          <table:table-cell table:style-name="ce113" table:formula="of:=[.$J$10]*[.D143]" office:value-type="currency" office:currency="USD" office:value="46.2756356161665" calcext:value-type="currency">
            <text:p>$46.28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43]+[.D143]+[.F143]-[.E143]" office:value-type="currency" office:currency="USD" office:value="69798.5559667144" calcext:value-type="currency">
            <text:p>$69,798.5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0" calcext:value-type="float">
            <text:p>140</text:p>
          </table:table-cell>
          <table:table-cell table:style-name="ce113" table:formula="of:=[.G143]" office:value-type="currency" office:currency="USD" office:value="69798.5559667144" calcext:value-type="currency">
            <text:p>$69,798.56</text:p>
          </table:table-cell>
          <table:table-cell table:style-name="ce113" table:formula="of:=[.C144]*([.$J$9]/12)" office:value-type="currency" office:currency="USD" office:value="232.661853222381" calcext:value-type="currency">
            <text:p>$232.66</text:p>
          </table:table-cell>
          <table:table-cell table:style-name="ce113" table:formula="of:=[.$J$10]*[.D144]" office:value-type="currency" office:currency="USD" office:value="46.5323706444763" calcext:value-type="currency">
            <text:p>$46.53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44]+[.D144]+[.F144]-[.E144]" office:value-type="currency" office:currency="USD" office:value="70184.6854492923" calcext:value-type="currency">
            <text:p>$70,184.6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1" calcext:value-type="float">
            <text:p>141</text:p>
          </table:table-cell>
          <table:table-cell table:style-name="ce113" table:formula="of:=[.G144]" office:value-type="currency" office:currency="USD" office:value="70184.6854492923" calcext:value-type="currency">
            <text:p>$70,184.69</text:p>
          </table:table-cell>
          <table:table-cell table:style-name="ce113" table:formula="of:=[.C145]*([.$J$9]/12)" office:value-type="currency" office:currency="USD" office:value="233.948951497641" calcext:value-type="currency">
            <text:p>$233.95</text:p>
          </table:table-cell>
          <table:table-cell table:style-name="ce113" table:formula="of:=[.$J$10]*[.D145]" office:value-type="currency" office:currency="USD" office:value="46.7897902995282" calcext:value-type="currency">
            <text:p>$46.79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45]+[.D145]+[.F145]-[.E145]" office:value-type="currency" office:currency="USD" office:value="70571.8446104904" calcext:value-type="currency">
            <text:p>$70,571.8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2" calcext:value-type="float">
            <text:p>142</text:p>
          </table:table-cell>
          <table:table-cell table:style-name="ce113" table:formula="of:=[.G145]" office:value-type="currency" office:currency="USD" office:value="70571.8446104904" calcext:value-type="currency">
            <text:p>$70,571.84</text:p>
          </table:table-cell>
          <table:table-cell table:style-name="ce113" table:formula="of:=[.C146]*([.$J$9]/12)" office:value-type="currency" office:currency="USD" office:value="235.239482034968" calcext:value-type="currency">
            <text:p>$235.24</text:p>
          </table:table-cell>
          <table:table-cell table:style-name="ce113" table:formula="of:=[.$J$10]*[.D146]" office:value-type="currency" office:currency="USD" office:value="47.0478964069936" calcext:value-type="currency">
            <text:p>$47.05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46]+[.D146]+[.F146]-[.E146]" office:value-type="currency" office:currency="USD" office:value="70960.0361961184" calcext:value-type="currency">
            <text:p>$70,960.0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3" calcext:value-type="float">
            <text:p>143</text:p>
          </table:table-cell>
          <table:table-cell table:style-name="ce113" table:formula="of:=[.G146]" office:value-type="currency" office:currency="USD" office:value="70960.0361961184" calcext:value-type="currency">
            <text:p>$70,960.04</text:p>
          </table:table-cell>
          <table:table-cell table:style-name="ce113" table:formula="of:=[.C147]*([.$J$9]/12)" office:value-type="currency" office:currency="USD" office:value="236.533453987061" calcext:value-type="currency">
            <text:p>$236.53</text:p>
          </table:table-cell>
          <table:table-cell table:style-name="ce113" table:formula="of:=[.$J$10]*[.D147]" office:value-type="currency" office:currency="USD" office:value="47.3066907974123" calcext:value-type="currency">
            <text:p>$47.31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47]+[.D147]+[.F147]-[.E147]" office:value-type="currency" office:currency="USD" office:value="71349.2629593081" calcext:value-type="currency">
            <text:p>$71,349.2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4" calcext:value-type="float">
            <text:p>144</text:p>
          </table:table-cell>
          <table:table-cell table:style-name="ce113" table:formula="of:=[.G147]" office:value-type="currency" office:currency="USD" office:value="71349.2629593081" calcext:value-type="currency">
            <text:p>$71,349.26</text:p>
          </table:table-cell>
          <table:table-cell table:style-name="ce113" table:formula="of:=[.C148]*([.$J$9]/12)" office:value-type="currency" office:currency="USD" office:value="237.830876531027" calcext:value-type="currency">
            <text:p>$237.83</text:p>
          </table:table-cell>
          <table:table-cell table:style-name="ce113" table:formula="of:=[.$J$10]*[.D148]" office:value-type="currency" office:currency="USD" office:value="47.5661753062054" calcext:value-type="currency">
            <text:p>$47.57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48]+[.D148]+[.F148]-[.E148]" office:value-type="currency" office:currency="USD" office:value="71739.5276605329" calcext:value-type="currency">
            <text:p>$71,739.5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5" calcext:value-type="float">
            <text:p>145</text:p>
          </table:table-cell>
          <table:table-cell table:style-name="ce113" table:formula="of:=[.G148]" office:value-type="currency" office:currency="USD" office:value="71739.5276605329" calcext:value-type="currency">
            <text:p>$71,739.53</text:p>
          </table:table-cell>
          <table:table-cell table:style-name="ce113" table:formula="of:=[.C149]*([.$J$9]/12)" office:value-type="currency" office:currency="USD" office:value="239.131758868443" calcext:value-type="currency">
            <text:p>$239.13</text:p>
          </table:table-cell>
          <table:table-cell table:style-name="ce113" table:formula="of:=[.$J$10]*[.D149]" office:value-type="currency" office:currency="USD" office:value="47.8263517736886" calcext:value-type="currency">
            <text:p>$47.83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49]+[.D149]+[.F149]-[.E149]" office:value-type="currency" office:currency="USD" office:value="72130.8330676276" calcext:value-type="currency">
            <text:p>$72,130.8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6" calcext:value-type="float">
            <text:p>146</text:p>
          </table:table-cell>
          <table:table-cell table:style-name="ce113" table:formula="of:=[.G149]" office:value-type="currency" office:currency="USD" office:value="72130.8330676276" calcext:value-type="currency">
            <text:p>$72,130.83</text:p>
          </table:table-cell>
          <table:table-cell table:style-name="ce113" table:formula="of:=[.C150]*([.$J$9]/12)" office:value-type="currency" office:currency="USD" office:value="240.436110225425" calcext:value-type="currency">
            <text:p>$240.44</text:p>
          </table:table-cell>
          <table:table-cell table:style-name="ce113" table:formula="of:=[.$J$10]*[.D150]" office:value-type="currency" office:currency="USD" office:value="48.0872220450851" calcext:value-type="currency">
            <text:p>$48.09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50]+[.D150]+[.F150]-[.E150]" office:value-type="currency" office:currency="USD" office:value="72523.181955808" calcext:value-type="currency">
            <text:p>$72,523.1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7" calcext:value-type="float">
            <text:p>147</text:p>
          </table:table-cell>
          <table:table-cell table:style-name="ce113" table:formula="of:=[.G150]" office:value-type="currency" office:currency="USD" office:value="72523.181955808" calcext:value-type="currency">
            <text:p>$72,523.18</text:p>
          </table:table-cell>
          <table:table-cell table:style-name="ce113" table:formula="of:=[.C151]*([.$J$9]/12)" office:value-type="currency" office:currency="USD" office:value="241.743939852693" calcext:value-type="currency">
            <text:p>$241.74</text:p>
          </table:table-cell>
          <table:table-cell table:style-name="ce113" table:formula="of:=[.$J$10]*[.D151]" office:value-type="currency" office:currency="USD" office:value="48.3487879705387" calcext:value-type="currency">
            <text:p>$48.35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51]+[.D151]+[.F151]-[.E151]" office:value-type="currency" office:currency="USD" office:value="72916.5771076901" calcext:value-type="currency">
            <text:p>$72,916.5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8" calcext:value-type="float">
            <text:p>148</text:p>
          </table:table-cell>
          <table:table-cell table:style-name="ce113" table:formula="of:=[.G151]" office:value-type="currency" office:currency="USD" office:value="72916.5771076901" calcext:value-type="currency">
            <text:p>$72,916.58</text:p>
          </table:table-cell>
          <table:table-cell table:style-name="ce113" table:formula="of:=[.C152]*([.$J$9]/12)" office:value-type="currency" office:currency="USD" office:value="243.055257025634" calcext:value-type="currency">
            <text:p>$243.06</text:p>
          </table:table-cell>
          <table:table-cell table:style-name="ce113" table:formula="of:=[.$J$10]*[.D152]" office:value-type="currency" office:currency="USD" office:value="48.6110514051268" calcext:value-type="currency">
            <text:p>$48.61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52]+[.D152]+[.F152]-[.E152]" office:value-type="currency" office:currency="USD" office:value="73311.0213133106" calcext:value-type="currency">
            <text:p>$73,311.0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49" calcext:value-type="float">
            <text:p>149</text:p>
          </table:table-cell>
          <table:table-cell table:style-name="ce113" table:formula="of:=[.G152]" office:value-type="currency" office:currency="USD" office:value="73311.0213133106" calcext:value-type="currency">
            <text:p>$73,311.02</text:p>
          </table:table-cell>
          <table:table-cell table:style-name="ce113" table:formula="of:=[.C153]*([.$J$9]/12)" office:value-type="currency" office:currency="USD" office:value="244.370071044369" calcext:value-type="currency">
            <text:p>$244.37</text:p>
          </table:table-cell>
          <table:table-cell table:style-name="ce113" table:formula="of:=[.$J$10]*[.D153]" office:value-type="currency" office:currency="USD" office:value="48.8740142088738" calcext:value-type="currency">
            <text:p>$48.87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53]+[.D153]+[.F153]-[.E153]" office:value-type="currency" office:currency="USD" office:value="73706.5173701461" calcext:value-type="currency">
            <text:p>$73,706.5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0" calcext:value-type="float">
            <text:p>150</text:p>
          </table:table-cell>
          <table:table-cell table:style-name="ce113" table:formula="of:=[.G153]" office:value-type="currency" office:currency="USD" office:value="73706.5173701461" calcext:value-type="currency">
            <text:p>$73,706.52</text:p>
          </table:table-cell>
          <table:table-cell table:style-name="ce113" table:formula="of:=[.C154]*([.$J$9]/12)" office:value-type="currency" office:currency="USD" office:value="245.68839123382" calcext:value-type="currency">
            <text:p>$245.69</text:p>
          </table:table-cell>
          <table:table-cell table:style-name="ce113" table:formula="of:=[.$J$10]*[.D154]" office:value-type="currency" office:currency="USD" office:value="49.1376782467641" calcext:value-type="currency">
            <text:p>$49.14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54]+[.D154]+[.F154]-[.E154]" office:value-type="currency" office:currency="USD" office:value="74103.0680831332" calcext:value-type="currency">
            <text:p>$74,103.0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1" calcext:value-type="float">
            <text:p>151</text:p>
          </table:table-cell>
          <table:table-cell table:style-name="ce113" table:formula="of:=[.G154]" office:value-type="currency" office:currency="USD" office:value="74103.0680831332" calcext:value-type="currency">
            <text:p>$74,103.07</text:p>
          </table:table-cell>
          <table:table-cell table:style-name="ce113" table:formula="of:=[.C155]*([.$J$9]/12)" office:value-type="currency" office:currency="USD" office:value="247.010226943777" calcext:value-type="currency">
            <text:p>$247.01</text:p>
          </table:table-cell>
          <table:table-cell table:style-name="ce113" table:formula="of:=[.$J$10]*[.D155]" office:value-type="currency" office:currency="USD" office:value="49.4020453887555" calcext:value-type="currency">
            <text:p>$49.40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55]+[.D155]+[.F155]-[.E155]" office:value-type="currency" office:currency="USD" office:value="74500.6762646882" calcext:value-type="currency">
            <text:p>$74,500.6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2" calcext:value-type="float">
            <text:p>152</text:p>
          </table:table-cell>
          <table:table-cell table:style-name="ce113" table:formula="of:=[.G155]" office:value-type="currency" office:currency="USD" office:value="74500.6762646882" calcext:value-type="currency">
            <text:p>$74,500.68</text:p>
          </table:table-cell>
          <table:table-cell table:style-name="ce113" table:formula="of:=[.C156]*([.$J$9]/12)" office:value-type="currency" office:currency="USD" office:value="248.335587548961" calcext:value-type="currency">
            <text:p>$248.34</text:p>
          </table:table-cell>
          <table:table-cell table:style-name="ce113" table:formula="of:=[.$J$10]*[.D156]" office:value-type="currency" office:currency="USD" office:value="49.6671175097922" calcext:value-type="currency">
            <text:p>$49.67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56]+[.D156]+[.F156]-[.E156]" office:value-type="currency" office:currency="USD" office:value="74899.3447347274" calcext:value-type="currency">
            <text:p>$74,899.3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3" calcext:value-type="float">
            <text:p>153</text:p>
          </table:table-cell>
          <table:table-cell table:style-name="ce113" table:formula="of:=[.G156]" office:value-type="currency" office:currency="USD" office:value="74899.3447347274" calcext:value-type="currency">
            <text:p>$74,899.34</text:p>
          </table:table-cell>
          <table:table-cell table:style-name="ce113" table:formula="of:=[.C157]*([.$J$9]/12)" office:value-type="currency" office:currency="USD" office:value="249.664482449091" calcext:value-type="currency">
            <text:p>$249.66</text:p>
          </table:table-cell>
          <table:table-cell table:style-name="ce113" table:formula="of:=[.$J$10]*[.D157]" office:value-type="currency" office:currency="USD" office:value="49.9328964898183" calcext:value-type="currency">
            <text:p>$49.93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57]+[.D157]+[.F157]-[.E157]" office:value-type="currency" office:currency="USD" office:value="75299.0763206867" calcext:value-type="currency">
            <text:p>$75,299.0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4" calcext:value-type="float">
            <text:p>154</text:p>
          </table:table-cell>
          <table:table-cell table:style-name="ce113" table:formula="of:=[.G157]" office:value-type="currency" office:currency="USD" office:value="75299.0763206867" calcext:value-type="currency">
            <text:p>$75,299.08</text:p>
          </table:table-cell>
          <table:table-cell table:style-name="ce113" table:formula="of:=[.C158]*([.$J$9]/12)" office:value-type="currency" office:currency="USD" office:value="250.996921068956" calcext:value-type="currency">
            <text:p>$251.00</text:p>
          </table:table-cell>
          <table:table-cell table:style-name="ce113" table:formula="of:=[.$J$10]*[.D158]" office:value-type="currency" office:currency="USD" office:value="50.1993842137911" calcext:value-type="currency">
            <text:p>$50.20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58]+[.D158]+[.F158]-[.E158]" office:value-type="currency" office:currency="USD" office:value="75699.8738575418" calcext:value-type="currency">
            <text:p>$75,699.8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5" calcext:value-type="float">
            <text:p>155</text:p>
          </table:table-cell>
          <table:table-cell table:style-name="ce113" table:formula="of:=[.G158]" office:value-type="currency" office:currency="USD" office:value="75699.8738575418" calcext:value-type="currency">
            <text:p>$75,699.87</text:p>
          </table:table-cell>
          <table:table-cell table:style-name="ce113" table:formula="of:=[.C159]*([.$J$9]/12)" office:value-type="currency" office:currency="USD" office:value="252.332912858473" calcext:value-type="currency">
            <text:p>$252.33</text:p>
          </table:table-cell>
          <table:table-cell table:style-name="ce113" table:formula="of:=[.$J$10]*[.D159]" office:value-type="currency" office:currency="USD" office:value="50.4665825716946" calcext:value-type="currency">
            <text:p>$50.47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59]+[.D159]+[.F159]-[.E159]" office:value-type="currency" office:currency="USD" office:value="76101.7401878286" calcext:value-type="currency">
            <text:p>$76,101.7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6" calcext:value-type="float">
            <text:p>156</text:p>
          </table:table-cell>
          <table:table-cell table:style-name="ce113" table:formula="of:=[.G159]" office:value-type="currency" office:currency="USD" office:value="76101.7401878286" calcext:value-type="currency">
            <text:p>$76,101.74</text:p>
          </table:table-cell>
          <table:table-cell table:style-name="ce113" table:formula="of:=[.C160]*([.$J$9]/12)" office:value-type="currency" office:currency="USD" office:value="253.672467292762" calcext:value-type="currency">
            <text:p>$253.67</text:p>
          </table:table-cell>
          <table:table-cell table:style-name="ce113" table:formula="of:=[.$J$10]*[.D160]" office:value-type="currency" office:currency="USD" office:value="50.7344934585524" calcext:value-type="currency">
            <text:p>$50.73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60]+[.D160]+[.F160]-[.E160]" office:value-type="currency" office:currency="USD" office:value="76504.6781616628" calcext:value-type="currency">
            <text:p>$76,504.6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7" calcext:value-type="float">
            <text:p>157</text:p>
          </table:table-cell>
          <table:table-cell table:style-name="ce113" table:formula="of:=[.G160]" office:value-type="currency" office:currency="USD" office:value="76504.6781616628" calcext:value-type="currency">
            <text:p>$76,504.68</text:p>
          </table:table-cell>
          <table:table-cell table:style-name="ce113" table:formula="of:=[.C161]*([.$J$9]/12)" office:value-type="currency" office:currency="USD" office:value="255.015593872209" calcext:value-type="currency">
            <text:p>$255.02</text:p>
          </table:table-cell>
          <table:table-cell table:style-name="ce113" table:formula="of:=[.$J$10]*[.D161]" office:value-type="currency" office:currency="USD" office:value="51.0031187744419" calcext:value-type="currency">
            <text:p>$51.00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61]+[.D161]+[.F161]-[.E161]" office:value-type="currency" office:currency="USD" office:value="76908.6906367606" calcext:value-type="currency">
            <text:p>$76,908.6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8" calcext:value-type="float">
            <text:p>158</text:p>
          </table:table-cell>
          <table:table-cell table:style-name="ce113" table:formula="of:=[.G161]" office:value-type="currency" office:currency="USD" office:value="76908.6906367606" calcext:value-type="currency">
            <text:p>$76,908.69</text:p>
          </table:table-cell>
          <table:table-cell table:style-name="ce113" table:formula="of:=[.C162]*([.$J$9]/12)" office:value-type="currency" office:currency="USD" office:value="256.362302122535" calcext:value-type="currency">
            <text:p>$256.36</text:p>
          </table:table-cell>
          <table:table-cell table:style-name="ce113" table:formula="of:=[.$J$10]*[.D162]" office:value-type="currency" office:currency="USD" office:value="51.2724604245071" calcext:value-type="currency">
            <text:p>$51.27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62]+[.D162]+[.F162]-[.E162]" office:value-type="currency" office:currency="USD" office:value="77313.7804784586" calcext:value-type="currency">
            <text:p>$77,313.7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59" calcext:value-type="float">
            <text:p>159</text:p>
          </table:table-cell>
          <table:table-cell table:style-name="ce113" table:formula="of:=[.G162]" office:value-type="currency" office:currency="USD" office:value="77313.7804784586" calcext:value-type="currency">
            <text:p>$77,313.78</text:p>
          </table:table-cell>
          <table:table-cell table:style-name="ce113" table:formula="of:=[.C163]*([.$J$9]/12)" office:value-type="currency" office:currency="USD" office:value="257.712601594862" calcext:value-type="currency">
            <text:p>$257.71</text:p>
          </table:table-cell>
          <table:table-cell table:style-name="ce113" table:formula="of:=[.$J$10]*[.D163]" office:value-type="currency" office:currency="USD" office:value="51.5425203189724" calcext:value-type="currency">
            <text:p>$51.54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63]+[.D163]+[.F163]-[.E163]" office:value-type="currency" office:currency="USD" office:value="77719.9505597345" calcext:value-type="currency">
            <text:p>$77,719.9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0" calcext:value-type="float">
            <text:p>160</text:p>
          </table:table-cell>
          <table:table-cell table:style-name="ce113" table:formula="of:=[.G163]" office:value-type="currency" office:currency="USD" office:value="77719.9505597345" calcext:value-type="currency">
            <text:p>$77,719.95</text:p>
          </table:table-cell>
          <table:table-cell table:style-name="ce113" table:formula="of:=[.C164]*([.$J$9]/12)" office:value-type="currency" office:currency="USD" office:value="259.066501865782" calcext:value-type="currency">
            <text:p>$259.07</text:p>
          </table:table-cell>
          <table:table-cell table:style-name="ce113" table:formula="of:=[.$J$10]*[.D164]" office:value-type="currency" office:currency="USD" office:value="51.8133003731564" calcext:value-type="currency">
            <text:p>$51.81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64]+[.D164]+[.F164]-[.E164]" office:value-type="currency" office:currency="USD" office:value="78127.2037612272" calcext:value-type="currency">
            <text:p>$78,127.2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1" calcext:value-type="float">
            <text:p>161</text:p>
          </table:table-cell>
          <table:table-cell table:style-name="ce113" table:formula="of:=[.G164]" office:value-type="currency" office:currency="USD" office:value="78127.2037612272" calcext:value-type="currency">
            <text:p>$78,127.20</text:p>
          </table:table-cell>
          <table:table-cell table:style-name="ce113" table:formula="of:=[.C165]*([.$J$9]/12)" office:value-type="currency" office:currency="USD" office:value="260.424012537424" calcext:value-type="currency">
            <text:p>$260.42</text:p>
          </table:table-cell>
          <table:table-cell table:style-name="ce113" table:formula="of:=[.$J$10]*[.D165]" office:value-type="currency" office:currency="USD" office:value="52.0848025074848" calcext:value-type="currency">
            <text:p>$52.08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65]+[.D165]+[.F165]-[.E165]" office:value-type="currency" office:currency="USD" office:value="78535.5429712571" calcext:value-type="currency">
            <text:p>$78,535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2" calcext:value-type="float">
            <text:p>162</text:p>
          </table:table-cell>
          <table:table-cell table:style-name="ce113" table:formula="of:=[.G165]" office:value-type="currency" office:currency="USD" office:value="78535.5429712571" calcext:value-type="currency">
            <text:p>$78,535.54</text:p>
          </table:table-cell>
          <table:table-cell table:style-name="ce113" table:formula="of:=[.C166]*([.$J$9]/12)" office:value-type="currency" office:currency="USD" office:value="261.785143237524" calcext:value-type="currency">
            <text:p>$261.79</text:p>
          </table:table-cell>
          <table:table-cell table:style-name="ce113" table:formula="of:=[.$J$10]*[.D166]" office:value-type="currency" office:currency="USD" office:value="52.3570286475047" calcext:value-type="currency">
            <text:p>$52.36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66]+[.D166]+[.F166]-[.E166]" office:value-type="currency" office:currency="USD" office:value="78944.9710858471" calcext:value-type="currency">
            <text:p>$78,944.9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3" calcext:value-type="float">
            <text:p>163</text:p>
          </table:table-cell>
          <table:table-cell table:style-name="ce113" table:formula="of:=[.G166]" office:value-type="currency" office:currency="USD" office:value="78944.9710858471" calcext:value-type="currency">
            <text:p>$78,944.97</text:p>
          </table:table-cell>
          <table:table-cell table:style-name="ce113" table:formula="of:=[.C167]*([.$J$9]/12)" office:value-type="currency" office:currency="USD" office:value="263.14990361949" calcext:value-type="currency">
            <text:p>$263.15</text:p>
          </table:table-cell>
          <table:table-cell table:style-name="ce113" table:formula="of:=[.$J$10]*[.D167]" office:value-type="currency" office:currency="USD" office:value="52.6299807238981" calcext:value-type="currency">
            <text:p>$52.63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67]+[.D167]+[.F167]-[.E167]" office:value-type="currency" office:currency="USD" office:value="79355.4910087427" calcext:value-type="currency">
            <text:p>$79,355.4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4" calcext:value-type="float">
            <text:p>164</text:p>
          </table:table-cell>
          <table:table-cell table:style-name="ce113" table:formula="of:=[.G167]" office:value-type="currency" office:currency="USD" office:value="79355.4910087427" calcext:value-type="currency">
            <text:p>$79,355.49</text:p>
          </table:table-cell>
          <table:table-cell table:style-name="ce113" table:formula="of:=[.C168]*([.$J$9]/12)" office:value-type="currency" office:currency="USD" office:value="264.518303362476" calcext:value-type="currency">
            <text:p>$264.52</text:p>
          </table:table-cell>
          <table:table-cell table:style-name="ce113" table:formula="of:=[.$J$10]*[.D168]" office:value-type="currency" office:currency="USD" office:value="52.9036606724951" calcext:value-type="currency">
            <text:p>$52.90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68]+[.D168]+[.F168]-[.E168]" office:value-type="currency" office:currency="USD" office:value="79767.1056514327" calcext:value-type="currency">
            <text:p>$79,767.1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5" calcext:value-type="float">
            <text:p>165</text:p>
          </table:table-cell>
          <table:table-cell table:style-name="ce113" table:formula="of:=[.G168]" office:value-type="currency" office:currency="USD" office:value="79767.1056514327" calcext:value-type="currency">
            <text:p>$79,767.11</text:p>
          </table:table-cell>
          <table:table-cell table:style-name="ce113" table:formula="of:=[.C169]*([.$J$9]/12)" office:value-type="currency" office:currency="USD" office:value="265.890352171442" calcext:value-type="currency">
            <text:p>$265.89</text:p>
          </table:table-cell>
          <table:table-cell table:style-name="ce113" table:formula="of:=[.$J$10]*[.D169]" office:value-type="currency" office:currency="USD" office:value="53.1780704342885" calcext:value-type="currency">
            <text:p>$53.18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69]+[.D169]+[.F169]-[.E169]" office:value-type="currency" office:currency="USD" office:value="80179.8179331698" calcext:value-type="currency">
            <text:p>$80,179.8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6" calcext:value-type="float">
            <text:p>166</text:p>
          </table:table-cell>
          <table:table-cell table:style-name="ce113" table:formula="of:=[.G169]" office:value-type="currency" office:currency="USD" office:value="80179.8179331698" calcext:value-type="currency">
            <text:p>$80,179.82</text:p>
          </table:table-cell>
          <table:table-cell table:style-name="ce113" table:formula="of:=[.C170]*([.$J$9]/12)" office:value-type="currency" office:currency="USD" office:value="267.266059777233" calcext:value-type="currency">
            <text:p>$267.27</text:p>
          </table:table-cell>
          <table:table-cell table:style-name="ce113" table:formula="of:=[.$J$10]*[.D170]" office:value-type="currency" office:currency="USD" office:value="53.4532119554466" calcext:value-type="currency">
            <text:p>$53.45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70]+[.D170]+[.F170]-[.E170]" office:value-type="currency" office:currency="USD" office:value="80593.6307809916" calcext:value-type="currency">
            <text:p>$80,593.6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7" calcext:value-type="float">
            <text:p>167</text:p>
          </table:table-cell>
          <table:table-cell table:style-name="ce113" table:formula="of:=[.G170]" office:value-type="currency" office:currency="USD" office:value="80593.6307809916" calcext:value-type="currency">
            <text:p>$80,593.63</text:p>
          </table:table-cell>
          <table:table-cell table:style-name="ce113" table:formula="of:=[.C171]*([.$J$9]/12)" office:value-type="currency" office:currency="USD" office:value="268.645435936639" calcext:value-type="currency">
            <text:p>$268.65</text:p>
          </table:table-cell>
          <table:table-cell table:style-name="ce113" table:formula="of:=[.$J$10]*[.D171]" office:value-type="currency" office:currency="USD" office:value="53.7290871873278" calcext:value-type="currency">
            <text:p>$53.73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71]+[.D171]+[.F171]-[.E171]" office:value-type="currency" office:currency="USD" office:value="81008.5471297409" calcext:value-type="currency">
            <text:p>$81,008.5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8" calcext:value-type="float">
            <text:p>168</text:p>
          </table:table-cell>
          <table:table-cell table:style-name="ce113" table:formula="of:=[.G171]" office:value-type="currency" office:currency="USD" office:value="81008.5471297409" calcext:value-type="currency">
            <text:p>$81,008.55</text:p>
          </table:table-cell>
          <table:table-cell table:style-name="ce113" table:formula="of:=[.C172]*([.$J$9]/12)" office:value-type="currency" office:currency="USD" office:value="270.02849043247" calcext:value-type="currency">
            <text:p>$270.03</text:p>
          </table:table-cell>
          <table:table-cell table:style-name="ce113" table:formula="of:=[.$J$10]*[.D172]" office:value-type="currency" office:currency="USD" office:value="54.005698086494" calcext:value-type="currency">
            <text:p>$54.01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72]+[.D172]+[.F172]-[.E172]" office:value-type="currency" office:currency="USD" office:value="81424.5699220869" calcext:value-type="currency">
            <text:p>$81,424.5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69" calcext:value-type="float">
            <text:p>169</text:p>
          </table:table-cell>
          <table:table-cell table:style-name="ce113" table:formula="of:=[.G172]" office:value-type="currency" office:currency="USD" office:value="81424.5699220869" calcext:value-type="currency">
            <text:p>$81,424.57</text:p>
          </table:table-cell>
          <table:table-cell table:style-name="ce113" table:formula="of:=[.C173]*([.$J$9]/12)" office:value-type="currency" office:currency="USD" office:value="271.415233073623" calcext:value-type="currency">
            <text:p>$271.42</text:p>
          </table:table-cell>
          <table:table-cell table:style-name="ce113" table:formula="of:=[.$J$10]*[.D173]" office:value-type="currency" office:currency="USD" office:value="54.2830466147246" calcext:value-type="currency">
            <text:p>$54.28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73]+[.D173]+[.F173]-[.E173]" office:value-type="currency" office:currency="USD" office:value="81841.7021085458" calcext:value-type="currency">
            <text:p>$81,841.7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0" calcext:value-type="float">
            <text:p>170</text:p>
          </table:table-cell>
          <table:table-cell table:style-name="ce113" table:formula="of:=[.G173]" office:value-type="currency" office:currency="USD" office:value="81841.7021085458" calcext:value-type="currency">
            <text:p>$81,841.70</text:p>
          </table:table-cell>
          <table:table-cell table:style-name="ce113" table:formula="of:=[.C174]*([.$J$9]/12)" office:value-type="currency" office:currency="USD" office:value="272.805673695153" calcext:value-type="currency">
            <text:p>$272.81</text:p>
          </table:table-cell>
          <table:table-cell table:style-name="ce113" table:formula="of:=[.$J$10]*[.D174]" office:value-type="currency" office:currency="USD" office:value="54.5611347390305" calcext:value-type="currency">
            <text:p>$54.56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74]+[.D174]+[.F174]-[.E174]" office:value-type="currency" office:currency="USD" office:value="82259.9466475019" calcext:value-type="currency">
            <text:p>$82,259.9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1" calcext:value-type="float">
            <text:p>171</text:p>
          </table:table-cell>
          <table:table-cell table:style-name="ce113" table:formula="of:=[.G174]" office:value-type="currency" office:currency="USD" office:value="82259.9466475019" calcext:value-type="currency">
            <text:p>$82,259.95</text:p>
          </table:table-cell>
          <table:table-cell table:style-name="ce113" table:formula="of:=[.C175]*([.$J$9]/12)" office:value-type="currency" office:currency="USD" office:value="274.19982215834" calcext:value-type="currency">
            <text:p>$274.20</text:p>
          </table:table-cell>
          <table:table-cell table:style-name="ce113" table:formula="of:=[.$J$10]*[.D175]" office:value-type="currency" office:currency="USD" office:value="54.8399644316679" calcext:value-type="currency">
            <text:p>$54.84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75]+[.D175]+[.F175]-[.E175]" office:value-type="currency" office:currency="USD" office:value="82679.3065052286" calcext:value-type="currency">
            <text:p>$82,679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2" calcext:value-type="float">
            <text:p>172</text:p>
          </table:table-cell>
          <table:table-cell table:style-name="ce113" table:formula="of:=[.G175]" office:value-type="currency" office:currency="USD" office:value="82679.3065052286" calcext:value-type="currency">
            <text:p>$82,679.31</text:p>
          </table:table-cell>
          <table:table-cell table:style-name="ce113" table:formula="of:=[.C176]*([.$J$9]/12)" office:value-type="currency" office:currency="USD" office:value="275.597688350762" calcext:value-type="currency">
            <text:p>$275.60</text:p>
          </table:table-cell>
          <table:table-cell table:style-name="ce113" table:formula="of:=[.$J$10]*[.D176]" office:value-type="currency" office:currency="USD" office:value="55.1195376701524" calcext:value-type="currency">
            <text:p>$55.12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76]+[.D176]+[.F176]-[.E176]" office:value-type="currency" office:currency="USD" office:value="83099.7846559092" calcext:value-type="currency">
            <text:p>$83,099.7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3" calcext:value-type="float">
            <text:p>173</text:p>
          </table:table-cell>
          <table:table-cell table:style-name="ce113" table:formula="of:=[.G176]" office:value-type="currency" office:currency="USD" office:value="83099.7846559092" calcext:value-type="currency">
            <text:p>$83,099.78</text:p>
          </table:table-cell>
          <table:table-cell table:style-name="ce113" table:formula="of:=[.C177]*([.$J$9]/12)" office:value-type="currency" office:currency="USD" office:value="276.999282186364" calcext:value-type="currency">
            <text:p>$277.00</text:p>
          </table:table-cell>
          <table:table-cell table:style-name="ce113" table:formula="of:=[.$J$10]*[.D177]" office:value-type="currency" office:currency="USD" office:value="55.3998564372728" calcext:value-type="currency">
            <text:p>$55.40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77]+[.D177]+[.F177]-[.E177]" office:value-type="currency" office:currency="USD" office:value="83521.3840816583" calcext:value-type="currency">
            <text:p>$83,521.3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4" calcext:value-type="float">
            <text:p>174</text:p>
          </table:table-cell>
          <table:table-cell table:style-name="ce113" table:formula="of:=[.G177]" office:value-type="currency" office:currency="USD" office:value="83521.3840816583" calcext:value-type="currency">
            <text:p>$83,521.38</text:p>
          </table:table-cell>
          <table:table-cell table:style-name="ce113" table:formula="of:=[.C178]*([.$J$9]/12)" office:value-type="currency" office:currency="USD" office:value="278.404613605528" calcext:value-type="currency">
            <text:p>$278.40</text:p>
          </table:table-cell>
          <table:table-cell table:style-name="ce113" table:formula="of:=[.$J$10]*[.D178]" office:value-type="currency" office:currency="USD" office:value="55.6809227211055" calcext:value-type="currency">
            <text:p>$55.68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78]+[.D178]+[.F178]-[.E178]" office:value-type="currency" office:currency="USD" office:value="83944.1077725427" calcext:value-type="currency">
            <text:p>$83,944.1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5" calcext:value-type="float">
            <text:p>175</text:p>
          </table:table-cell>
          <table:table-cell table:style-name="ce113" table:formula="of:=[.G178]" office:value-type="currency" office:currency="USD" office:value="83944.1077725427" calcext:value-type="currency">
            <text:p>$83,944.11</text:p>
          </table:table-cell>
          <table:table-cell table:style-name="ce113" table:formula="of:=[.C179]*([.$J$9]/12)" office:value-type="currency" office:currency="USD" office:value="279.813692575142" calcext:value-type="currency">
            <text:p>$279.81</text:p>
          </table:table-cell>
          <table:table-cell table:style-name="ce113" table:formula="of:=[.$J$10]*[.D179]" office:value-type="currency" office:currency="USD" office:value="55.9627385150285" calcext:value-type="currency">
            <text:p>$55.96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79]+[.D179]+[.F179]-[.E179]" office:value-type="currency" office:currency="USD" office:value="84367.9587266028" calcext:value-type="currency">
            <text:p>$84,367.9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6" calcext:value-type="float">
            <text:p>176</text:p>
          </table:table-cell>
          <table:table-cell table:style-name="ce113" table:formula="of:=[.G179]" office:value-type="currency" office:currency="USD" office:value="84367.9587266028" calcext:value-type="currency">
            <text:p>$84,367.96</text:p>
          </table:table-cell>
          <table:table-cell table:style-name="ce113" table:formula="of:=[.C180]*([.$J$9]/12)" office:value-type="currency" office:currency="USD" office:value="281.226529088676" calcext:value-type="currency">
            <text:p>$281.23</text:p>
          </table:table-cell>
          <table:table-cell table:style-name="ce113" table:formula="of:=[.$J$10]*[.D180]" office:value-type="currency" office:currency="USD" office:value="56.2453058177352" calcext:value-type="currency">
            <text:p>$56.25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80]+[.D180]+[.F180]-[.E180]" office:value-type="currency" office:currency="USD" office:value="84792.9399498738" calcext:value-type="currency">
            <text:p>$84,792.9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7" calcext:value-type="float">
            <text:p>177</text:p>
          </table:table-cell>
          <table:table-cell table:style-name="ce113" table:formula="of:=[.G180]" office:value-type="currency" office:currency="USD" office:value="84792.9399498738" calcext:value-type="currency">
            <text:p>$84,792.94</text:p>
          </table:table-cell>
          <table:table-cell table:style-name="ce113" table:formula="of:=[.C181]*([.$J$9]/12)" office:value-type="currency" office:currency="USD" office:value="282.643133166246" calcext:value-type="currency">
            <text:p>$282.64</text:p>
          </table:table-cell>
          <table:table-cell table:style-name="ce113" table:formula="of:=[.$J$10]*[.D181]" office:value-type="currency" office:currency="USD" office:value="56.5286266332492" calcext:value-type="currency">
            <text:p>$56.53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81]+[.D181]+[.F181]-[.E181]" office:value-type="currency" office:currency="USD" office:value="85219.0544564068" calcext:value-type="currency">
            <text:p>$85,219.0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8" calcext:value-type="float">
            <text:p>178</text:p>
          </table:table-cell>
          <table:table-cell table:style-name="ce113" table:formula="of:=[.G181]" office:value-type="currency" office:currency="USD" office:value="85219.0544564068" calcext:value-type="currency">
            <text:p>$85,219.05</text:p>
          </table:table-cell>
          <table:table-cell table:style-name="ce113" table:formula="of:=[.C182]*([.$J$9]/12)" office:value-type="currency" office:currency="USD" office:value="284.063514854689" calcext:value-type="currency">
            <text:p>$284.06</text:p>
          </table:table-cell>
          <table:table-cell table:style-name="ce113" table:formula="of:=[.$J$10]*[.D182]" office:value-type="currency" office:currency="USD" office:value="56.8127029709379" calcext:value-type="currency">
            <text:p>$56.81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82]+[.D182]+[.F182]-[.E182]" office:value-type="currency" office:currency="USD" office:value="85646.3052682905" calcext:value-type="currency">
            <text:p>$85,646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79" calcext:value-type="float">
            <text:p>179</text:p>
          </table:table-cell>
          <table:table-cell table:style-name="ce113" table:formula="of:=[.G182]" office:value-type="currency" office:currency="USD" office:value="85646.3052682905" calcext:value-type="currency">
            <text:p>$85,646.31</text:p>
          </table:table-cell>
          <table:table-cell table:style-name="ce113" table:formula="of:=[.C183]*([.$J$9]/12)" office:value-type="currency" office:currency="USD" office:value="285.487684227635" calcext:value-type="currency">
            <text:p>$285.49</text:p>
          </table:table-cell>
          <table:table-cell table:style-name="ce113" table:formula="of:=[.$J$10]*[.D183]" office:value-type="currency" office:currency="USD" office:value="57.097536845527" calcext:value-type="currency">
            <text:p>$57.10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83]+[.D183]+[.F183]-[.E183]" office:value-type="currency" office:currency="USD" office:value="86074.6954156726" calcext:value-type="currency">
            <text:p>$86,074.7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0" calcext:value-type="float">
            <text:p>180</text:p>
          </table:table-cell>
          <table:table-cell table:style-name="ce113" table:formula="of:=[.G183]" office:value-type="currency" office:currency="USD" office:value="86074.6954156726" calcext:value-type="currency">
            <text:p>$86,074.70</text:p>
          </table:table-cell>
          <table:table-cell table:style-name="ce113" table:formula="of:=[.C184]*([.$J$9]/12)" office:value-type="currency" office:currency="USD" office:value="286.915651385575" calcext:value-type="currency">
            <text:p>$286.92</text:p>
          </table:table-cell>
          <table:table-cell table:style-name="ce113" table:formula="of:=[.$J$10]*[.D184]" office:value-type="currency" office:currency="USD" office:value="57.3831302771151" calcext:value-type="currency">
            <text:p>$57.38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84]+[.D184]+[.F184]-[.E184]" office:value-type="currency" office:currency="USD" office:value="86504.2279367811" calcext:value-type="currency">
            <text:p>$86,504.2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1" calcext:value-type="float">
            <text:p>181</text:p>
          </table:table-cell>
          <table:table-cell table:style-name="ce113" table:formula="of:=[.G184]" office:value-type="currency" office:currency="USD" office:value="86504.2279367811" calcext:value-type="currency">
            <text:p>$86,504.23</text:p>
          </table:table-cell>
          <table:table-cell table:style-name="ce113" table:formula="of:=[.C185]*([.$J$9]/12)" office:value-type="currency" office:currency="USD" office:value="288.347426455937" calcext:value-type="currency">
            <text:p>$288.35</text:p>
          </table:table-cell>
          <table:table-cell table:style-name="ce113" table:formula="of:=[.$J$10]*[.D185]" office:value-type="currency" office:currency="USD" office:value="57.6694852911874" calcext:value-type="currency">
            <text:p>$57.6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85]+[.D185]+[.F185]-[.E185]" office:value-type="currency" office:currency="USD" office:value="86934.9058779458" calcext:value-type="currency">
            <text:p>$86,934.9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2" calcext:value-type="float">
            <text:p>182</text:p>
          </table:table-cell>
          <table:table-cell table:style-name="ce113" table:formula="of:=[.G185]" office:value-type="currency" office:currency="USD" office:value="86934.9058779458" calcext:value-type="currency">
            <text:p>$86,934.91</text:p>
          </table:table-cell>
          <table:table-cell table:style-name="ce113" table:formula="of:=[.C186]*([.$J$9]/12)" office:value-type="currency" office:currency="USD" office:value="289.783019593153" calcext:value-type="currency">
            <text:p>$289.78</text:p>
          </table:table-cell>
          <table:table-cell table:style-name="ce113" table:formula="of:=[.$J$10]*[.D186]" office:value-type="currency" office:currency="USD" office:value="57.9566039186306" calcext:value-type="currency">
            <text:p>$57.96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86]+[.D186]+[.F186]-[.E186]" office:value-type="currency" office:currency="USD" office:value="87366.7322936203" calcext:value-type="currency">
            <text:p>$87,366.7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3" calcext:value-type="float">
            <text:p>183</text:p>
          </table:table-cell>
          <table:table-cell table:style-name="ce113" table:formula="of:=[.G186]" office:value-type="currency" office:currency="USD" office:value="87366.7322936203" calcext:value-type="currency">
            <text:p>$87,366.73</text:p>
          </table:table-cell>
          <table:table-cell table:style-name="ce113" table:formula="of:=[.C187]*([.$J$9]/12)" office:value-type="currency" office:currency="USD" office:value="291.222440978734" calcext:value-type="currency">
            <text:p>$291.22</text:p>
          </table:table-cell>
          <table:table-cell table:style-name="ce113" table:formula="of:=[.$J$10]*[.D187]" office:value-type="currency" office:currency="USD" office:value="58.2444881957469" calcext:value-type="currency">
            <text:p>$58.24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87]+[.D187]+[.F187]-[.E187]" office:value-type="currency" office:currency="USD" office:value="87799.7102464033" calcext:value-type="currency">
            <text:p>$87,799.7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4" calcext:value-type="float">
            <text:p>184</text:p>
          </table:table-cell>
          <table:table-cell table:style-name="ce113" table:formula="of:=[.G187]" office:value-type="currency" office:currency="USD" office:value="87799.7102464033" calcext:value-type="currency">
            <text:p>$87,799.71</text:p>
          </table:table-cell>
          <table:table-cell table:style-name="ce113" table:formula="of:=[.C188]*([.$J$9]/12)" office:value-type="currency" office:currency="USD" office:value="292.665700821344" calcext:value-type="currency">
            <text:p>$292.67</text:p>
          </table:table-cell>
          <table:table-cell table:style-name="ce113" table:formula="of:=[.$J$10]*[.D188]" office:value-type="currency" office:currency="USD" office:value="58.5331401642689" calcext:value-type="currency">
            <text:p>$58.53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188]+[.D188]+[.F188]-[.E188]" office:value-type="currency" office:currency="USD" office:value="88233.8428070604" calcext:value-type="currency">
            <text:p>$88,233.8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5" calcext:value-type="float">
            <text:p>185</text:p>
          </table:table-cell>
          <table:table-cell table:style-name="ce113" table:formula="of:=[.G188]" office:value-type="currency" office:currency="USD" office:value="88233.8428070604" calcext:value-type="currency">
            <text:p>$88,233.84</text:p>
          </table:table-cell>
          <table:table-cell table:style-name="ce113" table:formula="of:=[.C189]*([.$J$9]/12)" office:value-type="currency" office:currency="USD" office:value="294.112809356868" calcext:value-type="currency">
            <text:p>$294.11</text:p>
          </table:table-cell>
          <table:table-cell table:style-name="ce113" table:formula="of:=[.$J$10]*[.D189]" office:value-type="currency" office:currency="USD" office:value="58.8225618713736" calcext:value-type="currency">
            <text:p>$58.82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189]+[.D189]+[.F189]-[.E189]" office:value-type="currency" office:currency="USD" office:value="88669.1330545459" calcext:value-type="currency">
            <text:p>$88,669.1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6" calcext:value-type="float">
            <text:p>186</text:p>
          </table:table-cell>
          <table:table-cell table:style-name="ce113" table:formula="of:=[.G189]" office:value-type="currency" office:currency="USD" office:value="88669.1330545459" calcext:value-type="currency">
            <text:p>$88,669.13</text:p>
          </table:table-cell>
          <table:table-cell table:style-name="ce113" table:formula="of:=[.C190]*([.$J$9]/12)" office:value-type="currency" office:currency="USD" office:value="295.563776848486" calcext:value-type="currency">
            <text:p>$295.56</text:p>
          </table:table-cell>
          <table:table-cell table:style-name="ce113" table:formula="of:=[.$J$10]*[.D190]" office:value-type="currency" office:currency="USD" office:value="59.1127553696973" calcext:value-type="currency">
            <text:p>$59.11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190]+[.D190]+[.F190]-[.E190]" office:value-type="currency" office:currency="USD" office:value="89105.5840760247" calcext:value-type="currency">
            <text:p>$89,105.5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7" calcext:value-type="float">
            <text:p>187</text:p>
          </table:table-cell>
          <table:table-cell table:style-name="ce113" table:formula="of:=[.G190]" office:value-type="currency" office:currency="USD" office:value="89105.5840760247" calcext:value-type="currency">
            <text:p>$89,105.58</text:p>
          </table:table-cell>
          <table:table-cell table:style-name="ce113" table:formula="of:=[.C191]*([.$J$9]/12)" office:value-type="currency" office:currency="USD" office:value="297.018613586749" calcext:value-type="currency">
            <text:p>$297.02</text:p>
          </table:table-cell>
          <table:table-cell table:style-name="ce113" table:formula="of:=[.$J$10]*[.D191]" office:value-type="currency" office:currency="USD" office:value="59.4037227173498" calcext:value-type="currency">
            <text:p>$59.40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191]+[.D191]+[.F191]-[.E191]" office:value-type="currency" office:currency="USD" office:value="89543.1989668941" calcext:value-type="currency">
            <text:p>$89,543.2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8" calcext:value-type="float">
            <text:p>188</text:p>
          </table:table-cell>
          <table:table-cell table:style-name="ce113" table:formula="of:=[.G191]" office:value-type="currency" office:currency="USD" office:value="89543.1989668941" calcext:value-type="currency">
            <text:p>$89,543.20</text:p>
          </table:table-cell>
          <table:table-cell table:style-name="ce113" table:formula="of:=[.C192]*([.$J$9]/12)" office:value-type="currency" office:currency="USD" office:value="298.477329889647" calcext:value-type="currency">
            <text:p>$298.48</text:p>
          </table:table-cell>
          <table:table-cell table:style-name="ce113" table:formula="of:=[.$J$10]*[.D192]" office:value-type="currency" office:currency="USD" office:value="59.6954659779294" calcext:value-type="currency">
            <text:p>$59.70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192]+[.D192]+[.F192]-[.E192]" office:value-type="currency" office:currency="USD" office:value="89981.9808308058" calcext:value-type="currency">
            <text:p>$89,981.9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89" calcext:value-type="float">
            <text:p>189</text:p>
          </table:table-cell>
          <table:table-cell table:style-name="ce113" table:formula="of:=[.G192]" office:value-type="currency" office:currency="USD" office:value="89981.9808308058" calcext:value-type="currency">
            <text:p>$89,981.98</text:p>
          </table:table-cell>
          <table:table-cell table:style-name="ce113" table:formula="of:=[.C193]*([.$J$9]/12)" office:value-type="currency" office:currency="USD" office:value="299.939936102686" calcext:value-type="currency">
            <text:p>$299.94</text:p>
          </table:table-cell>
          <table:table-cell table:style-name="ce113" table:formula="of:=[.$J$10]*[.D193]" office:value-type="currency" office:currency="USD" office:value="59.9879872205372" calcext:value-type="currency">
            <text:p>$59.99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193]+[.D193]+[.F193]-[.E193]" office:value-type="currency" office:currency="USD" office:value="90421.9327796879" calcext:value-type="currency">
            <text:p>$90,421.9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0" calcext:value-type="float">
            <text:p>190</text:p>
          </table:table-cell>
          <table:table-cell table:style-name="ce113" table:formula="of:=[.G193]" office:value-type="currency" office:currency="USD" office:value="90421.9327796879" calcext:value-type="currency">
            <text:p>$90,421.93</text:p>
          </table:table-cell>
          <table:table-cell table:style-name="ce113" table:formula="of:=[.C194]*([.$J$9]/12)" office:value-type="currency" office:currency="USD" office:value="301.40644259896" calcext:value-type="currency">
            <text:p>$301.41</text:p>
          </table:table-cell>
          <table:table-cell table:style-name="ce113" table:formula="of:=[.$J$10]*[.D194]" office:value-type="currency" office:currency="USD" office:value="60.281288519792" calcext:value-type="currency">
            <text:p>$60.28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194]+[.D194]+[.F194]-[.E194]" office:value-type="currency" office:currency="USD" office:value="90863.0579337671" calcext:value-type="currency">
            <text:p>$90,863.0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1" calcext:value-type="float">
            <text:p>191</text:p>
          </table:table-cell>
          <table:table-cell table:style-name="ce113" table:formula="of:=[.G194]" office:value-type="currency" office:currency="USD" office:value="90863.0579337671" calcext:value-type="currency">
            <text:p>$90,863.06</text:p>
          </table:table-cell>
          <table:table-cell table:style-name="ce113" table:formula="of:=[.C195]*([.$J$9]/12)" office:value-type="currency" office:currency="USD" office:value="302.876859779224" calcext:value-type="currency">
            <text:p>$302.88</text:p>
          </table:table-cell>
          <table:table-cell table:style-name="ce113" table:formula="of:=[.$J$10]*[.D195]" office:value-type="currency" office:currency="USD" office:value="60.5753719558447" calcext:value-type="currency">
            <text:p>$60.58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195]+[.D195]+[.F195]-[.E195]" office:value-type="currency" office:currency="USD" office:value="91305.3594215905" calcext:value-type="currency">
            <text:p>$91,305.3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2" calcext:value-type="float">
            <text:p>192</text:p>
          </table:table-cell>
          <table:table-cell table:style-name="ce113" table:formula="of:=[.G195]" office:value-type="currency" office:currency="USD" office:value="91305.3594215905" calcext:value-type="currency">
            <text:p>$91,305.36</text:p>
          </table:table-cell>
          <table:table-cell table:style-name="ce113" table:formula="of:=[.C196]*([.$J$9]/12)" office:value-type="currency" office:currency="USD" office:value="304.351198071968" calcext:value-type="currency">
            <text:p>$304.35</text:p>
          </table:table-cell>
          <table:table-cell table:style-name="ce113" table:formula="of:=[.$J$10]*[.D196]" office:value-type="currency" office:currency="USD" office:value="60.8702396143937" calcext:value-type="currency">
            <text:p>$60.87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196]+[.D196]+[.F196]-[.E196]" office:value-type="currency" office:currency="USD" office:value="91748.8403800481" calcext:value-type="currency">
            <text:p>$91,748.8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3" calcext:value-type="float">
            <text:p>193</text:p>
          </table:table-cell>
          <table:table-cell table:style-name="ce113" table:formula="of:=[.G196]" office:value-type="currency" office:currency="USD" office:value="91748.8403800481" calcext:value-type="currency">
            <text:p>$91,748.84</text:p>
          </table:table-cell>
          <table:table-cell table:style-name="ce113" table:formula="of:=[.C197]*([.$J$9]/12)" office:value-type="currency" office:currency="USD" office:value="305.829467933494" calcext:value-type="currency">
            <text:p>$305.83</text:p>
          </table:table-cell>
          <table:table-cell table:style-name="ce113" table:formula="of:=[.$J$10]*[.D197]" office:value-type="currency" office:currency="USD" office:value="61.1658935866987" calcext:value-type="currency">
            <text:p>$61.17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197]+[.D197]+[.F197]-[.E197]" office:value-type="currency" office:currency="USD" office:value="92193.5039543949" calcext:value-type="currency">
            <text:p>$92,193.5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4" calcext:value-type="float">
            <text:p>194</text:p>
          </table:table-cell>
          <table:table-cell table:style-name="ce113" table:formula="of:=[.G197]" office:value-type="currency" office:currency="USD" office:value="92193.5039543949" calcext:value-type="currency">
            <text:p>$92,193.50</text:p>
          </table:table-cell>
          <table:table-cell table:style-name="ce113" table:formula="of:=[.C198]*([.$J$9]/12)" office:value-type="currency" office:currency="USD" office:value="307.311679847983" calcext:value-type="currency">
            <text:p>$307.31</text:p>
          </table:table-cell>
          <table:table-cell table:style-name="ce113" table:formula="of:=[.$J$10]*[.D198]" office:value-type="currency" office:currency="USD" office:value="61.4623359695966" calcext:value-type="currency">
            <text:p>$61.46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198]+[.D198]+[.F198]-[.E198]" office:value-type="currency" office:currency="USD" office:value="92639.3532982732" calcext:value-type="currency">
            <text:p>$92,639.3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5" calcext:value-type="float">
            <text:p>195</text:p>
          </table:table-cell>
          <table:table-cell table:style-name="ce113" table:formula="of:=[.G198]" office:value-type="currency" office:currency="USD" office:value="92639.3532982732" calcext:value-type="currency">
            <text:p>$92,639.35</text:p>
          </table:table-cell>
          <table:table-cell table:style-name="ce113" table:formula="of:=[.C199]*([.$J$9]/12)" office:value-type="currency" office:currency="USD" office:value="308.797844327578" calcext:value-type="currency">
            <text:p>$308.80</text:p>
          </table:table-cell>
          <table:table-cell table:style-name="ce113" table:formula="of:=[.$J$10]*[.D199]" office:value-type="currency" office:currency="USD" office:value="61.7595688655155" calcext:value-type="currency">
            <text:p>$61.76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199]+[.D199]+[.F199]-[.E199]" office:value-type="currency" office:currency="USD" office:value="93086.3915737353" calcext:value-type="currency">
            <text:p>$93,086.3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6" calcext:value-type="float">
            <text:p>196</text:p>
          </table:table-cell>
          <table:table-cell table:style-name="ce113" table:formula="of:=[.G199]" office:value-type="currency" office:currency="USD" office:value="93086.3915737353" calcext:value-type="currency">
            <text:p>$93,086.39</text:p>
          </table:table-cell>
          <table:table-cell table:style-name="ce113" table:formula="of:=[.C200]*([.$J$9]/12)" office:value-type="currency" office:currency="USD" office:value="310.287971912451" calcext:value-type="currency">
            <text:p>$310.29</text:p>
          </table:table-cell>
          <table:table-cell table:style-name="ce113" table:formula="of:=[.$J$10]*[.D200]" office:value-type="currency" office:currency="USD" office:value="62.0575943824902" calcext:value-type="currency">
            <text:p>$62.06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200]+[.D200]+[.F200]-[.E200]" office:value-type="currency" office:currency="USD" office:value="93534.6219512653" calcext:value-type="currency">
            <text:p>$93,534.6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7" calcext:value-type="float">
            <text:p>197</text:p>
          </table:table-cell>
          <table:table-cell table:style-name="ce113" table:formula="of:=[.G200]" office:value-type="currency" office:currency="USD" office:value="93534.6219512653" calcext:value-type="currency">
            <text:p>$93,534.62</text:p>
          </table:table-cell>
          <table:table-cell table:style-name="ce113" table:formula="of:=[.C201]*([.$J$9]/12)" office:value-type="currency" office:currency="USD" office:value="311.782073170884" calcext:value-type="currency">
            <text:p>$311.78</text:p>
          </table:table-cell>
          <table:table-cell table:style-name="ce113" table:formula="of:=[.$J$10]*[.D201]" office:value-type="currency" office:currency="USD" office:value="62.3564146341769" calcext:value-type="currency">
            <text:p>$62.36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201]+[.D201]+[.F201]-[.E201]" office:value-type="currency" office:currency="USD" office:value="93984.047609802" calcext:value-type="currency">
            <text:p>$93,984.0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8" calcext:value-type="float">
            <text:p>198</text:p>
          </table:table-cell>
          <table:table-cell table:style-name="ce113" table:formula="of:=[.G201]" office:value-type="currency" office:currency="USD" office:value="93984.047609802" calcext:value-type="currency">
            <text:p>$93,984.05</text:p>
          </table:table-cell>
          <table:table-cell table:style-name="ce113" table:formula="of:=[.C202]*([.$J$9]/12)" office:value-type="currency" office:currency="USD" office:value="313.28015869934" calcext:value-type="currency">
            <text:p>$313.28</text:p>
          </table:table-cell>
          <table:table-cell table:style-name="ce113" table:formula="of:=[.$J$10]*[.D202]" office:value-type="currency" office:currency="USD" office:value="62.656031739868" calcext:value-type="currency">
            <text:p>$62.66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202]+[.D202]+[.F202]-[.E202]" office:value-type="currency" office:currency="USD" office:value="94434.6717367614" calcext:value-type="currency">
            <text:p>$94,434.6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199" calcext:value-type="float">
            <text:p>199</text:p>
          </table:table-cell>
          <table:table-cell table:style-name="ce113" table:formula="of:=[.G202]" office:value-type="currency" office:currency="USD" office:value="94434.6717367614" calcext:value-type="currency">
            <text:p>$94,434.67</text:p>
          </table:table-cell>
          <table:table-cell table:style-name="ce113" table:formula="of:=[.C203]*([.$J$9]/12)" office:value-type="currency" office:currency="USD" office:value="314.782239122538" calcext:value-type="currency">
            <text:p>$314.78</text:p>
          </table:table-cell>
          <table:table-cell table:style-name="ce113" table:formula="of:=[.$J$10]*[.D203]" office:value-type="currency" office:currency="USD" office:value="62.9564478245076" calcext:value-type="currency">
            <text:p>$62.96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203]+[.D203]+[.F203]-[.E203]" office:value-type="currency" office:currency="USD" office:value="94886.4975280595" calcext:value-type="currency">
            <text:p>$94,886.50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0" calcext:value-type="float">
            <text:p>200</text:p>
          </table:table-cell>
          <table:table-cell table:style-name="ce113" table:formula="of:=[.G203]" office:value-type="currency" office:currency="USD" office:value="94886.4975280595" calcext:value-type="currency">
            <text:p>$94,886.50</text:p>
          </table:table-cell>
          <table:table-cell table:style-name="ce113" table:formula="of:=[.C204]*([.$J$9]/12)" office:value-type="currency" office:currency="USD" office:value="316.288325093532" calcext:value-type="currency">
            <text:p>$316.29</text:p>
          </table:table-cell>
          <table:table-cell table:style-name="ce113" table:formula="of:=[.$J$10]*[.D204]" office:value-type="currency" office:currency="USD" office:value="63.2576650187063" calcext:value-type="currency">
            <text:p>$63.26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204]+[.D204]+[.F204]-[.E204]" office:value-type="currency" office:currency="USD" office:value="95339.5281881343" calcext:value-type="currency">
            <text:p>$95,339.5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1" calcext:value-type="float">
            <text:p>201</text:p>
          </table:table-cell>
          <table:table-cell table:style-name="ce113" table:formula="of:=[.G204]" office:value-type="currency" office:currency="USD" office:value="95339.5281881343" calcext:value-type="currency">
            <text:p>$95,339.53</text:p>
          </table:table-cell>
          <table:table-cell table:style-name="ce113" table:formula="of:=[.C205]*([.$J$9]/12)" office:value-type="currency" office:currency="USD" office:value="317.798427293781" calcext:value-type="currency">
            <text:p>$317.80</text:p>
          </table:table-cell>
          <table:table-cell table:style-name="ce113" table:formula="of:=[.$J$10]*[.D205]" office:value-type="currency" office:currency="USD" office:value="63.5596854587562" calcext:value-type="currency">
            <text:p>$63.56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205]+[.D205]+[.F205]-[.E205]" office:value-type="currency" office:currency="USD" office:value="95793.7669299693" calcext:value-type="currency">
            <text:p>$95,793.7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2" calcext:value-type="float">
            <text:p>202</text:p>
          </table:table-cell>
          <table:table-cell table:style-name="ce113" table:formula="of:=[.G205]" office:value-type="currency" office:currency="USD" office:value="95793.7669299693" calcext:value-type="currency">
            <text:p>$95,793.77</text:p>
          </table:table-cell>
          <table:table-cell table:style-name="ce113" table:formula="of:=[.C206]*([.$J$9]/12)" office:value-type="currency" office:currency="USD" office:value="319.312556433231" calcext:value-type="currency">
            <text:p>$319.31</text:p>
          </table:table-cell>
          <table:table-cell table:style-name="ce113" table:formula="of:=[.$J$10]*[.D206]" office:value-type="currency" office:currency="USD" office:value="63.8625112866462" calcext:value-type="currency">
            <text:p>$63.86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206]+[.D206]+[.F206]-[.E206]" office:value-type="currency" office:currency="USD" office:value="96249.2169751159" calcext:value-type="currency">
            <text:p>$96,249.2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3" calcext:value-type="float">
            <text:p>203</text:p>
          </table:table-cell>
          <table:table-cell table:style-name="ce113" table:formula="of:=[.G206]" office:value-type="currency" office:currency="USD" office:value="96249.2169751159" calcext:value-type="currency">
            <text:p>$96,249.22</text:p>
          </table:table-cell>
          <table:table-cell table:style-name="ce113" table:formula="of:=[.C207]*([.$J$9]/12)" office:value-type="currency" office:currency="USD" office:value="320.830723250386" calcext:value-type="currency">
            <text:p>$320.83</text:p>
          </table:table-cell>
          <table:table-cell table:style-name="ce113" table:formula="of:=[.$J$10]*[.D207]" office:value-type="currency" office:currency="USD" office:value="64.1661446500773" calcext:value-type="currency">
            <text:p>$64.17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207]+[.D207]+[.F207]-[.E207]" office:value-type="currency" office:currency="USD" office:value="96705.8815537162" calcext:value-type="currency">
            <text:p>$96,705.8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4" calcext:value-type="float">
            <text:p>204</text:p>
          </table:table-cell>
          <table:table-cell table:style-name="ce113" table:formula="of:=[.G207]" office:value-type="currency" office:currency="USD" office:value="96705.8815537162" calcext:value-type="currency">
            <text:p>$96,705.88</text:p>
          </table:table-cell>
          <table:table-cell table:style-name="ce113" table:formula="of:=[.C208]*([.$J$9]/12)" office:value-type="currency" office:currency="USD" office:value="322.352938512387" calcext:value-type="currency">
            <text:p>$322.35</text:p>
          </table:table-cell>
          <table:table-cell table:style-name="ce113" table:formula="of:=[.$J$10]*[.D208]" office:value-type="currency" office:currency="USD" office:value="64.4705877024775" calcext:value-type="currency">
            <text:p>$64.47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208]+[.D208]+[.F208]-[.E208]" office:value-type="currency" office:currency="USD" office:value="97163.7639045261" calcext:value-type="currency">
            <text:p>$97,163.7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5" calcext:value-type="float">
            <text:p>205</text:p>
          </table:table-cell>
          <table:table-cell table:style-name="ce113" table:formula="of:=[.G208]" office:value-type="currency" office:currency="USD" office:value="97163.7639045261" calcext:value-type="currency">
            <text:p>$97,163.76</text:p>
          </table:table-cell>
          <table:table-cell table:style-name="ce113" table:formula="of:=[.C209]*([.$J$9]/12)" office:value-type="currency" office:currency="USD" office:value="323.879213015087" calcext:value-type="currency">
            <text:p>$323.88</text:p>
          </table:table-cell>
          <table:table-cell table:style-name="ce113" table:formula="of:=[.$J$10]*[.D209]" office:value-type="currency" office:currency="USD" office:value="64.7758426030174" calcext:value-type="currency">
            <text:p>$64.78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209]+[.D209]+[.F209]-[.E209]" office:value-type="currency" office:currency="USD" office:value="97622.8672749382" calcext:value-type="currency">
            <text:p>$97,622.8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6" calcext:value-type="float">
            <text:p>206</text:p>
          </table:table-cell>
          <table:table-cell table:style-name="ce113" table:formula="of:=[.G209]" office:value-type="currency" office:currency="USD" office:value="97622.8672749382" calcext:value-type="currency">
            <text:p>$97,622.87</text:p>
          </table:table-cell>
          <table:table-cell table:style-name="ce113" table:formula="of:=[.C210]*([.$J$9]/12)" office:value-type="currency" office:currency="USD" office:value="325.409557583127" calcext:value-type="currency">
            <text:p>$325.41</text:p>
          </table:table-cell>
          <table:table-cell table:style-name="ce113" table:formula="of:=[.$J$10]*[.D210]" office:value-type="currency" office:currency="USD" office:value="65.0819115166255" calcext:value-type="currency">
            <text:p>$65.08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210]+[.D210]+[.F210]-[.E210]" office:value-type="currency" office:currency="USD" office:value="98083.1949210047" calcext:value-type="currency">
            <text:p>$98,083.19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7" calcext:value-type="float">
            <text:p>207</text:p>
          </table:table-cell>
          <table:table-cell table:style-name="ce113" table:formula="of:=[.G210]" office:value-type="currency" office:currency="USD" office:value="98083.1949210047" calcext:value-type="currency">
            <text:p>$98,083.19</text:p>
          </table:table-cell>
          <table:table-cell table:style-name="ce113" table:formula="of:=[.C211]*([.$J$9]/12)" office:value-type="currency" office:currency="USD" office:value="326.943983070016" calcext:value-type="currency">
            <text:p>$326.94</text:p>
          </table:table-cell>
          <table:table-cell table:style-name="ce113" table:formula="of:=[.$J$10]*[.D211]" office:value-type="currency" office:currency="USD" office:value="65.3887966140031" calcext:value-type="currency">
            <text:p>$65.39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211]+[.D211]+[.F211]-[.E211]" office:value-type="currency" office:currency="USD" office:value="98544.7501074607" calcext:value-type="currency">
            <text:p>$98,544.7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8" calcext:value-type="float">
            <text:p>208</text:p>
          </table:table-cell>
          <table:table-cell table:style-name="ce113" table:formula="of:=[.G211]" office:value-type="currency" office:currency="USD" office:value="98544.7501074607" calcext:value-type="currency">
            <text:p>$98,544.75</text:p>
          </table:table-cell>
          <table:table-cell table:style-name="ce113" table:formula="of:=[.C212]*([.$J$9]/12)" office:value-type="currency" office:currency="USD" office:value="328.482500358202" calcext:value-type="currency">
            <text:p>$328.48</text:p>
          </table:table-cell>
          <table:table-cell table:style-name="ce113" table:formula="of:=[.$J$10]*[.D212]" office:value-type="currency" office:currency="USD" office:value="65.6965000716405" calcext:value-type="currency">
            <text:p>$65.70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212]+[.D212]+[.F212]-[.E212]" office:value-type="currency" office:currency="USD" office:value="99007.5361077473" calcext:value-type="currency">
            <text:p>$99,007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09" calcext:value-type="float">
            <text:p>209</text:p>
          </table:table-cell>
          <table:table-cell table:style-name="ce113" table:formula="of:=[.G212]" office:value-type="currency" office:currency="USD" office:value="99007.5361077473" calcext:value-type="currency">
            <text:p>$99,007.54</text:p>
          </table:table-cell>
          <table:table-cell table:style-name="ce113" table:formula="of:=[.C213]*([.$J$9]/12)" office:value-type="currency" office:currency="USD" office:value="330.025120359158" calcext:value-type="currency">
            <text:p>$330.03</text:p>
          </table:table-cell>
          <table:table-cell table:style-name="ce113" table:formula="of:=[.$J$10]*[.D213]" office:value-type="currency" office:currency="USD" office:value="66.0050240718315" calcext:value-type="currency">
            <text:p>$66.01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213]+[.D213]+[.F213]-[.E213]" office:value-type="currency" office:currency="USD" office:value="99471.5562040346" calcext:value-type="currency">
            <text:p>$99,471.5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0" calcext:value-type="float">
            <text:p>210</text:p>
          </table:table-cell>
          <table:table-cell table:style-name="ce113" table:formula="of:=[.G213]" office:value-type="currency" office:currency="USD" office:value="99471.5562040346" calcext:value-type="currency">
            <text:p>$99,471.56</text:p>
          </table:table-cell>
          <table:table-cell table:style-name="ce113" table:formula="of:=[.C214]*([.$J$9]/12)" office:value-type="currency" office:currency="USD" office:value="331.571854013449" calcext:value-type="currency">
            <text:p>$331.57</text:p>
          </table:table-cell>
          <table:table-cell table:style-name="ce113" table:formula="of:=[.$J$10]*[.D214]" office:value-type="currency" office:currency="USD" office:value="66.3143708026897" calcext:value-type="currency">
            <text:p>$66.31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214]+[.D214]+[.F214]-[.E214]" office:value-type="currency" office:currency="USD" office:value="99936.8136872454" calcext:value-type="currency">
            <text:p>$99,936.8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1" calcext:value-type="float">
            <text:p>211</text:p>
          </table:table-cell>
          <table:table-cell table:style-name="ce113" table:formula="of:=[.G214]" office:value-type="currency" office:currency="USD" office:value="99936.8136872454" calcext:value-type="currency">
            <text:p>$99,936.81</text:p>
          </table:table-cell>
          <table:table-cell table:style-name="ce113" table:formula="of:=[.C215]*([.$J$9]/12)" office:value-type="currency" office:currency="USD" office:value="333.122712290818" calcext:value-type="currency">
            <text:p>$333.12</text:p>
          </table:table-cell>
          <table:table-cell table:style-name="ce113" table:formula="of:=[.$J$10]*[.D215]" office:value-type="currency" office:currency="USD" office:value="66.6245424581636" calcext:value-type="currency">
            <text:p>$66.62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215]+[.D215]+[.F215]-[.E215]" office:value-type="currency" office:currency="USD" office:value="100403.311857078" calcext:value-type="currency">
            <text:p>$100,403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2" calcext:value-type="float">
            <text:p>212</text:p>
          </table:table-cell>
          <table:table-cell table:style-name="ce113" table:formula="of:=[.G215]" office:value-type="currency" office:currency="USD" office:value="100403.311857078" calcext:value-type="currency">
            <text:p>$100,403.31</text:p>
          </table:table-cell>
          <table:table-cell table:style-name="ce113" table:formula="of:=[.C216]*([.$J$9]/12)" office:value-type="currency" office:currency="USD" office:value="334.67770619026" calcext:value-type="currency">
            <text:p>$334.68</text:p>
          </table:table-cell>
          <table:table-cell table:style-name="ce113" table:formula="of:=[.$J$10]*[.D216]" office:value-type="currency" office:currency="USD" office:value="66.935541238052" calcext:value-type="currency">
            <text:p>$66.94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216]+[.D216]+[.F216]-[.E216]" office:value-type="currency" office:currency="USD" office:value="100871.05402203" calcext:value-type="currency">
            <text:p>$100,871.0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3" calcext:value-type="float">
            <text:p>213</text:p>
          </table:table-cell>
          <table:table-cell table:style-name="ce113" table:formula="of:=[.G216]" office:value-type="currency" office:currency="USD" office:value="100871.05402203" calcext:value-type="currency">
            <text:p>$100,871.05</text:p>
          </table:table-cell>
          <table:table-cell table:style-name="ce113" table:formula="of:=[.C217]*([.$J$9]/12)" office:value-type="currency" office:currency="USD" office:value="336.236846740101" calcext:value-type="currency">
            <text:p>$336.24</text:p>
          </table:table-cell>
          <table:table-cell table:style-name="ce113" table:formula="of:=[.$J$10]*[.D217]" office:value-type="currency" office:currency="USD" office:value="67.2473693480201" calcext:value-type="currency">
            <text:p>$67.25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217]+[.D217]+[.F217]-[.E217]" office:value-type="currency" office:currency="USD" office:value="101340.043499422" calcext:value-type="currency">
            <text:p>$101,340.0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4" calcext:value-type="float">
            <text:p>214</text:p>
          </table:table-cell>
          <table:table-cell table:style-name="ce113" table:formula="of:=[.G217]" office:value-type="currency" office:currency="USD" office:value="101340.043499422" calcext:value-type="currency">
            <text:p>$101,340.04</text:p>
          </table:table-cell>
          <table:table-cell table:style-name="ce113" table:formula="of:=[.C218]*([.$J$9]/12)" office:value-type="currency" office:currency="USD" office:value="337.800144998074" calcext:value-type="currency">
            <text:p>$337.80</text:p>
          </table:table-cell>
          <table:table-cell table:style-name="ce113" table:formula="of:=[.$J$10]*[.D218]" office:value-type="currency" office:currency="USD" office:value="67.5600289996149" calcext:value-type="currency">
            <text:p>$67.56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218]+[.D218]+[.F218]-[.E218]" office:value-type="currency" office:currency="USD" office:value="101810.283615421" calcext:value-type="currency">
            <text:p>$101,810.2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5" calcext:value-type="float">
            <text:p>215</text:p>
          </table:table-cell>
          <table:table-cell table:style-name="ce113" table:formula="of:=[.G218]" office:value-type="currency" office:currency="USD" office:value="101810.283615421" calcext:value-type="currency">
            <text:p>$101,810.28</text:p>
          </table:table-cell>
          <table:table-cell table:style-name="ce113" table:formula="of:=[.C219]*([.$J$9]/12)" office:value-type="currency" office:currency="USD" office:value="339.367612051403" calcext:value-type="currency">
            <text:p>$339.37</text:p>
          </table:table-cell>
          <table:table-cell table:style-name="ce113" table:formula="of:=[.$J$10]*[.D219]" office:value-type="currency" office:currency="USD" office:value="67.8735224102805" calcext:value-type="currency">
            <text:p>$67.87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219]+[.D219]+[.F219]-[.E219]" office:value-type="currency" office:currency="USD" office:value="102281.777705062" calcext:value-type="currency">
            <text:p>$102,281.7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6" calcext:value-type="float">
            <text:p>216</text:p>
          </table:table-cell>
          <table:table-cell table:style-name="ce113" table:formula="of:=[.G219]" office:value-type="currency" office:currency="USD" office:value="102281.777705062" calcext:value-type="currency">
            <text:p>$102,281.78</text:p>
          </table:table-cell>
          <table:table-cell table:style-name="ce113" table:formula="of:=[.C220]*([.$J$9]/12)" office:value-type="currency" office:currency="USD" office:value="340.939259016873" calcext:value-type="currency">
            <text:p>$340.94</text:p>
          </table:table-cell>
          <table:table-cell table:style-name="ce113" table:formula="of:=[.$J$10]*[.D220]" office:value-type="currency" office:currency="USD" office:value="68.1878518033746" calcext:value-type="currency">
            <text:p>$68.19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220]+[.D220]+[.F220]-[.E220]" office:value-type="currency" office:currency="USD" office:value="102754.529112275" calcext:value-type="currency">
            <text:p>$102,754.5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7" calcext:value-type="float">
            <text:p>217</text:p>
          </table:table-cell>
          <table:table-cell table:style-name="ce113" table:formula="of:=[.G220]" office:value-type="currency" office:currency="USD" office:value="102754.529112275" calcext:value-type="currency">
            <text:p>$102,754.53</text:p>
          </table:table-cell>
          <table:table-cell table:style-name="ce113" table:formula="of:=[.C221]*([.$J$9]/12)" office:value-type="currency" office:currency="USD" office:value="342.515097040918" calcext:value-type="currency">
            <text:p>$342.52</text:p>
          </table:table-cell>
          <table:table-cell table:style-name="ce113" table:formula="of:=[.$J$10]*[.D221]" office:value-type="currency" office:currency="USD" office:value="68.5030194081836" calcext:value-type="currency">
            <text:p>$68.50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221]+[.D221]+[.F221]-[.E221]" office:value-type="currency" office:currency="USD" office:value="103228.541189908" calcext:value-type="currency">
            <text:p>$103,228.5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8" calcext:value-type="float">
            <text:p>218</text:p>
          </table:table-cell>
          <table:table-cell table:style-name="ce113" table:formula="of:=[.G221]" office:value-type="currency" office:currency="USD" office:value="103228.541189908" calcext:value-type="currency">
            <text:p>$103,228.54</text:p>
          </table:table-cell>
          <table:table-cell table:style-name="ce113" table:formula="of:=[.C222]*([.$J$9]/12)" office:value-type="currency" office:currency="USD" office:value="344.095137299694" calcext:value-type="currency">
            <text:p>$344.10</text:p>
          </table:table-cell>
          <table:table-cell table:style-name="ce113" table:formula="of:=[.$J$10]*[.D222]" office:value-type="currency" office:currency="USD" office:value="68.8190274599387" calcext:value-type="currency">
            <text:p>$68.82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222]+[.D222]+[.F222]-[.E222]" office:value-type="currency" office:currency="USD" office:value="103703.817299748" calcext:value-type="currency">
            <text:p>$103,703.8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19" calcext:value-type="float">
            <text:p>219</text:p>
          </table:table-cell>
          <table:table-cell table:style-name="ce113" table:formula="of:=[.G222]" office:value-type="currency" office:currency="USD" office:value="103703.817299748" calcext:value-type="currency">
            <text:p>$103,703.82</text:p>
          </table:table-cell>
          <table:table-cell table:style-name="ce113" table:formula="of:=[.C223]*([.$J$9]/12)" office:value-type="currency" office:currency="USD" office:value="345.67939099916" calcext:value-type="currency">
            <text:p>$345.68</text:p>
          </table:table-cell>
          <table:table-cell table:style-name="ce113" table:formula="of:=[.$J$10]*[.D223]" office:value-type="currency" office:currency="USD" office:value="69.1358781998319" calcext:value-type="currency">
            <text:p>$69.14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223]+[.D223]+[.F223]-[.E223]" office:value-type="currency" office:currency="USD" office:value="104180.360812547" calcext:value-type="currency">
            <text:p>$104,180.3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0" calcext:value-type="float">
            <text:p>220</text:p>
          </table:table-cell>
          <table:table-cell table:style-name="ce113" table:formula="of:=[.G223]" office:value-type="currency" office:currency="USD" office:value="104180.360812547" calcext:value-type="currency">
            <text:p>$104,180.36</text:p>
          </table:table-cell>
          <table:table-cell table:style-name="ce113" table:formula="of:=[.C224]*([.$J$9]/12)" office:value-type="currency" office:currency="USD" office:value="347.267869375157" calcext:value-type="currency">
            <text:p>$347.27</text:p>
          </table:table-cell>
          <table:table-cell table:style-name="ce113" table:formula="of:=[.$J$10]*[.D224]" office:value-type="currency" office:currency="USD" office:value="69.4535738750315" calcext:value-type="currency">
            <text:p>$69.45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224]+[.D224]+[.F224]-[.E224]" office:value-type="currency" office:currency="USD" office:value="104658.175108047" calcext:value-type="currency">
            <text:p>$104,658.1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1" calcext:value-type="float">
            <text:p>221</text:p>
          </table:table-cell>
          <table:table-cell table:style-name="ce113" table:formula="of:=[.G224]" office:value-type="currency" office:currency="USD" office:value="104658.175108047" calcext:value-type="currency">
            <text:p>$104,658.18</text:p>
          </table:table-cell>
          <table:table-cell table:style-name="ce113" table:formula="of:=[.C225]*([.$J$9]/12)" office:value-type="currency" office:currency="USD" office:value="348.860583693491" calcext:value-type="currency">
            <text:p>$348.86</text:p>
          </table:table-cell>
          <table:table-cell table:style-name="ce113" table:formula="of:=[.$J$10]*[.D225]" office:value-type="currency" office:currency="USD" office:value="69.7721167386982" calcext:value-type="currency">
            <text:p>$69.77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225]+[.D225]+[.F225]-[.E225]" office:value-type="currency" office:currency="USD" office:value="105137.263575002" calcext:value-type="currency">
            <text:p>$105,137.2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2" calcext:value-type="float">
            <text:p>222</text:p>
          </table:table-cell>
          <table:table-cell table:style-name="ce113" table:formula="of:=[.G225]" office:value-type="currency" office:currency="USD" office:value="105137.263575002" calcext:value-type="currency">
            <text:p>$105,137.26</text:p>
          </table:table-cell>
          <table:table-cell table:style-name="ce113" table:formula="of:=[.C226]*([.$J$9]/12)" office:value-type="currency" office:currency="USD" office:value="350.457545250007" calcext:value-type="currency">
            <text:p>$350.46</text:p>
          </table:table-cell>
          <table:table-cell table:style-name="ce113" table:formula="of:=[.$J$10]*[.D226]" office:value-type="currency" office:currency="USD" office:value="70.0915090500014" calcext:value-type="currency">
            <text:p>$70.09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226]+[.D226]+[.F226]-[.E226]" office:value-type="currency" office:currency="USD" office:value="105617.629611202" calcext:value-type="currency">
            <text:p>$105,617.6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3" calcext:value-type="float">
            <text:p>223</text:p>
          </table:table-cell>
          <table:table-cell table:style-name="ce113" table:formula="of:=[.G226]" office:value-type="currency" office:currency="USD" office:value="105617.629611202" calcext:value-type="currency">
            <text:p>$105,617.63</text:p>
          </table:table-cell>
          <table:table-cell table:style-name="ce113" table:formula="of:=[.C227]*([.$J$9]/12)" office:value-type="currency" office:currency="USD" office:value="352.058765370674" calcext:value-type="currency">
            <text:p>$352.06</text:p>
          </table:table-cell>
          <table:table-cell table:style-name="ce113" table:formula="of:=[.$J$10]*[.D227]" office:value-type="currency" office:currency="USD" office:value="70.4117530741348" calcext:value-type="currency">
            <text:p>$70.41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227]+[.D227]+[.F227]-[.E227]" office:value-type="currency" office:currency="USD" office:value="106099.276623499" calcext:value-type="currency">
            <text:p>$106,099.2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4" calcext:value-type="float">
            <text:p>224</text:p>
          </table:table-cell>
          <table:table-cell table:style-name="ce113" table:formula="of:=[.G227]" office:value-type="currency" office:currency="USD" office:value="106099.276623499" calcext:value-type="currency">
            <text:p>$106,099.28</text:p>
          </table:table-cell>
          <table:table-cell table:style-name="ce113" table:formula="of:=[.C228]*([.$J$9]/12)" office:value-type="currency" office:currency="USD" office:value="353.664255411662" calcext:value-type="currency">
            <text:p>$353.66</text:p>
          </table:table-cell>
          <table:table-cell table:style-name="ce113" table:formula="of:=[.$J$10]*[.D228]" office:value-type="currency" office:currency="USD" office:value="70.7328510823324" calcext:value-type="currency">
            <text:p>$70.73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228]+[.D228]+[.F228]-[.E228]" office:value-type="currency" office:currency="USD" office:value="106582.208027828" calcext:value-type="currency">
            <text:p>$106,582.2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5" calcext:value-type="float">
            <text:p>225</text:p>
          </table:table-cell>
          <table:table-cell table:style-name="ce113" table:formula="of:=[.G228]" office:value-type="currency" office:currency="USD" office:value="106582.208027828" calcext:value-type="currency">
            <text:p>$106,582.21</text:p>
          </table:table-cell>
          <table:table-cell table:style-name="ce113" table:formula="of:=[.C229]*([.$J$9]/12)" office:value-type="currency" office:currency="USD" office:value="355.274026759427" calcext:value-type="currency">
            <text:p>$355.27</text:p>
          </table:table-cell>
          <table:table-cell table:style-name="ce113" table:formula="of:=[.$J$10]*[.D229]" office:value-type="currency" office:currency="USD" office:value="71.0548053518853" calcext:value-type="currency">
            <text:p>$71.05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229]+[.D229]+[.F229]-[.E229]" office:value-type="currency" office:currency="USD" office:value="107066.427249236" calcext:value-type="currency">
            <text:p>$107,066.43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6" calcext:value-type="float">
            <text:p>226</text:p>
          </table:table-cell>
          <table:table-cell table:style-name="ce113" table:formula="of:=[.G229]" office:value-type="currency" office:currency="USD" office:value="107066.427249236" calcext:value-type="currency">
            <text:p>$107,066.43</text:p>
          </table:table-cell>
          <table:table-cell table:style-name="ce113" table:formula="of:=[.C230]*([.$J$9]/12)" office:value-type="currency" office:currency="USD" office:value="356.888090830785" calcext:value-type="currency">
            <text:p>$356.89</text:p>
          </table:table-cell>
          <table:table-cell table:style-name="ce113" table:formula="of:=[.$J$10]*[.D230]" office:value-type="currency" office:currency="USD" office:value="71.377618166157" calcext:value-type="currency">
            <text:p>$71.38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230]+[.D230]+[.F230]-[.E230]" office:value-type="currency" office:currency="USD" office:value="107551.9377219" calcext:value-type="currency">
            <text:p>$107,551.9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7" calcext:value-type="float">
            <text:p>227</text:p>
          </table:table-cell>
          <table:table-cell table:style-name="ce113" table:formula="of:=[.G230]" office:value-type="currency" office:currency="USD" office:value="107551.9377219" calcext:value-type="currency">
            <text:p>$107,551.94</text:p>
          </table:table-cell>
          <table:table-cell table:style-name="ce113" table:formula="of:=[.C231]*([.$J$9]/12)" office:value-type="currency" office:currency="USD" office:value="358.506459073001" calcext:value-type="currency">
            <text:p>$358.51</text:p>
          </table:table-cell>
          <table:table-cell table:style-name="ce113" table:formula="of:=[.$J$10]*[.D231]" office:value-type="currency" office:currency="USD" office:value="71.7012918146001" calcext:value-type="currency">
            <text:p>$71.70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231]+[.D231]+[.F231]-[.E231]" office:value-type="currency" office:currency="USD" office:value="108038.742889159" calcext:value-type="currency">
            <text:p>$108,038.7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8" calcext:value-type="float">
            <text:p>228</text:p>
          </table:table-cell>
          <table:table-cell table:style-name="ce113" table:formula="of:=[.G231]" office:value-type="currency" office:currency="USD" office:value="108038.742889159" calcext:value-type="currency">
            <text:p>$108,038.74</text:p>
          </table:table-cell>
          <table:table-cell table:style-name="ce113" table:formula="of:=[.C232]*([.$J$9]/12)" office:value-type="currency" office:currency="USD" office:value="360.129142963862" calcext:value-type="currency">
            <text:p>$360.13</text:p>
          </table:table-cell>
          <table:table-cell table:style-name="ce113" table:formula="of:=[.$J$10]*[.D232]" office:value-type="currency" office:currency="USD" office:value="72.0258285927724" calcext:value-type="currency">
            <text:p>$72.03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232]+[.D232]+[.F232]-[.E232]" office:value-type="currency" office:currency="USD" office:value="108526.84620353" calcext:value-type="currency">
            <text:p>$108,526.8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29" calcext:value-type="float">
            <text:p>229</text:p>
          </table:table-cell>
          <table:table-cell table:style-name="ce113" table:formula="of:=[.G232]" office:value-type="currency" office:currency="USD" office:value="108526.84620353" calcext:value-type="currency">
            <text:p>$108,526.85</text:p>
          </table:table-cell>
          <table:table-cell table:style-name="ce113" table:formula="of:=[.C233]*([.$J$9]/12)" office:value-type="currency" office:currency="USD" office:value="361.756154011766" calcext:value-type="currency">
            <text:p>$361.76</text:p>
          </table:table-cell>
          <table:table-cell table:style-name="ce113" table:formula="of:=[.$J$10]*[.D233]" office:value-type="currency" office:currency="USD" office:value="72.3512308023531" calcext:value-type="currency">
            <text:p>$72.35</text:p>
          </table:table-cell>
          <table:table-cell table:style-name="ce113" table:formula="of:=[.$J$7]" office:value-type="currency" office:currency="USD" office:value="200" calcext:value-type="currency">
            <text:p>$200.00</text:p>
          </table:table-cell>
          <table:table-cell table:style-name="ce113" table:formula="of:=[.C233]+[.D233]+[.F233]-[.E233]" office:value-type="currency" office:currency="USD" office:value="109016.251126739" calcext:value-type="currency">
            <text:p>$109,016.25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0" calcext:value-type="float">
            <text:p>230</text:p>
          </table:table-cell>
          <table:table-cell table:style-name="ce113" table:formula="of:=[.G233]" office:value-type="currency" office:currency="USD" office:value="109016.251126739" calcext:value-type="currency">
            <text:p>$109,016.25</text:p>
          </table:table-cell>
          <table:table-cell table:style-name="ce113" table:formula="of:=[.C234]*([.$J$9]/12)" office:value-type="currency" office:currency="USD" office:value="363.387503755797" calcext:value-type="currency">
            <text:p>$363.39</text:p>
          </table:table-cell>
          <table:table-cell table:style-name="ce113" table:formula="of:=[.$J$10]*[.D234]" office:value-type="currency" office:currency="USD" office:value="72.6775007511594" calcext:value-type="currency">
            <text:p>$72.68</text:p>
          </table:table-cell>
          <table:table-cell table:style-name="ce113" table:formula="of:=[.$K$7]" office:value-type="currency" office:currency="USD" office:value="200" calcext:value-type="currency">
            <text:p>$200.00</text:p>
          </table:table-cell>
          <table:table-cell table:style-name="ce113" table:formula="of:=[.C234]+[.D234]+[.F234]-[.E234]" office:value-type="currency" office:currency="USD" office:value="109506.961129744" calcext:value-type="currency">
            <text:p>$109,506.9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1" calcext:value-type="float">
            <text:p>231</text:p>
          </table:table-cell>
          <table:table-cell table:style-name="ce113" table:formula="of:=[.G234]" office:value-type="currency" office:currency="USD" office:value="109506.961129744" calcext:value-type="currency">
            <text:p>$109,506.96</text:p>
          </table:table-cell>
          <table:table-cell table:style-name="ce113" table:formula="of:=[.C235]*([.$J$9]/12)" office:value-type="currency" office:currency="USD" office:value="365.023203765812" calcext:value-type="currency">
            <text:p>$365.02</text:p>
          </table:table-cell>
          <table:table-cell table:style-name="ce113" table:formula="of:=[.$J$10]*[.D235]" office:value-type="currency" office:currency="USD" office:value="73.0046407531625" calcext:value-type="currency">
            <text:p>$73.00</text:p>
          </table:table-cell>
          <table:table-cell table:style-name="ce113" table:formula="of:=[.$L$7]" office:value-type="currency" office:currency="USD" office:value="200" calcext:value-type="currency">
            <text:p>$200.00</text:p>
          </table:table-cell>
          <table:table-cell table:style-name="ce113" table:formula="of:=[.C235]+[.D235]+[.F235]-[.E235]" office:value-type="currency" office:currency="USD" office:value="109998.979692756" calcext:value-type="currency">
            <text:p>$109,998.98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2" calcext:value-type="float">
            <text:p>232</text:p>
          </table:table-cell>
          <table:table-cell table:style-name="ce113" table:formula="of:=[.G235]" office:value-type="currency" office:currency="USD" office:value="109998.979692756" calcext:value-type="currency">
            <text:p>$109,998.98</text:p>
          </table:table-cell>
          <table:table-cell table:style-name="ce113" table:formula="of:=[.C236]*([.$J$9]/12)" office:value-type="currency" office:currency="USD" office:value="366.663265642521" calcext:value-type="currency">
            <text:p>$366.66</text:p>
          </table:table-cell>
          <table:table-cell table:style-name="ce113" table:formula="of:=[.$J$10]*[.D236]" office:value-type="currency" office:currency="USD" office:value="73.3326531285043" calcext:value-type="currency">
            <text:p>$73.33</text:p>
          </table:table-cell>
          <table:table-cell table:style-name="ce113" table:formula="of:=[.$M$7]" office:value-type="currency" office:currency="USD" office:value="200" calcext:value-type="currency">
            <text:p>$200.00</text:p>
          </table:table-cell>
          <table:table-cell table:style-name="ce113" table:formula="of:=[.C236]+[.D236]+[.F236]-[.E236]" office:value-type="currency" office:currency="USD" office:value="110492.31030527" calcext:value-type="currency">
            <text:p>$110,492.3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3" calcext:value-type="float">
            <text:p>233</text:p>
          </table:table-cell>
          <table:table-cell table:style-name="ce113" table:formula="of:=[.G236]" office:value-type="currency" office:currency="USD" office:value="110492.31030527" calcext:value-type="currency">
            <text:p>$110,492.31</text:p>
          </table:table-cell>
          <table:table-cell table:style-name="ce113" table:formula="of:=[.C237]*([.$J$9]/12)" office:value-type="currency" office:currency="USD" office:value="368.307701017568" calcext:value-type="currency">
            <text:p>$368.31</text:p>
          </table:table-cell>
          <table:table-cell table:style-name="ce113" table:formula="of:=[.$J$10]*[.D237]" office:value-type="currency" office:currency="USD" office:value="73.6615402035136" calcext:value-type="currency">
            <text:p>$73.66</text:p>
          </table:table-cell>
          <table:table-cell table:style-name="ce113" table:formula="of:=[.$N$7]" office:value-type="currency" office:currency="USD" office:value="200" calcext:value-type="currency">
            <text:p>$200.00</text:p>
          </table:table-cell>
          <table:table-cell table:style-name="ce113" table:formula="of:=[.C237]+[.D237]+[.F237]-[.E237]" office:value-type="currency" office:currency="USD" office:value="110986.956466084" calcext:value-type="currency">
            <text:p>$110,986.9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4" calcext:value-type="float">
            <text:p>234</text:p>
          </table:table-cell>
          <table:table-cell table:style-name="ce113" table:formula="of:=[.G237]" office:value-type="currency" office:currency="USD" office:value="110986.956466084" calcext:value-type="currency">
            <text:p>$110,986.96</text:p>
          </table:table-cell>
          <table:table-cell table:style-name="ce113" table:formula="of:=[.C238]*([.$J$9]/12)" office:value-type="currency" office:currency="USD" office:value="369.956521553615" calcext:value-type="currency">
            <text:p>$369.96</text:p>
          </table:table-cell>
          <table:table-cell table:style-name="ce113" table:formula="of:=[.$J$10]*[.D238]" office:value-type="currency" office:currency="USD" office:value="73.991304310723" calcext:value-type="currency">
            <text:p>$73.99</text:p>
          </table:table-cell>
          <table:table-cell table:style-name="ce113" table:formula="of:=[.$O$7]" office:value-type="currency" office:currency="USD" office:value="200" calcext:value-type="currency">
            <text:p>$200.00</text:p>
          </table:table-cell>
          <table:table-cell table:style-name="ce113" table:formula="of:=[.C238]+[.D238]+[.F238]-[.E238]" office:value-type="currency" office:currency="USD" office:value="111482.921683327" calcext:value-type="currency">
            <text:p>$111,482.9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5" calcext:value-type="float">
            <text:p>235</text:p>
          </table:table-cell>
          <table:table-cell table:style-name="ce113" table:formula="of:=[.G238]" office:value-type="currency" office:currency="USD" office:value="111482.921683327" calcext:value-type="currency">
            <text:p>$111,482.92</text:p>
          </table:table-cell>
          <table:table-cell table:style-name="ce113" table:formula="of:=[.C239]*([.$J$9]/12)" office:value-type="currency" office:currency="USD" office:value="371.609738944424" calcext:value-type="currency">
            <text:p>$371.61</text:p>
          </table:table-cell>
          <table:table-cell table:style-name="ce113" table:formula="of:=[.$J$10]*[.D239]" office:value-type="currency" office:currency="USD" office:value="74.3219477888849" calcext:value-type="currency">
            <text:p>$74.32</text:p>
          </table:table-cell>
          <table:table-cell table:style-name="ce113" table:formula="of:=[.$P$7]" office:value-type="currency" office:currency="USD" office:value="200" calcext:value-type="currency">
            <text:p>$200.00</text:p>
          </table:table-cell>
          <table:table-cell table:style-name="ce113" table:formula="of:=[.C239]+[.D239]+[.F239]-[.E239]" office:value-type="currency" office:currency="USD" office:value="111980.209474483" calcext:value-type="currency">
            <text:p>$111,980.2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6" calcext:value-type="float">
            <text:p>236</text:p>
          </table:table-cell>
          <table:table-cell table:style-name="ce113" table:formula="of:=[.G239]" office:value-type="currency" office:currency="USD" office:value="111980.209474483" calcext:value-type="currency">
            <text:p>$111,980.21</text:p>
          </table:table-cell>
          <table:table-cell table:style-name="ce113" table:formula="of:=[.C240]*([.$J$9]/12)" office:value-type="currency" office:currency="USD" office:value="373.267364914943" calcext:value-type="currency">
            <text:p>$373.27</text:p>
          </table:table-cell>
          <table:table-cell table:style-name="ce113" table:formula="of:=[.$J$10]*[.D240]" office:value-type="currency" office:currency="USD" office:value="74.6534729829886" calcext:value-type="currency">
            <text:p>$74.65</text:p>
          </table:table-cell>
          <table:table-cell table:style-name="ce113" table:formula="of:=[.$Q$7]" office:value-type="currency" office:currency="USD" office:value="200" calcext:value-type="currency">
            <text:p>$200.00</text:p>
          </table:table-cell>
          <table:table-cell table:style-name="ce113" table:formula="of:=[.C240]+[.D240]+[.F240]-[.E240]" office:value-type="currency" office:currency="USD" office:value="112478.823366415" calcext:value-type="currency">
            <text:p>$112,478.82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7" calcext:value-type="float">
            <text:p>237</text:p>
          </table:table-cell>
          <table:table-cell table:style-name="ce113" table:formula="of:=[.G240]" office:value-type="currency" office:currency="USD" office:value="112478.823366415" calcext:value-type="currency">
            <text:p>$112,478.82</text:p>
          </table:table-cell>
          <table:table-cell table:style-name="ce113" table:formula="of:=[.C241]*([.$J$9]/12)" office:value-type="currency" office:currency="USD" office:value="374.929411221383" calcext:value-type="currency">
            <text:p>$374.93</text:p>
          </table:table-cell>
          <table:table-cell table:style-name="ce113" table:formula="of:=[.$J$10]*[.D241]" office:value-type="currency" office:currency="USD" office:value="74.9858822442765" calcext:value-type="currency">
            <text:p>$74.99</text:p>
          </table:table-cell>
          <table:table-cell table:style-name="ce113" table:formula="of:=[.$R$7]" office:value-type="currency" office:currency="USD" office:value="200" calcext:value-type="currency">
            <text:p>$200.00</text:p>
          </table:table-cell>
          <table:table-cell table:style-name="ce113" table:formula="of:=[.C241]+[.D241]+[.F241]-[.E241]" office:value-type="currency" office:currency="USD" office:value="112978.766895392" calcext:value-type="currency">
            <text:p>$112,978.77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8" calcext:value-type="float">
            <text:p>238</text:p>
          </table:table-cell>
          <table:table-cell table:style-name="ce113" table:formula="of:=[.G241]" office:value-type="currency" office:currency="USD" office:value="112978.766895392" calcext:value-type="currency">
            <text:p>$112,978.77</text:p>
          </table:table-cell>
          <table:table-cell table:style-name="ce113" table:formula="of:=[.C242]*([.$J$9]/12)" office:value-type="currency" office:currency="USD" office:value="376.595889651306" calcext:value-type="currency">
            <text:p>$376.60</text:p>
          </table:table-cell>
          <table:table-cell table:style-name="ce113" table:formula="of:=[.$J$10]*[.D242]" office:value-type="currency" office:currency="USD" office:value="75.3191779302613" calcext:value-type="currency">
            <text:p>$75.32</text:p>
          </table:table-cell>
          <table:table-cell table:style-name="ce113" table:formula="of:=[.$S$7]" office:value-type="currency" office:currency="USD" office:value="200" calcext:value-type="currency">
            <text:p>$200.00</text:p>
          </table:table-cell>
          <table:table-cell table:style-name="ce113" table:formula="of:=[.C242]+[.D242]+[.F242]-[.E242]" office:value-type="currency" office:currency="USD" office:value="113480.043607113" calcext:value-type="currency">
            <text:p>$113,480.04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39" calcext:value-type="float">
            <text:p>239</text:p>
          </table:table-cell>
          <table:table-cell table:style-name="ce113" table:formula="of:=[.G242]" office:value-type="currency" office:currency="USD" office:value="113480.043607113" calcext:value-type="currency">
            <text:p>$113,480.04</text:p>
          </table:table-cell>
          <table:table-cell table:style-name="ce113" table:formula="of:=[.C243]*([.$J$9]/12)" office:value-type="currency" office:currency="USD" office:value="378.26681202371" calcext:value-type="currency">
            <text:p>$378.27</text:p>
          </table:table-cell>
          <table:table-cell table:style-name="ce113" table:formula="of:=[.$J$10]*[.D243]" office:value-type="currency" office:currency="USD" office:value="75.653362404742" calcext:value-type="currency">
            <text:p>$75.65</text:p>
          </table:table-cell>
          <table:table-cell table:style-name="ce113" table:formula="of:=[.$T$7]" office:value-type="currency" office:currency="USD" office:value="200" calcext:value-type="currency">
            <text:p>$200.00</text:p>
          </table:table-cell>
          <table:table-cell table:style-name="ce113" table:formula="of:=[.C243]+[.D243]+[.F243]-[.E243]" office:value-type="currency" office:currency="USD" office:value="113982.657056732" calcext:value-type="currency">
            <text:p>$113,982.66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table:style-name="ce111" office:value-type="float" office:value="240" calcext:value-type="float">
            <text:p>240</text:p>
          </table:table-cell>
          <table:table-cell table:style-name="ce113" table:formula="of:=[.G243]" office:value-type="currency" office:currency="USD" office:value="113982.657056732" calcext:value-type="currency">
            <text:p>$113,982.66</text:p>
          </table:table-cell>
          <table:table-cell table:style-name="ce113" table:formula="of:=[.C244]*([.$J$9]/12)" office:value-type="currency" office:currency="USD" office:value="379.942190189106" calcext:value-type="currency">
            <text:p>$379.94</text:p>
          </table:table-cell>
          <table:table-cell table:style-name="ce113" table:formula="of:=[.$J$10]*[.D244]" office:value-type="currency" office:currency="USD" office:value="75.9884380378213" calcext:value-type="currency">
            <text:p>$75.99</text:p>
          </table:table-cell>
          <table:table-cell table:style-name="ce113" table:formula="of:=[.$U$7]" office:value-type="currency" office:currency="USD" office:value="200" calcext:value-type="currency">
            <text:p>$200.00</text:p>
          </table:table-cell>
          <table:table-cell table:style-name="ce113" table:formula="of:=[.C244]+[.D244]+[.F244]-[.E244]" office:value-type="currency" office:currency="USD" office:value="114486.610808883" calcext:value-type="currency">
            <text:p>$114,486.61</text:p>
          </table:table-cell>
          <table:table-cell table:number-columns-repeated="14"/>
          <table:table-cell table:style-name="ce110" table:number-columns-repeated="16363"/>
        </table:table-row>
        <table:table-row table:style-name="ro3">
          <table:table-cell/>
          <table:table-cell office:value-type="float" office:value="241" calcext:value-type="float">
            <text:p>24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2" calcext:value-type="float">
            <text:p>24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3" calcext:value-type="float">
            <text:p>24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6" calcext:value-type="float">
            <text:p>24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7" calcext:value-type="float">
            <text:p>24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8" calcext:value-type="float">
            <text:p>24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1" calcext:value-type="float">
            <text:p>25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2" calcext:value-type="float">
            <text:p>25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4" calcext:value-type="float">
            <text:p>25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7" calcext:value-type="float">
            <text:p>25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0" calcext:value-type="float">
            <text:p>26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4" calcext:value-type="float">
            <text:p>26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5" calcext:value-type="float">
            <text:p>26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6" calcext:value-type="float">
            <text:p>26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7" calcext:value-type="float">
            <text:p>26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8" calcext:value-type="float">
            <text:p>26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1" calcext:value-type="float">
            <text:p>27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2" calcext:value-type="float">
            <text:p>27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6" calcext:value-type="float">
            <text:p>27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7" calcext:value-type="float">
            <text:p>27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8" calcext:value-type="float">
            <text:p>27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0" calcext:value-type="float">
            <text:p>28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1" calcext:value-type="float">
            <text:p>28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2" calcext:value-type="float">
            <text:p>28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3" calcext:value-type="float">
            <text:p>28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4" calcext:value-type="float">
            <text:p>28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6" calcext:value-type="float">
            <text:p>28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7" calcext:value-type="float">
            <text:p>28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8" calcext:value-type="float">
            <text:p>28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89" calcext:value-type="float">
            <text:p>28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1" calcext:value-type="float">
            <text:p>29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2" calcext:value-type="float">
            <text:p>29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3" calcext:value-type="float">
            <text:p>29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4" calcext:value-type="float">
            <text:p>29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5" calcext:value-type="float">
            <text:p>29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7" calcext:value-type="float">
            <text:p>29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8" calcext:value-type="float">
            <text:p>29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299" calcext:value-type="float">
            <text:p>29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1" calcext:value-type="float">
            <text:p>30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2" calcext:value-type="float">
            <text:p>30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3" calcext:value-type="float">
            <text:p>30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4" calcext:value-type="float">
            <text:p>30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5" calcext:value-type="float">
            <text:p>30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6" calcext:value-type="float">
            <text:p>30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7" calcext:value-type="float">
            <text:p>30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09" calcext:value-type="float">
            <text:p>30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0" calcext:value-type="float">
            <text:p>31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1" calcext:value-type="float">
            <text:p>31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2" calcext:value-type="float">
            <text:p>31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3" calcext:value-type="float">
            <text:p>31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5" calcext:value-type="float">
            <text:p>31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6" calcext:value-type="float">
            <text:p>31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7" calcext:value-type="float">
            <text:p>31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8" calcext:value-type="float">
            <text:p>31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19" calcext:value-type="float">
            <text:p>31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1" calcext:value-type="float">
            <text:p>32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2" calcext:value-type="float">
            <text:p>32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3" calcext:value-type="float">
            <text:p>32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4" calcext:value-type="float">
            <text:p>32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5" calcext:value-type="float">
            <text:p>32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6" calcext:value-type="float">
            <text:p>32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7" calcext:value-type="float">
            <text:p>32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8" calcext:value-type="float">
            <text:p>32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29" calcext:value-type="float">
            <text:p>32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0" calcext:value-type="float">
            <text:p>33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1" calcext:value-type="float">
            <text:p>33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2" calcext:value-type="float">
            <text:p>33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3" calcext:value-type="float">
            <text:p>33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4" calcext:value-type="float">
            <text:p>33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5" calcext:value-type="float">
            <text:p>33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7" calcext:value-type="float">
            <text:p>33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8" calcext:value-type="float">
            <text:p>33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39" calcext:value-type="float">
            <text:p>33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0" calcext:value-type="float">
            <text:p>34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1" calcext:value-type="float">
            <text:p>34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2" calcext:value-type="float">
            <text:p>34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3" calcext:value-type="float">
            <text:p>34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5" calcext:value-type="float">
            <text:p>34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7" calcext:value-type="float">
            <text:p>34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49" calcext:value-type="float">
            <text:p>34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1" calcext:value-type="float">
            <text:p>35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2" calcext:value-type="float">
            <text:p>35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3" calcext:value-type="float">
            <text:p>35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4" calcext:value-type="float">
            <text:p>35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5" calcext:value-type="float">
            <text:p>35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6" calcext:value-type="float">
            <text:p>35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8" calcext:value-type="float">
            <text:p>35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59" calcext:value-type="float">
            <text:p>35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0" calcext:value-type="float">
            <text:p>36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1" calcext:value-type="float">
            <text:p>36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2" calcext:value-type="float">
            <text:p>36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3" calcext:value-type="float">
            <text:p>36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4" calcext:value-type="float">
            <text:p>36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5" calcext:value-type="float">
            <text:p>36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6" calcext:value-type="float">
            <text:p>36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8" calcext:value-type="float">
            <text:p>36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69" calcext:value-type="float">
            <text:p>36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0" calcext:value-type="float">
            <text:p>37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3" calcext:value-type="float">
            <text:p>37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5" calcext:value-type="float">
            <text:p>37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7" calcext:value-type="float">
            <text:p>37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0" calcext:value-type="float">
            <text:p>38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3" calcext:value-type="float">
            <text:p>38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5" calcext:value-type="float">
            <text:p>38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6" calcext:value-type="float">
            <text:p>38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7" calcext:value-type="float">
            <text:p>38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8" calcext:value-type="float">
            <text:p>38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89" calcext:value-type="float">
            <text:p>38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0" calcext:value-type="float">
            <text:p>39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1" calcext:value-type="float">
            <text:p>39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2" calcext:value-type="float">
            <text:p>39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3" calcext:value-type="float">
            <text:p>39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4" calcext:value-type="float">
            <text:p>39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5" calcext:value-type="float">
            <text:p>39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6" calcext:value-type="float">
            <text:p>39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7" calcext:value-type="float">
            <text:p>39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8" calcext:value-type="float">
            <text:p>39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1" calcext:value-type="float">
            <text:p>40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2" calcext:value-type="float">
            <text:p>40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3" calcext:value-type="float">
            <text:p>40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5" calcext:value-type="float">
            <text:p>40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6" calcext:value-type="float">
            <text:p>40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7" calcext:value-type="float">
            <text:p>40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8" calcext:value-type="float">
            <text:p>40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09" calcext:value-type="float">
            <text:p>40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1" calcext:value-type="float">
            <text:p>41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3" calcext:value-type="float">
            <text:p>41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4" calcext:value-type="float">
            <text:p>41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5" calcext:value-type="float">
            <text:p>41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8" calcext:value-type="float">
            <text:p>41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19" calcext:value-type="float">
            <text:p>41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0" calcext:value-type="float">
            <text:p>42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1" calcext:value-type="float">
            <text:p>42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2" calcext:value-type="float">
            <text:p>42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3" calcext:value-type="float">
            <text:p>42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4" calcext:value-type="float">
            <text:p>42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5" calcext:value-type="float">
            <text:p>42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6" calcext:value-type="float">
            <text:p>42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7" calcext:value-type="float">
            <text:p>42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8" calcext:value-type="float">
            <text:p>42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29" calcext:value-type="float">
            <text:p>42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0" calcext:value-type="float">
            <text:p>43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1" calcext:value-type="float">
            <text:p>43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2" calcext:value-type="float">
            <text:p>43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3" calcext:value-type="float">
            <text:p>43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4" calcext:value-type="float">
            <text:p>43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5" calcext:value-type="float">
            <text:p>43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6" calcext:value-type="float">
            <text:p>43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8" calcext:value-type="float">
            <text:p>43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39" calcext:value-type="float">
            <text:p>43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0" calcext:value-type="float">
            <text:p>44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1" calcext:value-type="float">
            <text:p>44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2" calcext:value-type="float">
            <text:p>44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3" calcext:value-type="float">
            <text:p>44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4" calcext:value-type="float">
            <text:p>44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5" calcext:value-type="float">
            <text:p>44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6" calcext:value-type="float">
            <text:p>44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7" calcext:value-type="float">
            <text:p>44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8" calcext:value-type="float">
            <text:p>44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49" calcext:value-type="float">
            <text:p>44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0" calcext:value-type="float">
            <text:p>45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1" calcext:value-type="float">
            <text:p>45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3" calcext:value-type="float">
            <text:p>45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4" calcext:value-type="float">
            <text:p>45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5" calcext:value-type="float">
            <text:p>45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6" calcext:value-type="float">
            <text:p>45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7" calcext:value-type="float">
            <text:p>45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8" calcext:value-type="float">
            <text:p>45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59" calcext:value-type="float">
            <text:p>45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0" calcext:value-type="float">
            <text:p>46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1" calcext:value-type="float">
            <text:p>46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2" calcext:value-type="float">
            <text:p>46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3" calcext:value-type="float">
            <text:p>46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4" calcext:value-type="float">
            <text:p>46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5" calcext:value-type="float">
            <text:p>46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6" calcext:value-type="float">
            <text:p>46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7" calcext:value-type="float">
            <text:p>46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8" calcext:value-type="float">
            <text:p>46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69" calcext:value-type="float">
            <text:p>46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0" calcext:value-type="float">
            <text:p>47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1" calcext:value-type="float">
            <text:p>47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2" calcext:value-type="float">
            <text:p>47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3" calcext:value-type="float">
            <text:p>47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4" calcext:value-type="float">
            <text:p>47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5" calcext:value-type="float">
            <text:p>47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6" calcext:value-type="float">
            <text:p>47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7" calcext:value-type="float">
            <text:p>47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8" calcext:value-type="float">
            <text:p>47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79" calcext:value-type="float">
            <text:p>47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0" calcext:value-type="float">
            <text:p>48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1" calcext:value-type="float">
            <text:p>48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2" calcext:value-type="float">
            <text:p>48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3" calcext:value-type="float">
            <text:p>48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4" calcext:value-type="float">
            <text:p>48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5" calcext:value-type="float">
            <text:p>48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6" calcext:value-type="float">
            <text:p>48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7" calcext:value-type="float">
            <text:p>48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8" calcext:value-type="float">
            <text:p>48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89" calcext:value-type="float">
            <text:p>48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0" calcext:value-type="float">
            <text:p>49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1" calcext:value-type="float">
            <text:p>49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2" calcext:value-type="float">
            <text:p>49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3" calcext:value-type="float">
            <text:p>49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4" calcext:value-type="float">
            <text:p>49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5" calcext:value-type="float">
            <text:p>49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6" calcext:value-type="float">
            <text:p>49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7" calcext:value-type="float">
            <text:p>49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8" calcext:value-type="float">
            <text:p>49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499" calcext:value-type="float">
            <text:p>49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1" calcext:value-type="float">
            <text:p>50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2" calcext:value-type="float">
            <text:p>50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3" calcext:value-type="float">
            <text:p>50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4" calcext:value-type="float">
            <text:p>50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5" calcext:value-type="float">
            <text:p>50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6" calcext:value-type="float">
            <text:p>50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7" calcext:value-type="float">
            <text:p>50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8" calcext:value-type="float">
            <text:p>50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09" calcext:value-type="float">
            <text:p>50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0" calcext:value-type="float">
            <text:p>51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1" calcext:value-type="float">
            <text:p>51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2" calcext:value-type="float">
            <text:p>51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3" calcext:value-type="float">
            <text:p>51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4" calcext:value-type="float">
            <text:p>51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5" calcext:value-type="float">
            <text:p>51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6" calcext:value-type="float">
            <text:p>51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7" calcext:value-type="float">
            <text:p>51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8" calcext:value-type="float">
            <text:p>51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19" calcext:value-type="float">
            <text:p>51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0" calcext:value-type="float">
            <text:p>52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1" calcext:value-type="float">
            <text:p>52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2" calcext:value-type="float">
            <text:p>52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3" calcext:value-type="float">
            <text:p>52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4" calcext:value-type="float">
            <text:p>52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5" calcext:value-type="float">
            <text:p>52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6" calcext:value-type="float">
            <text:p>52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7" calcext:value-type="float">
            <text:p>52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8" calcext:value-type="float">
            <text:p>52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29" calcext:value-type="float">
            <text:p>52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0" calcext:value-type="float">
            <text:p>53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1" calcext:value-type="float">
            <text:p>53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2" calcext:value-type="float">
            <text:p>532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3" calcext:value-type="float">
            <text:p>533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4" calcext:value-type="float">
            <text:p>534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5" calcext:value-type="float">
            <text:p>535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6" calcext:value-type="float">
            <text:p>536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7" calcext:value-type="float">
            <text:p>537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8" calcext:value-type="float">
            <text:p>538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39" calcext:value-type="float">
            <text:p>539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40" calcext:value-type="float">
            <text:p>540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41" calcext:value-type="float">
            <text:p>541</text:p>
          </table:table-cell>
          <table:table-cell table:number-columns-repeated="19"/>
          <table:table-cell table:style-name="ce110" table:number-columns-repeated="16363"/>
        </table:table-row>
        <table:table-row table:style-name="ro3">
          <table:table-cell/>
          <table:table-cell office:value-type="float" office:value="542" calcext:value-type="float">
            <text:p>542</text:p>
          </table:table-cell>
          <table:table-cell table:number-columns-repeated="19"/>
          <table:table-cell table:style-name="ce110" table:number-columns-repeated="16363"/>
        </table:table-row>
        <table:table-row table:style-name="ro3" table:number-rows-repeated="1048029">
          <table:table-cell table:number-columns-repeated="21"/>
          <table:table-cell table:style-name="ce110" table:number-columns-repeated="16363"/>
        </table:table-row>
        <table:table-row table:style-name="ro3">
          <table:table-cell table:number-columns-repeated="21"/>
          <table:table-cell table:style-name="ce110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29">
      <number:currency-symbol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edce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3:34:30.79166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Chris Martin</meta:initial-creator>
    <meta:creation-date>2023-10-20T14:09:26Z</meta:creation-date>
    <dc:date>2026-03-01T15:43:25.776843300</dc:date>
    <meta:editing-duration>PT2H54M</meta:editing-duration>
    <meta:editing-cycles>21</meta:editing-cycles>
    <meta:document-statistic meta:table-count="2" meta:cell-count="3455" meta:object-count="0"/>
  </office:meta>
</office:document-meta>
</file>